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.725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898in"/>
    </style:style>
    <style:style style:name="co4" style:family="table-column">
      <style:table-column-properties fo:break-before="auto" style:column-width="1.4925in"/>
    </style:style>
    <style:style style:name="co5" style:family="table-column">
      <style:table-column-properties fo:break-before="auto" style:column-width="1.2472in"/>
    </style:style>
    <style:style style:name="co6" style:family="table-column">
      <style:table-column-properties fo:break-before="auto" style:column-width="1.1484in"/>
    </style:style>
    <style:style style:name="co7" style:family="table-column">
      <style:table-column-properties fo:break-before="auto" style:column-width="1.2228in"/>
    </style:style>
    <style:style style:name="co8" style:family="table-column">
      <style:table-column-properties fo:break-before="auto" style:column-width="1.1362in"/>
    </style:style>
    <style:style style:name="co9" style:family="table-column">
      <style:table-column-properties fo:break-before="auto" style:column-width="1.0311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6.1291in"/>
    </style:style>
    <style:style style:name="co12" style:family="table-column">
      <style:table-column-properties fo:break-before="auto" style:column-width="1.0154in"/>
    </style:style>
    <style:style style:name="co13" style:family="table-column">
      <style:table-column-properties fo:break-before="auto" style:column-width="1.1598in"/>
    </style:style>
    <style:style style:name="co14" style:family="table-column">
      <style:table-column-properties fo:break-before="auto" style:column-width="0.8319in"/>
    </style:style>
    <style:style style:name="co15" style:family="table-column">
      <style:table-column-properties fo:break-before="auto" style:column-width="1.2252in"/>
    </style:style>
    <style:style style:name="co16" style:family="table-column">
      <style:table-column-properties fo:break-before="auto" style:column-width="1.8445in"/>
    </style:style>
    <style:style style:name="co17" style:family="table-column">
      <style:table-column-properties fo:break-before="auto" style:column-width="1.2311in"/>
    </style:style>
    <style:style style:name="co18" style:family="table-column">
      <style:table-column-properties fo:break-before="auto" style:column-width="1.2563in"/>
    </style:style>
    <style:style style:name="co19" style:family="table-column">
      <style:table-column-properties fo:break-before="auto" style:column-width="0.939in"/>
    </style:style>
    <style:style style:name="co20" style:family="table-column">
      <style:table-column-properties fo:break-before="auto" style:column-width="1.072in"/>
    </style:style>
    <style:style style:name="co21" style:family="table-column">
      <style:table-column-properties fo:break-before="auto" style:column-width="1.0126in"/>
    </style:style>
    <style:style style:name="co22" style:family="table-column">
      <style:table-column-properties fo:break-before="auto" style:column-width="5.7807in"/>
    </style:style>
    <style:style style:name="co23" style:family="table-column">
      <style:table-column-properties fo:break-before="auto" style:column-width="1.0028in"/>
    </style:style>
    <style:style style:name="co24" style:family="table-column">
      <style:table-column-properties fo:break-before="auto" style:column-width="1.1709in"/>
    </style:style>
    <style:style style:name="co25" style:family="table-column">
      <style:table-column-properties fo:break-before="auto" style:column-width="1.411in"/>
    </style:style>
    <style:style style:name="co26" style:family="table-column">
      <style:table-column-properties fo:break-before="auto" style:column-width="1.2799in"/>
    </style:style>
    <style:style style:name="co27" style:family="table-column">
      <style:table-column-properties fo:break-before="auto" style:column-width="2.8016in"/>
    </style:style>
    <style:style style:name="co28" style:family="table-column">
      <style:table-column-properties fo:break-before="auto" style:column-width="1.3008in"/>
    </style:style>
    <style:style style:name="co29" style:family="table-column">
      <style:table-column-properties fo:break-before="auto" style:column-width="2.4063in"/>
    </style:style>
    <style:style style:name="co30" style:family="table-column">
      <style:table-column-properties fo:break-before="auto" style:column-width="1.1744in"/>
    </style:style>
    <style:style style:name="co31" style:family="table-column">
      <style:table-column-properties fo:break-before="auto" style:column-width="1.2339in"/>
    </style:style>
    <style:style style:name="co32" style:family="table-column">
      <style:table-column-properties fo:break-before="auto" style:column-width="1.7898in"/>
    </style:style>
    <style:style style:name="co33" style:family="table-column">
      <style:table-column-properties fo:break-before="auto" style:column-width="2.3866in"/>
    </style:style>
    <style:style style:name="co34" style:family="table-column">
      <style:table-column-properties fo:break-before="auto" style:column-width="1.0075in"/>
    </style:style>
    <style:style style:name="co35" style:family="table-column">
      <style:table-column-properties fo:break-before="auto" style:column-width="2.8945in"/>
    </style:style>
    <style:style style:name="co36" style:family="table-column">
      <style:table-column-properties fo:break-before="auto" style:column-width="1.2291in"/>
    </style:style>
    <style:style style:name="co37" style:family="table-column">
      <style:table-column-properties fo:break-before="auto" style:column-width="0.6929in"/>
    </style:style>
    <style:style style:name="co38" style:family="table-column">
      <style:table-column-properties fo:break-before="auto" style:column-width="1.1008in"/>
    </style:style>
    <style:style style:name="co39" style:family="table-column">
      <style:table-column-properties fo:break-before="auto" style:column-width="1.3862in"/>
    </style:style>
    <style:style style:name="co40" style:family="table-column">
      <style:table-column-properties fo:break-before="auto" style:column-width="1.0008in"/>
    </style:style>
    <style:style style:name="co41" style:family="table-column">
      <style:table-column-properties fo:break-before="auto" style:column-width="1.572in"/>
    </style:style>
    <style:style style:name="ro1" style:family="table-row">
      <style:table-row-properties style:row-height="0.2591in" fo:break-before="auto" style:use-optimal-row-height="fals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cc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11"/>
    <style:style style:name="ce9" style:family="table-cell" style:parent-style-name="Default" style:data-style-name="N11">
      <style:table-cell-properties fo:background-color="transparent"/>
    </style:style>
    <style:style style:name="ce10" style:family="table-cell" style:parent-style-name="Default">
      <style:table-cell-properties style:text-align-source="value-type" style:repeat-content="false"/>
      <style:paragraph-properties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4" style:family="table-cell" style:parent-style-name="Default" style:data-style-name="N100"/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 style:data-style-name="N0"/>
    <style:style style:name="ce17" style:family="table-cell" style:parent-style-name="Default" style:data-style-name="N99"/>
    <style:style style:name="gr1" style:family="graphic">
      <style:graphic-properties draw:stroke="none" draw:fill="none" draw:ole-draw-aspect="1"/>
    </style:style>
    <style:style style:name="gr2" style:family="graphic">
      <style:graphic-properties draw:stroke="solid" svg:stroke-width="0in" svg:stroke-color="#808080" draw:marker-start="" draw:marker-start-width="0.1181in" draw:marker-start-center="false" draw:marker-end="" draw:marker-end-width="0.1181in" draw:marker-end-center="false" draw:fill="solid" draw:fill-color="#ffffff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/>
    </style:style>
    <style:style style:name="gr3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280099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/>
    </style:style>
    <style:style style:name="gr4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ff6633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/>
    </style:style>
    <style:style style:name="gr5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false" fo:min-height="3.7465in" fo:min-width="0.9622in" fo:padding-top="0.0492in" fo:padding-bottom="0.0492in" fo:padding-left="0.0984in" fo:padding-right="0.0984in" draw:shadow="hidden" draw:shadow-offset-x="0.1181in" draw:shadow-offset-y="0.1181in" draw:shadow-color="#808080"/>
    </style:style>
    <style:style style:name="gr6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false" fo:min-height="3.7465in" fo:min-width="0.9917in" fo:padding-top="0.0492in" fo:padding-bottom="0.0492in" fo:padding-left="0.0984in" fo:padding-right="0.0984in" draw:shadow="hidden" draw:shadow-offset-x="0.1181in" draw:shadow-offset-y="0.1181in" draw:shadow-color="#808080"/>
    </style:style>
    <style:style style:name="P1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text-line-through-type="none" fo:font-family="Arial" style:font-family-generic="roman" style:font-pitch="variable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in" fo:margin-right="0in" fo:margin-top="0in" fo:margin-bottom="0in" fo:line-height="100%" fo:text-indent="0in"/>
    </style:style>
    <style:style style:name="P3" style:family="paragraph">
      <style:paragraph-properties fo:margin-left="0in" fo:margin-right="0in" fo:margin-top="0in" fo:margin-bottom="0in" fo:line-height="100%" fo:text-indent="0in"/>
      <style:text-properties style:use-window-font-color="true" style:text-outline="false" style:text-line-through-style="none" style:text-line-through-type="none" fo:font-family="Arial" style:font-family-generic="roman" style:font-pitch="variable" fo:font-size="12pt" fo:font-style="normal" fo:text-shadow="none" style:text-underline-style="none" fo:font-weight="normal" style:letter-kerning="true" style:font-name-asian="Bitstream Vera Sans" style:font-size-asian="12pt" style:font-style-asian="normal" style:font-weight-asian="normal" style:font-name-complex="Bitstream Ver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in" fo:margin-right="0in" fo:margin-top="0in" fo:margin-bottom="0in" fo:line-height="100%" fo:text-indent="0in"/>
      <style:text-properties style:use-window-font-color="true" style:text-outline="false" style:text-line-through-style="none" style:text-line-through-type="none" fo:font-family="Arial" style:font-family-generic="roman" style:font-pitch="variable" fo:font-size="11pt" fo:font-style="normal" fo:text-shadow="none" style:text-underline-style="none" fo:font-weight="normal" style:letter-kerning="true" style:font-name-asian="Bitstream Vera Sans" style:font-size-asian="11pt" style:font-style-asian="normal" style:font-weight-asian="normal" style:font-name-complex="Bitstream Vera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style:text-line-through-type="none" fo:font-family="Arial" style:font-family-generic="roman" style:font-pitch="variable" fo:font-size="11pt" fo:font-style="normal" fo:text-shadow="none" style:text-underline-style="none" fo:font-weight="normal" style:letter-kerning="true" style:font-name-asian="Bitstream Vera Sans" style:font-size-asian="11pt" style:font-style-asian="normal" style:font-weight-asian="normal" style:font-name-complex="Bitstream Vera Sans" style:font-size-complex="1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PCA Confidence" table:style-name="ta1" table:print="false">
        <table:table-column table:style-name="co1" table:default-cell-style-name="ce3"/>
        <table:table-column table:style-name="co2" table:number-columns-repeated="3" table:default-cell-style-name="ce2"/>
        <table:table-column table:style-name="co3" table:default-cell-style-name="ce8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PCA Confidence (rules 1-30)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5" office:value-type="boolean" office:boolean-value="false" calcext:value-type="boolean">
            <text:p>FALSE</text:p>
          </table:table-cell>
          <table:table-cell table:style-name="ce7" office:value-type="string" calcext:value-type="string">
            <text:p>Unknown</text:p>
          </table:table-cell>
          <table:table-cell table:style-name="ce7" office:value-type="string" calcext:value-type="string">
            <text:p>Precision</text:p>
          </table:table-cell>
          <table:table-cell table:style-name="ce10" office:value-type="string" calcext:value-type="string">
            <text:p>Std. Confidence</text:p>
          </table:table-cell>
          <table:table-cell table:style-name="ce7" office:value-type="string" calcext:value-type="string">
            <text:p>PCA Confidence</text:p>
          </table:table-cell>
          <table:table-cell table:style-name="ce7" office:value-type="string" calcext:value-type="string">
            <text:p>Predictions</text:p>
          </table:table-cell>
          <table:table-cell table:style-name="ce7" office:value-type="string" calcext:value-type="string">
            <text:p>Body – support</text:p>
          </table:table-cell>
          <table:table-cell table:style-name="ce7" office:value-type="string" calcext:value-type="string">
            <text:p>Agg predictions</text:p>
          </table:table-cell>
          <table:table-cell table:style-name="ce7" office:value-type="string" calcext:value-type="string">
            <text:p>Agg true</text:p>
          </table:table-cell>
          <table:table-cell table:style-name="ce7" office:value-type="string" calcext:value-type="string">
            <text:p>Agg false</text:p>
          </table:table-cell>
          <table:table-cell table:style-name="ce7" office:value-type="string" calcext:value-type="string">
            <text:p>Agg precision</text:p>
          </table:table-cell>
          <table:table-cell table:style-name="ce1" office:value-type="string" calcext:value-type="string">
            <text:p>Source</text:p>
          </table:table-cell>
        </table:table-row>
        <table:table-row table:style-name="ro2">
          <table:table-cell table:style-name="Default" office:value-type="string" calcext:value-type="string">
            <text:p>?b <text:s/>&lt;isMarriedTo&gt; <text:s/>?a <text:s text:c="2"/>=&gt; ?a <text:s/>&lt;isMarriedTo&gt; <text:s/>?b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formula="of:=[.B2]/([.B2]+[.C2])" office:value-type="percentage" office:value="1" calcext:value-type="percentage">
            <text:p>100.00%</text:p>
          </table:table-cell>
          <table:table-cell table:style-name="ce8" office:value-type="percentage" office:value="0.53014258" calcext:value-type="percentage">
            <text:p>53.01%</text:p>
          </table:table-cell>
          <table:table-cell table:style-name="ce8" office:value-type="percentage" office:value="0.91785766" calcext:value-type="percentage">
            <text:p>91.79%</text:p>
          </table:table-cell>
          <table:table-cell table:number-columns-repeated="2" table:style-name="ce11" office:value-type="float" office:value="5158" calcext:value-type="float">
            <text:p>5158</text:p>
          </table:table-cell>
          <table:table-cell table:formula="of:=[.H2]" office:value-type="float" office:value="5158" calcext:value-type="float">
            <text:p>5158</text:p>
          </table:table-cell>
          <table:table-cell table:style-name="ce11" table:formula="of:=[.B2]" office:value-type="float" office:value="29" calcext:value-type="float">
            <text:p>29</text:p>
          </table:table-cell>
          <table:table-cell table:style-name="ce11" table:formula="of:=[.C2]" office:value-type="float" office:value="0" calcext:value-type="float">
            <text:p>0</text:p>
          </table:table-cell>
          <table:table-cell table:style-name="ce12" table:formula="of:=[.K2]/([.K2]+[.L2])" office:value-type="percentage" office:value="1" calcext:value-type="percentage">
            <text:p>100.00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a <text:s/>&lt;diedIn&gt; <text:s/>?c <text:s/>?c <text:s/>&lt;isLocatedIn&gt; <text:s/>?b <text:s text:c="2"/>=&gt; ?a <text:s/>&lt;isPoliticianOf&gt; <text:s/>?b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0" calcext:value-type="float">
            <text:p>0</text:p>
          </table:table-cell>
          <table:table-cell table:formula="of:=[.B3]/([.B3]+[.C3])" office:value-type="percentage" office:value="0.166666666666667" calcext:value-type="percentage">
            <text:p>16.67%</text:p>
          </table:table-cell>
          <table:table-cell table:style-name="ce8" office:value-type="percentage" office:value="0.02701493" calcext:value-type="percentage">
            <text:p>2.70%</text:p>
          </table:table-cell>
          <table:table-cell table:style-name="ce8" office:value-type="percentage" office:value="0.85377358" calcext:value-type="percentage">
            <text:p>85.38%</text:p>
          </table:table-cell>
          <table:table-cell table:number-columns-repeated="2" table:style-name="ce11" office:value-type="float" office:value="13038" calcext:value-type="float">
            <text:p>13038</text:p>
          </table:table-cell>
          <table:table-cell table:formula="of:=[.J2]+[.H3]" office:value-type="float" office:value="18196" calcext:value-type="float">
            <text:p>18196</text:p>
          </table:table-cell>
          <table:table-cell table:style-name="ce11" table:formula="of:=[.B3]+[.K2]" office:value-type="float" office:value="34" calcext:value-type="float">
            <text:p>34</text:p>
          </table:table-cell>
          <table:table-cell table:style-name="ce11" table:formula="of:=[.C3]+[.L2]" office:value-type="float" office:value="25" calcext:value-type="float">
            <text:p>25</text:p>
          </table:table-cell>
          <table:table-cell table:style-name="ce12" table:formula="of:=[.K3]/([.K3]+[.L3])" office:value-type="percentage" office:value="0.576271186440678" calcext:value-type="percentage">
            <text:p>57.63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a <text:s/>&lt;livesIn&gt; <text:s/>?c <text:s/>?c <text:s/>&lt;isLocatedIn&gt; <text:s/>?b <text:s text:c="2"/>=&gt; ?a <text:s/>&lt;isPoliticianOf&gt; <text:s/>?b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0" calcext:value-type="float">
            <text:p>0</text:p>
          </table:table-cell>
          <table:table-cell table:formula="of:=[.B4]/([.B4]+[.C4])" office:value-type="percentage" office:value="0.433333333333333" calcext:value-type="percentage">
            <text:p>43.33%</text:p>
          </table:table-cell>
          <table:table-cell table:style-name="ce8" office:value-type="percentage" office:value="0.02467261" calcext:value-type="percentage">
            <text:p>2.47%</text:p>
          </table:table-cell>
          <table:table-cell table:style-name="ce8" office:value-type="percentage" office:value="0.83333333" calcext:value-type="percentage">
            <text:p>83.33%</text:p>
          </table:table-cell>
          <table:table-cell table:style-name="ce11" office:value-type="float" office:value="4939" calcext:value-type="float">
            <text:p>4939</text:p>
          </table:table-cell>
          <table:table-cell table:style-name="ce11" office:value-type="float" office:value="5137" calcext:value-type="float">
            <text:p>5137</text:p>
          </table:table-cell>
          <table:table-cell table:formula="of:=[.J3]+[.H4]" office:value-type="float" office:value="23135" calcext:value-type="float">
            <text:p>23135</text:p>
          </table:table-cell>
          <table:table-cell table:style-name="ce11" table:formula="of:=[.B4]+[.K3]" office:value-type="float" office:value="47" calcext:value-type="float">
            <text:p>47</text:p>
          </table:table-cell>
          <table:table-cell table:style-name="ce11" table:formula="of:=[.C4]+[.L3]" office:value-type="float" office:value="42" calcext:value-type="float">
            <text:p>42</text:p>
          </table:table-cell>
          <table:table-cell table:style-name="ce12" table:formula="of:=[.K4]/([.K4]+[.L4])" office:value-type="percentage" office:value="0.528089887640449" calcext:value-type="percentage">
            <text:p>52.81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a <text:s/>&lt;isLocatedIn&gt; <text:s/>?c <text:s/>?c <text:s/>&lt;hasOfficialLanguage&gt; <text:s/>?b <text:s text:c="2"/>=&gt; ?a <text:s/>&lt;hasOfficialLanguage&gt; <text:s/>?b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6" calcext:value-type="float">
            <text:p>6</text:p>
          </table:table-cell>
          <table:table-cell table:formula="of:=[.B5]/([.B5]+[.C5])" office:value-type="percentage" office:value="0.72" calcext:value-type="percentage">
            <text:p>72.00%</text:p>
          </table:table-cell>
          <table:table-cell table:style-name="ce8" office:value-type="percentage" office:value="0.00066107" calcext:value-type="percentage">
            <text:p>0.07%</text:p>
          </table:table-cell>
          <table:table-cell table:style-name="ce8" office:value-type="percentage" office:value="0.83333333" calcext:value-type="percentage">
            <text:p>83.33%</text:p>
          </table:table-cell>
          <table:table-cell table:number-columns-repeated="2" table:style-name="ce11" office:value-type="float" office:value="75579" calcext:value-type="float">
            <text:p>75579</text:p>
          </table:table-cell>
          <table:table-cell table:formula="of:=[.J4]+[.H5]" office:value-type="float" office:value="98714" calcext:value-type="float">
            <text:p>98714</text:p>
          </table:table-cell>
          <table:table-cell table:style-name="ce11" table:formula="of:=[.B5]+[.K4]" office:value-type="float" office:value="65" calcext:value-type="float">
            <text:p>65</text:p>
          </table:table-cell>
          <table:table-cell table:style-name="ce11" table:formula="of:=[.C5]+[.L4]" office:value-type="float" office:value="49" calcext:value-type="float">
            <text:p>49</text:p>
          </table:table-cell>
          <table:table-cell table:style-name="ce12" table:formula="of:=[.K5]/([.K5]+[.L5])" office:value-type="percentage" office:value="0.570175438596491" calcext:value-type="percentage">
            <text:p>57.02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a <text:s/>&lt;isMarriedTo&gt; <text:s/>?c <text:s/>?c <text:s/>&lt;livesIn&gt; <text:s/>?b <text:s text:c="2"/>=&gt; ?a <text:s/>&lt;livesIn&gt; <text:s/>?b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formula="of:=[.B6]/([.B6]+[.C6])" office:value-type="percentage" office:value="0.793103448275862" calcext:value-type="percentage">
            <text:p>79.31%</text:p>
          </table:table-cell>
          <table:table-cell table:style-name="ce8" office:value-type="percentage" office:value="0.33705773" calcext:value-type="percentage">
            <text:p>33.71%</text:p>
          </table:table-cell>
          <table:table-cell table:style-name="ce8" office:value-type="percentage" office:value="0.6988417" calcext:value-type="percentage">
            <text:p>69.88%</text:p>
          </table:table-cell>
          <table:table-cell table:number-columns-repeated="2" table:style-name="ce11" office:value-type="float" office:value="326" calcext:value-type="float">
            <text:p>326</text:p>
          </table:table-cell>
          <table:table-cell table:formula="of:=[.J5]+[.H6]" office:value-type="float" office:value="99040" calcext:value-type="float">
            <text:p>99040</text:p>
          </table:table-cell>
          <table:table-cell table:style-name="ce11" table:formula="of:=[.B6]+[.K5]" office:value-type="float" office:value="88" calcext:value-type="float">
            <text:p>88</text:p>
          </table:table-cell>
          <table:table-cell table:style-name="ce11" table:formula="of:=[.C6]+[.L5]" office:value-type="float" office:value="55" calcext:value-type="float">
            <text:p>55</text:p>
          </table:table-cell>
          <table:table-cell table:style-name="ce12" table:formula="of:=[.K6]/([.K6]+[.L6])" office:value-type="percentage" office:value="0.615384615384615" calcext:value-type="percentage">
            <text:p>61.54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c <text:s/>&lt;isMarriedTo&gt; <text:s/>?a <text:s/>?c <text:s/>&lt;livesIn&gt; <text:s/>?b <text:s text:c="2"/>=&gt; ?a <text:s/>&lt;livesIn&gt; <text:s/>?b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2" calcext:value-type="float">
            <text:p>2</text:p>
          </table:table-cell>
          <table:table-cell table:formula="of:=[.B7]/([.B7]+[.C7])" office:value-type="percentage" office:value="0.607142857142857" calcext:value-type="percentage">
            <text:p>60.71%</text:p>
          </table:table-cell>
          <table:table-cell table:style-name="ce8" office:value-type="percentage" office:value="0.22807018" calcext:value-type="percentage">
            <text:p>22.81%</text:p>
          </table:table-cell>
          <table:table-cell table:style-name="ce8" office:value-type="percentage" office:value="0.68421053" calcext:value-type="percentage">
            <text:p>68.42%</text:p>
          </table:table-cell>
          <table:table-cell table:style-name="ce11" office:value-type="float" office:value="299" calcext:value-type="float">
            <text:p>299</text:p>
          </table:table-cell>
          <table:table-cell table:style-name="ce11" office:value-type="float" office:value="542" calcext:value-type="float">
            <text:p>542</text:p>
          </table:table-cell>
          <table:table-cell table:formula="of:=[.J6]+[.H7]" office:value-type="float" office:value="99339" calcext:value-type="float">
            <text:p>99339</text:p>
          </table:table-cell>
          <table:table-cell table:style-name="ce11" table:formula="of:=[.B7]+[.K6]" office:value-type="float" office:value="105" calcext:value-type="float">
            <text:p>105</text:p>
          </table:table-cell>
          <table:table-cell table:style-name="ce11" table:formula="of:=[.C7]+[.L6]" office:value-type="float" office:value="66" calcext:value-type="float">
            <text:p>66</text:p>
          </table:table-cell>
          <table:table-cell table:style-name="ce12" table:formula="of:=[.K7]/([.K7]+[.L7])" office:value-type="percentage" office:value="0.614035087719298" calcext:value-type="percentage">
            <text:p>61.40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c <text:s/>&lt;hasOfficialLanguage&gt; <text:s/>?b <text:s/>?c <text:s/>&lt;isLocatedIn&gt; <text:s/>?a <text:s text:c="2"/>=&gt; ?a <text:s/>&lt;hasOfficialLanguage&gt; <text:s/>?b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0" calcext:value-type="float">
            <text:p>0</text:p>
          </table:table-cell>
          <table:table-cell table:formula="of:=[.B8]/([.B8]+[.C8])" office:value-type="percentage" office:value="0.3" calcext:value-type="percentage">
            <text:p>30.00%</text:p>
          </table:table-cell>
          <table:table-cell table:style-name="ce8" office:value-type="percentage" office:value="0.14285714" calcext:value-type="percentage">
            <text:p>14.29%</text:p>
          </table:table-cell>
          <table:table-cell table:style-name="ce8" office:value-type="percentage" office:value="0.64285714" calcext:value-type="percentage">
            <text:p>64.29%</text:p>
          </table:table-cell>
          <table:table-cell table:number-columns-repeated="2" table:style-name="ce11" office:value-type="float" office:value="100" calcext:value-type="float">
            <text:p>100</text:p>
          </table:table-cell>
          <table:table-cell table:formula="of:=[.J7]+[.H8]" office:value-type="float" office:value="99439" calcext:value-type="float">
            <text:p>99439</text:p>
          </table:table-cell>
          <table:table-cell table:style-name="ce11" table:formula="of:=[.B8]+[.K7]" office:value-type="float" office:value="114" calcext:value-type="float">
            <text:p>114</text:p>
          </table:table-cell>
          <table:table-cell table:style-name="ce11" table:formula="of:=[.C8]+[.L7]" office:value-type="float" office:value="87" calcext:value-type="float">
            <text:p>87</text:p>
          </table:table-cell>
          <table:table-cell table:style-name="ce12" table:formula="of:=[.K8]/([.K8]+[.L8])" office:value-type="percentage" office:value="0.567164179104478" calcext:value-type="percentage">
            <text:p>56.72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a <text:s/>&lt;created&gt; <text:s/>?b <text:s/>?a <text:s/>&lt;produced&gt; <text:s/>?b <text:s text:c="2"/>=&gt; ?a <text:s/>&lt;directed&gt; <text:s/>?b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0" calcext:value-type="float">
            <text:p>0</text:p>
          </table:table-cell>
          <table:table-cell table:formula="of:=[.B9]/([.B9]+[.C9])" office:value-type="percentage" office:value="0" calcext:value-type="percentage">
            <text:p>0.00%</text:p>
          </table:table-cell>
          <table:table-cell table:style-name="ce8" office:value-type="percentage" office:value="0.49827501" calcext:value-type="percentage">
            <text:p>49.83%</text:p>
          </table:table-cell>
          <table:table-cell table:style-name="ce8" office:value-type="percentage" office:value="0.58676727" calcext:value-type="percentage">
            <text:p>58.68%</text:p>
          </table:table-cell>
          <table:table-cell table:number-columns-repeated="2" table:style-name="ce11" office:value-type="float" office:value="976" calcext:value-type="float">
            <text:p>976</text:p>
          </table:table-cell>
          <table:table-cell table:formula="of:=[.J8]+[.H9]" office:value-type="float" office:value="100415" calcext:value-type="float">
            <text:p>100415</text:p>
          </table:table-cell>
          <table:table-cell table:style-name="ce11" table:formula="of:=[.B9]+[.K8]" office:value-type="float" office:value="114" calcext:value-type="float">
            <text:p>114</text:p>
          </table:table-cell>
          <table:table-cell table:style-name="ce11" table:formula="of:=[.C9]+[.L8]" office:value-type="float" office:value="117" calcext:value-type="float">
            <text:p>117</text:p>
          </table:table-cell>
          <table:table-cell table:style-name="ce12" table:formula="of:=[.K9]/([.K9]+[.L9])" office:value-type="percentage" office:value="0.493506493506493" calcext:value-type="percentage">
            <text:p>49.35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e <text:s/>&lt;isMarriedTo&gt; <text:s/>?a <text:s/>?e <text:s/>&lt;hasChild&gt; <text:s/>?b <text:s text:c="2"/>=&gt; ?a <text:s/>&lt;hasChild&gt; <text:s/>?b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1" calcext:value-type="float">
            <text:p>1</text:p>
          </table:table-cell>
          <table:table-cell table:formula="of:=[.B10]/([.B10]+[.C10])" office:value-type="percentage" office:value="0.344827586206897" calcext:value-type="percentage">
            <text:p>34.48%</text:p>
          </table:table-cell>
          <table:table-cell table:number-columns-repeated="2" table:style-name="ce8" office:value-type="percentage" office:value="0.57565326" calcext:value-type="percentage">
            <text:p>57.57%</text:p>
          </table:table-cell>
          <table:table-cell table:number-columns-repeated="2" table:style-name="ce11" office:value-type="float" office:value="1865" calcext:value-type="float">
            <text:p>1865</text:p>
          </table:table-cell>
          <table:table-cell table:formula="of:=[.J9]+[.H10]" office:value-type="float" office:value="102280" calcext:value-type="float">
            <text:p>102280</text:p>
          </table:table-cell>
          <table:table-cell table:style-name="ce11" table:formula="of:=[.B10]+[.K9]" office:value-type="float" office:value="124" calcext:value-type="float">
            <text:p>124</text:p>
          </table:table-cell>
          <table:table-cell table:style-name="ce11" table:formula="of:=[.C10]+[.L9]" office:value-type="float" office:value="136" calcext:value-type="float">
            <text:p>136</text:p>
          </table:table-cell>
          <table:table-cell table:style-name="ce12" table:formula="of:=[.K10]/([.K10]+[.L10])" office:value-type="percentage" office:value="0.476923076923077" calcext:value-type="percentage">
            <text:p>47.69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a <text:s/>&lt;wasBornIn&gt; <text:s/>?c <text:s/>?c <text:s/>&lt;isLocatedIn&gt; <text:s/>?b <text:s text:c="2"/>=&gt; ?a <text:s/>&lt;isCitizenOf&gt; <text:s/>?b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0" calcext:value-type="float">
            <text:p>0</text:p>
          </table:table-cell>
          <table:table-cell table:formula="of:=[.B11]/([.B11]+[.C11])" office:value-type="percentage" office:value="0.233333333333333" calcext:value-type="percentage">
            <text:p>23.33%</text:p>
          </table:table-cell>
          <table:table-cell table:style-name="ce8" office:value-type="percentage" office:value="0.03745041" calcext:value-type="percentage">
            <text:p>3.75%</text:p>
          </table:table-cell>
          <table:table-cell table:style-name="ce8" office:value-type="percentage" office:value="0.57421698" calcext:value-type="percentage">
            <text:p>57.42%</text:p>
          </table:table-cell>
          <table:table-cell table:number-columns-repeated="2" table:style-name="ce11" office:value-type="float" office:value="32491" calcext:value-type="float">
            <text:p>32491</text:p>
          </table:table-cell>
          <table:table-cell table:formula="of:=[.J10]+[.H11]" office:value-type="float" office:value="134771" calcext:value-type="float">
            <text:p>134771</text:p>
          </table:table-cell>
          <table:table-cell table:style-name="ce11" table:formula="of:=[.B11]+[.K10]" office:value-type="float" office:value="131" calcext:value-type="float">
            <text:p>131</text:p>
          </table:table-cell>
          <table:table-cell table:style-name="ce11" table:formula="of:=[.C11]+[.L10]" office:value-type="float" office:value="159" calcext:value-type="float">
            <text:p>159</text:p>
          </table:table-cell>
          <table:table-cell table:style-name="ce12" table:formula="of:=[.K11]/([.K11]+[.L11])" office:value-type="percentage" office:value="0.451724137931034" calcext:value-type="percentage">
            <text:p>45.17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a <text:s/>&lt;wasBornIn&gt; <text:s/>?c <text:s/>?c <text:s/>&lt;isLocatedIn&gt; <text:s/>?b <text:s text:c="2"/>=&gt; ?a <text:s/>&lt;isPoliticianOf&gt; <text:s/>?b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1" calcext:value-type="float">
            <text:p>1</text:p>
          </table:table-cell>
          <table:table-cell table:formula="of:=[.B12]/([.B12]+[.C12])" office:value-type="percentage" office:value="0.172413793103448" calcext:value-type="percentage">
            <text:p>17.24%</text:p>
          </table:table-cell>
          <table:table-cell table:style-name="ce8" office:value-type="percentage" office:value="0.00648351" calcext:value-type="percentage">
            <text:p>0.65%</text:p>
          </table:table-cell>
          <table:table-cell table:style-name="ce8" office:value-type="percentage" office:value="0.57180157" calcext:value-type="percentage">
            <text:p>57.18%</text:p>
          </table:table-cell>
          <table:table-cell table:style-name="ce11" office:value-type="float" office:value="30883" calcext:value-type="float">
            <text:p>30883</text:p>
          </table:table-cell>
          <table:table-cell table:style-name="ce11" office:value-type="float" office:value="33559" calcext:value-type="float">
            <text:p>33559</text:p>
          </table:table-cell>
          <table:table-cell table:formula="of:=[.J11]+[.H12]" office:value-type="float" office:value="165654" calcext:value-type="float">
            <text:p>165654</text:p>
          </table:table-cell>
          <table:table-cell table:style-name="ce11" table:formula="of:=[.B12]+[.K11]" office:value-type="float" office:value="136" calcext:value-type="float">
            <text:p>136</text:p>
          </table:table-cell>
          <table:table-cell table:style-name="ce11" table:formula="of:=[.C12]+[.L11]" office:value-type="float" office:value="183" calcext:value-type="float">
            <text:p>183</text:p>
          </table:table-cell>
          <table:table-cell table:style-name="ce12" table:formula="of:=[.K12]/([.K12]+[.L12])" office:value-type="percentage" office:value="0.426332288401254" calcext:value-type="percentage">
            <text:p>42.63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a <text:s/>&lt;isMarriedTo&gt; <text:s/>?f <text:s/>?f <text:s/>&lt;hasChild&gt; <text:s/>?b <text:s text:c="2"/>=&gt; ?a <text:s/>&lt;hasChild&gt; <text:s/>?b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0" calcext:value-type="float">
            <text:p>0</text:p>
          </table:table-cell>
          <table:table-cell table:formula="of:=[.B13]/([.B13]+[.C13])" office:value-type="percentage" office:value="0.333333333333333" calcext:value-type="percentage">
            <text:p>33.33%</text:p>
          </table:table-cell>
          <table:table-cell table:number-columns-repeated="2" table:style-name="ce8" office:value-type="percentage" office:value="0.56113903" calcext:value-type="percentage">
            <text:p>56.11%</text:p>
          </table:table-cell>
          <table:table-cell table:style-name="ce11" office:value-type="float" office:value="1068" calcext:value-type="float">
            <text:p>1068</text:p>
          </table:table-cell>
          <table:table-cell table:style-name="ce11" office:value-type="float" office:value="1986" calcext:value-type="float">
            <text:p>1986</text:p>
          </table:table-cell>
          <table:table-cell table:formula="of:=[.J12]+[.H13]" office:value-type="float" office:value="166722" calcext:value-type="float">
            <text:p>166722</text:p>
          </table:table-cell>
          <table:table-cell table:style-name="ce11" table:formula="of:=[.B13]+[.K12]" office:value-type="float" office:value="146" calcext:value-type="float">
            <text:p>146</text:p>
          </table:table-cell>
          <table:table-cell table:style-name="ce11" table:formula="of:=[.C13]+[.L12]" office:value-type="float" office:value="203" calcext:value-type="float">
            <text:p>203</text:p>
          </table:table-cell>
          <table:table-cell table:style-name="ce12" table:formula="of:=[.K13]/([.K13]+[.L13])" office:value-type="percentage" office:value="0.418338108882521" calcext:value-type="percentage">
            <text:p>41.83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c <text:s/>&lt;isLocatedIn&gt; <text:s/>?b <text:s/>?a <text:s/>&lt;isLocatedIn&gt; <text:s/>?c <text:s text:c="2"/>=&gt; ?a <text:s/>&lt;isCitizenOf&gt; <text:s/>?b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1" calcext:value-type="float">
            <text:p>1</text:p>
          </table:table-cell>
          <table:table-cell table:formula="of:=[.B14]/([.B14]+[.C14])" office:value-type="percentage" office:value="0.0344827586206897" calcext:value-type="percentage">
            <text:p>3.45%</text:p>
          </table:table-cell>
          <table:table-cell table:style-name="ce8" office:value-type="percentage" office:value="0.00401278" calcext:value-type="percentage">
            <text:p>0.40%</text:p>
          </table:table-cell>
          <table:table-cell table:style-name="ce8" office:value-type="percentage" office:value="0.54241645" calcext:value-type="percentage">
            <text:p>54.24%</text:p>
          </table:table-cell>
          <table:table-cell table:style-name="ce11" office:value-type="float" office:value="52354" calcext:value-type="float">
            <text:p>52354</text:p>
          </table:table-cell>
          <table:table-cell table:style-name="ce11" office:value-type="float" office:value="52367" calcext:value-type="float">
            <text:p>52367</text:p>
          </table:table-cell>
          <table:table-cell table:formula="of:=[.J13]+[.H14]" office:value-type="float" office:value="219076" calcext:value-type="float">
            <text:p>219076</text:p>
          </table:table-cell>
          <table:table-cell table:style-name="ce11" table:formula="of:=[.B14]+[.K13]" office:value-type="float" office:value="147" calcext:value-type="float">
            <text:p>147</text:p>
          </table:table-cell>
          <table:table-cell table:style-name="ce11" table:formula="of:=[.C14]+[.L13]" office:value-type="float" office:value="231" calcext:value-type="float">
            <text:p>231</text:p>
          </table:table-cell>
          <table:table-cell table:style-name="ce12" table:formula="of:=[.K14]/([.K14]+[.L14])" office:value-type="percentage" office:value="0.388888888888889" calcext:value-type="percentage">
            <text:p>38.89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a <text:s/>&lt;isCitizenOf&gt; <text:s/>?b <text:s text:c="2"/>=&gt; ?a <text:s/>&lt;livesIn&gt; <text:s/>?b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formula="of:=[.B15]/([.B15]+[.C15])" office:value-type="percentage" office:value="1" calcext:value-type="percentage">
            <text:p>100.00%</text:p>
          </table:table-cell>
          <table:table-cell table:style-name="ce8" office:value-type="percentage" office:value="0.04495539" calcext:value-type="percentage">
            <text:p>4.50%</text:p>
          </table:table-cell>
          <table:table-cell table:style-name="ce8" office:value-type="percentage" office:value="0.52358114" calcext:value-type="percentage">
            <text:p>52.36%</text:p>
          </table:table-cell>
          <table:table-cell table:style-name="ce11" office:value-type="float" office:value="13913" calcext:value-type="float">
            <text:p>13913</text:p>
          </table:table-cell>
          <table:table-cell table:style-name="ce11" office:value-type="float" office:value="13915" calcext:value-type="float">
            <text:p>13915</text:p>
          </table:table-cell>
          <table:table-cell table:formula="of:=[.J14]+[.H15]" office:value-type="float" office:value="232989" calcext:value-type="float">
            <text:p>232989</text:p>
          </table:table-cell>
          <table:table-cell table:style-name="ce11" table:formula="of:=[.B15]+[.K14]" office:value-type="float" office:value="176" calcext:value-type="float">
            <text:p>176</text:p>
          </table:table-cell>
          <table:table-cell table:style-name="ce11" table:formula="of:=[.C15]+[.L14]" office:value-type="float" office:value="231" calcext:value-type="float">
            <text:p>231</text:p>
          </table:table-cell>
          <table:table-cell table:style-name="ce12" table:formula="of:=[.K15]/([.K15]+[.L15])" office:value-type="percentage" office:value="0.432432432432432" calcext:value-type="percentage">
            <text:p>43.24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a <text:s/>&lt;influences&gt; <text:s/>?f <text:s/>?f <text:s/>&lt;isCitizenOf&gt; <text:s/>?b <text:s text:c="2"/>=&gt; ?a <text:s/>&lt;isCitizenOf&gt; <text:s/>?b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" calcext:value-type="float">
            <text:p>1</text:p>
          </table:table-cell>
          <table:table-cell table:formula="of:=[.B16]/([.B16]+[.C16])" office:value-type="percentage" office:value="0.3" calcext:value-type="percentage">
            <text:p>30.00%</text:p>
          </table:table-cell>
          <table:table-cell table:style-name="ce8" office:value-type="percentage" office:value="0.10564399" calcext:value-type="percentage">
            <text:p>10.56%</text:p>
          </table:table-cell>
          <table:table-cell table:style-name="ce8" office:value-type="percentage" office:value="0.51957295" calcext:value-type="percentage">
            <text:p>51.96%</text:p>
          </table:table-cell>
          <table:table-cell table:style-name="ce11" office:value-type="float" office:value="1173" calcext:value-type="float">
            <text:p>1173</text:p>
          </table:table-cell>
          <table:table-cell table:style-name="ce11" office:value-type="float" office:value="1199" calcext:value-type="float">
            <text:p>1199</text:p>
          </table:table-cell>
          <table:table-cell table:formula="of:=[.J15]+[.H16]" office:value-type="float" office:value="234162" calcext:value-type="float">
            <text:p>234162</text:p>
          </table:table-cell>
          <table:table-cell table:style-name="ce11" table:formula="of:=[.B16]+[.K15]" office:value-type="float" office:value="185" calcext:value-type="float">
            <text:p>185</text:p>
          </table:table-cell>
          <table:table-cell table:style-name="ce11" table:formula="of:=[.C16]+[.L15]" office:value-type="float" office:value="252" calcext:value-type="float">
            <text:p>252</text:p>
          </table:table-cell>
          <table:table-cell table:style-name="ce12" table:formula="of:=[.K16]/([.K16]+[.L16])" office:value-type="percentage" office:value="0.423340961098398" calcext:value-type="percentage">
            <text:p>42.33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a <text:s/>&lt;livesIn&gt; <text:s/>?c <text:s/>?c <text:s/>&lt;isLocatedIn&gt; <text:s/>?b <text:s text:c="2"/>=&gt; ?a <text:s/>&lt;isCitizenOf&gt; <text:s/>?b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0" calcext:value-type="float">
            <text:p>0</text:p>
          </table:table-cell>
          <table:table-cell table:formula="of:=[.B17]/([.B17]+[.C17])" office:value-type="percentage" office:value="0.0357142857142857" calcext:value-type="percentage">
            <text:p>3.57%</text:p>
          </table:table-cell>
          <table:table-cell table:style-name="ce8" office:value-type="percentage" office:value="0.0390966" calcext:value-type="percentage">
            <text:p>3.91%</text:p>
          </table:table-cell>
          <table:table-cell table:style-name="ce8" office:value-type="percentage" office:value="0.48130841" calcext:value-type="percentage">
            <text:p>48.13%</text:p>
          </table:table-cell>
          <table:table-cell table:style-name="ce11" office:value-type="float" office:value="4167" calcext:value-type="float">
            <text:p>4167</text:p>
          </table:table-cell>
          <table:table-cell table:style-name="ce11" office:value-type="float" office:value="5047" calcext:value-type="float">
            <text:p>5047</text:p>
          </table:table-cell>
          <table:table-cell table:formula="of:=[.J16]+[.H17]" office:value-type="float" office:value="238329" calcext:value-type="float">
            <text:p>238329</text:p>
          </table:table-cell>
          <table:table-cell table:style-name="ce11" table:formula="of:=[.B17]+[.K16]" office:value-type="float" office:value="186" calcext:value-type="float">
            <text:p>186</text:p>
          </table:table-cell>
          <table:table-cell table:style-name="ce11" table:formula="of:=[.C17]+[.L16]" office:value-type="float" office:value="279" calcext:value-type="float">
            <text:p>279</text:p>
          </table:table-cell>
          <table:table-cell table:style-name="ce12" table:formula="of:=[.K17]/([.K17]+[.L17])" office:value-type="percentage" office:value="0.4" calcext:value-type="percentage">
            <text:p>40.00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a <text:s/>&lt;diedIn&gt; <text:s/>?c <text:s/>?c <text:s/>&lt;isLocatedIn&gt; <text:s/>?b <text:s text:c="2"/>=&gt; ?a <text:s/>&lt;isCitizenOf&gt; <text:s/>?b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0" calcext:value-type="float">
            <text:p>0</text:p>
          </table:table-cell>
          <table:table-cell table:formula="of:=[.B18]/([.B18]+[.C18])" office:value-type="percentage" office:value="0.233333333333333" calcext:value-type="percentage">
            <text:p>23.33%</text:p>
          </table:table-cell>
          <table:table-cell table:style-name="ce8" office:value-type="percentage" office:value="0.04514925" calcext:value-type="percentage">
            <text:p>4.51%</text:p>
          </table:table-cell>
          <table:table-cell table:style-name="ce8" office:value-type="percentage" office:value="0.48130469" calcext:value-type="percentage">
            <text:p>48.13%</text:p>
          </table:table-cell>
          <table:table-cell table:style-name="ce11" office:value-type="float" office:value="10681" calcext:value-type="float">
            <text:p>10681</text:p>
          </table:table-cell>
          <table:table-cell table:style-name="ce11" office:value-type="float" office:value="12791" calcext:value-type="float">
            <text:p>12791</text:p>
          </table:table-cell>
          <table:table-cell table:formula="of:=[.J17]+[.H18]" office:value-type="float" office:value="249010" calcext:value-type="float">
            <text:p>249010</text:p>
          </table:table-cell>
          <table:table-cell table:style-name="ce11" table:formula="of:=[.B18]+[.K17]" office:value-type="float" office:value="193" calcext:value-type="float">
            <text:p>193</text:p>
          </table:table-cell>
          <table:table-cell table:style-name="ce11" table:formula="of:=[.C18]+[.L17]" office:value-type="float" office:value="302" calcext:value-type="float">
            <text:p>302</text:p>
          </table:table-cell>
          <table:table-cell table:style-name="ce12" table:formula="of:=[.K18]/([.K18]+[.L18])" office:value-type="percentage" office:value="0.38989898989899" calcext:value-type="percentage">
            <text:p>38.99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a <text:s/>&lt;actedIn&gt; <text:s/>?b <text:s/>?a <text:s/>&lt;created&gt; <text:s/>?b <text:s text:c="2"/>=&gt; ?a <text:s/>&lt;directed&gt; <text:s/>?b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1" calcext:value-type="float">
            <text:p>1</text:p>
          </table:table-cell>
          <table:table-cell table:formula="of:=[.B19]/([.B19]+[.C19])" office:value-type="percentage" office:value="0.0344827586206897" calcext:value-type="percentage">
            <text:p>3.45%</text:p>
          </table:table-cell>
          <table:table-cell table:style-name="ce8" office:value-type="percentage" office:value="0.38285145" calcext:value-type="percentage">
            <text:p>38.29%</text:p>
          </table:table-cell>
          <table:table-cell table:style-name="ce8" office:value-type="percentage" office:value="0.45229682" calcext:value-type="percentage">
            <text:p>45.23%</text:p>
          </table:table-cell>
          <table:table-cell table:style-name="ce11" office:value-type="float" office:value="518" calcext:value-type="float">
            <text:p>518</text:p>
          </table:table-cell>
          <table:table-cell table:style-name="ce11" office:value-type="float" office:value="608" calcext:value-type="float">
            <text:p>608</text:p>
          </table:table-cell>
          <table:table-cell table:formula="of:=[.J18]+[.H19]" office:value-type="float" office:value="249528" calcext:value-type="float">
            <text:p>249528</text:p>
          </table:table-cell>
          <table:table-cell table:style-name="ce11" table:formula="of:=[.B19]+[.K18]" office:value-type="float" office:value="194" calcext:value-type="float">
            <text:p>194</text:p>
          </table:table-cell>
          <table:table-cell table:style-name="ce11" table:formula="of:=[.C19]+[.L18]" office:value-type="float" office:value="330" calcext:value-type="float">
            <text:p>330</text:p>
          </table:table-cell>
          <table:table-cell table:style-name="ce12" table:formula="of:=[.K19]/([.K19]+[.L19])" office:value-type="percentage" office:value="0.370229007633588" calcext:value-type="percentage">
            <text:p>37.02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ce2" office:value-type="string" calcext:value-type="string">
            <text:p>?a <text:s/>&lt;diedIn&gt; <text:s/>?b <text:s text:c="2"/>=&gt; ?a <text:s/>&lt;livesIn&gt; <text:s/>?b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formula="of:=[.B20]/([.B20]+[.C20])" office:value-type="percentage" office:value="0.84" calcext:value-type="percentage">
            <text:p>84.00%</text:p>
          </table:table-cell>
          <table:table-cell table:style-name="ce8" office:value-type="percentage" office:value="0.01205091" calcext:value-type="percentage">
            <text:p>1.21%</text:p>
          </table:table-cell>
          <table:table-cell table:style-name="ce8" office:value-type="percentage" office:value="0.43414634" calcext:value-type="percentage">
            <text:p>43.41%</text:p>
          </table:table-cell>
          <table:table-cell table:style-name="ce11" office:value-type="float" office:value="21883" calcext:value-type="float">
            <text:p>21883</text:p>
          </table:table-cell>
          <table:table-cell table:style-name="ce11" office:value-type="float" office:value="21889" calcext:value-type="float">
            <text:p>21889</text:p>
          </table:table-cell>
          <table:table-cell table:formula="of:=[.J19]+[.H20]" office:value-type="float" office:value="271411" calcext:value-type="float">
            <text:p>271411</text:p>
          </table:table-cell>
          <table:table-cell table:style-name="ce11" table:formula="of:=[.B20]+[.K19]" office:value-type="float" office:value="215" calcext:value-type="float">
            <text:p>215</text:p>
          </table:table-cell>
          <table:table-cell table:style-name="ce11" table:formula="of:=[.C20]+[.L19]" office:value-type="float" office:value="334" calcext:value-type="float">
            <text:p>334</text:p>
          </table:table-cell>
          <table:table-cell table:style-name="ce12" table:formula="of:=[.K20]/([.K20]+[.L20])" office:value-type="percentage" office:value="0.391621129326047" calcext:value-type="percentage">
            <text:p>39.16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ce2" office:value-type="string" calcext:value-type="string">
            <text:p>?a <text:s/>&lt;hasChild&gt; <text:s/>?c <text:s/>?b <text:s/>&lt;hasChild&gt; <text:s/>?c <text:s text:c="2"/>=&gt; ?a <text:s/>&lt;isMarriedTo&gt; <text:s/>?b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formula="of:=[.B21]/([.B21]+[.C21])" office:value-type="percentage" office:value="0.7" calcext:value-type="percentage">
            <text:p>70.00%</text:p>
          </table:table-cell>
          <table:table-cell table:style-name="ce8" office:value-type="percentage" office:value="0.17321165" calcext:value-type="percentage">
            <text:p>17.32%</text:p>
          </table:table-cell>
          <table:table-cell table:style-name="ce8" office:value-type="percentage" office:value="0.40981461" calcext:value-type="percentage">
            <text:p>40.98%</text:p>
          </table:table-cell>
          <table:table-cell table:style-name="ce11" office:value-type="float" office:value="1170" calcext:value-type="float">
            <text:p>1170</text:p>
          </table:table-cell>
          <table:table-cell table:style-name="ce11" office:value-type="float" office:value="1720" calcext:value-type="float">
            <text:p>1720</text:p>
          </table:table-cell>
          <table:table-cell table:formula="of:=[.J20]+[.H21]" office:value-type="float" office:value="272581" calcext:value-type="float">
            <text:p>272581</text:p>
          </table:table-cell>
          <table:table-cell table:style-name="ce11" table:formula="of:=[.B21]+[.K20]" office:value-type="float" office:value="236" calcext:value-type="float">
            <text:p>236</text:p>
          </table:table-cell>
          <table:table-cell table:style-name="ce11" table:formula="of:=[.C21]+[.L20]" office:value-type="float" office:value="343" calcext:value-type="float">
            <text:p>343</text:p>
          </table:table-cell>
          <table:table-cell table:style-name="ce12" table:formula="of:=[.K21]/([.K21]+[.L21])" office:value-type="percentage" office:value="0.407599309153713" calcext:value-type="percentage">
            <text:p>40.76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ce2" office:value-type="string" calcext:value-type="string">
            <text:p>?a <text:s/>&lt;diedIn&gt; <text:s/>?c <text:s/>?b <text:s/>&lt;hasCapital&gt; <text:s/>?c <text:s text:c="2"/>=&gt; ?a <text:s/>&lt;isPoliticianOf&gt; <text:s/>?b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1" calcext:value-type="float">
            <text:p>1</text:p>
          </table:table-cell>
          <table:table-cell table:formula="of:=[.B22]/([.B22]+[.C22])" office:value-type="percentage" office:value="0.206896551724138" calcext:value-type="percentage">
            <text:p>20.69%</text:p>
          </table:table-cell>
          <table:table-cell table:style-name="ce8" office:value-type="percentage" office:value="0.00161044" calcext:value-type="percentage">
            <text:p>0.16%</text:p>
          </table:table-cell>
          <table:table-cell table:style-name="ce8" office:value-type="percentage" office:value="0.3960396" calcext:value-type="percentage">
            <text:p>39.60%</text:p>
          </table:table-cell>
          <table:table-cell table:style-name="ce11" office:value-type="float" office:value="22069" calcext:value-type="float">
            <text:p>22069</text:p>
          </table:table-cell>
          <table:table-cell table:style-name="ce11" office:value-type="float" office:value="24784" calcext:value-type="float">
            <text:p>24784</text:p>
          </table:table-cell>
          <table:table-cell table:formula="of:=[.J21]+[.H22]" office:value-type="float" office:value="294650" calcext:value-type="float">
            <text:p>294650</text:p>
          </table:table-cell>
          <table:table-cell table:style-name="ce11" table:formula="of:=[.B22]+[.K21]" office:value-type="float" office:value="242" calcext:value-type="float">
            <text:p>242</text:p>
          </table:table-cell>
          <table:table-cell table:style-name="ce11" table:formula="of:=[.C22]+[.L21]" office:value-type="float" office:value="366" calcext:value-type="float">
            <text:p>366</text:p>
          </table:table-cell>
          <table:table-cell table:style-name="ce12" table:formula="of:=[.K22]/([.K22]+[.L22])" office:value-type="percentage" office:value="0.398026315789474" calcext:value-type="percentage">
            <text:p>39.80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ce2" office:value-type="string" calcext:value-type="string">
            <text:p>?c <text:s/>&lt;graduatedFrom&gt; <text:s/>?b <text:s/>?c <text:s/>&lt;hasAcademicAdvisor&gt; <text:s/>?a <text:s text:c="2"/>=&gt; ?a <text:s/>&lt;worksAt&gt; <text:s/>?b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0" calcext:value-type="float">
            <text:p>0</text:p>
          </table:table-cell>
          <table:table-cell table:formula="of:=[.B23]/([.B23]+[.C23])" office:value-type="percentage" office:value="0.466666666666667" calcext:value-type="percentage">
            <text:p>46.67%</text:p>
          </table:table-cell>
          <table:table-cell table:style-name="ce8" office:value-type="percentage" office:value="0.13444109" calcext:value-type="percentage">
            <text:p>13.44%</text:p>
          </table:table-cell>
          <table:table-cell table:style-name="ce8" office:value-type="percentage" office:value="0.39035088" calcext:value-type="percentage">
            <text:p>39.04%</text:p>
          </table:table-cell>
          <table:table-cell table:number-columns-repeated="2" table:style-name="ce11" office:value-type="float" office:value="552" calcext:value-type="float">
            <text:p>552</text:p>
          </table:table-cell>
          <table:table-cell table:formula="of:=[.J22]+[.H23]" office:value-type="float" office:value="295202" calcext:value-type="float">
            <text:p>295202</text:p>
          </table:table-cell>
          <table:table-cell table:style-name="ce11" table:formula="of:=[.B23]+[.K22]" office:value-type="float" office:value="256" calcext:value-type="float">
            <text:p>256</text:p>
          </table:table-cell>
          <table:table-cell table:style-name="ce11" table:formula="of:=[.C23]+[.L22]" office:value-type="float" office:value="382" calcext:value-type="float">
            <text:p>382</text:p>
          </table:table-cell>
          <table:table-cell table:style-name="ce12" table:formula="of:=[.K23]/([.K23]+[.L23])" office:value-type="percentage" office:value="0.401253918495298" calcext:value-type="percentage">
            <text:p>40.13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ce2" office:value-type="string" calcext:value-type="string">
            <text:p>?a <text:s/>&lt;actedIn&gt; <text:s/>?b <text:s/>?a <text:s/>&lt;created&gt; <text:s/>?b <text:s text:c="2"/>=&gt; ?a <text:s/>&lt;produced&gt; <text:s/>?b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9" calcext:value-type="float">
            <text:p>9</text:p>
          </table:table-cell>
          <table:table-cell table:formula="of:=[.B24]/([.B24]+[.C24])" office:value-type="percentage" office:value="0" calcext:value-type="percentage">
            <text:p>0.00%</text:p>
          </table:table-cell>
          <table:table-cell table:style-name="ce8" office:value-type="percentage" office:value="0.20638086" calcext:value-type="percentage">
            <text:p>20.64%</text:p>
          </table:table-cell>
          <table:table-cell table:style-name="ce8" office:value-type="percentage" office:value="0.38983051" calcext:value-type="percentage">
            <text:p>38.98%</text:p>
          </table:table-cell>
          <table:table-cell table:number-columns-repeated="2" table:style-name="ce11" office:value-type="float" office:value="790" calcext:value-type="float">
            <text:p>790</text:p>
          </table:table-cell>
          <table:table-cell table:formula="of:=[.J23]+[.H24]" office:value-type="float" office:value="295992" calcext:value-type="float">
            <text:p>295992</text:p>
          </table:table-cell>
          <table:table-cell table:style-name="ce11" table:formula="of:=[.B24]+[.K23]" office:value-type="float" office:value="256" calcext:value-type="float">
            <text:p>256</text:p>
          </table:table-cell>
          <table:table-cell table:style-name="ce11" table:formula="of:=[.C24]+[.L23]" office:value-type="float" office:value="403" calcext:value-type="float">
            <text:p>403</text:p>
          </table:table-cell>
          <table:table-cell table:style-name="ce12" table:formula="of:=[.K24]/([.K24]+[.L24])" office:value-type="percentage" office:value="0.388467374810319" calcext:value-type="percentage">
            <text:p>38.85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ce2" office:value-type="string" calcext:value-type="string">
            <text:p>?a <text:s/>&lt;diedIn&gt; <text:s/>?c <text:s/>?c <text:s/>&lt;isLocatedIn&gt; <text:s/>?b <text:s text:c="2"/>=&gt; ?a <text:s/>&lt;livesIn&gt; <text:s/>?b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formula="of:=[.B25]/([.B25]+[.C25])" office:value-type="percentage" office:value="1" calcext:value-type="percentage">
            <text:p>100.00%</text:p>
          </table:table-cell>
          <table:table-cell table:style-name="ce8" office:value-type="percentage" office:value="0.0130597" calcext:value-type="percentage">
            <text:p>1.31%</text:p>
          </table:table-cell>
          <table:table-cell table:style-name="ce8" office:value-type="percentage" office:value="0.38546256" calcext:value-type="percentage">
            <text:p>38.55%</text:p>
          </table:table-cell>
          <table:table-cell table:style-name="ce11" office:value-type="float" office:value="12643" calcext:value-type="float">
            <text:p>12643</text:p>
          </table:table-cell>
          <table:table-cell table:style-name="ce11" office:value-type="float" office:value="13225" calcext:value-type="float">
            <text:p>13225</text:p>
          </table:table-cell>
          <table:table-cell table:formula="of:=[.J24]+[.H25]" office:value-type="float" office:value="308635" calcext:value-type="float">
            <text:p>308635</text:p>
          </table:table-cell>
          <table:table-cell table:style-name="ce11" table:formula="of:=[.B25]+[.K24]" office:value-type="float" office:value="285" calcext:value-type="float">
            <text:p>285</text:p>
          </table:table-cell>
          <table:table-cell table:style-name="ce11" table:formula="of:=[.C25]+[.L24]" office:value-type="float" office:value="403" calcext:value-type="float">
            <text:p>403</text:p>
          </table:table-cell>
          <table:table-cell table:style-name="ce12" table:formula="of:=[.K25]/([.K25]+[.L25])" office:value-type="percentage" office:value="0.414244186046512" calcext:value-type="percentage">
            <text:p>41.42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ce2" office:value-type="string" calcext:value-type="string">
            <text:p>?c <text:s/>&lt;hasCapital&gt; <text:s/>?b <text:s/>?a <text:s/>&lt;isCitizenOf&gt; <text:s/>?c <text:s text:c="2"/>=&gt; ?a <text:s/>&lt;diedIn&gt; <text:s/>?b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3" calcext:value-type="float">
            <text:p>23</text:p>
          </table:table-cell>
          <table:table-cell table:formula="of:=[.B26]/([.B26]+[.C26])" office:value-type="percentage" office:value="0.142857142857143" calcext:value-type="percentage">
            <text:p>14.29%</text:p>
          </table:table-cell>
          <table:table-cell table:style-name="ce8" office:value-type="percentage" office:value="0.05049912" calcext:value-type="percentage">
            <text:p>5.05%</text:p>
          </table:table-cell>
          <table:table-cell table:style-name="ce8" office:value-type="percentage" office:value="0.38457239" calcext:value-type="percentage">
            <text:p>38.46%</text:p>
          </table:table-cell>
          <table:table-cell table:number-columns-repeated="2" table:style-name="ce11" office:value-type="float" office:value="12936" calcext:value-type="float">
            <text:p>12936</text:p>
          </table:table-cell>
          <table:table-cell table:formula="of:=[.J25]+[.H26]" office:value-type="float" office:value="321571" calcext:value-type="float">
            <text:p>321571</text:p>
          </table:table-cell>
          <table:table-cell table:style-name="ce11" table:formula="of:=[.B26]+[.K25]" office:value-type="float" office:value="286" calcext:value-type="float">
            <text:p>286</text:p>
          </table:table-cell>
          <table:table-cell table:style-name="ce11" table:formula="of:=[.C26]+[.L25]" office:value-type="float" office:value="409" calcext:value-type="float">
            <text:p>409</text:p>
          </table:table-cell>
          <table:table-cell table:style-name="ce12" table:formula="of:=[.K26]/([.K26]+[.L26])" office:value-type="percentage" office:value="0.411510791366907" calcext:value-type="percentage">
            <text:p>41.15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ce2" office:value-type="string" calcext:value-type="string">
            <text:p>?a <text:s/>&lt;created&gt; <text:s/>?b <text:s/>?a <text:s/>&lt;directed&gt; <text:s/>?b <text:s text:c="2"/>=&gt; ?a <text:s/>&lt;produced&gt; <text:s/>?b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7" calcext:value-type="float">
            <text:p>7</text:p>
          </table:table-cell>
          <table:table-cell table:formula="of:=[.B27]/([.B27]+[.C27])" office:value-type="percentage" office:value="0.0434782608695652" calcext:value-type="percentage">
            <text:p>4.35%</text:p>
          </table:table-cell>
          <table:table-cell table:style-name="ce8" office:value-type="percentage" office:value="0.1610642" calcext:value-type="percentage">
            <text:p>16.11%</text:p>
          </table:table-cell>
          <table:table-cell table:style-name="ce8" office:value-type="percentage" office:value="0.37472202" calcext:value-type="percentage">
            <text:p>37.47%</text:p>
          </table:table-cell>
          <table:table-cell table:style-name="ce11" office:value-type="float" office:value="4973" calcext:value-type="float">
            <text:p>4973</text:p>
          </table:table-cell>
          <table:table-cell table:style-name="ce11" office:value-type="float" office:value="5258" calcext:value-type="float">
            <text:p>5258</text:p>
          </table:table-cell>
          <table:table-cell table:formula="of:=[.J26]+[.H27]" office:value-type="float" office:value="326544" calcext:value-type="float">
            <text:p>326544</text:p>
          </table:table-cell>
          <table:table-cell table:style-name="ce11" table:formula="of:=[.B27]+[.K26]" office:value-type="float" office:value="287" calcext:value-type="float">
            <text:p>287</text:p>
          </table:table-cell>
          <table:table-cell table:style-name="ce11" table:formula="of:=[.C27]+[.L26]" office:value-type="float" office:value="431" calcext:value-type="float">
            <text:p>431</text:p>
          </table:table-cell>
          <table:table-cell table:style-name="ce12" table:formula="of:=[.K27]/([.K27]+[.L27])" office:value-type="percentage" office:value="0.399721448467967" calcext:value-type="percentage">
            <text:p>39.97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ce2" office:value-type="string" calcext:value-type="string">
            <text:p>?a <text:s/>&lt;livesIn&gt; <text:s/>?b <text:s text:c="2"/>=&gt; ?a <text:s/>&lt;isCitizenOf&gt; <text:s/>?b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0" calcext:value-type="float">
            <text:p>0</text:p>
          </table:table-cell>
          <table:table-cell table:formula="of:=[.B28]/([.B28]+[.C28])" office:value-type="percentage" office:value="0.2" calcext:value-type="percentage">
            <text:p>20.00%</text:p>
          </table:table-cell>
          <table:table-cell table:style-name="ce8" office:value-type="percentage" office:value="0.04488453" calcext:value-type="percentage">
            <text:p>4.49%</text:p>
          </table:table-cell>
          <table:table-cell table:style-name="ce8" office:value-type="percentage" office:value="0.36571748" calcext:value-type="percentage">
            <text:p>36.57%</text:p>
          </table:table-cell>
          <table:table-cell table:style-name="ce11" office:value-type="float" office:value="12609" calcext:value-type="float">
            <text:p>12609</text:p>
          </table:table-cell>
          <table:table-cell table:style-name="ce11" office:value-type="float" office:value="13611" calcext:value-type="float">
            <text:p>13611</text:p>
          </table:table-cell>
          <table:table-cell table:formula="of:=[.J27]+[.H28]" office:value-type="float" office:value="339153" calcext:value-type="float">
            <text:p>339153</text:p>
          </table:table-cell>
          <table:table-cell table:style-name="ce11" table:formula="of:=[.B28]+[.K27]" office:value-type="float" office:value="293" calcext:value-type="float">
            <text:p>293</text:p>
          </table:table-cell>
          <table:table-cell table:style-name="ce11" table:formula="of:=[.C28]+[.L27]" office:value-type="float" office:value="455" calcext:value-type="float">
            <text:p>455</text:p>
          </table:table-cell>
          <table:table-cell table:style-name="ce12" table:formula="of:=[.K28]/([.K28]+[.L28])" office:value-type="percentage" office:value="0.391711229946524" calcext:value-type="percentage">
            <text:p>39.17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ce2" office:value-type="string" calcext:value-type="string">
            <text:p>?a <text:s/>&lt;directed&gt; <text:s/>?b <text:s text:c="2"/>=&gt; ?a <text:s/>&lt;created&gt; <text:s/>?b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6" calcext:value-type="float">
            <text:p>6</text:p>
          </table:table-cell>
          <table:table-cell table:formula="of:=[.B29]/([.B29]+[.C29])" office:value-type="percentage" office:value="0.208333333333333" calcext:value-type="percentage">
            <text:p>20.83%</text:p>
          </table:table-cell>
          <table:table-cell table:style-name="ce8" office:value-type="percentage" office:value="0.18752427" calcext:value-type="percentage">
            <text:p>18.75%</text:p>
          </table:table-cell>
          <table:table-cell table:style-name="ce8" office:value-type="percentage" office:value="0.32464443" calcext:value-type="percentage">
            <text:p>32.46%</text:p>
          </table:table-cell>
          <table:table-cell table:number-columns-repeated="2" table:style-name="ce11" office:value-type="float" office:value="26980" calcext:value-type="float">
            <text:p>26980</text:p>
          </table:table-cell>
          <table:table-cell table:formula="of:=[.J28]+[.H29]" office:value-type="float" office:value="366133" calcext:value-type="float">
            <text:p>366133</text:p>
          </table:table-cell>
          <table:table-cell table:style-name="ce11" table:formula="of:=[.B29]+[.K28]" office:value-type="float" office:value="298" calcext:value-type="float">
            <text:p>298</text:p>
          </table:table-cell>
          <table:table-cell table:style-name="ce11" table:formula="of:=[.C29]+[.L28]" office:value-type="float" office:value="474" calcext:value-type="float">
            <text:p>474</text:p>
          </table:table-cell>
          <table:table-cell table:style-name="ce12" table:formula="of:=[.K29]/([.K29]+[.L29])" office:value-type="percentage" office:value="0.3860103626943" calcext:value-type="percentage">
            <text:p>38.60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ce2" office:value-type="string" calcext:value-type="string">
            <text:p>?a <text:s/>&lt;livesIn&gt; <text:s/>?b <text:s text:c="2"/>=&gt; ?a <text:s/>&lt;isLeaderOf&gt; <text:s/>?b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0" calcext:value-type="float">
            <text:p>0</text:p>
          </table:table-cell>
          <table:table-cell table:formula="of:=[.B30]/([.B30]+[.C30])" office:value-type="percentage" office:value="0.0333333333333333" calcext:value-type="percentage">
            <text:p>3.33%</text:p>
          </table:table-cell>
          <table:table-cell table:style-name="ce8" office:value-type="percentage" office:value="0.01473309" calcext:value-type="percentage">
            <text:p>1.47%</text:p>
          </table:table-cell>
          <table:table-cell table:style-name="ce8" office:value-type="percentage" office:value="0.31386861" calcext:value-type="percentage">
            <text:p>31.39%</text:p>
          </table:table-cell>
          <table:table-cell table:number-columns-repeated="2" table:style-name="ce11" office:value-type="float" office:value="14287" calcext:value-type="float">
            <text:p>14287</text:p>
          </table:table-cell>
          <table:table-cell table:formula="of:=[.J29]+[.H30]" office:value-type="float" office:value="380420" calcext:value-type="float">
            <text:p>380420</text:p>
          </table:table-cell>
          <table:table-cell table:style-name="ce11" table:formula="of:=[.B30]+[.K29]" office:value-type="float" office:value="299" calcext:value-type="float">
            <text:p>299</text:p>
          </table:table-cell>
          <table:table-cell table:style-name="ce11" table:formula="of:=[.C30]+[.L29]" office:value-type="float" office:value="503" calcext:value-type="float">
            <text:p>503</text:p>
          </table:table-cell>
          <table:table-cell table:style-name="ce12" table:formula="of:=[.K30]/([.K30]+[.L30])" office:value-type="percentage" office:value="0.372817955112219" calcext:value-type="percentage">
            <text:p>37.28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ce2" office:value-type="string" calcext:value-type="string">
            <text:p>?a <text:s/>&lt;livesIn&gt; <text:s/>?b <text:s text:c="2"/>=&gt; ?a <text:s/>&lt;diedIn&gt; <text:s/>?b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8" calcext:value-type="float">
            <text:p>28</text:p>
          </table:table-cell>
          <table:table-cell table:formula="of:=[.B31]/([.B31]+[.C31])" office:value-type="percentage" office:value="1" calcext:value-type="percentage">
            <text:p>100.00%</text:p>
          </table:table-cell>
          <table:table-cell table:style-name="ce8" office:value-type="percentage" office:value="0.01829644" calcext:value-type="percentage">
            <text:p>1.83%</text:p>
          </table:table-cell>
          <table:table-cell table:style-name="ce8" office:value-type="percentage" office:value="0.29053319" calcext:value-type="percentage">
            <text:p>29.05%</text:p>
          </table:table-cell>
          <table:table-cell table:style-name="ce11" office:value-type="float" office:value="13949" calcext:value-type="float">
            <text:p>13949</text:p>
          </table:table-cell>
          <table:table-cell table:style-name="ce11" office:value-type="float" office:value="14140" calcext:value-type="float">
            <text:p>14140</text:p>
          </table:table-cell>
          <table:table-cell table:formula="of:=[.J30]+[.H31]" office:value-type="float" office:value="394369" calcext:value-type="float">
            <text:p>394369</text:p>
          </table:table-cell>
          <table:table-cell table:style-name="ce11" table:formula="of:=[.B31]+[.K30]" office:value-type="float" office:value="301" calcext:value-type="float">
            <text:p>301</text:p>
          </table:table-cell>
          <table:table-cell table:style-name="ce11" table:formula="of:=[.C31]+[.L30]" office:value-type="float" office:value="503" calcext:value-type="float">
            <text:p>503</text:p>
          </table:table-cell>
          <table:table-cell table:style-name="ce12" table:formula="of:=[.K31]/([.K31]+[.L31])" office:value-type="percentage" office:value="0.374378109452736" calcext:value-type="percentage">
            <text:p>37.44%</text:p>
          </table:table-cell>
          <table:table-cell office:value-type="string" calcext:value-type="string">
            <text:p>PCA Ranking</text:p>
          </table:table-cell>
        </table:table-row>
        <table:table-row table:style-name="ro2" table:number-rows-repeated="2">
          <table:table-cell table:style-name="Default" table:number-columns-repeated="9"/>
          <table:table-cell table:number-columns-repeated="5"/>
        </table:table-row>
        <table:table-row table:style-name="ro2" table:number-rows-repeated="9">
          <table:table-cell table:number-columns-repeated="4"/>
          <table:table-cell table:style-name="ce9"/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 table:style-name="Default"/>
          <table:table-cell table:number-columns-repeated="3"/>
          <table:table-cell table:style-name="ce9"/>
          <table:table-cell table:number-columns-repeated="4"/>
          <table:table-cell table:style-name="ce8"/>
          <table:table-cell table:number-columns-repeated="4"/>
        </table:table-row>
        <table:table-row table:style-name="ro2" table:number-rows-repeated="16">
          <table:table-cell table:number-columns-repeated="4"/>
          <table:table-cell table:style-name="ce9"/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 table:style-name="ce2"/>
          <table:table-cell table:number-columns-repeated="3"/>
          <table:table-cell table:style-name="ce9"/>
          <table:table-cell table:number-columns-repeated="4"/>
          <table:table-cell table:style-name="ce8"/>
          <table:table-cell table:number-columns-repeated="4"/>
        </table:table-row>
        <table:table-row table:style-name="ro2" table:number-rows-repeated="3">
          <table:table-cell table:number-columns-repeated="4"/>
          <table:table-cell table:style-name="ce9"/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 table:style-name="ce2"/>
          <table:table-cell table:number-columns-repeated="3"/>
          <table:table-cell table:style-name="ce2"/>
          <table:table-cell table:number-columns-repeated="9"/>
        </table:table-row>
        <table:table-row table:style-name="ro2" table:number-rows-repeated="4">
          <table:table-cell table:style-name="ce4"/>
          <table:table-cell table:style-name="Default" table:number-columns-repeated="8"/>
          <table:table-cell table:number-columns-repeated="5"/>
        </table:table-row>
        <table:table-row table:style-name="ro2">
          <table:table-cell table:style-name="ce4"/>
          <table:table-cell table:style-name="Default" table:number-columns-repeated="8"/>
          <table:table-cell table:number-columns-repeated="5"/>
        </table:table-row>
      </table:table>
      <table:table table:name="Std Confidence" table:style-name="ta1" table:print="false">
        <table:table-column table:style-name="co11" table:default-cell-style-name="Default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12"/>
        <table:table-column table:style-name="co16" table:default-cell-style-name="Default"/>
        <table:table-column table:style-name="co17" table:default-cell-style-name="Default"/>
        <table:table-column table:style-name="co6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" table:default-cell-style-name="Default"/>
        <table:table-column table:style-name="co20" table:default-cell-style-name="Default"/>
        <table:table-column table:style-name="co21" table:default-cell-style-name="Default"/>
        <table:table-row table:style-name="ro2">
          <table:table-cell table:style-name="ce1" office:value-type="string" calcext:value-type="string">
            <text:p>Standard Confidence (rules 1-30)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5" office:value-type="boolean" office:boolean-value="false" calcext:value-type="boolean">
            <text:p>FALSE</text:p>
          </table:table-cell>
          <table:table-cell table:style-name="ce7" office:value-type="string" calcext:value-type="string">
            <text:p>Unknown</text:p>
          </table:table-cell>
          <table:table-cell table:style-name="ce7" office:value-type="string" calcext:value-type="string">
            <text:p>Precision</text:p>
          </table:table-cell>
          <table:table-cell table:style-name="ce7" office:value-type="string" calcext:value-type="string">
            <text:p>Std. Confidence</text:p>
          </table:table-cell>
          <table:table-cell table:style-name="ce7" office:value-type="string" calcext:value-type="string">
            <text:p>PCA Confidence</text:p>
          </table:table-cell>
          <table:table-cell table:style-name="ce7" office:value-type="string" calcext:value-type="string">
            <text:p>Predictions</text:p>
          </table:table-cell>
          <table:table-cell table:style-name="ce7" office:value-type="string" calcext:value-type="string">
            <text:p>Body – support</text:p>
          </table:table-cell>
          <table:table-cell table:style-name="ce7" office:value-type="string" calcext:value-type="string">
            <text:p>Agg predictions</text:p>
          </table:table-cell>
          <table:table-cell table:style-name="ce7" office:value-type="string" calcext:value-type="string">
            <text:p>Agg true</text:p>
          </table:table-cell>
          <table:table-cell table:style-name="ce7" office:value-type="string" calcext:value-type="string">
            <text:p>Agg false</text:p>
          </table:table-cell>
          <table:table-cell table:style-name="ce7" office:value-type="string" calcext:value-type="string">
            <text:p>Agg precision</text:p>
          </table:table-cell>
          <table:table-cell table:style-name="ce1" office:value-type="string" calcext:value-type="string">
            <text:p>Source</text:p>
          </table:table-cell>
        </table:table-row>
        <table:table-row table:style-name="ro2">
          <table:table-cell office:value-type="string" calcext:value-type="string">
            <text:p>?e <text:s/>&lt;isMarriedTo&gt; <text:s/>?a <text:s/>?e <text:s/>&lt;hasChild&gt; <text:s/>?b <text:s text:c="2"/>=&gt; ?a <text:s/>&lt;hasChild&gt; <text:s/>?b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[.B2]/([.B2]+[.C2])" office:value-type="percentage" office:value="0.344827586206897" calcext:value-type="percentage">
            <text:p>34.48%</text:p>
          </table:table-cell>
          <table:table-cell table:number-columns-repeated="2" table:style-name="ce11" office:value-type="float" office:value="0.57565326" calcext:value-type="float">
            <text:p>0.57565326</text:p>
          </table:table-cell>
          <table:table-cell table:number-columns-repeated="2" table:style-name="ce11" office:value-type="float" office:value="1865" calcext:value-type="float">
            <text:p>1865</text:p>
          </table:table-cell>
          <table:table-cell table:style-name="ce11" table:formula="of:=[.H2]" office:value-type="float" office:value="1865" calcext:value-type="float">
            <text:p>1865</text:p>
          </table:table-cell>
          <table:table-cell table:style-name="ce11" table:formula="of:=[.B2]" office:value-type="float" office:value="10" calcext:value-type="float">
            <text:p>10</text:p>
          </table:table-cell>
          <table:table-cell table:style-name="ce11" table:formula="of:=[.C2]" office:value-type="float" office:value="19" calcext:value-type="float">
            <text:p>19</text:p>
          </table:table-cell>
          <table:table-cell table:style-name="ce12" table:formula="of:=[.K2]/([.K2]+[.L2])" office:value-type="percentage" office:value="0.344827586206897" calcext:value-type="percentage">
            <text:p>34.48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office:value-type="string" calcext:value-type="string">
            <text:p>?a <text:s/>&lt;isMarriedTo&gt; <text:s/>?f <text:s/>?f <text:s/>&lt;hasChild&gt; <text:s/>?b <text:s text:c="2"/>=&gt; ?a <text:s/>&lt;hasChild&gt; <text:s/>?b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B3]/([.B3]+[.C3])" office:value-type="percentage" office:value="0.333333333333333" calcext:value-type="percentage">
            <text:p>33.33%</text:p>
          </table:table-cell>
          <table:table-cell table:number-columns-repeated="2" table:style-name="ce11" office:value-type="float" office:value="0.56113903" calcext:value-type="float">
            <text:p>0.56113903</text:p>
          </table:table-cell>
          <table:table-cell table:style-name="ce11" office:value-type="float" office:value="1068" calcext:value-type="float">
            <text:p>1068</text:p>
          </table:table-cell>
          <table:table-cell table:style-name="ce11" office:value-type="float" office:value="1986" calcext:value-type="float">
            <text:p>1986</text:p>
          </table:table-cell>
          <table:table-cell table:style-name="ce11" table:formula="of:=[.J2]+[.H3]" office:value-type="float" office:value="2933" calcext:value-type="float">
            <text:p>2933</text:p>
          </table:table-cell>
          <table:table-cell table:style-name="ce11" table:formula="of:=[.K2]+[.B3]" office:value-type="float" office:value="20" calcext:value-type="float">
            <text:p>20</text:p>
          </table:table-cell>
          <table:table-cell table:style-name="ce11" table:formula="of:=[.L2]+[.C3]" office:value-type="float" office:value="39" calcext:value-type="float">
            <text:p>39</text:p>
          </table:table-cell>
          <table:table-cell table:style-name="ce12" table:formula="of:=[.K3]/([.K3]+[.L3])" office:value-type="percentage" office:value="0.338983050847458" calcext:value-type="percentage">
            <text:p>33.90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office:value-type="string" calcext:value-type="string">
            <text:p>?b <text:s/>&lt;isMarriedTo&gt; <text:s/>?a <text:s text:c="2"/>=&gt; ?a <text:s/>&lt;isMarriedTo&gt; <text:s/>?b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4]/([.B4]+[.C4])" office:value-type="percentage" office:value="0.966666666666667" calcext:value-type="percentage">
            <text:p>96.67%</text:p>
          </table:table-cell>
          <table:table-cell table:style-name="ce11" office:value-type="float" office:value="0.53014258" calcext:value-type="float">
            <text:p>0.53014258</text:p>
          </table:table-cell>
          <table:table-cell table:style-name="ce11" office:value-type="float" office:value="0.91785766" calcext:value-type="float">
            <text:p>0.91785766</text:p>
          </table:table-cell>
          <table:table-cell table:number-columns-repeated="2" table:style-name="ce11" office:value-type="float" office:value="5158" calcext:value-type="float">
            <text:p>5158</text:p>
          </table:table-cell>
          <table:table-cell table:style-name="ce11" table:formula="of:=[.J3]+[.H4]" office:value-type="float" office:value="8091" calcext:value-type="float">
            <text:p>8091</text:p>
          </table:table-cell>
          <table:table-cell table:style-name="ce11" table:formula="of:=[.K3]+[.B4]" office:value-type="float" office:value="49" calcext:value-type="float">
            <text:p>49</text:p>
          </table:table-cell>
          <table:table-cell table:style-name="ce11" table:formula="of:=[.L3]+[.C4]" office:value-type="float" office:value="40" calcext:value-type="float">
            <text:p>40</text:p>
          </table:table-cell>
          <table:table-cell table:style-name="ce12" table:formula="of:=[.K4]/([.K4]+[.L4])" office:value-type="percentage" office:value="0.550561797752809" calcext:value-type="percentage">
            <text:p>55.06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created&gt; <text:s/>?b <text:s/>?a <text:s/>&lt;produced&gt; <text:s/>?b <text:s text:c="2"/>=&gt; ?a <text:s/>&lt;directed&gt; <text:s/>?b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B5]/([.B5]+[.C5])" office:value-type="percentage" office:value="0.0333333333333333" calcext:value-type="percentage">
            <text:p>3.33%</text:p>
          </table:table-cell>
          <table:table-cell table:style-name="ce11" office:value-type="float" office:value="0.49827501" calcext:value-type="float">
            <text:p>0.49827501</text:p>
          </table:table-cell>
          <table:table-cell table:style-name="ce11" office:value-type="float" office:value="0.58676727" calcext:value-type="float">
            <text:p>0.58676727</text:p>
          </table:table-cell>
          <table:table-cell table:number-columns-repeated="2" table:style-name="ce11" office:value-type="float" office:value="976" calcext:value-type="float">
            <text:p>976</text:p>
          </table:table-cell>
          <table:table-cell table:style-name="ce11" table:formula="of:=[.J4]+[.H5]" office:value-type="float" office:value="9067" calcext:value-type="float">
            <text:p>9067</text:p>
          </table:table-cell>
          <table:table-cell table:style-name="ce11" table:formula="of:=[.K4]+[.B5]" office:value-type="float" office:value="50" calcext:value-type="float">
            <text:p>50</text:p>
          </table:table-cell>
          <table:table-cell table:style-name="ce11" table:formula="of:=[.L4]+[.C5]" office:value-type="float" office:value="69" calcext:value-type="float">
            <text:p>69</text:p>
          </table:table-cell>
          <table:table-cell table:style-name="ce12" table:formula="of:=[.K5]/([.K5]+[.L5])" office:value-type="percentage" office:value="0.420168067226891" calcext:value-type="percentage">
            <text:p>42.02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actedIn&gt; <text:s/>?b <text:s/>?a <text:s/>&lt;created&gt; <text:s/>?b <text:s text:c="2"/>=&gt; ?a <text:s/>&lt;directed&gt; <text:s/>?b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[.B6]/([.B6]+[.C6])" office:value-type="percentage" office:value="0.0344827586206897" calcext:value-type="percentage">
            <text:p>3.45%</text:p>
          </table:table-cell>
          <table:table-cell table:style-name="ce11" office:value-type="float" office:value="0.38285145" calcext:value-type="float">
            <text:p>0.38285145</text:p>
          </table:table-cell>
          <table:table-cell table:style-name="ce11" office:value-type="float" office:value="0.45229682" calcext:value-type="float">
            <text:p>0.45229682</text:p>
          </table:table-cell>
          <table:table-cell table:style-name="ce11" office:value-type="float" office:value="518" calcext:value-type="float">
            <text:p>518</text:p>
          </table:table-cell>
          <table:table-cell table:style-name="ce11" office:value-type="float" office:value="608" calcext:value-type="float">
            <text:p>608</text:p>
          </table:table-cell>
          <table:table-cell table:style-name="ce11" table:formula="of:=[.J5]+[.H6]" office:value-type="float" office:value="9585" calcext:value-type="float">
            <text:p>9585</text:p>
          </table:table-cell>
          <table:table-cell table:style-name="ce11" table:formula="of:=[.K5]+[.B6]" office:value-type="float" office:value="51" calcext:value-type="float">
            <text:p>51</text:p>
          </table:table-cell>
          <table:table-cell table:style-name="ce11" table:formula="of:=[.L5]+[.C6]" office:value-type="float" office:value="97" calcext:value-type="float">
            <text:p>97</text:p>
          </table:table-cell>
          <table:table-cell table:style-name="ce12" table:formula="of:=[.K6]/([.K6]+[.L6])" office:value-type="percentage" office:value="0.344594594594595" calcext:value-type="percentage">
            <text:p>34.46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isMarriedTo&gt; <text:s/>?c <text:s/>?c <text:s/>&lt;livesIn&gt; <text:s/>?b <text:s text:c="2"/>=&gt; ?a <text:s/>&lt;livesIn&gt; <text:s/>?b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7]/([.B7]+[.C7])" office:value-type="percentage" office:value="0.75" calcext:value-type="percentage">
            <text:p>75.00%</text:p>
          </table:table-cell>
          <table:table-cell table:style-name="ce11" office:value-type="float" office:value="0.33705773" calcext:value-type="float">
            <text:p>0.33705773</text:p>
          </table:table-cell>
          <table:table-cell table:style-name="ce11" office:value-type="float" office:value="0.6988417" calcext:value-type="float">
            <text:p>0.6988417</text:p>
          </table:table-cell>
          <table:table-cell table:number-columns-repeated="2" table:style-name="ce11" office:value-type="float" office:value="326" calcext:value-type="float">
            <text:p>326</text:p>
          </table:table-cell>
          <table:table-cell table:style-name="ce11" table:formula="of:=[.J6]+[.H7]" office:value-type="float" office:value="9911" calcext:value-type="float">
            <text:p>9911</text:p>
          </table:table-cell>
          <table:table-cell table:style-name="ce11" table:formula="of:=[.K6]+[.B7]" office:value-type="float" office:value="69" calcext:value-type="float">
            <text:p>69</text:p>
          </table:table-cell>
          <table:table-cell table:style-name="ce11" table:formula="of:=[.L6]+[.C7]" office:value-type="float" office:value="103" calcext:value-type="float">
            <text:p>103</text:p>
          </table:table-cell>
          <table:table-cell table:style-name="ce12" table:formula="of:=[.K7]/([.K7]+[.L7])" office:value-type="percentage" office:value="0.401162790697674" calcext:value-type="percentage">
            <text:p>40.12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dealsWith&gt; <text:s/>?f <text:s/>?f <text:s/>&lt;dealsWith&gt; <text:s/>?b <text:s text:c="2"/>=&gt; ?a <text:s/>&lt;dealsWith&gt; <text:s/>?b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B8]/([.B8]+[.C8])" office:value-type="percentage" office:value="0.2" calcext:value-type="percentage">
            <text:p>20.00%</text:p>
          </table:table-cell>
          <table:table-cell table:number-columns-repeated="2" table:style-name="ce11" office:value-type="float" office:value="0.28194103" calcext:value-type="float">
            <text:p>0.28194103</text:p>
          </table:table-cell>
          <table:table-cell table:number-columns-repeated="2" table:style-name="ce11" office:value-type="float" office:value="75" calcext:value-type="float">
            <text:p>75</text:p>
          </table:table-cell>
          <table:table-cell table:style-name="ce11" table:formula="of:=[.J7]+[.H8]" office:value-type="float" office:value="9986" calcext:value-type="float">
            <text:p>9986</text:p>
          </table:table-cell>
          <table:table-cell table:style-name="ce11" table:formula="of:=[.K7]+[.B8]" office:value-type="float" office:value="75" calcext:value-type="float">
            <text:p>75</text:p>
          </table:table-cell>
          <table:table-cell table:style-name="ce11" table:formula="of:=[.L7]+[.C8]" office:value-type="float" office:value="127" calcext:value-type="float">
            <text:p>127</text:p>
          </table:table-cell>
          <table:table-cell table:style-name="ce12" table:formula="of:=[.K8]/([.K8]+[.L8])" office:value-type="percentage" office:value="0.371287128712871" calcext:value-type="percentage">
            <text:p>37.13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e <text:s/>&lt;isMarriedTo&gt; <text:s/>?a <text:s/>?e <text:s/>&lt;livesIn&gt; <text:s/>?b <text:s text:c="2"/>=&gt; ?a <text:s/>&lt;livesIn&gt; <text:s/>?b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9]/([.B9]+[.C9])" office:value-type="percentage" office:value="1" calcext:value-type="percentage">
            <text:p>100.00%</text:p>
          </table:table-cell>
          <table:table-cell table:style-name="ce11" office:value-type="float" office:value="0.22807018" calcext:value-type="float">
            <text:p>0.22807018</text:p>
          </table:table-cell>
          <table:table-cell table:style-name="ce11" office:value-type="float" office:value="0.68421053" calcext:value-type="float">
            <text:p>0.68421053</text:p>
          </table:table-cell>
          <table:table-cell table:style-name="ce11" office:value-type="float" office:value="299" calcext:value-type="float">
            <text:p>299</text:p>
          </table:table-cell>
          <table:table-cell table:style-name="ce11" office:value-type="float" office:value="542" calcext:value-type="float">
            <text:p>542</text:p>
          </table:table-cell>
          <table:table-cell table:style-name="ce11" table:formula="of:=[.J8]+[.H9]" office:value-type="float" office:value="10285" calcext:value-type="float">
            <text:p>10285</text:p>
          </table:table-cell>
          <table:table-cell table:style-name="ce11" table:formula="of:=[.K8]+[.B9]" office:value-type="float" office:value="99" calcext:value-type="float">
            <text:p>99</text:p>
          </table:table-cell>
          <table:table-cell table:style-name="ce11" table:formula="of:=[.L8]+[.C9]" office:value-type="float" office:value="127" calcext:value-type="float">
            <text:p>127</text:p>
          </table:table-cell>
          <table:table-cell table:style-name="ce12" table:formula="of:=[.K9]/([.K9]+[.L9])" office:value-type="percentage" office:value="0.438053097345133" calcext:value-type="percentage">
            <text:p>43.81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actedIn&gt; <text:s/>?b <text:s/>?a <text:s/>&lt;created&gt; <text:s/>?b <text:s text:c="2"/>=&gt; ?a <text:s/>&lt;produced&gt; <text:s/>?b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[.B10]/([.B10]+[.C10])" office:value-type="percentage" office:value="0.185185185185185" calcext:value-type="percentage">
            <text:p>18.52%</text:p>
          </table:table-cell>
          <table:table-cell table:style-name="ce11" office:value-type="float" office:value="0.20638086" calcext:value-type="float">
            <text:p>0.20638086</text:p>
          </table:table-cell>
          <table:table-cell table:style-name="ce11" office:value-type="float" office:value="0.38983051" calcext:value-type="float">
            <text:p>0.38983051</text:p>
          </table:table-cell>
          <table:table-cell table:number-columns-repeated="2" table:style-name="ce11" office:value-type="float" office:value="790" calcext:value-type="float">
            <text:p>790</text:p>
          </table:table-cell>
          <table:table-cell table:style-name="ce11" table:formula="of:=[.J9]+[.H10]" office:value-type="float" office:value="11075" calcext:value-type="float">
            <text:p>11075</text:p>
          </table:table-cell>
          <table:table-cell table:style-name="ce11" table:formula="of:=[.K9]+[.B10]" office:value-type="float" office:value="104" calcext:value-type="float">
            <text:p>104</text:p>
          </table:table-cell>
          <table:table-cell table:style-name="ce11" table:formula="of:=[.L9]+[.C10]" office:value-type="float" office:value="149" calcext:value-type="float">
            <text:p>149</text:p>
          </table:table-cell>
          <table:table-cell table:style-name="ce12" table:formula="of:=[.K10]/([.K10]+[.L10])" office:value-type="percentage" office:value="0.411067193675889" calcext:value-type="percentage">
            <text:p>41.11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directed&gt; <text:s/>?b <text:s text:c="2"/>=&gt; ?a <text:s/>&lt;created&gt; <text:s/>?b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[.B11]/([.B11]+[.C11])" office:value-type="percentage" office:value="0.241379310344828" calcext:value-type="percentage">
            <text:p>24.14%</text:p>
          </table:table-cell>
          <table:table-cell table:style-name="ce11" office:value-type="float" office:value="0.18752427" calcext:value-type="float">
            <text:p>0.18752427</text:p>
          </table:table-cell>
          <table:table-cell table:style-name="ce11" office:value-type="float" office:value="0.32464443" calcext:value-type="float">
            <text:p>0.32464443</text:p>
          </table:table-cell>
          <table:table-cell table:number-columns-repeated="2" table:style-name="ce11" office:value-type="float" office:value="26980" calcext:value-type="float">
            <text:p>26980</text:p>
          </table:table-cell>
          <table:table-cell table:style-name="ce11" table:formula="of:=[.J10]+[.H11]" office:value-type="float" office:value="38055" calcext:value-type="float">
            <text:p>38055</text:p>
          </table:table-cell>
          <table:table-cell table:style-name="ce11" table:formula="of:=[.K10]+[.B11]" office:value-type="float" office:value="111" calcext:value-type="float">
            <text:p>111</text:p>
          </table:table-cell>
          <table:table-cell table:style-name="ce11" table:formula="of:=[.L10]+[.C11]" office:value-type="float" office:value="171" calcext:value-type="float">
            <text:p>171</text:p>
          </table:table-cell>
          <table:table-cell table:style-name="ce12" table:formula="of:=[.K11]/([.K11]+[.L11])" office:value-type="percentage" office:value="0.393617021276596" calcext:value-type="percentage">
            <text:p>39.36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livesIn&gt; <text:s/>?f <text:s/>?f <text:s/>&lt;hasCapital&gt; <text:s/>?b <text:s text:c="2"/>=&gt; ?a <text:s/>&lt;livesIn&gt; <text:s/>?b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[.B12]/([.B12]+[.C12])" office:value-type="percentage" office:value="0.185185185185185" calcext:value-type="percentage">
            <text:p>18.52%</text:p>
          </table:table-cell>
          <table:table-cell table:number-columns-repeated="2" table:style-name="ce11" office:value-type="float" office:value="0.18533145" calcext:value-type="float">
            <text:p>0.18533145</text:p>
          </table:table-cell>
          <table:table-cell table:style-name="ce11" office:value-type="float" office:value="2851" calcext:value-type="float">
            <text:p>2851</text:p>
          </table:table-cell>
          <table:table-cell table:style-name="ce11" office:value-type="float" office:value="2852" calcext:value-type="float">
            <text:p>2852</text:p>
          </table:table-cell>
          <table:table-cell table:style-name="ce11" table:formula="of:=[.J11]+[.H12]" office:value-type="float" office:value="40906" calcext:value-type="float">
            <text:p>40906</text:p>
          </table:table-cell>
          <table:table-cell table:style-name="ce11" table:formula="of:=[.K11]+[.B12]" office:value-type="float" office:value="116" calcext:value-type="float">
            <text:p>116</text:p>
          </table:table-cell>
          <table:table-cell table:style-name="ce11" table:formula="of:=[.L11]+[.C12]" office:value-type="float" office:value="193" calcext:value-type="float">
            <text:p>193</text:p>
          </table:table-cell>
          <table:table-cell table:style-name="ce12" table:formula="of:=[.K12]/([.K12]+[.L12])" office:value-type="percentage" office:value="0.375404530744337" calcext:value-type="percentage">
            <text:p>37.54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livesIn&gt; <text:s/>?f <text:s/>?f <text:s/>&lt;isLocatedIn&gt; <text:s/>?b <text:s text:c="2"/>=&gt; ?a <text:s/>&lt;livesIn&gt; <text:s/>?b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13]/([.B13]+[.C13])" office:value-type="percentage" office:value="0.896551724137931" calcext:value-type="percentage">
            <text:p>89.66%</text:p>
          </table:table-cell>
          <table:table-cell table:number-columns-repeated="2" table:style-name="ce11" office:value-type="float" office:value="0.1780224" calcext:value-type="float">
            <text:p>0.1780224</text:p>
          </table:table-cell>
          <table:table-cell table:style-name="ce11" office:value-type="float" office:value="4225" calcext:value-type="float">
            <text:p>4225</text:p>
          </table:table-cell>
          <table:table-cell table:style-name="ce11" office:value-type="float" office:value="4227" calcext:value-type="float">
            <text:p>4227</text:p>
          </table:table-cell>
          <table:table-cell table:style-name="ce11" table:formula="of:=[.J12]+[.H13]" office:value-type="float" office:value="45131" calcext:value-type="float">
            <text:p>45131</text:p>
          </table:table-cell>
          <table:table-cell table:style-name="ce11" table:formula="of:=[.K12]+[.B13]" office:value-type="float" office:value="142" calcext:value-type="float">
            <text:p>142</text:p>
          </table:table-cell>
          <table:table-cell table:style-name="ce11" table:formula="of:=[.L12]+[.C13]" office:value-type="float" office:value="196" calcext:value-type="float">
            <text:p>196</text:p>
          </table:table-cell>
          <table:table-cell table:style-name="ce12" table:formula="of:=[.K13]/([.K13]+[.L13])" office:value-type="percentage" office:value="0.420118343195266" calcext:value-type="percentage">
            <text:p>42.01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hasChild&gt; <text:s/>?c <text:s/>?b <text:s/>&lt;hasChild&gt; <text:s/>?c <text:s text:c="2"/>=&gt; ?a <text:s/>&lt;isMarriedTo&gt; <text:s/>?b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B14]/([.B14]+[.C14])" office:value-type="percentage" office:value="0.766666666666667" calcext:value-type="percentage">
            <text:p>76.67%</text:p>
          </table:table-cell>
          <table:table-cell table:style-name="ce11" office:value-type="float" office:value="0.17321165" calcext:value-type="float">
            <text:p>0.17321165</text:p>
          </table:table-cell>
          <table:table-cell table:style-name="ce11" office:value-type="float" office:value="0.40981461" calcext:value-type="float">
            <text:p>0.40981461</text:p>
          </table:table-cell>
          <table:table-cell table:style-name="ce11" office:value-type="float" office:value="1170" calcext:value-type="float">
            <text:p>1170</text:p>
          </table:table-cell>
          <table:table-cell table:style-name="ce11" office:value-type="float" office:value="1720" calcext:value-type="float">
            <text:p>1720</text:p>
          </table:table-cell>
          <table:table-cell table:style-name="ce11" table:formula="of:=[.J13]+[.H14]" office:value-type="float" office:value="46301" calcext:value-type="float">
            <text:p>46301</text:p>
          </table:table-cell>
          <table:table-cell table:style-name="ce11" table:formula="of:=[.K13]+[.B14]" office:value-type="float" office:value="165" calcext:value-type="float">
            <text:p>165</text:p>
          </table:table-cell>
          <table:table-cell table:style-name="ce11" table:formula="of:=[.L13]+[.C14]" office:value-type="float" office:value="203" calcext:value-type="float">
            <text:p>203</text:p>
          </table:table-cell>
          <table:table-cell table:style-name="ce12" table:formula="of:=[.K14]/([.K14]+[.L14])" office:value-type="percentage" office:value="0.448369565217391" calcext:value-type="percentage">
            <text:p>44.84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created&gt; <text:s/>?b <text:s/>?a <text:s/>&lt;directed&gt; <text:s/>?b <text:s text:c="2"/>=&gt; ?a <text:s/>&lt;produced&gt; <text:s/>?b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formula="of:=[.B15]/([.B15]+[.C15])" office:value-type="percentage" office:value="0" calcext:value-type="percentage">
            <text:p>0.00%</text:p>
          </table:table-cell>
          <table:table-cell table:style-name="ce11" office:value-type="float" office:value="0.1610642" calcext:value-type="float">
            <text:p>0.1610642</text:p>
          </table:table-cell>
          <table:table-cell table:style-name="ce11" office:value-type="float" office:value="0.37472202" calcext:value-type="float">
            <text:p>0.37472202</text:p>
          </table:table-cell>
          <table:table-cell table:style-name="ce11" office:value-type="float" office:value="4973" calcext:value-type="float">
            <text:p>4973</text:p>
          </table:table-cell>
          <table:table-cell table:style-name="ce11" office:value-type="float" office:value="5258" calcext:value-type="float">
            <text:p>5258</text:p>
          </table:table-cell>
          <table:table-cell table:style-name="ce11" table:formula="of:=[.J14]+[.H15]" office:value-type="float" office:value="51274" calcext:value-type="float">
            <text:p>51274</text:p>
          </table:table-cell>
          <table:table-cell table:style-name="ce11" table:formula="of:=[.K14]+[.B15]" office:value-type="float" office:value="165" calcext:value-type="float">
            <text:p>165</text:p>
          </table:table-cell>
          <table:table-cell table:style-name="ce11" table:formula="of:=[.L14]+[.C15]" office:value-type="float" office:value="231" calcext:value-type="float">
            <text:p>231</text:p>
          </table:table-cell>
          <table:table-cell table:style-name="ce12" table:formula="of:=[.K15]/([.K15]+[.L15])" office:value-type="percentage" office:value="0.416666666666667" calcext:value-type="percentage">
            <text:p>41.67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c <text:s/>&lt;dealsWith&gt; <text:s/>?a <text:s/>?c <text:s/>&lt;dealsWith&gt; <text:s/>?b <text:s text:c="2"/>=&gt; ?a <text:s/>&lt;dealsWith&gt; <text:s/>?b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B16]/([.B16]+[.C16])" office:value-type="percentage" office:value="0.464285714285714" calcext:value-type="percentage">
            <text:p>46.43%</text:p>
          </table:table-cell>
          <table:table-cell table:style-name="ce11" office:value-type="float" office:value="0.15442452" calcext:value-type="float">
            <text:p>0.15442452</text:p>
          </table:table-cell>
          <table:table-cell table:style-name="ce11" office:value-type="float" office:value="0.2177814" calcext:value-type="float">
            <text:p>0.2177814</text:p>
          </table:table-cell>
          <table:table-cell table:style-name="ce11" office:value-type="float" office:value="471" calcext:value-type="float">
            <text:p>471</text:p>
          </table:table-cell>
          <table:table-cell table:style-name="ce11" office:value-type="float" office:value="473" calcext:value-type="float">
            <text:p>473</text:p>
          </table:table-cell>
          <table:table-cell table:style-name="ce11" table:formula="of:=[.J15]+[.H16]" office:value-type="float" office:value="51745" calcext:value-type="float">
            <text:p>51745</text:p>
          </table:table-cell>
          <table:table-cell table:style-name="ce11" table:formula="of:=[.K15]+[.B16]" office:value-type="float" office:value="178" calcext:value-type="float">
            <text:p>178</text:p>
          </table:table-cell>
          <table:table-cell table:style-name="ce11" table:formula="of:=[.L15]+[.C16]" office:value-type="float" office:value="246" calcext:value-type="float">
            <text:p>246</text:p>
          </table:table-cell>
          <table:table-cell table:style-name="ce12" table:formula="of:=[.K16]/([.K16]+[.L16])" office:value-type="percentage" office:value="0.419811320754717" calcext:value-type="percentage">
            <text:p>41.98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c <text:s/>&lt;hasOfficialLanguage&gt; <text:s/>?b <text:s/>?c <text:s/>&lt;isLocatedIn&gt; <text:s/>?a <text:s text:c="2"/>=&gt; ?a <text:s/>&lt;hasOfficialLanguage&gt; <text:s/>?b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B17]/([.B17]+[.C17])" office:value-type="percentage" office:value="0.333333333333333" calcext:value-type="percentage">
            <text:p>33.33%</text:p>
          </table:table-cell>
          <table:table-cell table:style-name="ce11" office:value-type="float" office:value="0.14285714" calcext:value-type="float">
            <text:p>0.14285714</text:p>
          </table:table-cell>
          <table:table-cell table:style-name="ce11" office:value-type="float" office:value="0.64285714" calcext:value-type="float">
            <text:p>0.64285714</text:p>
          </table:table-cell>
          <table:table-cell table:number-columns-repeated="2" table:style-name="ce11" office:value-type="float" office:value="100" calcext:value-type="float">
            <text:p>100</text:p>
          </table:table-cell>
          <table:table-cell table:style-name="ce11" table:formula="of:=[.J16]+[.H17]" office:value-type="float" office:value="51845" calcext:value-type="float">
            <text:p>51845</text:p>
          </table:table-cell>
          <table:table-cell table:style-name="ce11" table:formula="of:=[.K16]+[.B17]" office:value-type="float" office:value="188" calcext:value-type="float">
            <text:p>188</text:p>
          </table:table-cell>
          <table:table-cell table:style-name="ce11" table:formula="of:=[.L16]+[.C17]" office:value-type="float" office:value="266" calcext:value-type="float">
            <text:p>266</text:p>
          </table:table-cell>
          <table:table-cell table:style-name="ce12" table:formula="of:=[.K17]/([.K17]+[.L17])" office:value-type="percentage" office:value="0.414096916299559" calcext:value-type="percentage">
            <text:p>41.41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b <text:s/>&lt;dealsWith&gt; <text:s/>?a <text:s text:c="2"/>=&gt; ?a <text:s/>&lt;dealsWith&gt; <text:s/>?b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18]/([.B18]+[.C18])" office:value-type="percentage" office:value="1" calcext:value-type="percentage">
            <text:p>100.00%</text:p>
          </table:table-cell>
          <table:table-cell table:style-name="ce11" office:value-type="float" office:value="0.13642961" calcext:value-type="float">
            <text:p>0.13642961</text:p>
          </table:table-cell>
          <table:table-cell table:style-name="ce11" office:value-type="float" office:value="0.18323587" calcext:value-type="float">
            <text:p>0.18323587</text:p>
          </table:table-cell>
          <table:table-cell table:style-name="ce11" office:value-type="float" office:value="152" calcext:value-type="float">
            <text:p>152</text:p>
          </table:table-cell>
          <table:table-cell table:style-name="ce11" office:value-type="float" office:value="219" calcext:value-type="float">
            <text:p>219</text:p>
          </table:table-cell>
          <table:table-cell table:style-name="ce11" table:formula="of:=[.J17]+[.H18]" office:value-type="float" office:value="51997" calcext:value-type="float">
            <text:p>51997</text:p>
          </table:table-cell>
          <table:table-cell table:style-name="ce11" table:formula="of:=[.K17]+[.B18]" office:value-type="float" office:value="218" calcext:value-type="float">
            <text:p>218</text:p>
          </table:table-cell>
          <table:table-cell table:style-name="ce11" table:formula="of:=[.L17]+[.C18]" office:value-type="float" office:value="266" calcext:value-type="float">
            <text:p>266</text:p>
          </table:table-cell>
          <table:table-cell table:style-name="ce12" table:formula="of:=[.K18]/([.K18]+[.L18])" office:value-type="percentage" office:value="0.450413223140496" calcext:value-type="percentage">
            <text:p>45.04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b <text:s/>&lt;hasCapital&gt; <text:s/>?f <text:s/>?a <text:s/>&lt;livesIn&gt; <text:s/>?f <text:s text:c="2"/>=&gt; ?a <text:s/>&lt;livesIn&gt; <text:s/>?b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B19]/([.B19]+[.C19])" office:value-type="percentage" office:value="0.482758620689655" calcext:value-type="percentage">
            <text:p>48.28%</text:p>
          </table:table-cell>
          <table:table-cell table:number-columns-repeated="2" table:style-name="ce11" office:value-type="float" office:value="0.13490451" calcext:value-type="float">
            <text:p>0.13490451</text:p>
          </table:table-cell>
          <table:table-cell table:style-name="ce11" office:value-type="float" office:value="2856" calcext:value-type="float">
            <text:p>2856</text:p>
          </table:table-cell>
          <table:table-cell table:style-name="ce11" office:value-type="float" office:value="3209" calcext:value-type="float">
            <text:p>3209</text:p>
          </table:table-cell>
          <table:table-cell table:style-name="ce11" table:formula="of:=[.J18]+[.H19]" office:value-type="float" office:value="54853" calcext:value-type="float">
            <text:p>54853</text:p>
          </table:table-cell>
          <table:table-cell table:style-name="ce11" table:formula="of:=[.K18]+[.B19]" office:value-type="float" office:value="232" calcext:value-type="float">
            <text:p>232</text:p>
          </table:table-cell>
          <table:table-cell table:style-name="ce11" table:formula="of:=[.L18]+[.C19]" office:value-type="float" office:value="281" calcext:value-type="float">
            <text:p>281</text:p>
          </table:table-cell>
          <table:table-cell table:style-name="ce12" table:formula="of:=[.K19]/([.K19]+[.L19])" office:value-type="percentage" office:value="0.45224171539961" calcext:value-type="percentage">
            <text:p>45.22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c <text:s/>&lt;hasAcademicAdvisor&gt; <text:s/>?a <text:s/>?c <text:s/>&lt;graduatedFrom&gt; <text:s/>?b <text:s text:c="2"/>=&gt; ?a <text:s/>&lt;worksAt&gt; <text:s/>?b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B20]/([.B20]+[.C20])" office:value-type="percentage" office:value="0.466666666666667" calcext:value-type="percentage">
            <text:p>46.67%</text:p>
          </table:table-cell>
          <table:table-cell table:style-name="ce11" office:value-type="float" office:value="0.13444109" calcext:value-type="float">
            <text:p>0.13444109</text:p>
          </table:table-cell>
          <table:table-cell table:style-name="ce11" office:value-type="float" office:value="0.39035088" calcext:value-type="float">
            <text:p>0.39035088</text:p>
          </table:table-cell>
          <table:table-cell table:number-columns-repeated="2" table:style-name="ce11" office:value-type="float" office:value="552" calcext:value-type="float">
            <text:p>552</text:p>
          </table:table-cell>
          <table:table-cell table:style-name="ce11" table:formula="of:=[.J19]+[.H20]" office:value-type="float" office:value="55405" calcext:value-type="float">
            <text:p>55405</text:p>
          </table:table-cell>
          <table:table-cell table:style-name="ce11" table:formula="of:=[.K19]+[.B20]" office:value-type="float" office:value="246" calcext:value-type="float">
            <text:p>246</text:p>
          </table:table-cell>
          <table:table-cell table:style-name="ce11" table:formula="of:=[.L19]+[.C20]" office:value-type="float" office:value="297" calcext:value-type="float">
            <text:p>297</text:p>
          </table:table-cell>
          <table:table-cell table:style-name="ce12" table:formula="of:=[.K20]/([.K20]+[.L20])" office:value-type="percentage" office:value="0.453038674033149" calcext:value-type="percentage">
            <text:p>45.30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imports&gt; <text:s/>?b <text:s text:c="2"/>=&gt; ?a <text:s/>&lt;exports&gt; <text:s/>?b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B21]/([.B21]+[.C21])" office:value-type="percentage" office:value="0.0333333333333333" calcext:value-type="percentage">
            <text:p>3.33%</text:p>
          </table:table-cell>
          <table:table-cell table:style-name="ce11" office:value-type="float" office:value="0.13095238" calcext:value-type="float">
            <text:p>0.13095238</text:p>
          </table:table-cell>
          <table:table-cell table:style-name="ce11" office:value-type="float" office:value="0.14473684" calcext:value-type="float">
            <text:p>0.14473684</text:p>
          </table:table-cell>
          <table:table-cell table:number-columns-repeated="2" table:style-name="ce11" office:value-type="float" office:value="94" calcext:value-type="float">
            <text:p>94</text:p>
          </table:table-cell>
          <table:table-cell table:style-name="ce11" table:formula="of:=[.J20]+[.H21]" office:value-type="float" office:value="55499" calcext:value-type="float">
            <text:p>55499</text:p>
          </table:table-cell>
          <table:table-cell table:style-name="ce11" table:formula="of:=[.K20]+[.B21]" office:value-type="float" office:value="247" calcext:value-type="float">
            <text:p>247</text:p>
          </table:table-cell>
          <table:table-cell table:style-name="ce11" table:formula="of:=[.L20]+[.C21]" office:value-type="float" office:value="326" calcext:value-type="float">
            <text:p>326</text:p>
          </table:table-cell>
          <table:table-cell table:style-name="ce12" table:formula="of:=[.K21]/([.K21]+[.L21])" office:value-type="percentage" office:value="0.431064572425829" calcext:value-type="percentage">
            <text:p>43.11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produced&gt; <text:s/>?b <text:s text:c="2"/>=&gt; ?a <text:s/>&lt;directed&gt; <text:s/>?b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B22]/([.B22]+[.C22])" office:value-type="percentage" office:value="0" calcext:value-type="percentage">
            <text:p>0.00%</text:p>
          </table:table-cell>
          <table:table-cell table:style-name="ce11" office:value-type="float" office:value="0.11255948" calcext:value-type="float">
            <text:p>0.11255948</text:p>
          </table:table-cell>
          <table:table-cell table:style-name="ce11" office:value-type="float" office:value="0.13395069" calcext:value-type="float">
            <text:p>0.13395069</text:p>
          </table:table-cell>
          <table:table-cell table:style-name="ce11" office:value-type="float" office:value="16262" calcext:value-type="float">
            <text:p>16262</text:p>
          </table:table-cell>
          <table:table-cell table:style-name="ce11" office:value-type="float" office:value="17188" calcext:value-type="float">
            <text:p>17188</text:p>
          </table:table-cell>
          <table:table-cell table:style-name="ce11" table:formula="of:=[.J21]+[.H22]" office:value-type="float" office:value="71761" calcext:value-type="float">
            <text:p>71761</text:p>
          </table:table-cell>
          <table:table-cell table:style-name="ce11" table:formula="of:=[.K21]+[.B22]" office:value-type="float" office:value="247" calcext:value-type="float">
            <text:p>247</text:p>
          </table:table-cell>
          <table:table-cell table:style-name="ce11" table:formula="of:=[.L21]+[.C22]" office:value-type="float" office:value="356" calcext:value-type="float">
            <text:p>356</text:p>
          </table:table-cell>
          <table:table-cell table:style-name="ce12" table:formula="of:=[.K22]/([.K22]+[.L22])" office:value-type="percentage" office:value="0.409618573797678" calcext:value-type="percentage">
            <text:p>40.96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dealsWith&gt; <text:s/>?c <text:s/>?c <text:s/>&lt;imports&gt; <text:s/>?b <text:s text:c="2"/>=&gt; ?a <text:s/>&lt;imports&gt; <text:s/>?b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B23]/([.B23]+[.C23])" office:value-type="percentage" office:value="0.464285714285714" calcext:value-type="percentage">
            <text:p>46.43%</text:p>
          </table:table-cell>
          <table:table-cell table:style-name="ce11" office:value-type="float" office:value="0.10581506" calcext:value-type="float">
            <text:p>0.10581506</text:p>
          </table:table-cell>
          <table:table-cell table:style-name="ce11" office:value-type="float" office:value="0.14879357" calcext:value-type="float">
            <text:p>0.14879357</text:p>
          </table:table-cell>
          <table:table-cell table:number-columns-repeated="2" table:style-name="ce11" office:value-type="float" office:value="438" calcext:value-type="float">
            <text:p>438</text:p>
          </table:table-cell>
          <table:table-cell table:style-name="ce11" table:formula="of:=[.J22]+[.H23]" office:value-type="float" office:value="72199" calcext:value-type="float">
            <text:p>72199</text:p>
          </table:table-cell>
          <table:table-cell table:style-name="ce11" table:formula="of:=[.K22]+[.B23]" office:value-type="float" office:value="260" calcext:value-type="float">
            <text:p>260</text:p>
          </table:table-cell>
          <table:table-cell table:style-name="ce11" table:formula="of:=[.L22]+[.C23]" office:value-type="float" office:value="371" calcext:value-type="float">
            <text:p>371</text:p>
          </table:table-cell>
          <table:table-cell table:style-name="ce12" table:formula="of:=[.K23]/([.K23]+[.L23])" office:value-type="percentage" office:value="0.412044374009509" calcext:value-type="percentage">
            <text:p>41.20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influences&gt; <text:s/>?f <text:s/>?f <text:s/>&lt;isCitizenOf&gt; <text:s/>?b <text:s text:c="2"/>=&gt; ?a <text:s/>&lt;isCitizenOf&gt; <text:s/>?b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[.B24]/([.B24]+[.C24])" office:value-type="percentage" office:value="0.3" calcext:value-type="percentage">
            <text:p>30.00%</text:p>
          </table:table-cell>
          <table:table-cell table:style-name="ce11" office:value-type="float" office:value="0.10564399" calcext:value-type="float">
            <text:p>0.10564399</text:p>
          </table:table-cell>
          <table:table-cell table:style-name="ce11" office:value-type="float" office:value="0.51957295" calcext:value-type="float">
            <text:p>0.51957295</text:p>
          </table:table-cell>
          <table:table-cell table:number-columns-repeated="2" table:style-name="ce11" office:value-type="float" office:value="1199" calcext:value-type="float">
            <text:p>1199</text:p>
          </table:table-cell>
          <table:table-cell table:style-name="ce11" table:formula="of:=[.J23]+[.H24]" office:value-type="float" office:value="73398" calcext:value-type="float">
            <text:p>73398</text:p>
          </table:table-cell>
          <table:table-cell table:style-name="ce11" table:formula="of:=[.K23]+[.B24]" office:value-type="float" office:value="269" calcext:value-type="float">
            <text:p>269</text:p>
          </table:table-cell>
          <table:table-cell table:style-name="ce11" table:formula="of:=[.L23]+[.C24]" office:value-type="float" office:value="392" calcext:value-type="float">
            <text:p>392</text:p>
          </table:table-cell>
          <table:table-cell table:style-name="ce12" table:formula="of:=[.K24]/([.K24]+[.L24])" office:value-type="percentage" office:value="0.40695915279879" calcext:value-type="percentage">
            <text:p>40.70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office:value-type="string" calcext:value-type="string">
            <text:p>?a <text:s/>&lt;produced&gt; <text:s/>?b <text:s text:c="2"/>=&gt; ?a <text:s/>&lt;created&gt; <text:s/>?b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[.B25]/([.B25]+[.C25])" office:value-type="percentage" office:value="0.103448275862069" calcext:value-type="percentage">
            <text:p>10.34%</text:p>
          </table:table-cell>
          <table:table-cell table:style-name="ce11" office:value-type="float" office:value="0.10056503" calcext:value-type="float">
            <text:p>0.10056503</text:p>
          </table:table-cell>
          <table:table-cell table:style-name="ce11" office:value-type="float" office:value="0.15689762" calcext:value-type="float">
            <text:p>0.15689762</text:p>
          </table:table-cell>
          <table:table-cell table:style-name="ce11" office:value-type="float" office:value="16272" calcext:value-type="float">
            <text:p>16272</text:p>
          </table:table-cell>
          <table:table-cell table:style-name="ce11" office:value-type="float" office:value="17463" calcext:value-type="float">
            <text:p>17463</text:p>
          </table:table-cell>
          <table:table-cell table:style-name="ce11" table:formula="of:=[.J24]+[.H25]" office:value-type="float" office:value="89670" calcext:value-type="float">
            <text:p>89670</text:p>
          </table:table-cell>
          <table:table-cell table:style-name="ce11" table:formula="of:=[.K24]+[.B25]" office:value-type="float" office:value="272" calcext:value-type="float">
            <text:p>272</text:p>
          </table:table-cell>
          <table:table-cell table:style-name="ce11" table:formula="of:=[.L24]+[.C25]" office:value-type="float" office:value="418" calcext:value-type="float">
            <text:p>418</text:p>
          </table:table-cell>
          <table:table-cell table:style-name="ce12" table:formula="of:=[.K25]/([.K25]+[.L25])" office:value-type="percentage" office:value="0.394202898550725" calcext:value-type="percentage">
            <text:p>39.42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c <text:s/>&lt;dealsWith&gt; <text:s/>?a <text:s/>?c <text:s/>&lt;imports&gt; <text:s/>?b <text:s text:c="2"/>=&gt; ?a <text:s/>&lt;imports&gt; <text:s/>?b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B26]/([.B26]+[.C26])" office:value-type="percentage" office:value="0.266666666666667" calcext:value-type="percentage">
            <text:p>26.67%</text:p>
          </table:table-cell>
          <table:table-cell table:style-name="ce11" office:value-type="float" office:value="0.09282178" calcext:value-type="float">
            <text:p>0.09282178</text:p>
          </table:table-cell>
          <table:table-cell table:style-name="ce11" office:value-type="float" office:value="0.14097744" calcext:value-type="float">
            <text:p>0.14097744</text:p>
          </table:table-cell>
          <table:table-cell table:style-name="ce11" office:value-type="float" office:value="271" calcext:value-type="float">
            <text:p>271</text:p>
          </table:table-cell>
          <table:table-cell table:style-name="ce11" office:value-type="float" office:value="355" calcext:value-type="float">
            <text:p>355</text:p>
          </table:table-cell>
          <table:table-cell table:style-name="ce11" table:formula="of:=[.J25]+[.H26]" office:value-type="float" office:value="89941" calcext:value-type="float">
            <text:p>89941</text:p>
          </table:table-cell>
          <table:table-cell table:style-name="ce11" table:formula="of:=[.K25]+[.B26]" office:value-type="float" office:value="280" calcext:value-type="float">
            <text:p>280</text:p>
          </table:table-cell>
          <table:table-cell table:style-name="ce11" table:formula="of:=[.L25]+[.C26]" office:value-type="float" office:value="440" calcext:value-type="float">
            <text:p>440</text:p>
          </table:table-cell>
          <table:table-cell table:style-name="ce12" table:formula="of:=[.K26]/([.K26]+[.L26])" office:value-type="percentage" office:value="0.388888888888889" calcext:value-type="percentage">
            <text:p>38.89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worksAt&gt; <text:s/>?b <text:s text:c="2"/>=&gt; ?a <text:s/>&lt;graduatedFrom&gt; <text:s/>?b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[.B27]/([.B27]+[.C27])" office:value-type="percentage" office:value="0.0740740740740741" calcext:value-type="percentage">
            <text:p>7.41%</text:p>
          </table:table-cell>
          <table:table-cell table:style-name="ce11" office:value-type="float" office:value="0.08990148" calcext:value-type="float">
            <text:p>0.08990148</text:p>
          </table:table-cell>
          <table:table-cell table:style-name="ce11" office:value-type="float" office:value="0.16246291" calcext:value-type="float">
            <text:p>0.16246291</text:p>
          </table:table-cell>
          <table:table-cell table:number-columns-repeated="2" table:style-name="ce11" office:value-type="float" office:value="2217" calcext:value-type="float">
            <text:p>2217</text:p>
          </table:table-cell>
          <table:table-cell table:style-name="ce11" table:formula="of:=[.J26]+[.H27]" office:value-type="float" office:value="92158" calcext:value-type="float">
            <text:p>92158</text:p>
          </table:table-cell>
          <table:table-cell table:style-name="ce11" table:formula="of:=[.K26]+[.B27]" office:value-type="float" office:value="282" calcext:value-type="float">
            <text:p>282</text:p>
          </table:table-cell>
          <table:table-cell table:style-name="ce11" table:formula="of:=[.L26]+[.C27]" office:value-type="float" office:value="465" calcext:value-type="float">
            <text:p>465</text:p>
          </table:table-cell>
          <table:table-cell table:style-name="ce12" table:formula="of:=[.K27]/([.K27]+[.L27])" office:value-type="percentage" office:value="0.377510040160643" calcext:value-type="percentage">
            <text:p>37.75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diedIn&gt; <text:s/>?b <text:s text:c="2"/>=&gt; ?a <text:s/>&lt;wasBornIn&gt; <text:s/>?b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B28]/([.B28]+[.C28])" office:value-type="percentage" office:value="0" calcext:value-type="percentage">
            <text:p>0.00%</text:p>
          </table:table-cell>
          <table:table-cell table:style-name="ce11" office:value-type="float" office:value="0.08846362" calcext:value-type="float">
            <text:p>0.08846362</text:p>
          </table:table-cell>
          <table:table-cell table:style-name="ce11" office:value-type="float" office:value="0.22531325" calcext:value-type="float">
            <text:p>0.22531325</text:p>
          </table:table-cell>
          <table:table-cell table:number-columns-repeated="2" table:style-name="ce11" office:value-type="float" office:value="20196" calcext:value-type="float">
            <text:p>20196</text:p>
          </table:table-cell>
          <table:table-cell table:style-name="ce11" table:formula="of:=[.J27]+[.H28]" office:value-type="float" office:value="112354" calcext:value-type="float">
            <text:p>112354</text:p>
          </table:table-cell>
          <table:table-cell table:style-name="ce11" table:formula="of:=[.K27]+[.B28]" office:value-type="float" office:value="282" calcext:value-type="float">
            <text:p>282</text:p>
          </table:table-cell>
          <table:table-cell table:style-name="ce11" table:formula="of:=[.L27]+[.C28]" office:value-type="float" office:value="495" calcext:value-type="float">
            <text:p>495</text:p>
          </table:table-cell>
          <table:table-cell table:style-name="ce12" table:formula="of:=[.K28]/([.K28]+[.L28])" office:value-type="percentage" office:value="0.362934362934363" calcext:value-type="percentage">
            <text:p>36.29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exports&gt; <text:s/>?b <text:s text:c="2"/>=&gt; ?a <text:s/>&lt;imports&gt; <text:s/>?b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[.B29]/([.B29]+[.C29])" office:value-type="percentage" office:value="0.0344827586206897" calcext:value-type="percentage">
            <text:p>3.45%</text:p>
          </table:table-cell>
          <table:table-cell table:style-name="ce11" office:value-type="float" office:value="0.08678501" calcext:value-type="float">
            <text:p>0.08678501</text:p>
          </table:table-cell>
          <table:table-cell table:style-name="ce11" office:value-type="float" office:value="0.10328638" calcext:value-type="float">
            <text:p>0.10328638</text:p>
          </table:table-cell>
          <table:table-cell table:style-name="ce11" office:value-type="float" office:value="380" calcext:value-type="float">
            <text:p>380</text:p>
          </table:table-cell>
          <table:table-cell table:style-name="ce11" office:value-type="float" office:value="393" calcext:value-type="float">
            <text:p>393</text:p>
          </table:table-cell>
          <table:table-cell table:style-name="ce11" table:formula="of:=[.J28]+[.H29]" office:value-type="float" office:value="112734" calcext:value-type="float">
            <text:p>112734</text:p>
          </table:table-cell>
          <table:table-cell table:style-name="ce11" table:formula="of:=[.K28]+[.B29]" office:value-type="float" office:value="283" calcext:value-type="float">
            <text:p>283</text:p>
          </table:table-cell>
          <table:table-cell table:style-name="ce11" table:formula="of:=[.L28]+[.C29]" office:value-type="float" office:value="523" calcext:value-type="float">
            <text:p>523</text:p>
          </table:table-cell>
          <table:table-cell table:style-name="ce12" table:formula="of:=[.K29]/([.K29]+[.L29])" office:value-type="percentage" office:value="0.351116625310174" calcext:value-type="percentage">
            <text:p>35.11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c <text:s/>&lt;hasAcademicAdvisor&gt; <text:s/>?a <text:s/>?c <text:s/>&lt;worksAt&gt; <text:s/>?b <text:s text:c="2"/>=&gt; ?a <text:s/>&lt;worksAt&gt; <text:s/>?b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B30]/([.B30]+[.C30])" office:value-type="percentage" office:value="0.4" calcext:value-type="percentage">
            <text:p>40.00%</text:p>
          </table:table-cell>
          <table:table-cell table:style-name="ce11" office:value-type="float" office:value="0.08655617" calcext:value-type="float">
            <text:p>0.08655617</text:p>
          </table:table-cell>
          <table:table-cell table:style-name="ce11" office:value-type="float" office:value="0.21860465" calcext:value-type="float">
            <text:p>0.21860465</text:p>
          </table:table-cell>
          <table:table-cell table:style-name="ce11" office:value-type="float" office:value="430" calcext:value-type="float">
            <text:p>430</text:p>
          </table:table-cell>
          <table:table-cell table:style-name="ce11" office:value-type="float" office:value="486" calcext:value-type="float">
            <text:p>486</text:p>
          </table:table-cell>
          <table:table-cell table:style-name="ce11" table:formula="of:=[.J29]+[.H30]" office:value-type="float" office:value="113164" calcext:value-type="float">
            <text:p>113164</text:p>
          </table:table-cell>
          <table:table-cell table:style-name="ce11" table:formula="of:=[.K29]+[.B30]" office:value-type="float" office:value="295" calcext:value-type="float">
            <text:p>295</text:p>
          </table:table-cell>
          <table:table-cell table:style-name="ce11" table:formula="of:=[.L29]+[.C30]" office:value-type="float" office:value="541" calcext:value-type="float">
            <text:p>541</text:p>
          </table:table-cell>
          <table:table-cell table:style-name="ce12" table:formula="of:=[.K30]/([.K30]+[.L30])" office:value-type="percentage" office:value="0.352870813397129" calcext:value-type="percentage">
            <text:p>35.29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c <text:s/>&lt;dealsWith&gt; <text:s/>?a <text:s/>?c <text:s/>&lt;hasOfficialLanguage&gt; <text:s/>?b <text:s text:c="2"/>=&gt; ?a <text:s/>&lt;hasOfficialLanguage&gt; <text:s/>?b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B31]/([.B31]+[.C31])" office:value-type="percentage" office:value="0.0967741935483871" calcext:value-type="percentage">
            <text:p>9.68%</text:p>
          </table:table-cell>
          <table:table-cell table:style-name="ce11" office:value-type="float" office:value="0.07784431" calcext:value-type="float">
            <text:p>0.07784431</text:p>
          </table:table-cell>
          <table:table-cell table:style-name="ce11" office:value-type="float" office:value="0.09647495" calcext:value-type="float">
            <text:p>0.09647495</text:p>
          </table:table-cell>
          <table:table-cell table:number-columns-repeated="2" table:style-name="ce11" office:value-type="float" office:value="275" calcext:value-type="float">
            <text:p>275</text:p>
          </table:table-cell>
          <table:table-cell table:style-name="ce11" table:formula="of:=[.J30]+[.H31]" office:value-type="float" office:value="113439" calcext:value-type="float">
            <text:p>113439</text:p>
          </table:table-cell>
          <table:table-cell table:style-name="ce11" table:formula="of:=[.K30]+[.B31]" office:value-type="float" office:value="298" calcext:value-type="float">
            <text:p>298</text:p>
          </table:table-cell>
          <table:table-cell table:style-name="ce11" table:formula="of:=[.L30]+[.C31]" office:value-type="float" office:value="569" calcext:value-type="float">
            <text:p>569</text:p>
          </table:table-cell>
          <table:table-cell table:style-name="ce12" table:formula="of:=[.K31]/([.K31]+[.L31])" office:value-type="percentage" office:value="0.343713956170704" calcext:value-type="percentage">
            <text:p>34.37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table:style-name="ce4" office:value-type="string" calcext:value-type="string">
            <text:p>?c <text:s/>&lt;hasCapital&gt; <text:s/>?b <text:s/>?a <text:s/>&lt;isCitizenOf&gt; <text:s/>?c <text:s text:c="2"/>=&gt; ?a <text:s/>&lt;wasBornIn&gt; <text:s/>?b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formula="of:=[.B32]/([.B32]+[.C32])" office:value-type="percentage" office:value="0.1" calcext:value-type="percentage">
            <text:p>10.00%</text:p>
          </table:table-cell>
          <table:table-cell table:style-name="ce11" office:value-type="float" office:value="0.07163829" calcext:value-type="float">
            <text:p>0.07163829</text:p>
          </table:table-cell>
          <table:table-cell table:style-name="ce11" office:value-type="float" office:value="0.26872247" calcext:value-type="float">
            <text:p>0.26872247</text:p>
          </table:table-cell>
          <table:table-cell table:style-name="ce11" office:value-type="float" office:value="12070" calcext:value-type="float">
            <text:p>12070</text:p>
          </table:table-cell>
          <table:table-cell table:style-name="ce11" office:value-type="float" office:value="12648" calcext:value-type="float">
            <text:p>12648</text:p>
          </table:table-cell>
          <table:table-cell table:style-name="ce11" table:formula="of:=[.J31]+[.H32]" office:value-type="float" office:value="125509" calcext:value-type="float">
            <text:p>125509</text:p>
          </table:table-cell>
          <table:table-cell table:style-name="ce11" table:formula="of:=[.K31]+[.B32]" office:value-type="float" office:value="300" calcext:value-type="float">
            <text:p>300</text:p>
          </table:table-cell>
          <table:table-cell table:style-name="ce11" table:formula="of:=[.L31]+[.C32]" office:value-type="float" office:value="587" calcext:value-type="float">
            <text:p>587</text:p>
          </table:table-cell>
          <table:table-cell table:style-name="ce12" table:formula="of:=[.K32]/([.K32]+[.L32])" office:value-type="percentage" office:value="0.338218714768884" calcext:value-type="percentage">
            <text:p>33.82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office:value-type="string" calcext:value-type="string">
            <text:p>?a <text:s/>&lt;dealsWith&gt; <text:s/>?c <text:s/>?c <text:s/>&lt;hasOfficialLanguage&gt; <text:s/>?b <text:s text:c="2"/>=&gt; ?a <text:s/>&lt;hasOfficialLanguage&gt; <text:s/>?b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B33]/([.B33]+[.C33])" office:value-type="percentage" office:value="0.0666666666666667" calcext:value-type="percentage">
            <text:p>6.67%</text:p>
          </table:table-cell>
          <table:table-cell table:style-name="ce11" office:value-type="float" office:value="0.06982544" calcext:value-type="float">
            <text:p>0.06982544</text:p>
          </table:table-cell>
          <table:table-cell table:style-name="ce11" office:value-type="float" office:value="0.08695652" calcext:value-type="float">
            <text:p>0.08695652</text:p>
          </table:table-cell>
          <table:table-cell table:style-name="ce11" office:value-type="float" office:value="333" calcext:value-type="float">
            <text:p>333</text:p>
          </table:table-cell>
          <table:table-cell table:style-name="ce11" office:value-type="float" office:value="392" calcext:value-type="float">
            <text:p>392</text:p>
          </table:table-cell>
          <table:table-cell table:style-name="ce11" table:formula="of:=[.J32]+[.H33]" office:value-type="float" office:value="125842" calcext:value-type="float">
            <text:p>125842</text:p>
          </table:table-cell>
          <table:table-cell table:style-name="ce11" table:formula="of:=[.K32]+[.B33]" office:value-type="float" office:value="302" calcext:value-type="float">
            <text:p>302</text:p>
          </table:table-cell>
          <table:table-cell table:style-name="ce11" table:formula="of:=[.L32]+[.C33]" office:value-type="float" office:value="615" calcext:value-type="float">
            <text:p>615</text:p>
          </table:table-cell>
          <table:table-cell table:style-name="ce12" table:formula="of:=[.K33]/([.K33]+[.L33])" office:value-type="percentage" office:value="0.329334787350054" calcext:value-type="percentage">
            <text:p>32.93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hasAcademicAdvisor&gt; <text:s/>?c <text:s/>?c <text:s/>&lt;worksAt&gt; <text:s/>?b <text:s text:c="2"/>=&gt; ?a <text:s/>&lt;worksAt&gt; <text:s/>?b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B34]/([.B34]+[.C34])" office:value-type="percentage" office:value="0.448275862068966" calcext:value-type="percentage">
            <text:p>44.83%</text:p>
          </table:table-cell>
          <table:table-cell table:style-name="ce11" office:value-type="float" office:value="0.06868132" calcext:value-type="float">
            <text:p>0.06868132</text:p>
          </table:table-cell>
          <table:table-cell table:style-name="ce11" office:value-type="float" office:value="0.22727273" calcext:value-type="float">
            <text:p>0.22727273</text:p>
          </table:table-cell>
          <table:table-cell table:style-name="ce11" office:value-type="float" office:value="663" calcext:value-type="float">
            <text:p>663</text:p>
          </table:table-cell>
          <table:table-cell table:style-name="ce11" office:value-type="float" office:value="676" calcext:value-type="float">
            <text:p>676</text:p>
          </table:table-cell>
          <table:table-cell table:style-name="ce11" table:formula="of:=[.J33]+[.H34]" office:value-type="float" office:value="126505" calcext:value-type="float">
            <text:p>126505</text:p>
          </table:table-cell>
          <table:table-cell table:style-name="ce11" table:formula="of:=[.K33]+[.B34]" office:value-type="float" office:value="315" calcext:value-type="float">
            <text:p>315</text:p>
          </table:table-cell>
          <table:table-cell table:style-name="ce11" table:formula="of:=[.L33]+[.C34]" office:value-type="float" office:value="631" calcext:value-type="float">
            <text:p>631</text:p>
          </table:table-cell>
          <table:table-cell table:style-name="ce12" table:formula="of:=[.K34]/([.K34]+[.L34])" office:value-type="percentage" office:value="0.332980972515856" calcext:value-type="percentage">
            <text:p>33.30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dealsWith&gt; <text:s/>?c <text:s/>?c <text:s/>&lt;exports&gt; <text:s/>?b <text:s text:c="2"/>=&gt; ?a <text:s/>&lt;imports&gt; <text:s/>?b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B35]/([.B35]+[.C35])" office:value-type="percentage" office:value="0.1" calcext:value-type="percentage">
            <text:p>10.00%</text:p>
          </table:table-cell>
          <table:table-cell table:style-name="ce11" office:value-type="float" office:value="0.0681445" calcext:value-type="float">
            <text:p>0.0681445</text:p>
          </table:table-cell>
          <table:table-cell table:style-name="ce15" office:value-type="float" office:value="0.09181416" calcext:value-type="float">
            <text:p>0.09181416</text:p>
          </table:table-cell>
          <table:table-cell table:style-name="ce11" office:value-type="float" office:value="355" calcext:value-type="float">
            <text:p>355</text:p>
          </table:table-cell>
          <table:table-cell table:style-name="ce11" office:value-type="float" office:value="518" calcext:value-type="float">
            <text:p>518</text:p>
          </table:table-cell>
          <table:table-cell table:style-name="ce11" table:formula="of:=[.J34]+[.H35]" office:value-type="float" office:value="126860" calcext:value-type="float">
            <text:p>126860</text:p>
          </table:table-cell>
          <table:table-cell table:style-name="ce11" table:formula="of:=[.K34]+[.B35]" office:value-type="float" office:value="318" calcext:value-type="float">
            <text:p>318</text:p>
          </table:table-cell>
          <table:table-cell table:style-name="ce11" table:formula="of:=[.L34]+[.C35]" office:value-type="float" office:value="658" calcext:value-type="float">
            <text:p>658</text:p>
          </table:table-cell>
          <table:table-cell table:style-name="ce12" table:formula="of:=[.K35]/([.K35]+[.L35])" office:value-type="percentage" office:value="0.325819672131148" calcext:value-type="percentage">
            <text:p>32.58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c <text:s/>&lt;isCitizenOf&gt; <text:s/>?a <text:s/>?c <text:s/>&lt;diedIn&gt; <text:s/>?b <text:s text:c="2"/>=&gt; ?a <text:s/>&lt;hasCapital&gt; <text:s/>?b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B36]/([.B36]+[.C36])" office:value-type="percentage" office:value="0" calcext:value-type="percentage">
            <text:p>0.00%</text:p>
          </table:table-cell>
          <table:table-cell table:style-name="ce11" office:value-type="float" office:value="0.06798867" calcext:value-type="float">
            <text:p>0.06798867</text:p>
          </table:table-cell>
          <table:table-cell table:style-name="ce15" office:value-type="float" office:value="0.07272727" calcext:value-type="float">
            <text:p>0.07272727</text:p>
          </table:table-cell>
          <table:table-cell table:number-columns-repeated="2" table:style-name="ce11" office:value-type="float" office:value="194" calcext:value-type="float">
            <text:p>194</text:p>
          </table:table-cell>
          <table:table-cell table:style-name="ce11" table:formula="of:=[.J35]+[.H36]" office:value-type="float" office:value="127054" calcext:value-type="float">
            <text:p>127054</text:p>
          </table:table-cell>
          <table:table-cell table:style-name="ce11" table:formula="of:=[.K35]+[.B36]" office:value-type="float" office:value="318" calcext:value-type="float">
            <text:p>318</text:p>
          </table:table-cell>
          <table:table-cell table:style-name="ce11" table:formula="of:=[.L35]+[.C36]" office:value-type="float" office:value="688" calcext:value-type="float">
            <text:p>688</text:p>
          </table:table-cell>
          <table:table-cell table:style-name="ce12" table:formula="of:=[.K36]/([.K36]+[.L36])" office:value-type="percentage" office:value="0.31610337972167" calcext:value-type="percentage">
            <text:p>31.61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directed&gt; <text:s/>?b <text:s text:c="2"/>=&gt; ?a <text:s/>&lt;produced&gt; <text:s/>?b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B37]/([.B37]+[.C37])" office:value-type="percentage" office:value="0.1" calcext:value-type="percentage">
            <text:p>10.00%</text:p>
          </table:table-cell>
          <table:table-cell table:style-name="ce11" office:value-type="float" office:value="0.06784573" calcext:value-type="float">
            <text:p>0.06784573</text:p>
          </table:table-cell>
          <table:table-cell table:style-name="ce15" office:value-type="float" office:value="0.1618905" calcext:value-type="float">
            <text:p>0.1618905</text:p>
          </table:table-cell>
          <table:table-cell table:style-name="ce11" office:value-type="float" office:value="25774" calcext:value-type="float">
            <text:p>25774</text:p>
          </table:table-cell>
          <table:table-cell table:style-name="ce11" office:value-type="float" office:value="31017" calcext:value-type="float">
            <text:p>31017</text:p>
          </table:table-cell>
          <table:table-cell table:style-name="ce11" table:formula="of:=[.J36]+[.H37]" office:value-type="float" office:value="152828" calcext:value-type="float">
            <text:p>152828</text:p>
          </table:table-cell>
          <table:table-cell table:style-name="ce11" table:formula="of:=[.K36]+[.B37]" office:value-type="float" office:value="321" calcext:value-type="float">
            <text:p>321</text:p>
          </table:table-cell>
          <table:table-cell table:style-name="ce11" table:formula="of:=[.L36]+[.C37]" office:value-type="float" office:value="715" calcext:value-type="float">
            <text:p>715</text:p>
          </table:table-cell>
          <table:table-cell table:style-name="ce12" table:formula="of:=[.K37]/([.K37]+[.L37])" office:value-type="percentage" office:value="0.30984555984556" calcext:value-type="percentage">
            <text:p>30.98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c <text:s/>&lt;isCitizenOf&gt; <text:s/>?a <text:s/>?c <text:s/>&lt;isLocatedIn&gt; <text:s/>?b <text:s text:c="2"/>=&gt; ?a <text:s/>&lt;hasCapital&gt; <text:s/>?b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B38]/([.B38]+[.C38])" office:value-type="percentage" office:value="0" calcext:value-type="percentage">
            <text:p>0.00%</text:p>
          </table:table-cell>
          <table:table-cell table:style-name="ce11" office:value-type="float" office:value="0.06013746" calcext:value-type="float">
            <text:p>0.06013746</text:p>
          </table:table-cell>
          <table:table-cell table:style-name="ce15" office:value-type="float" office:value="0.06410256" calcext:value-type="float">
            <text:p>0.06410256</text:p>
          </table:table-cell>
          <table:table-cell table:style-name="ce11" office:value-type="float" office:value="107" calcext:value-type="float">
            <text:p>107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table:formula="of:=[.J37]+[.H38]" office:value-type="float" office:value="152935" calcext:value-type="float">
            <text:p>152935</text:p>
          </table:table-cell>
          <table:table-cell table:style-name="ce11" table:formula="of:=[.K37]+[.B38]" office:value-type="float" office:value="321" calcext:value-type="float">
            <text:p>321</text:p>
          </table:table-cell>
          <table:table-cell table:style-name="ce11" table:formula="of:=[.L37]+[.C38]" office:value-type="float" office:value="745" calcext:value-type="float">
            <text:p>745</text:p>
          </table:table-cell>
          <table:table-cell table:style-name="ce12" table:formula="of:=[.K38]/([.K38]+[.L38])" office:value-type="percentage" office:value="0.301125703564728" calcext:value-type="percentage">
            <text:p>30.11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c <text:s/>&lt;isCitizenOf&gt; <text:s/>?a <text:s/>?c <text:s/>&lt;livesIn&gt; <text:s/>?b <text:s text:c="2"/>=&gt; ?a <text:s/>&lt;hasCapital&gt; <text:s/>?b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B39]/([.B39]+[.C39])" office:value-type="percentage" office:value="0.0333333333333333" calcext:value-type="percentage">
            <text:p>3.33%</text:p>
          </table:table-cell>
          <table:table-cell table:style-name="ce11" office:value-type="float" office:value="0.05858311" calcext:value-type="float">
            <text:p>0.05858311</text:p>
          </table:table-cell>
          <table:table-cell table:style-name="ce15" office:value-type="float" office:value="0.06574924" calcext:value-type="float">
            <text:p>0.06574924</text:p>
          </table:table-cell>
          <table:table-cell table:style-name="ce11" office:value-type="float" office:value="118" calcext:value-type="float">
            <text:p>118</text:p>
          </table:table-cell>
          <table:table-cell table:style-name="ce11" office:value-type="float" office:value="135" calcext:value-type="float">
            <text:p>135</text:p>
          </table:table-cell>
          <table:table-cell table:style-name="ce11" table:formula="of:=[.J38]+[.H39]" office:value-type="float" office:value="153053" calcext:value-type="float">
            <text:p>153053</text:p>
          </table:table-cell>
          <table:table-cell table:style-name="ce11" table:formula="of:=[.K38]+[.B39]" office:value-type="float" office:value="322" calcext:value-type="float">
            <text:p>322</text:p>
          </table:table-cell>
          <table:table-cell table:style-name="ce11" table:formula="of:=[.L38]+[.C39]" office:value-type="float" office:value="774" calcext:value-type="float">
            <text:p>774</text:p>
          </table:table-cell>
          <table:table-cell table:style-name="ce12" table:formula="of:=[.K39]/([.K39]+[.L39])" office:value-type="percentage" office:value="0.293795620437956" calcext:value-type="percentage">
            <text:p>29.38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c <text:s/>&lt;dealsWith&gt; <text:s/>?a <text:s/>?c <text:s/>&lt;imports&gt; <text:s/>?b <text:s text:c="2"/>=&gt; ?a <text:s/>&lt;exports&gt; <text:s/>?b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[.B40]/([.B40]+[.C40])" office:value-type="percentage" office:value="0.214285714285714" calcext:value-type="percentage">
            <text:p>21.43%</text:p>
          </table:table-cell>
          <table:table-cell table:style-name="ce11" office:value-type="float" office:value="0.05569307" calcext:value-type="float">
            <text:p>0.05569307</text:p>
          </table:table-cell>
          <table:table-cell table:style-name="ce15" office:value-type="float" office:value="0.0647482" calcext:value-type="float">
            <text:p>0.0647482</text:p>
          </table:table-cell>
          <table:table-cell table:style-name="ce11" office:value-type="float" office:value="389" calcext:value-type="float">
            <text:p>389</text:p>
          </table:table-cell>
          <table:table-cell table:style-name="ce11" office:value-type="float" office:value="394" calcext:value-type="float">
            <text:p>394</text:p>
          </table:table-cell>
          <table:table-cell table:style-name="ce11" table:formula="of:=[.J39]+[.H40]" office:value-type="float" office:value="153442" calcext:value-type="float">
            <text:p>153442</text:p>
          </table:table-cell>
          <table:table-cell table:style-name="ce11" table:formula="of:=[.K39]+[.B40]" office:value-type="float" office:value="328" calcext:value-type="float">
            <text:p>328</text:p>
          </table:table-cell>
          <table:table-cell table:style-name="ce11" table:formula="of:=[.L39]+[.C40]" office:value-type="float" office:value="796" calcext:value-type="float">
            <text:p>796</text:p>
          </table:table-cell>
          <table:table-cell table:style-name="ce12" table:formula="of:=[.K40]/([.K40]+[.L40])" office:value-type="percentage" office:value="0.291814946619217" calcext:value-type="percentage">
            <text:p>29.18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livesIn&gt; <text:s/>?b <text:s text:c="2"/>=&gt; ?a <text:s/>&lt;wasBornIn&gt; <text:s/>?b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.B41]/([.B41]+[.C41])" office:value-type="percentage" office:value="0.137931034482759" calcext:value-type="percentage">
            <text:p>13.79%</text:p>
          </table:table-cell>
          <table:table-cell table:style-name="ce11" office:value-type="float" office:value="0.0529706" calcext:value-type="float">
            <text:p>0.0529706</text:p>
          </table:table-cell>
          <table:table-cell table:style-name="ce15" office:value-type="float" office:value="0.17116918" calcext:value-type="float">
            <text:p>0.17116918</text:p>
          </table:table-cell>
          <table:table-cell table:style-name="ce11" office:value-type="float" office:value="13120" calcext:value-type="float">
            <text:p>13120</text:p>
          </table:table-cell>
          <table:table-cell table:style-name="ce11" office:value-type="float" office:value="13493" calcext:value-type="float">
            <text:p>13493</text:p>
          </table:table-cell>
          <table:table-cell table:style-name="ce11" table:formula="of:=[.J40]+[.H41]" office:value-type="float" office:value="166562" calcext:value-type="float">
            <text:p>166562</text:p>
          </table:table-cell>
          <table:table-cell table:style-name="ce11" table:formula="of:=[.K40]+[.B41]" office:value-type="float" office:value="332" calcext:value-type="float">
            <text:p>332</text:p>
          </table:table-cell>
          <table:table-cell table:style-name="ce11" table:formula="of:=[.L40]+[.C41]" office:value-type="float" office:value="821" calcext:value-type="float">
            <text:p>821</text:p>
          </table:table-cell>
          <table:table-cell table:style-name="ce12" table:formula="of:=[.K41]/([.K41]+[.L41])" office:value-type="percentage" office:value="0.287944492627927" calcext:value-type="percentage">
            <text:p>28.79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isCitizenOf&gt; <text:s/>?c <text:s/>?c <text:s/>&lt;hasCapital&gt; <text:s/>?b <text:s text:c="2"/>=&gt; ?a <text:s/>&lt;diedIn&gt; <text:s/>?b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formula="of:=[.B42]/([.B42]+[.C42])" office:value-type="percentage" office:value="0.0434782608695652" calcext:value-type="percentage">
            <text:p>4.35%</text:p>
          </table:table-cell>
          <table:table-cell table:style-name="ce11" office:value-type="float" office:value="0.05049912" calcext:value-type="float">
            <text:p>0.05049912</text:p>
          </table:table-cell>
          <table:table-cell table:style-name="ce15" office:value-type="float" office:value="0.38457239" calcext:value-type="float">
            <text:p>0.38457239</text:p>
          </table:table-cell>
          <table:table-cell table:number-columns-repeated="2" table:style-name="ce11" office:value-type="float" office:value="12936" calcext:value-type="float">
            <text:p>12936</text:p>
          </table:table-cell>
          <table:table-cell table:style-name="ce11" table:formula="of:=[.J41]+[.H42]" office:value-type="float" office:value="179498" calcext:value-type="float">
            <text:p>179498</text:p>
          </table:table-cell>
          <table:table-cell table:style-name="ce11" table:formula="of:=[.K41]+[.B42]" office:value-type="float" office:value="333" calcext:value-type="float">
            <text:p>333</text:p>
          </table:table-cell>
          <table:table-cell table:style-name="ce11" table:formula="of:=[.L41]+[.C42]" office:value-type="float" office:value="843" calcext:value-type="float">
            <text:p>843</text:p>
          </table:table-cell>
          <table:table-cell table:style-name="ce12" table:formula="of:=[.K42]/([.K42]+[.L42])" office:value-type="percentage" office:value="0.283163265306122" calcext:value-type="percentage">
            <text:p>28.32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imports&gt; <text:s/>?c <text:s/>?b <text:s/>&lt;exports&gt; <text:s/>?c <text:s text:c="2"/>=&gt; ?a <text:s/>&lt;dealsWith&gt; <text:s/>?b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B43]/([.B43]+[.C43])" office:value-type="percentage" office:value="0.2" calcext:value-type="percentage">
            <text:p>20.00%</text:p>
          </table:table-cell>
          <table:table-cell table:style-name="ce11" office:value-type="float" office:value="0.04995837" calcext:value-type="float">
            <text:p>0.04995837</text:p>
          </table:table-cell>
          <table:table-cell table:style-name="ce15" office:value-type="float" office:value="0.06413683" calcext:value-type="float">
            <text:p>0.06413683</text:p>
          </table:table-cell>
          <table:table-cell table:style-name="ce11" office:value-type="float" office:value="797" calcext:value-type="float">
            <text:p>797</text:p>
          </table:table-cell>
          <table:table-cell table:style-name="ce11" office:value-type="float" office:value="833" calcext:value-type="float">
            <text:p>833</text:p>
          </table:table-cell>
          <table:table-cell table:style-name="ce11" table:formula="of:=[.J42]+[.H43]" office:value-type="float" office:value="180295" calcext:value-type="float">
            <text:p>180295</text:p>
          </table:table-cell>
          <table:table-cell table:style-name="ce11" table:formula="of:=[.K42]+[.B43]" office:value-type="float" office:value="339" calcext:value-type="float">
            <text:p>339</text:p>
          </table:table-cell>
          <table:table-cell table:style-name="ce11" table:formula="of:=[.L42]+[.C43]" office:value-type="float" office:value="867" calcext:value-type="float">
            <text:p>867</text:p>
          </table:table-cell>
          <table:table-cell table:style-name="ce12" table:formula="of:=[.K43]/([.K43]+[.L43])" office:value-type="percentage" office:value="0.281094527363184" calcext:value-type="percentage">
            <text:p>28.11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dealsWith&gt; <text:s/>?c <text:s/>?c <text:s/>&lt;imports&gt; <text:s/>?b <text:s text:c="2"/>=&gt; ?a <text:s/>&lt;exports&gt; <text:s/>?b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B44]/([.B44]+[.C44])" office:value-type="percentage" office:value="0.2" calcext:value-type="percentage">
            <text:p>20.00%</text:p>
          </table:table-cell>
          <table:table-cell table:style-name="ce11" office:value-type="float" office:value="0.04957102" calcext:value-type="float">
            <text:p>0.04957102</text:p>
          </table:table-cell>
          <table:table-cell table:style-name="ce15" office:value-type="float" office:value="0.05450734" calcext:value-type="float">
            <text:p>0.05450734</text:p>
          </table:table-cell>
          <table:table-cell table:style-name="ce11" office:value-type="float" office:value="246" calcext:value-type="float">
            <text:p>246</text:p>
          </table:table-cell>
          <table:table-cell table:style-name="ce11" office:value-type="float" office:value="309" calcext:value-type="float">
            <text:p>309</text:p>
          </table:table-cell>
          <table:table-cell table:style-name="ce11" table:formula="of:=[.J43]+[.H44]" office:value-type="float" office:value="180541" calcext:value-type="float">
            <text:p>180541</text:p>
          </table:table-cell>
          <table:table-cell table:style-name="ce11" table:formula="of:=[.K43]+[.B44]" office:value-type="float" office:value="345" calcext:value-type="float">
            <text:p>345</text:p>
          </table:table-cell>
          <table:table-cell table:style-name="ce11" table:formula="of:=[.L43]+[.C44]" office:value-type="float" office:value="891" calcext:value-type="float">
            <text:p>891</text:p>
          </table:table-cell>
          <table:table-cell table:style-name="ce12" table:formula="of:=[.K44]/([.K44]+[.L44])" office:value-type="percentage" office:value="0.279126213592233" calcext:value-type="percentage">
            <text:p>27.91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e <text:s/>&lt;dealsWith&gt; <text:s/>?a <text:s/>?e <text:s/>&lt;exports&gt; <text:s/>?b <text:s text:c="2"/>=&gt; ?a <text:s/>&lt;exports&gt; <text:s/>?b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B45]/([.B45]+[.C45])" office:value-type="percentage" office:value="0.0333333333333333" calcext:value-type="percentage">
            <text:p>3.33%</text:p>
          </table:table-cell>
          <table:table-cell table:style-name="ce11" office:value-type="float" office:value="0.0490391" calcext:value-type="float">
            <text:p>0.0490391</text:p>
          </table:table-cell>
          <table:table-cell table:style-name="ce15" office:value-type="float" office:value="0.0490391" calcext:value-type="float">
            <text:p>0.0490391</text:p>
          </table:table-cell>
          <table:table-cell table:style-name="ce11" office:value-type="float" office:value="750" calcext:value-type="float">
            <text:p>750</text:p>
          </table:table-cell>
          <table:table-cell table:style-name="ce11" office:value-type="float" office:value="833" calcext:value-type="float">
            <text:p>833</text:p>
          </table:table-cell>
          <table:table-cell table:style-name="ce11" table:formula="of:=[.J44]+[.H45]" office:value-type="float" office:value="181291" calcext:value-type="float">
            <text:p>181291</text:p>
          </table:table-cell>
          <table:table-cell table:style-name="ce11" table:formula="of:=[.K44]+[.B45]" office:value-type="float" office:value="346" calcext:value-type="float">
            <text:p>346</text:p>
          </table:table-cell>
          <table:table-cell table:style-name="ce11" table:formula="of:=[.L44]+[.C45]" office:value-type="float" office:value="920" calcext:value-type="float">
            <text:p>920</text:p>
          </table:table-cell>
          <table:table-cell table:style-name="ce12" table:formula="of:=[.K45]/([.K45]+[.L45])" office:value-type="percentage" office:value="0.273301737756714" calcext:value-type="percentage">
            <text:p>27.33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dealsWith&gt; <text:s/>?f <text:s/>?b <text:s/>&lt;dealsWith&gt; <text:s/>?f <text:s text:c="2"/>=&gt; ?a <text:s/>&lt;dealsWith&gt; <text:s/>?b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B46]/([.B46]+[.C46])" office:value-type="percentage" office:value="0.0666666666666667" calcext:value-type="percentage">
            <text:p>6.67%</text:p>
          </table:table-cell>
          <table:table-cell table:number-columns-repeated="2" table:style-name="ce11" office:value-type="float" office:value="0.04769526" calcext:value-type="float">
            <text:p>0.04769526</text:p>
          </table:table-cell>
          <table:table-cell table:style-name="ce11" office:value-type="float" office:value="6758" calcext:value-type="float">
            <text:p>6758</text:p>
          </table:table-cell>
          <table:table-cell table:style-name="ce11" table:formula="of:=9372-447" office:value-type="float" office:value="8925" calcext:value-type="float">
            <text:p>8925</text:p>
          </table:table-cell>
          <table:table-cell table:style-name="ce11" table:formula="of:=[.J45]+[.H46]" office:value-type="float" office:value="188049" calcext:value-type="float">
            <text:p>188049</text:p>
          </table:table-cell>
          <table:table-cell table:style-name="ce11" table:formula="of:=[.K45]+[.B46]" office:value-type="float" office:value="348" calcext:value-type="float">
            <text:p>348</text:p>
          </table:table-cell>
          <table:table-cell table:style-name="ce11" table:formula="of:=[.L45]+[.C46]" office:value-type="float" office:value="948" calcext:value-type="float">
            <text:p>948</text:p>
          </table:table-cell>
          <table:table-cell table:style-name="ce12" table:formula="of:=[.K46]/([.K46]+[.L46])" office:value-type="percentage" office:value="0.268518518518519" calcext:value-type="percentage">
            <text:p>26.85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table:style-name="ce1" office:value-type="string" calcext:value-type="string">
            <text:p>Standard Confidence (rules 31-45)</text:p>
          </table:table-cell>
          <table:table-cell table:style-name="ce13" table:number-columns-repeated="3"/>
          <table:table-cell table:style-name="Default"/>
          <table:table-cell table:style-name="ce11" table:number-columns-repeated="2"/>
          <table:table-cell/>
          <table:table-cell table:style-name="ce11" table:number-columns-repeated="4"/>
          <table:table-cell table:style-name="ce12"/>
          <table:table-cell/>
        </table:table-row>
        <table:table-row table:style-name="ro2" table:number-rows-repeated="16">
          <table:table-cell/>
          <table:table-cell table:style-name="Default" table:number-columns-repeated="4"/>
          <table:table-cell table:style-name="ce14"/>
          <table:table-cell table:number-columns-repeated="8"/>
        </table:table-row>
        <table:table-row table:style-name="ro2" table:number-rows-repeated="44">
          <table:table-cell/>
          <table:table-cell table:style-name="Default" table:number-columns-repeated="4"/>
          <table:table-cell table:number-columns-repeated="9"/>
        </table:table-row>
        <table:table-row table:style-name="ro2" table:number-rows-repeated="2">
          <table:table-cell table:style-name="ce4"/>
          <table:table-cell table:style-name="Default" table:number-columns-repeated="4"/>
          <table:table-cell table:number-columns-repeated="9"/>
        </table:table-row>
        <table:table-row table:style-name="ro2">
          <table:table-cell table:style-name="ce1"/>
          <table:table-cell table:style-name="ce5" table:number-columns-repeated="2"/>
          <table:table-cell table:style-name="ce7" table:number-columns-repeated="2"/>
          <table:table-cell table:number-columns-repeated="9"/>
        </table:table-row>
        <table:table-row table:style-name="ro2">
          <table:table-cell table:number-columns-repeated="5"/>
          <table:table-cell table:style-name="ce3"/>
          <table:table-cell table:style-name="ce2" table:number-columns-repeated="3"/>
          <table:table-cell table:style-name="ce8"/>
          <table:table-cell table:number-columns-repeated="4"/>
        </table:table-row>
        <table:table-row table:style-name="ro2">
          <table:table-cell table:number-columns-repeated="5"/>
          <table:table-cell table:style-name="ce4"/>
          <table:table-cell table:number-columns-repeated="3"/>
          <table:table-cell table:style-name="ce8"/>
          <table:table-cell table:number-columns-repeated="4"/>
        </table:table-row>
        <table:table-row table:style-name="ro2">
          <table:table-cell table:number-columns-repeated="5"/>
          <table:table-cell table:style-name="ce3"/>
          <table:table-cell table:style-name="ce2" table:number-columns-repeated="3"/>
          <table:table-cell table:style-name="ce8"/>
          <table:table-cell table:number-columns-repeated="4"/>
        </table:table-row>
        <table:table-row table:style-name="ro2">
          <table:table-cell table:number-columns-repeated="9"/>
          <table:table-cell table:style-name="ce8"/>
          <table:table-cell table:number-columns-repeated="4"/>
        </table:table-row>
        <table:table-row table:style-name="ro2" table:number-rows-repeated="2">
          <table:table-cell table:number-columns-repeated="5"/>
          <table:table-cell table:style-name="ce3"/>
          <table:table-cell table:style-name="ce2" table:number-columns-repeated="3"/>
          <table:table-cell table:style-name="ce8"/>
          <table:table-cell table:number-columns-repeated="4"/>
        </table:table-row>
        <table:table-row table:style-name="ro2" table:number-rows-repeated="2">
          <table:table-cell table:number-columns-repeated="9"/>
          <table:table-cell table:style-name="ce8"/>
          <table:table-cell table:number-columns-repeated="4"/>
        </table:table-row>
        <table:table-row table:style-name="ro2" table:number-rows-repeated="4">
          <table:table-cell table:number-columns-repeated="5"/>
          <table:table-cell table:style-name="ce3"/>
          <table:table-cell table:style-name="ce2" table:number-columns-repeated="3"/>
          <table:table-cell table:style-name="ce8"/>
          <table:table-cell table:number-columns-repeated="4"/>
        </table:table-row>
        <table:table-row table:style-name="ro2" table:number-rows-repeated="2">
          <table:table-cell table:number-columns-repeated="14"/>
        </table:table-row>
        <table:table-row table:style-name="ro2">
          <table:table-cell table:number-columns-repeated="5"/>
          <table:table-cell table:style-name="ce3"/>
          <table:table-cell table:style-name="ce2" table:number-columns-repeated="3"/>
          <table:table-cell table:style-name="ce8"/>
          <table:table-cell table:number-columns-repeated="4"/>
        </table:table-row>
        <table:table-row table:style-name="ro2">
          <table:table-cell table:number-columns-repeated="14"/>
        </table:table-row>
        <table:table-row table:style-name="ro2" table:number-rows-repeated="7">
          <table:table-cell table:number-columns-repeated="5"/>
          <table:table-cell table:style-name="ce3"/>
          <table:table-cell table:style-name="ce2" table:number-columns-repeated="3"/>
          <table:table-cell table:style-name="ce8"/>
          <table:table-cell table:number-columns-repeated="4"/>
        </table:table-row>
        <table:table-row table:style-name="ro2">
          <table:table-cell table:number-columns-repeated="5"/>
          <table:table-cell table:style-name="ce4"/>
          <table:table-cell table:number-columns-repeated="3"/>
          <table:table-cell table:style-name="ce8"/>
          <table:table-cell table:number-columns-repeated="4"/>
        </table:table-row>
        <table:table-row table:style-name="ro2" table:number-rows-repeated="2">
          <table:table-cell table:number-columns-repeated="5"/>
          <table:table-cell table:style-name="ce3"/>
          <table:table-cell table:style-name="ce2" table:number-columns-repeated="3"/>
          <table:table-cell table:style-name="ce8"/>
          <table:table-cell table:number-columns-repeated="4"/>
        </table:table-row>
        <table:table-row table:style-name="ro2">
          <table:table-cell table:style-name="ce4"/>
          <table:table-cell table:number-columns-repeated="13"/>
        </table:table-row>
        <table:table-row table:style-name="ro2" table:number-rows-repeated="17">
          <table:table-cell table:number-columns-repeated="5"/>
          <table:table-cell table:style-name="ce3"/>
          <table:table-cell table:style-name="ce2" table:number-columns-repeated="3"/>
          <table:table-cell table:style-name="ce8"/>
          <table:table-cell table:number-columns-repeated="4"/>
        </table:table-row>
        <table:table-row table:style-name="ro2">
          <table:table-cell/>
          <table:table-cell table:style-name="Default" table:number-columns-repeated="4"/>
          <table:table-cell table:number-columns-repeated="9"/>
        </table:table-row>
        <table:table-row table:style-name="ro2">
          <table:table-cell/>
          <table:table-cell table:style-name="Default" table:number-columns-repeated="4"/>
          <table:table-cell table:style-name="ce3"/>
          <table:table-cell table:style-name="ce2" table:number-columns-repeated="3"/>
          <table:table-cell table:style-name="ce16"/>
          <table:table-cell table:number-columns-repeated="4"/>
        </table:table-row>
        <table:table-row table:style-name="ro2">
          <table:table-cell/>
          <table:table-cell table:style-name="Default" table:number-columns-repeated="4"/>
          <table:table-cell table:number-columns-repeated="9"/>
        </table:table-row>
        <table:table-row table:style-name="ro2" table:number-rows-repeated="2">
          <table:table-cell/>
          <table:table-cell table:style-name="Default" table:number-columns-repeated="4"/>
          <table:table-cell table:style-name="ce3"/>
          <table:table-cell table:style-name="ce2" table:number-columns-repeated="3"/>
          <table:table-cell table:style-name="ce8"/>
          <table:table-cell table:number-columns-repeated="4"/>
        </table:table-row>
        <table:table-row table:style-name="ro2">
          <table:table-cell/>
          <table:table-cell table:style-name="Default" table:number-columns-repeated="4"/>
          <table:table-cell table:style-name="ce3"/>
          <table:table-cell table:style-name="ce2" table:number-columns-repeated="3"/>
          <table:table-cell table:style-name="ce8"/>
          <table:table-cell table:number-columns-repeated="4"/>
        </table:table-row>
      </table:table>
      <table:table table:name="Charts" table:style-name="ta1" table:print="false">
        <table:table-column table:style-name="co2" table:number-columns-repeated="14" table:default-cell-style-name="Default"/>
        <table:table-row table:style-name="ro4" table:number-rows-repeated="5">
          <table:table-cell table:number-columns-repeated="14"/>
        </table:table-row>
        <table:table-row table:style-name="ro4">
          <table:table-cell table:number-columns-repeated="4"/>
          <table:table-cell>
            <draw:frame table:end-cell-address="Charts.N21" table:end-x="0.1106in" table:end-y="0.1287in" draw:z-index="1" draw:style-name="gr1" svg:width="7.8437in" svg:height="2.7571in" svg:x="0.2988in" svg:y="0.0291in">
              <draw:object draw:notify-on-update-of-ranges="'PCA Confidence'.J2:'PCA Confidence'.J31 'PCA Confidence'.A1:'PCA Confidence'.A1 'PCA Confidence'.M2:'PCA Confidence'.M31 'Std Confidence'.J2:'Std Confidence'.J30 'Std Confidence'.A1:'Std Confidence'.A1 'Std Confidence'.M2:'Std Confidence'.M30 'Std Confidence'.J31:'Std Confidence'.J46 'Std Confidence'.A47:'Std Confidence'.A47 'Std Confidence'.M31:'Std Confidence'.M4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9"/>
        </table:table-row>
        <table:table-row table:style-name="ro3">
          <table:table-cell table:number-columns-repeated="14"/>
        </table:table-row>
        <table:table-row table:style-name="ro3">
          <table:table-cell table:number-columns-repeated="13"/>
          <table:table-cell>
            <draw:g table:end-cell-address="Charts.Q14" table:end-x="0.1744in" table:end-y="0.0193in" draw:z-index="0">
              <draw:custom-shape draw:style-name="gr2" draw:text-style-name="P1" svg:width="2.1673in" svg:height="0.4472in" svg:x="0.6772in" svg:y="0.1555in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" draw:text-style-name="P1" svg:width="0.235in" svg:height="0.1106in" svg:x="0.9118in" svg:y="0.213in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" draw:text-style-name="P1" svg:width="0.235in" svg:height="0.1102in" svg:x="0.9118in" svg:y="0.435in">
                <text:p/>
  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  </draw:custom-shape>
              <draw:frame draw:style-name="gr5" draw:text-style-name="P3" svg:width="1.463in" svg:height="3.8449in" svg:x="1.1638in" svg:y="0.1937in">
                <draw:text-box>
                  <text:p text:style-name="P2"><text:span text:style-name="T1">Std. Confidence</text:span></text:p>
                </draw:text-box>
              </draw:frame>
              <draw:frame draw:style-name="gr6" draw:text-style-name="P4" svg:width="1.55in" svg:height="3.8449in" svg:x="1.1638in" svg:y="0.3882in">
                <draw:text-box>
                  <text:p text:style-name="P2"><text:span text:style-name="T1">PCA Confidence</text:span></text:p>
                </draw:text-box>
              </draw:frame>
            </draw:g>
          </table:table-cell>
        </table:table-row>
        <table:table-row table:style-name="ro3" table:number-rows-repeated="16">
          <table:table-cell table:number-columns-repeated="14"/>
        </table:table-row>
        <table:table-row table:style-name="ro3">
          <table:table-cell table:number-columns-repeated="2"/>
          <table:table-cell>
            <draw:frame table:end-cell-address="Charts.L46" table:end-x="0.3142in" table:end-y="0.0504in" draw:z-index="2" draw:style-name="gr1" svg:width="8.0122in" svg:height="3.6346in" svg:x="0.3331in" svg:y="0.1488in">
              <draw:object draw:notify-on-update-of-ranges="'PCA Conf (multiple rules, types)'.R3:'PCA Conf (multiple rules, types)'.R10 'PCA Confidence'.J2:'PCA Confidence'.J11 'PCA Confidence'.A1:'PCA Confidence'.A1 'PCA Confidence'.M2:'PCA Confidence'.M11 'PCA Conf (multiple rules, types)'.S3:'PCA Conf (multiple rules, types)'.S10 'PCA Conf (multiple rules, types)'.R2:'PCA Conf (multiple rules, types)'.R2 'PCA Conf (multiple rules, types)'.R3:'PCA Conf (multiple rules, types)'.R10 'Std Confidence'.J2:'Std Confidence'.J28 'Std Confidence'.A1:'Std Confidence'.A1 'Std Confidence'.M2:'Std Confidence'.M30 'PCA Conf (types)'.Q4:'PCA Conf (types)'.Q9 'PCA Conf (types)'.P3:'PCA Conf (types)'.P3 'PCA Conf (types)'.P4:'PCA Conf (types)'.P9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1"/>
        </table:table-row>
      </table:table>
      <table:table table:name="yago2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" table:default-cell-style-name="Default"/>
        <table:table-column table:style-name="co13" table:default-cell-style-name="Default"/>
        <table:table-column table:style-name="co2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" table:number-columns-repeated="2" table:default-cell-style-name="Default"/>
        <table:table-row table:style-name="ro2">
          <table:table-cell/>
          <table:table-cell table:style-name="ce7" office:value-type="string" calcext:value-type="string">
            <text:p>Support</text:p>
          </table:table-cell>
          <table:table-cell table:style-name="ce7" office:value-type="string" calcext:value-type="string">
            <text:p>Head coverage</text:p>
          </table:table-cell>
          <table:table-cell table:style-name="ce7" office:value-type="string" calcext:value-type="string">
            <text:p>Confidence</text:p>
          </table:table-cell>
          <table:table-cell table:style-name="ce7" office:value-type="string" calcext:value-type="string">
            <text:p>PCA Confidence</text:p>
          </table:table-cell>
          <table:table-cell table:style-name="ce7" office:value-type="string" calcext:value-type="string">
            <text:p>Cardinality</text:p>
          </table:table-cell>
          <table:table-cell table:style-name="ce7" office:value-type="string" calcext:value-type="string">
            <text:p>Body size</text:p>
          </table:table-cell>
          <table:table-cell table:style-name="ce7" office:value-type="string" calcext:value-type="string">
            <text:p>Functional variable</text:p>
          </table:table-cell>
          <table:table-cell table:style-name="ce7" office:value-type="string" calcext:value-type="string">
            <text:p>Total Predict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MarriedTo&gt; <text:s/>?a <text:s/>?e <text:s/>&lt;hasChild&gt; <text:s/>?b <text:s text:c="2"/>=&gt; ?a <text:s/>&lt;hasChild&gt; <text:s/>?b</text:p>
          </table:table-cell>
          <table:table-cell office:value-type="float" office:value="0.00388062" calcext:value-type="float">
            <text:p>0.00388062</text:p>
          </table:table-cell>
          <table:table-cell office:value-type="float" office:value="0.31839031" calcext:value-type="float">
            <text:p>0.31839031</text:p>
          </table:table-cell>
          <table:table-cell table:number-columns-repeated="2" office:value-type="float" office:value="0.57565326" calcext:value-type="float">
            <text:p>0.57565326</text:p>
          </table:table-cell>
          <table:table-cell office:value-type="float" office:value="3679" calcext:value-type="float">
            <text:p>3679</text:p>
          </table:table-cell>
          <table:table-cell office:value-type="float" office:value="6391" calcext:value-type="float">
            <text:p>6391</text:p>
          </table:table-cell>
          <table:table-cell office:value-type="string" calcext:value-type="string">
            <text:p>?b</text:p>
          </table:table-cell>
          <table:table-cell office:value-type="float" office:value="2712" calcext:value-type="float">
            <text:p>27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MarriedTo&gt; <text:s/>?f <text:s/>?f <text:s/>&lt;hasChild&gt; <text:s/>?b <text:s text:c="2"/>=&gt; ?a <text:s/>&lt;hasChild&gt; <text:s/>?b</text:p>
          </table:table-cell>
          <table:table-cell office:value-type="float" office:value="0.00388695" calcext:value-type="float">
            <text:p>0.00388695</text:p>
          </table:table-cell>
          <table:table-cell office:value-type="float" office:value="0.31890956" calcext:value-type="float">
            <text:p>0.31890956</text:p>
          </table:table-cell>
          <table:table-cell table:number-columns-repeated="2" office:value-type="float" office:value="0.56113903" calcext:value-type="float">
            <text:p>0.56113903</text:p>
          </table:table-cell>
          <table:table-cell office:value-type="float" office:value="3685" calcext:value-type="float">
            <text:p>3685</text:p>
          </table:table-cell>
          <table:table-cell office:value-type="float" office:value="6567" calcext:value-type="float">
            <text:p>6567</text:p>
          </table:table-cell>
          <table:table-cell office:value-type="string" calcext:value-type="string">
            <text:p>?b</text:p>
          </table:table-cell>
          <table:table-cell office:value-type="float" office:value="2882" calcext:value-type="float">
            <text:p>288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b <text:s/>&lt;isMarriedTo&gt; <text:s/>?a <text:s text:c="2"/>=&gt; ?a <text:s/>&lt;isMarriedTo&gt; <text:s/>?b</text:p>
          </table:table-cell>
          <table:table-cell office:value-type="float" office:value="0.00670644" calcext:value-type="float">
            <text:p>0.00670644</text:p>
          </table:table-cell>
          <table:table-cell table:number-columns-repeated="2" office:value-type="float" office:value="0.53014258" calcext:value-type="float">
            <text:p>0.53014258</text:p>
          </table:table-cell>
          <table:table-cell office:value-type="float" office:value="0.91785766" calcext:value-type="float">
            <text:p>0.91785766</text:p>
          </table:table-cell>
          <table:table-cell office:value-type="float" office:value="6358" calcext:value-type="float">
            <text:p>6358</text:p>
          </table:table-cell>
          <table:table-cell office:value-type="float" office:value="11993" calcext:value-type="float">
            <text:p>11993</text:p>
          </table:table-cell>
          <table:table-cell office:value-type="string" calcext:value-type="string">
            <text:p>?b</text:p>
          </table:table-cell>
          <table:table-cell office:value-type="float" office:value="5635" calcext:value-type="float">
            <text:p>56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created&gt; <text:s/>?b <text:s/>?a <text:s/>&lt;produced&gt; <text:s/>?b <text:s text:c="2"/>=&gt; ?a <text:s/>&lt;directed&gt; <text:s/>?b</text:p>
          </table:table-cell>
          <table:table-cell office:value-type="float" office:value="0.00106641" calcext:value-type="float">
            <text:p>0.00106641</text:p>
          </table:table-cell>
          <table:table-cell office:value-type="float" office:value="0.03020345" calcext:value-type="float">
            <text:p>0.03020345</text:p>
          </table:table-cell>
          <table:table-cell office:value-type="float" office:value="0.49827501" calcext:value-type="float">
            <text:p>0.49827501</text:p>
          </table:table-cell>
          <table:table-cell office:value-type="float" office:value="0.58676727" calcext:value-type="float">
            <text:p>0.58676727</text:p>
          </table:table-cell>
          <table:table-cell office:value-type="float" office:value="1011" calcext:value-type="float">
            <text:p>1011</text:p>
          </table:table-cell>
          <table:table-cell office:value-type="float" office:value="2029" calcext:value-type="float">
            <text:p>2029</text:p>
          </table:table-cell>
          <table:table-cell office:value-type="string" calcext:value-type="string">
            <text:p>?b</text:p>
          </table:table-cell>
          <table:table-cell office:value-type="float" office:value="1018" calcext:value-type="float">
            <text:p>10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actedIn&gt; <text:s/>?b <text:s/>?a <text:s/>&lt;created&gt; <text:s/>?b <text:s text:c="2"/>=&gt; ?a <text:s/>&lt;directed&gt; <text:s/>?b</text:p>
          </table:table-cell>
          <table:table-cell office:value-type="float" office:value="0.00040504" calcext:value-type="float">
            <text:p>0.00040504</text:p>
          </table:table-cell>
          <table:table-cell office:value-type="float" office:value="0.01147193" calcext:value-type="float">
            <text:p>0.01147193</text:p>
          </table:table-cell>
          <table:table-cell office:value-type="float" office:value="0.38285145" calcext:value-type="float">
            <text:p>0.38285145</text:p>
          </table:table-cell>
          <table:table-cell office:value-type="float" office:value="0.45229682" calcext:value-type="float">
            <text:p>0.45229682</text:p>
          </table:table-cell>
          <table:table-cell office:value-type="float" office:value="384" calcext:value-type="float">
            <text:p>384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?b</text:p>
          </table:table-cell>
          <table:table-cell office:value-type="float" office:value="619" calcext:value-type="float">
            <text:p>6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MarriedTo&gt; <text:s/>?c <text:s/>?c <text:s/>&lt;livesIn&gt; <text:s/>?b <text:s text:c="2"/>=&gt; ?a <text:s/>&lt;livesIn&gt; <text:s/>?b</text:p>
          </table:table-cell>
          <table:table-cell office:value-type="float" office:value="0.00019092" calcext:value-type="float">
            <text:p>0.00019092</text:p>
          </table:table-cell>
          <table:table-cell office:value-type="float" office:value="0.01240321" calcext:value-type="float">
            <text:p>0.01240321</text:p>
          </table:table-cell>
          <table:table-cell office:value-type="float" office:value="0.33705773" calcext:value-type="float">
            <text:p>0.33705773</text:p>
          </table:table-cell>
          <table:table-cell office:value-type="float" office:value="0.6988417" calcext:value-type="float">
            <text:p>0.6988417</text:p>
          </table:table-cell>
          <table:table-cell office:value-type="float" office:value="181" calcext:value-type="float">
            <text:p>181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?a</text:p>
          </table:table-cell>
          <table:table-cell office:value-type="float" office:value="356" calcext:value-type="float">
            <text:p>3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ealsWith&gt; <text:s/>?f <text:s/>?f <text:s/>&lt;dealsWith&gt; <text:s/>?b <text:s text:c="2"/>=&gt; ?a <text:s/>&lt;dealsWith&gt; <text:s/>?b</text:p>
          </table:table-cell>
          <table:table-cell office:value-type="float" office:value="0.00048415" calcext:value-type="float">
            <text:p>0.00048415</text:p>
          </table:table-cell>
          <table:table-cell office:value-type="float" office:value="0.66618287" calcext:value-type="float">
            <text:p>0.66618287</text:p>
          </table:table-cell>
          <table:table-cell table:number-columns-repeated="2" office:value-type="float" office:value="0.28194103" calcext:value-type="float">
            <text:p>0.28194103</text:p>
          </table:table-cell>
          <table:table-cell office:value-type="float" office:value="459" calcext:value-type="float">
            <text:p>459</text:p>
          </table:table-cell>
          <table:table-cell office:value-type="float" office:value="1628" calcext:value-type="float">
            <text:p>1628</text:p>
          </table:table-cell>
          <table:table-cell office:value-type="string" calcext:value-type="string">
            <text:p>?a</text:p>
          </table:table-cell>
          <table:table-cell office:value-type="float" office:value="1169" calcext:value-type="float">
            <text:p>11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c <text:s/>&lt;dealsWith&gt; <text:s/>?b <text:s/>?a <text:s/>&lt;dealsWith&gt; <text:s/>?c <text:s text:c="2"/>=&gt; ?a <text:s/>&lt;dealsWith&gt; <text:s/>?b</text:p>
          </table:table-cell>
          <table:table-cell office:value-type="float" office:value="0.00048415" calcext:value-type="float">
            <text:p>0.00048415</text:p>
          </table:table-cell>
          <table:table-cell office:value-type="float" office:value="0.66618287" calcext:value-type="float">
            <text:p>0.66618287</text:p>
          </table:table-cell>
          <table:table-cell table:number-columns-repeated="2" office:value-type="float" office:value="0.28194103" calcext:value-type="float">
            <text:p>0.28194103</text:p>
          </table:table-cell>
          <table:table-cell office:value-type="float" office:value="459" calcext:value-type="float">
            <text:p>459</text:p>
          </table:table-cell>
          <table:table-cell office:value-type="float" office:value="1628" calcext:value-type="float">
            <text:p>1628</text:p>
          </table:table-cell>
          <table:table-cell office:value-type="string" calcext:value-type="string">
            <text:p>?a</text:p>
          </table:table-cell>
          <table:table-cell office:value-type="float" office:value="1169" calcext:value-type="float">
            <text:p>11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MarriedTo&gt; <text:s/>?a <text:s/>?e <text:s/>&lt;livesIn&gt; <text:s/>?b <text:s text:c="2"/>=&gt; ?a <text:s/>&lt;livesIn&gt; <text:s/>?b</text:p>
          </table:table-cell>
          <table:table-cell office:value-type="float" office:value="0.00017826" calcext:value-type="float">
            <text:p>0.00017826</text:p>
          </table:table-cell>
          <table:table-cell office:value-type="float" office:value="0.01158089" calcext:value-type="float">
            <text:p>0.01158089</text:p>
          </table:table-cell>
          <table:table-cell office:value-type="float" office:value="0.22807018" calcext:value-type="float">
            <text:p>0.22807018</text:p>
          </table:table-cell>
          <table:table-cell office:value-type="float" office:value="0.68421053" calcext:value-type="float">
            <text:p>0.68421053</text:p>
          </table:table-cell>
          <table:table-cell office:value-type="float" office:value="169" calcext:value-type="float">
            <text:p>169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?a</text:p>
          </table:table-cell>
          <table:table-cell office:value-type="float" office:value="572" calcext:value-type="float">
            <text:p>5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actedIn&gt; <text:s/>?b <text:s/>?a <text:s/>&lt;created&gt; <text:s/>?b <text:s text:c="2"/>=&gt; ?a <text:s/>&lt;produced&gt; <text:s/>?b</text:p>
          </table:table-cell>
          <table:table-cell office:value-type="float" office:value="0.00021834" calcext:value-type="float">
            <text:p>0.00021834</text:p>
          </table:table-cell>
          <table:table-cell office:value-type="float" office:value="0.01025971" calcext:value-type="float">
            <text:p>0.01025971</text:p>
          </table:table-cell>
          <table:table-cell office:value-type="float" office:value="0.20638086" calcext:value-type="float">
            <text:p>0.20638086</text:p>
          </table:table-cell>
          <table:table-cell office:value-type="float" office:value="0.38983051" calcext:value-type="float">
            <text:p>0.38983051</text:p>
          </table:table-cell>
          <table:table-cell office:value-type="float" office:value="207" calcext:value-type="float">
            <text:p>207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?b</text:p>
          </table:table-cell>
          <table:table-cell office:value-type="float" office:value="796" calcext:value-type="float">
            <text:p>7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rected&gt; <text:s/>?b <text:s text:c="2"/>=&gt; ?a <text:s/>&lt;created&gt; <text:s/>?b</text:p>
          </table:table-cell>
          <table:table-cell office:value-type="float" office:value="0.006621" calcext:value-type="float">
            <text:p>0.006621</text:p>
          </table:table-cell>
          <table:table-cell office:value-type="float" office:value="0.03136023" calcext:value-type="float">
            <text:p>0.03136023</text:p>
          </table:table-cell>
          <table:table-cell office:value-type="float" office:value="0.18752427" calcext:value-type="float">
            <text:p>0.18752427</text:p>
          </table:table-cell>
          <table:table-cell office:value-type="float" office:value="0.32464443" calcext:value-type="float">
            <text:p>0.32464443</text:p>
          </table:table-cell>
          <table:table-cell office:value-type="float" office:value="6277" calcext:value-type="float">
            <text:p>6277</text:p>
          </table:table-cell>
          <table:table-cell office:value-type="float" office:value="33473" calcext:value-type="float">
            <text:p>33473</text:p>
          </table:table-cell>
          <table:table-cell office:value-type="string" calcext:value-type="string">
            <text:p>?b</text:p>
          </table:table-cell>
          <table:table-cell office:value-type="float" office:value="27196" calcext:value-type="float">
            <text:p>271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f <text:s/>&lt;hasCapital&gt; <text:s/>?b <text:s text:c="2"/>=&gt; ?a <text:s/>&lt;livesIn&gt; <text:s/>?b</text:p>
          </table:table-cell>
          <table:table-cell office:value-type="float" office:value="0.00069301" calcext:value-type="float">
            <text:p>0.00069301</text:p>
          </table:table-cell>
          <table:table-cell office:value-type="float" office:value="0.04502159" calcext:value-type="float">
            <text:p>0.04502159</text:p>
          </table:table-cell>
          <table:table-cell table:number-columns-repeated="2" office:value-type="float" office:value="0.18533145" calcext:value-type="float">
            <text:p>0.18533145</text:p>
          </table:table-cell>
          <table:table-cell office:value-type="float" office:value="657" calcext:value-type="float">
            <text:p>657</text:p>
          </table:table-cell>
          <table:table-cell office:value-type="float" office:value="3545" calcext:value-type="float">
            <text:p>3545</text:p>
          </table:table-cell>
          <table:table-cell office:value-type="string" calcext:value-type="string">
            <text:p>?a</text:p>
          </table:table-cell>
          <table:table-cell office:value-type="float" office:value="2888" calcext:value-type="float">
            <text:p>28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f <text:s/>&lt;isLocatedIn&gt; <text:s/>?b <text:s text:c="2"/>=&gt; ?a <text:s/>&lt;livesIn&gt; <text:s/>?b</text:p>
          </table:table-cell>
          <table:table-cell office:value-type="float" office:value="0.00098941" calcext:value-type="float">
            <text:p>0.00098941</text:p>
          </table:table-cell>
          <table:table-cell office:value-type="float" office:value="0.06427739" calcext:value-type="float">
            <text:p>0.06427739</text:p>
          </table:table-cell>
          <table:table-cell table:number-columns-repeated="2" office:value-type="float" office:value="0.1780224" calcext:value-type="float">
            <text:p>0.1780224</text:p>
          </table:table-cell>
          <table:table-cell office:value-type="float" office:value="938" calcext:value-type="float">
            <text:p>938</text:p>
          </table:table-cell>
          <table:table-cell office:value-type="float" office:value="5269" calcext:value-type="float">
            <text:p>5269</text:p>
          </table:table-cell>
          <table:table-cell office:value-type="string" calcext:value-type="string">
            <text:p>?a</text:p>
          </table:table-cell>
          <table:table-cell office:value-type="float" office:value="4331" calcext:value-type="float">
            <text:p>433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hasChild&gt; <text:s/>?c <text:s/>?b <text:s/>&lt;hasChild&gt; <text:s/>?c <text:s text:c="2"/>=&gt; ?a <text:s/>&lt;isMarriedTo&gt; <text:s/>?b</text:p>
          </table:table-cell>
          <table:table-cell office:value-type="float" office:value="0.00198198" calcext:value-type="float">
            <text:p>0.00198198</text:p>
          </table:table-cell>
          <table:table-cell office:value-type="float" office:value="0.15667473" calcext:value-type="float">
            <text:p>0.15667473</text:p>
          </table:table-cell>
          <table:table-cell office:value-type="float" office:value="0.17321165" calcext:value-type="float">
            <text:p>0.17321165</text:p>
          </table:table-cell>
          <table:table-cell office:value-type="float" office:value="0.40981461" calcext:value-type="float">
            <text:p>0.40981461</text:p>
          </table:table-cell>
          <table:table-cell office:value-type="float" office:value="1879" calcext:value-type="float">
            <text:p>1879</text:p>
          </table:table-cell>
          <table:table-cell office:value-type="float" office:value="10848" calcext:value-type="float">
            <text:p>10848</text:p>
          </table:table-cell>
          <table:table-cell office:value-type="string" calcext:value-type="string">
            <text:p>?b</text:p>
          </table:table-cell>
          <table:table-cell office:value-type="float" office:value="8969" calcext:value-type="float">
            <text:p>89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created&gt; <text:s/>?b <text:s/>?a <text:s/>&lt;directed&gt; <text:s/>?b <text:s text:c="2"/>=&gt; ?a <text:s/>&lt;produced&gt; <text:s/>?b</text:p>
          </table:table-cell>
          <table:table-cell office:value-type="float" office:value="0.00106641" calcext:value-type="float">
            <text:p>0.00106641</text:p>
          </table:table-cell>
          <table:table-cell office:value-type="float" office:value="0.05010904" calcext:value-type="float">
            <text:p>0.05010904</text:p>
          </table:table-cell>
          <table:table-cell office:value-type="float" office:value="0.1610642" calcext:value-type="float">
            <text:p>0.1610642</text:p>
          </table:table-cell>
          <table:table-cell office:value-type="float" office:value="0.37472202" calcext:value-type="float">
            <text:p>0.37472202</text:p>
          </table:table-cell>
          <table:table-cell office:value-type="float" office:value="1011" calcext:value-type="float">
            <text:p>1011</text:p>
          </table:table-cell>
          <table:table-cell office:value-type="float" office:value="6277" calcext:value-type="float">
            <text:p>6277</text:p>
          </table:table-cell>
          <table:table-cell office:value-type="string" calcext:value-type="string">
            <text:p>?b</text:p>
          </table:table-cell>
          <table:table-cell office:value-type="float" office:value="5266" calcext:value-type="float">
            <text:p>52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c <text:s/>&lt;dealsWith&gt; <text:s/>?a <text:s/>?c <text:s/>&lt;dealsWith&gt; <text:s/>?b <text:s text:c="2"/>=&gt; ?a <text:s/>&lt;dealsWith&gt; <text:s/>?b</text:p>
          </table:table-cell>
          <table:table-cell office:value-type="float" office:value="0.00028163" calcext:value-type="float">
            <text:p>0.00028163</text:p>
          </table:table-cell>
          <table:table-cell office:value-type="float" office:value="0.38751814" calcext:value-type="float">
            <text:p>0.38751814</text:p>
          </table:table-cell>
          <table:table-cell office:value-type="float" office:value="0.15442452" calcext:value-type="float">
            <text:p>0.15442452</text:p>
          </table:table-cell>
          <table:table-cell office:value-type="float" office:value="0.2177814" calcext:value-type="float">
            <text:p>0.2177814</text:p>
          </table:table-cell>
          <table:table-cell office:value-type="float" office:value="267" calcext:value-type="float">
            <text:p>267</text:p>
          </table:table-cell>
          <table:table-cell office:value-type="float" office:value="1729" calcext:value-type="float">
            <text:p>1729</text:p>
          </table:table-cell>
          <table:table-cell office:value-type="string" calcext:value-type="string">
            <text:p>?a</text:p>
          </table:table-cell>
          <table:table-cell office:value-type="float" office:value="1462" calcext:value-type="float">
            <text:p>14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c <text:s/>&lt;hasOfficialLanguage&gt; <text:s/>?b <text:s/>?c <text:s/>&lt;isLocatedIn&gt; <text:s/>?a <text:s text:c="2"/>=&gt; ?a <text:s/>&lt;hasOfficialLanguage&gt; <text:s/>?b</text:p>
          </table:table-cell>
          <table:table-cell office:value-type="float" office:value="0.00001899" calcext:value-type="float">
            <text:p>0.00001899</text:p>
          </table:table-cell>
          <table:table-cell office:value-type="float" office:value="0.02241594" calcext:value-type="float">
            <text:p>0.02241594</text:p>
          </table:table-cell>
          <table:table-cell office:value-type="float" office:value="0.14285714" calcext:value-type="float">
            <text:p>0.14285714</text:p>
          </table:table-cell>
          <table:table-cell office:value-type="float" office:value="0.64285714" calcext:value-type="float">
            <text:p>0.64285714</text:p>
          </table:table-cell>
          <table:table-cell office:value-type="float" office:value="18" calcext:value-type="float">
            <text:p>1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?a</text:p>
          </table:table-cell>
          <table:table-cell office:value-type="float" office:value="108" calcext:value-type="float">
            <text:p>1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b <text:s/>&lt;dealsWith&gt; <text:s/>?a <text:s text:c="2"/>=&gt; ?a <text:s/>&lt;dealsWith&gt; <text:s/>?b</text:p>
          </table:table-cell>
          <table:table-cell office:value-type="float" office:value="0.00009915" calcext:value-type="float">
            <text:p>0.00009915</text:p>
          </table:table-cell>
          <table:table-cell table:number-columns-repeated="2" office:value-type="float" office:value="0.13642961" calcext:value-type="float">
            <text:p>0.13642961</text:p>
          </table:table-cell>
          <table:table-cell office:value-type="float" office:value="0.18323587" calcext:value-type="float">
            <text:p>0.18323587</text:p>
          </table:table-cell>
          <table:table-cell office:value-type="float" office:value="94" calcext:value-type="float">
            <text:p>94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?a</text:p>
          </table:table-cell>
          <table:table-cell office:value-type="float" office:value="595" calcext:value-type="float">
            <text:p>5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b <text:s/>&lt;hasCapital&gt; <text:s/>?f <text:s/>?a <text:s/>&lt;livesIn&gt; <text:s/>?f <text:s text:c="2"/>=&gt; ?a <text:s/>&lt;livesIn&gt; <text:s/>?b</text:p>
          </table:table-cell>
          <table:table-cell office:value-type="float" office:value="0.00070039" calcext:value-type="float">
            <text:p>0.00070039</text:p>
          </table:table-cell>
          <table:table-cell office:value-type="float" office:value="0.04550127" calcext:value-type="float">
            <text:p>0.04550127</text:p>
          </table:table-cell>
          <table:table-cell table:number-columns-repeated="2" office:value-type="float" office:value="0.13490451" calcext:value-type="float">
            <text:p>0.13490451</text:p>
          </table:table-cell>
          <table:table-cell office:value-type="float" office:value="664" calcext:value-type="float">
            <text:p>664</text:p>
          </table:table-cell>
          <table:table-cell office:value-type="float" office:value="4922" calcext:value-type="float">
            <text:p>4922</text:p>
          </table:table-cell>
          <table:table-cell office:value-type="string" calcext:value-type="string">
            <text:p>?a</text:p>
          </table:table-cell>
          <table:table-cell office:value-type="float" office:value="4258" calcext:value-type="float">
            <text:p>42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c <text:s/>&lt;hasAcademicAdvisor&gt; <text:s/>?a <text:s/>?c <text:s/>&lt;graduatedFrom&gt; <text:s/>?b <text:s text:c="2"/>=&gt; ?a <text:s/>&lt;worksAt&gt; <text:s/>?b</text:p>
          </table:table-cell>
          <table:table-cell office:value-type="float" office:value="0.00009388" calcext:value-type="float">
            <text:p>0.00009388</text:p>
          </table:table-cell>
          <table:table-cell office:value-type="float" office:value="0.0365353" calcext:value-type="float">
            <text:p>0.0365353</text:p>
          </table:table-cell>
          <table:table-cell office:value-type="float" office:value="0.13444109" calcext:value-type="float">
            <text:p>0.13444109</text:p>
          </table:table-cell>
          <table:table-cell office:value-type="float" office:value="0.39035088" calcext:value-type="float">
            <text:p>0.39035088</text:p>
          </table:table-cell>
          <table:table-cell office:value-type="float" office:value="89" calcext:value-type="float">
            <text:p>89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?a</text:p>
          </table:table-cell>
          <table:table-cell office:value-type="float" office:value="573" calcext:value-type="float">
            <text:p>57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mports&gt; <text:s/>?b <text:s text:c="2"/>=&gt; ?a <text:s/>&lt;exports&gt; <text:s/>?b</text:p>
          </table:table-cell>
          <table:table-cell office:value-type="float" office:value="0.00004641" calcext:value-type="float">
            <text:p>0.00004641</text:p>
          </table:table-cell>
          <table:table-cell office:value-type="float" office:value="0.08678501" calcext:value-type="float">
            <text:p>0.08678501</text:p>
          </table:table-cell>
          <table:table-cell office:value-type="float" office:value="0.13095238" calcext:value-type="float">
            <text:p>0.13095238</text:p>
          </table:table-cell>
          <table:table-cell office:value-type="float" office:value="0.14473684" calcext:value-type="float">
            <text:p>0.14473684</text:p>
          </table:table-cell>
          <table:table-cell office:value-type="float" office:value="44" calcext:value-type="float">
            <text:p>44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?b</text:p>
          </table:table-cell>
          <table:table-cell office:value-type="float" office:value="292" calcext:value-type="float">
            <text:p>2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produced&gt; <text:s/>?b <text:s text:c="2"/>=&gt; ?a <text:s/>&lt;directed&gt; <text:s/>?b</text:p>
          </table:table-cell>
          <table:table-cell office:value-type="float" office:value="0.00239546" calcext:value-type="float">
            <text:p>0.00239546</text:p>
          </table:table-cell>
          <table:table-cell office:value-type="float" office:value="0.06784573" calcext:value-type="float">
            <text:p>0.06784573</text:p>
          </table:table-cell>
          <table:table-cell office:value-type="float" office:value="0.11255948" calcext:value-type="float">
            <text:p>0.11255948</text:p>
          </table:table-cell>
          <table:table-cell office:value-type="float" office:value="0.13395069" calcext:value-type="float">
            <text:p>0.13395069</text:p>
          </table:table-cell>
          <table:table-cell office:value-type="float" office:value="2271" calcext:value-type="float">
            <text:p>2271</text:p>
          </table:table-cell>
          <table:table-cell office:value-type="float" office:value="20176" calcext:value-type="float">
            <text:p>20176</text:p>
          </table:table-cell>
          <table:table-cell office:value-type="string" calcext:value-type="string">
            <text:p>?b</text:p>
          </table:table-cell>
          <table:table-cell office:value-type="float" office:value="17905" calcext:value-type="float">
            <text:p>179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ealsWith&gt; <text:s/>?c <text:s/>?c <text:s/>&lt;imports&gt; <text:s/>?b <text:s text:c="2"/>=&gt; ?a <text:s/>&lt;imports&gt; <text:s/>?b</text:p>
          </table:table-cell>
          <table:table-cell office:value-type="float" office:value="0.00011708" calcext:value-type="float">
            <text:p>0.00011708</text:p>
          </table:table-cell>
          <table:table-cell office:value-type="float" office:value="0.33035714" calcext:value-type="float">
            <text:p>0.33035714</text:p>
          </table:table-cell>
          <table:table-cell office:value-type="float" office:value="0.10581506" calcext:value-type="float">
            <text:p>0.10581506</text:p>
          </table:table-cell>
          <table:table-cell office:value-type="float" office:value="0.14879357" calcext:value-type="float">
            <text:p>0.14879357</text:p>
          </table:table-cell>
          <table:table-cell office:value-type="float" office:value="111" calcext:value-type="float">
            <text:p>111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?a</text:p>
          </table:table-cell>
          <table:table-cell office:value-type="float" office:value="938" calcext:value-type="float">
            <text:p>9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c <text:s/>&lt;isCitizenOf&gt; <text:s/>?b <text:s/>?a <text:s/>&lt;influences&gt; <text:s/>?c <text:s text:c="2"/>=&gt; ?a <text:s/>&lt;isCitizenOf&gt; <text:s/>?b</text:p>
          </table:table-cell>
          <table:table-cell office:value-type="float" office:value="0.000154" calcext:value-type="float">
            <text:p>0.000154</text:p>
          </table:table-cell>
          <table:table-cell office:value-type="float" office:value="0.01002059" calcext:value-type="float">
            <text:p>0.01002059</text:p>
          </table:table-cell>
          <table:table-cell office:value-type="float" office:value="0.10564399" calcext:value-type="float">
            <text:p>0.10564399</text:p>
          </table:table-cell>
          <table:table-cell office:value-type="float" office:value="0.51957295" calcext:value-type="float">
            <text:p>0.51957295</text:p>
          </table:table-cell>
          <table:table-cell office:value-type="float" office:value="146" calcext:value-type="float">
            <text:p>146</text:p>
          </table:table-cell>
          <table:table-cell office:value-type="float" office:value="1382" calcext:value-type="float">
            <text:p>1382</text:p>
          </table:table-cell>
          <table:table-cell office:value-type="string" calcext:value-type="string">
            <text:p>?a</text:p>
          </table:table-cell>
          <table:table-cell office:value-type="float" office:value="1236" calcext:value-type="float">
            <text:p>12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produced&gt; <text:s/>?b <text:s text:c="2"/>=&gt; ?a <text:s/>&lt;created&gt; <text:s/>?b</text:p>
          </table:table-cell>
          <table:table-cell office:value-type="float" office:value="0.0021402" calcext:value-type="float">
            <text:p>0.0021402</text:p>
          </table:table-cell>
          <table:table-cell office:value-type="float" office:value="0.01013699" calcext:value-type="float">
            <text:p>0.01013699</text:p>
          </table:table-cell>
          <table:table-cell office:value-type="float" office:value="0.10056503" calcext:value-type="float">
            <text:p>0.10056503</text:p>
          </table:table-cell>
          <table:table-cell office:value-type="float" office:value="0.15689762" calcext:value-type="float">
            <text:p>0.15689762</text:p>
          </table:table-cell>
          <table:table-cell office:value-type="float" office:value="2029" calcext:value-type="float">
            <text:p>2029</text:p>
          </table:table-cell>
          <table:table-cell office:value-type="float" office:value="20176" calcext:value-type="float">
            <text:p>20176</text:p>
          </table:table-cell>
          <table:table-cell office:value-type="string" calcext:value-type="string">
            <text:p>?b</text:p>
          </table:table-cell>
          <table:table-cell office:value-type="float" office:value="18147" calcext:value-type="float">
            <text:p>181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c <text:s/>&lt;dealsWith&gt; <text:s/>?a <text:s/>?c <text:s/>&lt;imports&gt; <text:s/>?b <text:s text:c="2"/>=&gt; ?a <text:s/>&lt;imports&gt; <text:s/>?b</text:p>
          </table:table-cell>
          <table:table-cell office:value-type="float" office:value="0.00007911" calcext:value-type="float">
            <text:p>0.00007911</text:p>
          </table:table-cell>
          <table:table-cell office:value-type="float" office:value="0.22321429" calcext:value-type="float">
            <text:p>0.22321429</text:p>
          </table:table-cell>
          <table:table-cell office:value-type="float" office:value="0.09282178" calcext:value-type="float">
            <text:p>0.09282178</text:p>
          </table:table-cell>
          <table:table-cell office:value-type="float" office:value="0.14097744" calcext:value-type="float">
            <text:p>0.14097744</text:p>
          </table:table-cell>
          <table:table-cell office:value-type="float" office:value="75" calcext:value-type="float">
            <text:p>75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?a</text:p>
          </table:table-cell>
          <table:table-cell office:value-type="float" office:value="733" calcext:value-type="float">
            <text:p>7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orksAt&gt; <text:s/>?b <text:s text:c="2"/>=&gt; ?a <text:s/>&lt;graduatedFrom&gt; <text:s/>?b</text:p>
          </table:table-cell>
          <table:table-cell office:value-type="float" office:value="0.000231" calcext:value-type="float">
            <text:p>0.000231</text:p>
          </table:table-cell>
          <table:table-cell office:value-type="float" office:value="0.01844211" calcext:value-type="float">
            <text:p>0.01844211</text:p>
          </table:table-cell>
          <table:table-cell office:value-type="float" office:value="0.08990148" calcext:value-type="float">
            <text:p>0.08990148</text:p>
          </table:table-cell>
          <table:table-cell office:value-type="float" office:value="0.16246291" calcext:value-type="float">
            <text:p>0.16246291</text:p>
          </table:table-cell>
          <table:table-cell office:value-type="float" office:value="219" calcext:value-type="float">
            <text:p>219</text:p>
          </table:table-cell>
          <table:table-cell office:value-type="float" office:value="2436" calcext:value-type="float">
            <text:p>2436</text:p>
          </table:table-cell>
          <table:table-cell office:value-type="string" calcext:value-type="string">
            <text:p>?a</text:p>
          </table:table-cell>
          <table:table-cell office:value-type="float" office:value="2217" calcext:value-type="float">
            <text:p>22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b <text:s text:c="2"/>=&gt; ?a <text:s/>&lt;wasBornIn&gt; <text:s/>?b</text:p>
          </table:table-cell>
          <table:table-cell office:value-type="float" office:value="0.00206741" calcext:value-type="float">
            <text:p>0.00206741</text:p>
          </table:table-cell>
          <table:table-cell office:value-type="float" office:value="0.03502314" calcext:value-type="float">
            <text:p>0.03502314</text:p>
          </table:table-cell>
          <table:table-cell office:value-type="float" office:value="0.08846362" calcext:value-type="float">
            <text:p>0.08846362</text:p>
          </table:table-cell>
          <table:table-cell office:value-type="float" office:value="0.22531325" calcext:value-type="float">
            <text:p>0.22531325</text:p>
          </table:table-cell>
          <table:table-cell office:value-type="float" office:value="1960" calcext:value-type="float">
            <text:p>1960</text:p>
          </table:table-cell>
          <table:table-cell office:value-type="float" office:value="22156" calcext:value-type="float">
            <text:p>22156</text:p>
          </table:table-cell>
          <table:table-cell office:value-type="string" calcext:value-type="string">
            <text:p>?a</text:p>
          </table:table-cell>
          <table:table-cell office:value-type="float" office:value="20196" calcext:value-type="float">
            <text:p>201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exports&gt; <text:s/>?b <text:s text:c="2"/>=&gt; ?a <text:s/>&lt;imports&gt; <text:s/>?b</text:p>
          </table:table-cell>
          <table:table-cell office:value-type="float" office:value="0.00004641" calcext:value-type="float">
            <text:p>0.00004641</text:p>
          </table:table-cell>
          <table:table-cell office:value-type="float" office:value="0.13095238" calcext:value-type="float">
            <text:p>0.13095238</text:p>
          </table:table-cell>
          <table:table-cell office:value-type="float" office:value="0.08678501" calcext:value-type="float">
            <text:p>0.08678501</text:p>
          </table:table-cell>
          <table:table-cell office:value-type="float" office:value="0.10328638" calcext:value-type="float">
            <text:p>0.10328638</text:p>
          </table:table-cell>
          <table:table-cell office:value-type="float" office:value="44" calcext:value-type="float">
            <text:p>44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?a</text:p>
          </table:table-cell>
          <table:table-cell office:value-type="float" office:value="463" calcext:value-type="float">
            <text:p>4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c <text:s/>&lt;hasAcademicAdvisor&gt; <text:s/>?a <text:s/>?c <text:s/>&lt;worksAt&gt; <text:s/>?b <text:s text:c="2"/>=&gt; ?a <text:s/>&lt;worksAt&gt; <text:s/>?b</text:p>
          </table:table-cell>
          <table:table-cell office:value-type="float" office:value="0.00004958" calcext:value-type="float">
            <text:p>0.00004958</text:p>
          </table:table-cell>
          <table:table-cell office:value-type="float" office:value="0.01929392" calcext:value-type="float">
            <text:p>0.01929392</text:p>
          </table:table-cell>
          <table:table-cell office:value-type="float" office:value="0.08655617" calcext:value-type="float">
            <text:p>0.08655617</text:p>
          </table:table-cell>
          <table:table-cell office:value-type="float" office:value="0.21860465" calcext:value-type="float">
            <text:p>0.21860465</text:p>
          </table:table-cell>
          <table:table-cell office:value-type="float" office:value="47" calcext:value-type="float">
            <text:p>47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?a</text:p>
          </table:table-cell>
          <table:table-cell office:value-type="float" office:value="496" calcext:value-type="float">
            <text:p>4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c <text:s/>&lt;dealsWith&gt; <text:s/>?a <text:s/>?c <text:s/>&lt;hasOfficialLanguage&gt; <text:s/>?b <text:s text:c="2"/>=&gt; ?a <text:s/>&lt;hasOfficialLanguage&gt; <text:s/>?b</text:p>
          </table:table-cell>
          <table:table-cell office:value-type="float" office:value="0.00005485" calcext:value-type="float">
            <text:p>0.00005485</text:p>
          </table:table-cell>
          <table:table-cell office:value-type="float" office:value="0.06475716" calcext:value-type="float">
            <text:p>0.06475716</text:p>
          </table:table-cell>
          <table:table-cell office:value-type="float" office:value="0.07784431" calcext:value-type="float">
            <text:p>0.07784431</text:p>
          </table:table-cell>
          <table:table-cell office:value-type="float" office:value="0.09647495" calcext:value-type="float">
            <text:p>0.09647495</text:p>
          </table:table-cell>
          <table:table-cell office:value-type="float" office:value="52" calcext:value-type="float">
            <text:p>52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?a</text:p>
          </table:table-cell>
          <table:table-cell office:value-type="float" office:value="616" calcext:value-type="float">
            <text:p>6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ealsWith&gt; <text:s/>?c <text:s/>?c <text:s/>&lt;exports&gt; <text:s/>?b <text:s text:c="2"/>=&gt; ?a <text:s/>&lt;exports&gt; <text:s/>?b</text:p>
          </table:table-cell>
          <table:table-cell office:value-type="float" office:value="0.00009388" calcext:value-type="float">
            <text:p>0.00009388</text:p>
          </table:table-cell>
          <table:table-cell office:value-type="float" office:value="0.17554241" calcext:value-type="float">
            <text:p>0.17554241</text:p>
          </table:table-cell>
          <table:table-cell table:number-columns-repeated="2" office:value-type="float" office:value="0.07307061" calcext:value-type="float">
            <text:p>0.07307061</text:p>
          </table:table-cell>
          <table:table-cell office:value-type="float" office:value="89" calcext:value-type="float">
            <text:p>89</text:p>
          </table:table-cell>
          <table:table-cell office:value-type="float" office:value="1218" calcext:value-type="float">
            <text:p>1218</text:p>
          </table:table-cell>
          <table:table-cell office:value-type="string" calcext:value-type="string">
            <text:p>?b</text:p>
          </table:table-cell>
          <table:table-cell office:value-type="float" office:value="1129" calcext:value-type="float">
            <text:p>11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c <text:s/>?c <text:s/>&lt;hasCapital&gt; <text:s/>?b <text:s text:c="2"/>=&gt; ?a <text:s/>&lt;wasBornIn&gt; <text:s/>?b</text:p>
          </table:table-cell>
          <table:table-cell office:value-type="float" office:value="0.00102949" calcext:value-type="float">
            <text:p>0.00102949</text:p>
          </table:table-cell>
          <table:table-cell office:value-type="float" office:value="0.01744009" calcext:value-type="float">
            <text:p>0.01744009</text:p>
          </table:table-cell>
          <table:table-cell office:value-type="float" office:value="0.07163829" calcext:value-type="float">
            <text:p>0.07163829</text:p>
          </table:table-cell>
          <table:table-cell office:value-type="float" office:value="0.26872247" calcext:value-type="float">
            <text:p>0.26872247</text:p>
          </table:table-cell>
          <table:table-cell office:value-type="float" office:value="976" calcext:value-type="float">
            <text:p>976</text:p>
          </table:table-cell>
          <table:table-cell office:value-type="float" office:value="13624" calcext:value-type="float">
            <text:p>13624</text:p>
          </table:table-cell>
          <table:table-cell office:value-type="string" calcext:value-type="string">
            <text:p>?a</text:p>
          </table:table-cell>
          <table:table-cell office:value-type="float" office:value="12648" calcext:value-type="float">
            <text:p>126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ealsWith&gt; <text:s/>?c <text:s/>?c <text:s/>&lt;hasOfficialLanguage&gt; <text:s/>?b <text:s text:c="2"/>=&gt; ?a <text:s/>&lt;hasOfficialLanguage&gt; <text:s/>?b</text:p>
          </table:table-cell>
          <table:table-cell office:value-type="float" office:value="0.00005907" calcext:value-type="float">
            <text:p>0.00005907</text:p>
          </table:table-cell>
          <table:table-cell office:value-type="float" office:value="0.06973848" calcext:value-type="float">
            <text:p>0.06973848</text:p>
          </table:table-cell>
          <table:table-cell office:value-type="float" office:value="0.06982544" calcext:value-type="float">
            <text:p>0.06982544</text:p>
          </table:table-cell>
          <table:table-cell office:value-type="float" office:value="0.08695652" calcext:value-type="float">
            <text:p>0.08695652</text:p>
          </table:table-cell>
          <table:table-cell office:value-type="float" office:value="56" calcext:value-type="float">
            <text:p>56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?a</text:p>
          </table:table-cell>
          <table:table-cell office:value-type="float" office:value="746" calcext:value-type="float">
            <text:p>7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hasAcademicAdvisor&gt; <text:s/>?c <text:s/>?c <text:s/>&lt;worksAt&gt; <text:s/>?b <text:s text:c="2"/>=&gt; ?a <text:s/>&lt;worksAt&gt; <text:s/>?b</text:p>
          </table:table-cell>
          <table:table-cell office:value-type="float" office:value="0.00005274" calcext:value-type="float">
            <text:p>0.00005274</text:p>
          </table:table-cell>
          <table:table-cell office:value-type="float" office:value="0.02052545" calcext:value-type="float">
            <text:p>0.02052545</text:p>
          </table:table-cell>
          <table:table-cell office:value-type="float" office:value="0.06868132" calcext:value-type="float">
            <text:p>0.06868132</text:p>
          </table:table-cell>
          <table:table-cell office:value-type="float" office:value="0.22727273" calcext:value-type="float">
            <text:p>0.22727273</text:p>
          </table:table-cell>
          <table:table-cell office:value-type="float" office:value="50" calcext:value-type="float">
            <text:p>50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?a</text:p>
          </table:table-cell>
          <table:table-cell office:value-type="float" office:value="678" calcext:value-type="float">
            <text:p>6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ealsWith&gt; <text:s/>?c <text:s/>?c <text:s/>&lt;exports&gt; <text:s/>?b <text:s text:c="2"/>=&gt; ?a <text:s/>&lt;imports&gt; <text:s/>?b</text:p>
          </table:table-cell>
          <table:table-cell office:value-type="float" office:value="0.00008755" calcext:value-type="float">
            <text:p>0.00008755</text:p>
          </table:table-cell>
          <table:table-cell office:value-type="float" office:value="0.24702381" calcext:value-type="float">
            <text:p>0.24702381</text:p>
          </table:table-cell>
          <table:table-cell office:value-type="float" office:value="0.0681445" calcext:value-type="float">
            <text:p>0.0681445</text:p>
          </table:table-cell>
          <table:table-cell office:value-type="float" office:value="0.09181416" calcext:value-type="float">
            <text:p>0.09181416</text:p>
          </table:table-cell>
          <table:table-cell office:value-type="float" office:value="83" calcext:value-type="float">
            <text:p>83</text:p>
          </table:table-cell>
          <table:table-cell office:value-type="float" office:value="1218" calcext:value-type="float">
            <text:p>1218</text:p>
          </table:table-cell>
          <table:table-cell office:value-type="string" calcext:value-type="string">
            <text:p>?a</text:p>
          </table:table-cell>
          <table:table-cell office:value-type="float" office:value="1135" calcext:value-type="float">
            <text:p>11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c <text:s/>&lt;isCitizenOf&gt; <text:s/>?a <text:s/>?c <text:s/>&lt;diedIn&gt; <text:s/>?b <text:s text:c="2"/>=&gt; ?a <text:s/>&lt;hasCapital&gt; <text:s/>?b</text:p>
          </table:table-cell>
          <table:table-cell office:value-type="float" office:value="0.00005063" calcext:value-type="float">
            <text:p>0.00005063</text:p>
          </table:table-cell>
          <table:table-cell office:value-type="float" office:value="0.02265219" calcext:value-type="float">
            <text:p>0.02265219</text:p>
          </table:table-cell>
          <table:table-cell office:value-type="float" office:value="0.06798867" calcext:value-type="float">
            <text:p>0.06798867</text:p>
          </table:table-cell>
          <table:table-cell office:value-type="float" office:value="0.07272727" calcext:value-type="float">
            <text:p>0.07272727</text:p>
          </table:table-cell>
          <table:table-cell office:value-type="float" office:value="48" calcext:value-type="float">
            <text:p>48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?a</text:p>
          </table:table-cell>
          <table:table-cell office:value-type="float" office:value="658" calcext:value-type="float">
            <text:p>6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rected&gt; <text:s/>?b <text:s text:c="2"/>=&gt; ?a <text:s/>&lt;produced&gt; <text:s/>?b</text:p>
          </table:table-cell>
          <table:table-cell office:value-type="float" office:value="0.00239546" calcext:value-type="float">
            <text:p>0.00239546</text:p>
          </table:table-cell>
          <table:table-cell office:value-type="float" office:value="0.11255948" calcext:value-type="float">
            <text:p>0.11255948</text:p>
          </table:table-cell>
          <table:table-cell office:value-type="float" office:value="0.06784573" calcext:value-type="float">
            <text:p>0.06784573</text:p>
          </table:table-cell>
          <table:table-cell office:value-type="float" office:value="0.1618905" calcext:value-type="float">
            <text:p>0.1618905</text:p>
          </table:table-cell>
          <table:table-cell office:value-type="float" office:value="2271" calcext:value-type="float">
            <text:p>2271</text:p>
          </table:table-cell>
          <table:table-cell office:value-type="float" office:value="33473" calcext:value-type="float">
            <text:p>33473</text:p>
          </table:table-cell>
          <table:table-cell office:value-type="string" calcext:value-type="string">
            <text:p>?b</text:p>
          </table:table-cell>
          <table:table-cell office:value-type="float" office:value="31202" calcext:value-type="float">
            <text:p>312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c <text:s/>&lt;isCitizenOf&gt; <text:s/>?a <text:s/>?c <text:s/>&lt;isLocatedIn&gt; <text:s/>?b <text:s text:c="2"/>=&gt; ?a <text:s/>&lt;hasCapital&gt; <text:s/>?b</text:p>
          </table:table-cell>
          <table:table-cell office:value-type="float" office:value="0.00003692" calcext:value-type="float">
            <text:p>0.00003692</text:p>
          </table:table-cell>
          <table:table-cell office:value-type="float" office:value="0.01651723" calcext:value-type="float">
            <text:p>0.01651723</text:p>
          </table:table-cell>
          <table:table-cell office:value-type="float" office:value="0.06013746" calcext:value-type="float">
            <text:p>0.06013746</text:p>
          </table:table-cell>
          <table:table-cell office:value-type="float" office:value="0.06410256" calcext:value-type="float">
            <text:p>0.06410256</text:p>
          </table:table-cell>
          <table:table-cell office:value-type="float" office:value="35" calcext:value-type="float">
            <text:p>35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?a</text:p>
          </table:table-cell>
          <table:table-cell office:value-type="float" office:value="547" calcext:value-type="float">
            <text:p>5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c <text:s/>&lt;isCitizenOf&gt; <text:s/>?a <text:s/>?c <text:s/>&lt;livesIn&gt; <text:s/>?b <text:s text:c="2"/>=&gt; ?a <text:s/>&lt;hasCapital&gt; <text:s/>?b</text:p>
          </table:table-cell>
          <table:table-cell office:value-type="float" office:value="0.00004536" calcext:value-type="float">
            <text:p>0.00004536</text:p>
          </table:table-cell>
          <table:table-cell office:value-type="float" office:value="0.02029259" calcext:value-type="float">
            <text:p>0.02029259</text:p>
          </table:table-cell>
          <table:table-cell office:value-type="float" office:value="0.05858311" calcext:value-type="float">
            <text:p>0.05858311</text:p>
          </table:table-cell>
          <table:table-cell office:value-type="float" office:value="0.06574924" calcext:value-type="float">
            <text:p>0.06574924</text:p>
          </table:table-cell>
          <table:table-cell office:value-type="float" office:value="43" calcext:value-type="float">
            <text:p>43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?a</text:p>
          </table:table-cell>
          <table:table-cell office:value-type="float" office:value="691" calcext:value-type="float">
            <text:p>69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c <text:s/>&lt;dealsWith&gt; <text:s/>?a <text:s/>?c <text:s/>&lt;imports&gt; <text:s/>?b <text:s text:c="2"/>=&gt; ?a <text:s/>&lt;exports&gt; <text:s/>?b</text:p>
          </table:table-cell>
          <table:table-cell office:value-type="float" office:value="0.00004747" calcext:value-type="float">
            <text:p>0.00004747</text:p>
          </table:table-cell>
          <table:table-cell office:value-type="float" office:value="0.0887574" calcext:value-type="float">
            <text:p>0.0887574</text:p>
          </table:table-cell>
          <table:table-cell office:value-type="float" office:value="0.05569307" calcext:value-type="float">
            <text:p>0.05569307</text:p>
          </table:table-cell>
          <table:table-cell office:value-type="float" office:value="0.0647482" calcext:value-type="float">
            <text:p>0.0647482</text:p>
          </table:table-cell>
          <table:table-cell office:value-type="float" office:value="45" calcext:value-type="float">
            <text:p>45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?b</text:p>
          </table:table-cell>
          <table:table-cell office:value-type="float" office:value="763" calcext:value-type="float">
            <text:p>7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b <text:s text:c="2"/>=&gt; ?a <text:s/>&lt;wasBornIn&gt; <text:s/>?b</text:p>
          </table:table-cell>
          <table:table-cell office:value-type="float" office:value="0.00081536" calcext:value-type="float">
            <text:p>0.00081536</text:p>
          </table:table-cell>
          <table:table-cell office:value-type="float" office:value="0.0138127" calcext:value-type="float">
            <text:p>0.0138127</text:p>
          </table:table-cell>
          <table:table-cell office:value-type="float" office:value="0.0529706" calcext:value-type="float">
            <text:p>0.0529706</text:p>
          </table:table-cell>
          <table:table-cell office:value-type="float" office:value="0.17116918" calcext:value-type="float">
            <text:p>0.17116918</text:p>
          </table:table-cell>
          <table:table-cell office:value-type="float" office:value="773" calcext:value-type="float">
            <text:p>773</text:p>
          </table:table-cell>
          <table:table-cell office:value-type="float" office:value="14593" calcext:value-type="float">
            <text:p>14593</text:p>
          </table:table-cell>
          <table:table-cell office:value-type="string" calcext:value-type="string">
            <text:p>?a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c <text:s/>?c <text:s/>&lt;hasCapital&gt; <text:s/>?b <text:s text:c="2"/>=&gt; ?a <text:s/>&lt;diedIn&gt; <text:s/>?b</text:p>
          </table:table-cell>
          <table:table-cell office:value-type="float" office:value="0.0007257" calcext:value-type="float">
            <text:p>0.0007257</text:p>
          </table:table-cell>
          <table:table-cell office:value-type="float" office:value="0.03105254" calcext:value-type="float">
            <text:p>0.03105254</text:p>
          </table:table-cell>
          <table:table-cell office:value-type="float" office:value="0.05049912" calcext:value-type="float">
            <text:p>0.05049912</text:p>
          </table:table-cell>
          <table:table-cell office:value-type="float" office:value="0.38457239" calcext:value-type="float">
            <text:p>0.38457239</text:p>
          </table:table-cell>
          <table:table-cell office:value-type="float" office:value="688" calcext:value-type="float">
            <text:p>688</text:p>
          </table:table-cell>
          <table:table-cell office:value-type="float" office:value="13624" calcext:value-type="float">
            <text:p>13624</text:p>
          </table:table-cell>
          <table:table-cell office:value-type="string" calcext:value-type="string">
            <text:p>?a</text:p>
          </table:table-cell>
          <table:table-cell office:value-type="float" office:value="12936" calcext:value-type="float">
            <text:p>129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mports&gt; <text:s/>?c <text:s/>?b <text:s/>&lt;exports&gt; <text:s/>?c <text:s text:c="2"/>=&gt; ?a <text:s/>&lt;dealsWith&gt; <text:s/>?b</text:p>
          </table:table-cell>
          <table:table-cell office:value-type="float" office:value="0.00012658" calcext:value-type="float">
            <text:p>0.00012658</text:p>
          </table:table-cell>
          <table:table-cell office:value-type="float" office:value="0.17416546" calcext:value-type="float">
            <text:p>0.17416546</text:p>
          </table:table-cell>
          <table:table-cell office:value-type="float" office:value="0.04995837" calcext:value-type="float">
            <text:p>0.04995837</text:p>
          </table:table-cell>
          <table:table-cell office:value-type="float" office:value="0.06413683" calcext:value-type="float">
            <text:p>0.06413683</text:p>
          </table:table-cell>
          <table:table-cell office:value-type="float" office:value="120" calcext:value-type="float">
            <text:p>120</text:p>
          </table:table-cell>
          <table:table-cell office:value-type="float" office:value="2402" calcext:value-type="float">
            <text:p>2402</text:p>
          </table:table-cell>
          <table:table-cell office:value-type="string" calcext:value-type="string">
            <text:p>?a</text:p>
          </table:table-cell>
          <table:table-cell office:value-type="float" office:value="2282" calcext:value-type="float">
            <text:p>228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ealsWith&gt; <text:s/>?c <text:s/>?c <text:s/>&lt;imports&gt; <text:s/>?b <text:s text:c="2"/>=&gt; ?a <text:s/>&lt;exports&gt; <text:s/>?b</text:p>
          </table:table-cell>
          <table:table-cell office:value-type="float" office:value="0.00005485" calcext:value-type="float">
            <text:p>0.00005485</text:p>
          </table:table-cell>
          <table:table-cell office:value-type="float" office:value="0.1025641" calcext:value-type="float">
            <text:p>0.1025641</text:p>
          </table:table-cell>
          <table:table-cell office:value-type="float" office:value="0.04957102" calcext:value-type="float">
            <text:p>0.04957102</text:p>
          </table:table-cell>
          <table:table-cell office:value-type="float" office:value="0.05450734" calcext:value-type="float">
            <text:p>0.05450734</text:p>
          </table:table-cell>
          <table:table-cell office:value-type="float" office:value="52" calcext:value-type="float">
            <text:p>52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?b</text:p>
          </table:table-cell>
          <table:table-cell office:value-type="float" office:value="997" calcext:value-type="float">
            <text:p>9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dealsWith&gt; <text:s/>?a <text:s/>?e <text:s/>&lt;exports&gt; <text:s/>?b <text:s text:c="2"/>=&gt; ?a <text:s/>&lt;exports&gt; <text:s/>?b</text:p>
          </table:table-cell>
          <table:table-cell office:value-type="float" office:value="0.00007806" calcext:value-type="float">
            <text:p>0.00007806</text:p>
          </table:table-cell>
          <table:table-cell office:value-type="float" office:value="0.14595661" calcext:value-type="float">
            <text:p>0.14595661</text:p>
          </table:table-cell>
          <table:table-cell table:number-columns-repeated="2" office:value-type="float" office:value="0.0490391" calcext:value-type="float">
            <text:p>0.0490391</text:p>
          </table:table-cell>
          <table:table-cell office:value-type="float" office:value="74" calcext:value-type="float">
            <text:p>74</text:p>
          </table:table-cell>
          <table:table-cell office:value-type="float" office:value="1509" calcext:value-type="float">
            <text:p>1509</text:p>
          </table:table-cell>
          <table:table-cell office:value-type="string" calcext:value-type="string">
            <text:p>?b</text:p>
          </table:table-cell>
          <table:table-cell table:formula="of:=[.G47]-[.F47]" office:value-type="float" office:value="1435" calcext:value-type="float">
            <text:p>14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b <text:s/>&lt;dealsWith&gt; <text:s/>?f <text:s/>?a <text:s/>&lt;dealsWith&gt; <text:s/>?f <text:s text:c="2"/>=&gt; ?a <text:s/>&lt;dealsWith&gt; <text:s/>?b</text:p>
          </table:table-cell>
          <table:table-cell office:value-type="float" office:value="0.0004715" calcext:value-type="float">
            <text:p>0.0004715</text:p>
          </table:table-cell>
          <table:table-cell office:value-type="float" office:value="0.64876633" calcext:value-type="float">
            <text:p>0.64876633</text:p>
          </table:table-cell>
          <table:table-cell table:number-columns-repeated="2" office:value-type="float" office:value="0.04769526" calcext:value-type="float">
            <text:p>0.04769526</text:p>
          </table:table-cell>
          <table:table-cell office:value-type="float" office:value="447" calcext:value-type="float">
            <text:p>447</text:p>
          </table:table-cell>
          <table:table-cell office:value-type="float" office:value="9372" calcext:value-type="float">
            <text:p>9372</text:p>
          </table:table-cell>
          <table:table-cell office:value-type="string" calcext:value-type="string">
            <text:p>?a</text:p>
          </table:table-cell>
          <table:table-cell office:value-type="float" office:value="6758" calcext:value-type="float">
            <text:p>67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f <text:s/>&lt;isLocatedIn&gt; <text:s/>?b <text:s text:c="2"/>=&gt; ?a <text:s/>&lt;isCitizenOf&gt; <text:s/>?b</text:p>
          </table:table-cell>
          <table:table-cell office:value-type="float" office:value="0.00063816" calcext:value-type="float">
            <text:p>0.00063816</text:p>
          </table:table-cell>
          <table:table-cell office:value-type="float" office:value="0.04152368" calcext:value-type="float">
            <text:p>0.04152368</text:p>
          </table:table-cell>
          <table:table-cell office:value-type="float" office:value="0.04514925" calcext:value-type="float">
            <text:p>0.04514925</text:p>
          </table:table-cell>
          <table:table-cell office:value-type="float" office:value="0.48130469" calcext:value-type="float">
            <text:p>0.48130469</text:p>
          </table:table-cell>
          <table:table-cell office:value-type="float" office:value="605" calcext:value-type="float">
            <text:p>605</text:p>
          </table:table-cell>
          <table:table-cell office:value-type="float" office:value="13400" calcext:value-type="float">
            <text:p>13400</text:p>
          </table:table-cell>
          <table:table-cell office:value-type="string" calcext:value-type="string">
            <text:p>?a</text:p>
          </table:table-cell>
          <table:table-cell table:formula="of:=[.G49]-[.F49]" office:value-type="float" office:value="12795" calcext:value-type="float">
            <text:p>127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CitizenOf&gt; <text:s/>?a <text:s/>?e <text:s/>&lt;wasBornIn&gt; <text:s/>?b <text:s text:c="2"/>=&gt; ?a <text:s/>&lt;hasCapital&gt; <text:s/>?b</text:p>
          </table:table-cell>
          <table:table-cell office:value-type="float" office:value="0.00006856" calcext:value-type="float">
            <text:p>0.00006856</text:p>
          </table:table-cell>
          <table:table-cell office:value-type="float" office:value="0.03067485" calcext:value-type="float">
            <text:p>0.03067485</text:p>
          </table:table-cell>
          <table:table-cell office:value-type="float" office:value="0.04513889" calcext:value-type="float">
            <text:p>0.04513889</text:p>
          </table:table-cell>
          <table:table-cell office:value-type="float" office:value="0.04772394" calcext:value-type="float">
            <text:p>0.04772394</text:p>
          </table:table-cell>
          <table:table-cell office:value-type="float" office:value="65" calcext:value-type="float">
            <text:p>65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?a</text:p>
          </table:table-cell>
          <table:table-cell table:formula="of:=[.G50]-[.F50]" office:value-type="float" office:value="1375" calcext:value-type="float">
            <text:p>13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b <text:s text:c="2"/>=&gt; ?a <text:s/>&lt;livesIn&gt; <text:s/>?b</text:p>
          </table:table-cell>
          <table:table-cell office:value-type="float" office:value="0.0006909" calcext:value-type="float">
            <text:p>0.0006909</text:p>
          </table:table-cell>
          <table:table-cell office:value-type="float" office:value="0.04488453" calcext:value-type="float">
            <text:p>0.04488453</text:p>
          </table:table-cell>
          <table:table-cell office:value-type="float" office:value="0.04495539" calcext:value-type="float">
            <text:p>0.04495539</text:p>
          </table:table-cell>
          <table:table-cell office:value-type="float" office:value="0.52358114" calcext:value-type="float">
            <text:p>0.52358114</text:p>
          </table:table-cell>
          <table:table-cell office:value-type="float" office:value="655" calcext:value-type="float">
            <text:p>655</text:p>
          </table:table-cell>
          <table:table-cell office:value-type="float" office:value="14570" calcext:value-type="float">
            <text:p>14570</text:p>
          </table:table-cell>
          <table:table-cell office:value-type="string" calcext:value-type="string">
            <text:p>?a</text:p>
          </table:table-cell>
          <table:table-cell table:formula="of:=[.G51]-[.F51]" office:value-type="float" office:value="13915" calcext:value-type="float">
            <text:p>139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b <text:s text:c="2"/>=&gt; ?a <text:s/>&lt;isCitizenOf&gt; <text:s/>?b</text:p>
          </table:table-cell>
          <table:table-cell office:value-type="float" office:value="0.0006909" calcext:value-type="float">
            <text:p>0.0006909</text:p>
          </table:table-cell>
          <table:table-cell office:value-type="float" office:value="0.04495539" calcext:value-type="float">
            <text:p>0.04495539</text:p>
          </table:table-cell>
          <table:table-cell office:value-type="float" office:value="0.04488453" calcext:value-type="float">
            <text:p>0.04488453</text:p>
          </table:table-cell>
          <table:table-cell office:value-type="float" office:value="0.36571748" calcext:value-type="float">
            <text:p>0.36571748</text:p>
          </table:table-cell>
          <table:table-cell office:value-type="float" office:value="655" calcext:value-type="float">
            <text:p>655</text:p>
          </table:table-cell>
          <table:table-cell office:value-type="float" office:value="14593" calcext:value-type="float">
            <text:p>14593</text:p>
          </table:table-cell>
          <table:table-cell office:value-type="string" calcext:value-type="string">
            <text:p>?a</text:p>
          </table:table-cell>
          <table:table-cell table:formula="of:=[.G52]-[.F52]" office:value-type="float" office:value="13938" calcext:value-type="float">
            <text:p>139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b <text:s/>&lt;dealsWith&gt; <text:s/>?f <text:s/>?f <text:s/>&lt;dealsWith&gt; <text:s/>?a <text:s text:c="2"/>=&gt; ?a <text:s/>&lt;dealsWith&gt; <text:s/>?b</text:p>
          </table:table-cell>
          <table:table-cell office:value-type="float" office:value="0.00007489" calcext:value-type="float">
            <text:p>0.00007489</text:p>
          </table:table-cell>
          <table:table-cell office:value-type="float" office:value="0.1030479" calcext:value-type="float">
            <text:p>0.1030479</text:p>
          </table:table-cell>
          <table:table-cell office:value-type="float" office:value="0.04361179" calcext:value-type="float">
            <text:p>0.04361179</text:p>
          </table:table-cell>
          <table:table-cell office:value-type="float" office:value="0.05577376" calcext:value-type="float">
            <text:p>0.05577376</text:p>
          </table:table-cell>
          <table:table-cell office:value-type="float" office:value="71" calcext:value-type="float">
            <text:p>71</text:p>
          </table:table-cell>
          <table:table-cell office:value-type="float" office:value="1628" calcext:value-type="float">
            <text:p>1628</text:p>
          </table:table-cell>
          <table:table-cell office:value-type="string" calcext:value-type="string">
            <text:p>?a</text:p>
          </table:table-cell>
          <table:table-cell table:formula="of:=[.G53]-[.F53]" office:value-type="float" office:value="1557" calcext:value-type="float">
            <text:p>15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dealsWith&gt; <text:s/>?a <text:s/>?b <text:s/>&lt;dealsWith&gt; <text:s/>?e <text:s text:c="2"/>=&gt; ?a <text:s/>&lt;dealsWith&gt; <text:s/>?b</text:p>
          </table:table-cell>
          <table:table-cell office:value-type="float" office:value="0.00007489" calcext:value-type="float">
            <text:p>0.00007489</text:p>
          </table:table-cell>
          <table:table-cell office:value-type="float" office:value="0.1030479" calcext:value-type="float">
            <text:p>0.1030479</text:p>
          </table:table-cell>
          <table:table-cell office:value-type="float" office:value="0.04361179" calcext:value-type="float">
            <text:p>0.04361179</text:p>
          </table:table-cell>
          <table:table-cell office:value-type="float" office:value="0.05577376" calcext:value-type="float">
            <text:p>0.05577376</text:p>
          </table:table-cell>
          <table:table-cell office:value-type="float" office:value="71" calcext:value-type="float">
            <text:p>71</text:p>
          </table:table-cell>
          <table:table-cell office:value-type="float" office:value="1628" calcext:value-type="float">
            <text:p>1628</text:p>
          </table:table-cell>
          <table:table-cell office:value-type="string" calcext:value-type="string">
            <text:p>?a</text:p>
          </table:table-cell>
          <table:table-cell table:formula="of:=[.G54]-[.F54]" office:value-type="float" office:value="1557" calcext:value-type="float">
            <text:p>15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livesIn&gt; <text:s/>?a <text:s/>?e <text:s/>&lt;diedIn&gt; <text:s/>?b <text:s text:c="2"/>=&gt; ?a <text:s/>&lt;hasCapital&gt; <text:s/>?b</text:p>
          </table:table-cell>
          <table:table-cell office:value-type="float" office:value="0.00002637" calcext:value-type="float">
            <text:p>0.00002637</text:p>
          </table:table-cell>
          <table:table-cell office:value-type="float" office:value="0.01179802" calcext:value-type="float">
            <text:p>0.01179802</text:p>
          </table:table-cell>
          <table:table-cell office:value-type="float" office:value="0.04266212" calcext:value-type="float">
            <text:p>0.04266212</text:p>
          </table:table-cell>
          <table:table-cell office:value-type="float" office:value="0.15923567" calcext:value-type="float">
            <text:p>0.15923567</text:p>
          </table:table-cell>
          <table:table-cell office:value-type="float" office:value="25" calcext:value-type="float">
            <text:p>25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?a</text:p>
          </table:table-cell>
          <table:table-cell table:formula="of:=[.G55]-[.F55]" office:value-type="float" office:value="561" calcext:value-type="float">
            <text:p>5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nfluences&gt; <text:s/>?f <text:s/>?f <text:s/>&lt;influences&gt; <text:s/>?b <text:s text:c="2"/>=&gt; ?a <text:s/>&lt;influences&gt; <text:s/>?b</text:p>
          </table:table-cell>
          <table:table-cell office:value-type="float" office:value="0.00261064" calcext:value-type="float">
            <text:p>0.00261064</text:p>
          </table:table-cell>
          <table:table-cell office:value-type="float" office:value="0.17741935" calcext:value-type="float">
            <text:p>0.17741935</text:p>
          </table:table-cell>
          <table:table-cell table:number-columns-repeated="2" office:value-type="float" office:value="0.04255502" calcext:value-type="float">
            <text:p>0.04255502</text:p>
          </table:table-cell>
          <table:table-cell office:value-type="float" office:value="2475" calcext:value-type="float">
            <text:p>2475</text:p>
          </table:table-cell>
          <table:table-cell office:value-type="float" office:value="58160" calcext:value-type="float">
            <text:p>58160</text:p>
          </table:table-cell>
          <table:table-cell office:value-type="string" calcext:value-type="string">
            <text:p>?b</text:p>
          </table:table-cell>
          <table:table-cell table:formula="of:=[.G56]-[.F56]" office:value-type="float" office:value="55685" calcext:value-type="float">
            <text:p>556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b <text:s/>&lt;hasCapital&gt; <text:s/>?f <text:s text:c="2"/>=&gt; ?a <text:s/>&lt;isCitizenOf&gt; <text:s/>?b</text:p>
          </table:table-cell>
          <table:table-cell office:value-type="float" office:value="0.00021202" calcext:value-type="float">
            <text:p>0.00021202</text:p>
          </table:table-cell>
          <table:table-cell office:value-type="float" office:value="0.01379547" calcext:value-type="float">
            <text:p>0.01379547</text:p>
          </table:table-cell>
          <table:table-cell office:value-type="float" office:value="0.04083706" calcext:value-type="float">
            <text:p>0.04083706</text:p>
          </table:table-cell>
          <table:table-cell office:value-type="float" office:value="0.20700309" calcext:value-type="float">
            <text:p>0.20700309</text:p>
          </table:table-cell>
          <table:table-cell office:value-type="float" office:value="201" calcext:value-type="float">
            <text:p>201</text:p>
          </table:table-cell>
          <table:table-cell office:value-type="float" office:value="4922" calcext:value-type="float">
            <text:p>4922</text:p>
          </table:table-cell>
          <table:table-cell office:value-type="string" calcext:value-type="string">
            <text:p>?a</text:p>
          </table:table-cell>
          <table:table-cell table:formula="of:=[.G57]-[.F57]" office:value-type="float" office:value="4721" calcext:value-type="float">
            <text:p>47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f <text:s/>&lt;isLocatedIn&gt; <text:s/>?b <text:s text:c="2"/>=&gt; ?a <text:s/>&lt;isCitizenOf&gt; <text:s/>?b</text:p>
          </table:table-cell>
          <table:table-cell office:value-type="float" office:value="0.00021729" calcext:value-type="float">
            <text:p>0.00021729</text:p>
          </table:table-cell>
          <table:table-cell office:value-type="float" office:value="0.01413864" calcext:value-type="float">
            <text:p>0.01413864</text:p>
          </table:table-cell>
          <table:table-cell office:value-type="float" office:value="0.0390966" calcext:value-type="float">
            <text:p>0.0390966</text:p>
          </table:table-cell>
          <table:table-cell office:value-type="float" office:value="0.48130841" calcext:value-type="float">
            <text:p>0.48130841</text:p>
          </table:table-cell>
          <table:table-cell office:value-type="float" office:value="206" calcext:value-type="float">
            <text:p>206</text:p>
          </table:table-cell>
          <table:table-cell office:value-type="float" office:value="5269" calcext:value-type="float">
            <text:p>5269</text:p>
          </table:table-cell>
          <table:table-cell office:value-type="string" calcext:value-type="string">
            <text:p>?a</text:p>
          </table:table-cell>
          <table:table-cell table:formula="of:=[.G58]-[.F58]" office:value-type="float" office:value="5063" calcext:value-type="float">
            <text:p>50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dealsWith&gt; <text:s/>?a <text:s/>?e <text:s/>&lt;participatedIn&gt; <text:s/>?b <text:s text:c="2"/>=&gt; ?a <text:s/>&lt;participatedIn&gt; <text:s/>?b</text:p>
          </table:table-cell>
          <table:table-cell office:value-type="float" office:value="0.00086283" calcext:value-type="float">
            <text:p>0.00086283</text:p>
          </table:table-cell>
          <table:table-cell office:value-type="float" office:value="0.05837437" calcext:value-type="float">
            <text:p>0.05837437</text:p>
          </table:table-cell>
          <table:table-cell table:number-columns-repeated="2" office:value-type="float" office:value="0.03884325" calcext:value-type="float">
            <text:p>0.03884325</text:p>
          </table:table-cell>
          <table:table-cell office:value-type="float" office:value="818" calcext:value-type="float">
            <text:p>818</text:p>
          </table:table-cell>
          <table:table-cell office:value-type="float" office:value="21059" calcext:value-type="float">
            <text:p>21059</text:p>
          </table:table-cell>
          <table:table-cell office:value-type="string" calcext:value-type="string">
            <text:p>?b</text:p>
          </table:table-cell>
          <table:table-cell table:formula="of:=[.G59]-[.F59]" office:value-type="float" office:value="20241" calcext:value-type="float">
            <text:p>2024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asBornIn&gt; <text:s/>?f <text:s/>?f <text:s/>&lt;isLocatedIn&gt; <text:s/>?b <text:s text:c="2"/>=&gt; ?a <text:s/>&lt;isCitizenOf&gt; <text:s/>?b</text:p>
          </table:table-cell>
          <table:table-cell office:value-type="float" office:value="0.00133433" calcext:value-type="float">
            <text:p>0.00133433</text:p>
          </table:table-cell>
          <table:table-cell office:value-type="float" office:value="0.08682224" calcext:value-type="float">
            <text:p>0.08682224</text:p>
          </table:table-cell>
          <table:table-cell office:value-type="float" office:value="0.03745041" calcext:value-type="float">
            <text:p>0.03745041</text:p>
          </table:table-cell>
          <table:table-cell office:value-type="float" office:value="0.57421698" calcext:value-type="float">
            <text:p>0.57421698</text:p>
          </table:table-cell>
          <table:table-cell office:value-type="float" office:value="1265" calcext:value-type="float">
            <text:p>1265</text:p>
          </table:table-cell>
          <table:table-cell office:value-type="float" office:value="33778" calcext:value-type="float">
            <text:p>33778</text:p>
          </table:table-cell>
          <table:table-cell office:value-type="string" calcext:value-type="string">
            <text:p>?a</text:p>
          </table:table-cell>
          <table:table-cell table:formula="of:=[.G60]-[.F60]" office:value-type="float" office:value="32513" calcext:value-type="float">
            <text:p>325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exports&gt; <text:s/>?f <text:s/>?b <text:s/>&lt;imports&gt; <text:s/>?f <text:s text:c="2"/>=&gt; ?a <text:s/>&lt;dealsWith&gt; <text:s/>?b</text:p>
          </table:table-cell>
          <table:table-cell office:value-type="float" office:value="0.00008966" calcext:value-type="float">
            <text:p>0.00008966</text:p>
          </table:table-cell>
          <table:table-cell office:value-type="float" office:value="0.1233672" calcext:value-type="float">
            <text:p>0.1233672</text:p>
          </table:table-cell>
          <table:table-cell office:value-type="float" office:value="0.03538718" calcext:value-type="float">
            <text:p>0.03538718</text:p>
          </table:table-cell>
          <table:table-cell office:value-type="float" office:value="0.04214179" calcext:value-type="float">
            <text:p>0.04214179</text:p>
          </table:table-cell>
          <table:table-cell office:value-type="float" office:value="85" calcext:value-type="float">
            <text:p>85</text:p>
          </table:table-cell>
          <table:table-cell office:value-type="float" office:value="2402" calcext:value-type="float">
            <text:p>2402</text:p>
          </table:table-cell>
          <table:table-cell office:value-type="string" calcext:value-type="string">
            <text:p>?a</text:p>
          </table:table-cell>
          <table:table-cell table:formula="of:=[.G61]-[.F61]" office:value-type="float" office:value="2317" calcext:value-type="float">
            <text:p>23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asBornIn&gt; <text:s/>?b <text:s text:c="2"/>=&gt; ?a <text:s/>&lt;diedIn&gt; <text:s/>?b</text:p>
          </table:table-cell>
          <table:table-cell office:value-type="float" office:value="0.00206741" calcext:value-type="float">
            <text:p>0.00206741</text:p>
          </table:table-cell>
          <table:table-cell office:value-type="float" office:value="0.08846362" calcext:value-type="float">
            <text:p>0.08846362</text:p>
          </table:table-cell>
          <table:table-cell office:value-type="float" office:value="0.03502314" calcext:value-type="float">
            <text:p>0.03502314</text:p>
          </table:table-cell>
          <table:table-cell office:value-type="float" office:value="0.22531325" calcext:value-type="float">
            <text:p>0.22531325</text:p>
          </table:table-cell>
          <table:table-cell office:value-type="float" office:value="1960" calcext:value-type="float">
            <text:p>1960</text:p>
          </table:table-cell>
          <table:table-cell office:value-type="float" office:value="55963" calcext:value-type="float">
            <text:p>55963</text:p>
          </table:table-cell>
          <table:table-cell office:value-type="string" calcext:value-type="string">
            <text:p>?a</text:p>
          </table:table-cell>
          <table:table-cell table:formula="of:=[.G62]-[.F62]" office:value-type="float" office:value="54003" calcext:value-type="float">
            <text:p>540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LeaderOf&gt; <text:s/>?b <text:s text:c="2"/>=&gt; ?a <text:s/>&lt;livesIn&gt; <text:s/>?b</text:p>
          </table:table-cell>
          <table:table-cell office:value-type="float" office:value="0.00022678" calcext:value-type="float">
            <text:p>0.00022678</text:p>
          </table:table-cell>
          <table:table-cell office:value-type="float" office:value="0.01473309" calcext:value-type="float">
            <text:p>0.01473309</text:p>
          </table:table-cell>
          <table:table-cell office:value-type="float" office:value="0.03370434" calcext:value-type="float">
            <text:p>0.03370434</text:p>
          </table:table-cell>
          <table:table-cell office:value-type="float" office:value="0.14448925" calcext:value-type="float">
            <text:p>0.14448925</text:p>
          </table:table-cell>
          <table:table-cell office:value-type="float" office:value="215" calcext:value-type="float">
            <text:p>215</text:p>
          </table:table-cell>
          <table:table-cell office:value-type="float" office:value="6379" calcext:value-type="float">
            <text:p>6379</text:p>
          </table:table-cell>
          <table:table-cell office:value-type="string" calcext:value-type="string">
            <text:p>?a</text:p>
          </table:table-cell>
          <table:table-cell table:formula="of:=[.G63]-[.F63]" office:value-type="float" office:value="6164" calcext:value-type="float">
            <text:p>61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exports&gt; <text:s/>?f <text:s/>?b <text:s/>&lt;exports&gt; <text:s/>?f <text:s text:c="2"/>=&gt; ?a <text:s/>&lt;dealsWith&gt; <text:s/>?b</text:p>
          </table:table-cell>
          <table:table-cell office:value-type="float" office:value="0.00010654" calcext:value-type="float">
            <text:p>0.00010654</text:p>
          </table:table-cell>
          <table:table-cell office:value-type="float" office:value="0.14658926" calcext:value-type="float">
            <text:p>0.14658926</text:p>
          </table:table-cell>
          <table:table-cell office:value-type="float" office:value="0.03208386" calcext:value-type="float">
            <text:p>0.03208386</text:p>
          </table:table-cell>
          <table:table-cell office:value-type="float" office:value="0.04211843" calcext:value-type="float">
            <text:p>0.04211843</text:p>
          </table:table-cell>
          <table:table-cell office:value-type="float" office:value="101" calcext:value-type="float">
            <text:p>101</text:p>
          </table:table-cell>
          <table:table-cell office:value-type="float" office:value="3148" calcext:value-type="float">
            <text:p>3148</text:p>
          </table:table-cell>
          <table:table-cell office:value-type="string" calcext:value-type="string">
            <text:p>?a</text:p>
          </table:table-cell>
          <table:table-cell table:formula="of:=[.G64]-[.F64]" office:value-type="float" office:value="3047" calcext:value-type="float">
            <text:p>30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mports&gt; <text:s/>?f <text:s/>?b <text:s/>&lt;imports&gt; <text:s/>?f <text:s text:c="2"/>=&gt; ?a <text:s/>&lt;dealsWith&gt; <text:s/>?b</text:p>
          </table:table-cell>
          <table:table-cell office:value-type="float" office:value="0.00018143" calcext:value-type="float">
            <text:p>0.00018143</text:p>
          </table:table-cell>
          <table:table-cell office:value-type="float" office:value="0.24963716" calcext:value-type="float">
            <text:p>0.24963716</text:p>
          </table:table-cell>
          <table:table-cell office:value-type="float" office:value="0.03193465" calcext:value-type="float">
            <text:p>0.03193465</text:p>
          </table:table-cell>
          <table:table-cell office:value-type="float" office:value="0.04154589" calcext:value-type="float">
            <text:p>0.04154589</text:p>
          </table:table-cell>
          <table:table-cell office:value-type="float" office:value="172" calcext:value-type="float">
            <text:p>172</text:p>
          </table:table-cell>
          <table:table-cell office:value-type="float" office:value="5386" calcext:value-type="float">
            <text:p>5386</text:p>
          </table:table-cell>
          <table:table-cell office:value-type="string" calcext:value-type="string">
            <text:p>?a</text:p>
          </table:table-cell>
          <table:table-cell table:formula="of:=[.G65]-[.F65]" office:value-type="float" office:value="5214" calcext:value-type="float">
            <text:p>52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created&gt; <text:s/>?b <text:s text:c="2"/>=&gt; ?a <text:s/>&lt;directed&gt; <text:s/>?b</text:p>
          </table:table-cell>
          <table:table-cell office:value-type="float" office:value="0.006621" calcext:value-type="float">
            <text:p>0.006621</text:p>
          </table:table-cell>
          <table:table-cell office:value-type="float" office:value="0.18752427" calcext:value-type="float">
            <text:p>0.18752427</text:p>
          </table:table-cell>
          <table:table-cell office:value-type="float" office:value="0.03136023" calcext:value-type="float">
            <text:p>0.03136023</text:p>
          </table:table-cell>
          <table:table-cell office:value-type="float" office:value="0.22802238" calcext:value-type="float">
            <text:p>0.22802238</text:p>
          </table:table-cell>
          <table:table-cell office:value-type="float" office:value="6277" calcext:value-type="float">
            <text:p>6277</text:p>
          </table:table-cell>
          <table:table-cell office:value-type="float" office:value="200158" calcext:value-type="float">
            <text:p>200158</text:p>
          </table:table-cell>
          <table:table-cell office:value-type="string" calcext:value-type="string">
            <text:p>?b</text:p>
          </table:table-cell>
          <table:table-cell table:formula="of:=[.G66]-[.F66]" office:value-type="float" office:value="193881" calcext:value-type="float">
            <text:p>19388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livesIn&gt; <text:s/>?b <text:s/>?e <text:s/>&lt;isCitizenOf&gt; <text:s/>?a <text:s text:c="2"/>=&gt; ?a <text:s/>&lt;dealsWith&gt; <text:s/>?b</text:p>
          </table:table-cell>
          <table:table-cell office:value-type="float" office:value="0.00002426" calcext:value-type="float">
            <text:p>0.00002426</text:p>
          </table:table-cell>
          <table:table-cell office:value-type="float" office:value="0.03338171" calcext:value-type="float">
            <text:p>0.03338171</text:p>
          </table:table-cell>
          <table:table-cell office:value-type="float" office:value="0.03133515" calcext:value-type="float">
            <text:p>0.03133515</text:p>
          </table:table-cell>
          <table:table-cell office:value-type="float" office:value="0.04144144" calcext:value-type="float">
            <text:p>0.04144144</text:p>
          </table:table-cell>
          <table:table-cell office:value-type="float" office:value="23" calcext:value-type="float">
            <text:p>23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?a</text:p>
          </table:table-cell>
          <table:table-cell table:formula="of:=[.G67]-[.F67]" office:value-type="float" office:value="711" calcext:value-type="float">
            <text:p>7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nfluences&gt; <text:s/>?f <text:s/>?b <text:s/>&lt;influences&gt; <text:s/>?f <text:s text:c="2"/>=&gt; ?a <text:s/>&lt;influences&gt; <text:s/>?b</text:p>
          </table:table-cell>
          <table:table-cell office:value-type="float" office:value="0.00199041" calcext:value-type="float">
            <text:p>0.00199041</text:p>
          </table:table-cell>
          <table:table-cell office:value-type="float" office:value="0.13526882" calcext:value-type="float">
            <text:p>0.13526882</text:p>
          </table:table-cell>
          <table:table-cell office:value-type="float" office:value="0.02812262" calcext:value-type="float">
            <text:p>0.02812262</text:p>
          </table:table-cell>
          <table:table-cell office:value-type="float" office:value="0.04357666" calcext:value-type="float">
            <text:p>0.04357666</text:p>
          </table:table-cell>
          <table:table-cell office:value-type="float" office:value="1887" calcext:value-type="float">
            <text:p>1887</text:p>
          </table:table-cell>
          <table:table-cell office:value-type="float" office:value="67099" calcext:value-type="float">
            <text:p>67099</text:p>
          </table:table-cell>
          <table:table-cell office:value-type="string" calcext:value-type="string">
            <text:p>?b</text:p>
          </table:table-cell>
          <table:table-cell table:formula="of:=[.G68]-[.F68]" office:value-type="float" office:value="65212" calcext:value-type="float">
            <text:p>652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b <text:s/>&lt;hasCapital&gt; <text:s/>?f <text:s text:c="2"/>=&gt; ?a <text:s/>&lt;isCitizenOf&gt; <text:s/>?b</text:p>
          </table:table-cell>
          <table:table-cell office:value-type="float" office:value="0.0007257" calcext:value-type="float">
            <text:p>0.0007257</text:p>
          </table:table-cell>
          <table:table-cell office:value-type="float" office:value="0.04722032" calcext:value-type="float">
            <text:p>0.04722032</text:p>
          </table:table-cell>
          <table:table-cell office:value-type="float" office:value="0.02769949" calcext:value-type="float">
            <text:p>0.02769949</text:p>
          </table:table-cell>
          <table:table-cell office:value-type="float" office:value="0.18057743" calcext:value-type="float">
            <text:p>0.18057743</text:p>
          </table:table-cell>
          <table:table-cell office:value-type="float" office:value="688" calcext:value-type="float">
            <text:p>688</text:p>
          </table:table-cell>
          <table:table-cell office:value-type="float" office:value="24838" calcext:value-type="float">
            <text:p>24838</text:p>
          </table:table-cell>
          <table:table-cell office:value-type="string" calcext:value-type="string">
            <text:p>?a</text:p>
          </table:table-cell>
          <table:table-cell table:formula="of:=[.G69]-[.F69]" office:value-type="float" office:value="24150" calcext:value-type="float">
            <text:p>241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dealsWith&gt; <text:s/>?a <text:s/>?e <text:s/>&lt;hasCurrency&gt; <text:s/>?b <text:s text:c="2"/>=&gt; ?a <text:s/>&lt;hasCurrency&gt; <text:s/>?b</text:p>
          </table:table-cell>
          <table:table-cell office:value-type="float" office:value="0.00000844" calcext:value-type="float">
            <text:p>0.00000844</text:p>
          </table:table-cell>
          <table:table-cell office:value-type="float" office:value="0.02139037" calcext:value-type="float">
            <text:p>0.02139037</text:p>
          </table:table-cell>
          <table:table-cell office:value-type="float" office:value="0.02749141" calcext:value-type="float">
            <text:p>0.02749141</text:p>
          </table:table-cell>
          <table:table-cell office:value-type="float" office:value="0.05970149" calcext:value-type="float">
            <text:p>0.05970149</text:p>
          </table:table-cell>
          <table:table-cell office:value-type="float" office:value="8" calcext:value-type="float">
            <text:p>8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?a</text:p>
          </table:table-cell>
          <table:table-cell table:formula="of:=[.G70]-[.F70]" office:value-type="float" office:value="283" calcext:value-type="float">
            <text:p>28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f <text:s/>&lt;isLocatedIn&gt; <text:s/>?b <text:s text:c="2"/>=&gt; ?a <text:s/>&lt;isPoliticianOf&gt; <text:s/>?b</text:p>
          </table:table-cell>
          <table:table-cell office:value-type="float" office:value="0.00038184" calcext:value-type="float">
            <text:p>0.00038184</text:p>
          </table:table-cell>
          <table:table-cell office:value-type="float" office:value="0.24794521" calcext:value-type="float">
            <text:p>0.24794521</text:p>
          </table:table-cell>
          <table:table-cell office:value-type="float" office:value="0.02701493" calcext:value-type="float">
            <text:p>0.02701493</text:p>
          </table:table-cell>
          <table:table-cell office:value-type="float" office:value="0.85377358" calcext:value-type="float">
            <text:p>0.85377358</text:p>
          </table:table-cell>
          <table:table-cell office:value-type="float" office:value="362" calcext:value-type="float">
            <text:p>362</text:p>
          </table:table-cell>
          <table:table-cell office:value-type="float" office:value="13400" calcext:value-type="float">
            <text:p>13400</text:p>
          </table:table-cell>
          <table:table-cell office:value-type="string" calcext:value-type="string">
            <text:p>?a</text:p>
          </table:table-cell>
          <table:table-cell table:formula="of:=[.G71]-[.F71]" office:value-type="float" office:value="13038" calcext:value-type="float">
            <text:p>130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dealsWith&gt; <text:s/>?a <text:s/>?e <text:s/>&lt;exports&gt; <text:s/>?b <text:s text:c="2"/>=&gt; ?a <text:s/>&lt;imports&gt; <text:s/>?b</text:p>
          </table:table-cell>
          <table:table-cell office:value-type="float" office:value="0.00004219" calcext:value-type="float">
            <text:p>0.00004219</text:p>
          </table:table-cell>
          <table:table-cell office:value-type="float" office:value="0.11904762" calcext:value-type="float">
            <text:p>0.11904762</text:p>
          </table:table-cell>
          <table:table-cell office:value-type="float" office:value="0.02650762" calcext:value-type="float">
            <text:p>0.02650762</text:p>
          </table:table-cell>
          <table:table-cell office:value-type="float" office:value="0.03831418" calcext:value-type="float">
            <text:p>0.03831418</text:p>
          </table:table-cell>
          <table:table-cell office:value-type="float" office:value="40" calcext:value-type="float">
            <text:p>40</text:p>
          </table:table-cell>
          <table:table-cell office:value-type="float" office:value="1509" calcext:value-type="float">
            <text:p>1509</text:p>
          </table:table-cell>
          <table:table-cell office:value-type="string" calcext:value-type="string">
            <text:p>?a</text:p>
          </table:table-cell>
          <table:table-cell table:formula="of:=[.G72]-[.F72]" office:value-type="float" office:value="1469" calcext:value-type="float">
            <text:p>14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asBornIn&gt; <text:s/>?f <text:s/>?b <text:s/>&lt;hasCapital&gt; <text:s/>?f <text:s text:c="2"/>=&gt; ?a <text:s/>&lt;isCitizenOf&gt; <text:s/>?b</text:p>
          </table:table-cell>
          <table:table-cell office:value-type="float" office:value="0.00102949" calcext:value-type="float">
            <text:p>0.00102949</text:p>
          </table:table-cell>
          <table:table-cell office:value-type="float" office:value="0.06698696" calcext:value-type="float">
            <text:p>0.06698696</text:p>
          </table:table-cell>
          <table:table-cell office:value-type="float" office:value="0.02492657" calcext:value-type="float">
            <text:p>0.02492657</text:p>
          </table:table-cell>
          <table:table-cell office:value-type="float" office:value="0.19817259" calcext:value-type="float">
            <text:p>0.19817259</text:p>
          </table:table-cell>
          <table:table-cell office:value-type="float" office:value="976" calcext:value-type="float">
            <text:p>976</text:p>
          </table:table-cell>
          <table:table-cell office:value-type="float" office:value="39155" calcext:value-type="float">
            <text:p>39155</text:p>
          </table:table-cell>
          <table:table-cell office:value-type="string" calcext:value-type="string">
            <text:p>?a</text:p>
          </table:table-cell>
          <table:table-cell table:formula="of:=[.G73]-[.F73]" office:value-type="float" office:value="38179" calcext:value-type="float">
            <text:p>381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f <text:s/>&lt;isLocatedIn&gt; <text:s/>?b <text:s text:c="2"/>=&gt; ?a <text:s/>&lt;isPoliticianOf&gt; <text:s/>?b</text:p>
          </table:table-cell>
          <table:table-cell office:value-type="float" office:value="0.00013712" calcext:value-type="float">
            <text:p>0.00013712</text:p>
          </table:table-cell>
          <table:table-cell office:value-type="float" office:value="0.0890411" calcext:value-type="float">
            <text:p>0.0890411</text:p>
          </table:table-cell>
          <table:table-cell office:value-type="float" office:value="0.02467261" calcext:value-type="float">
            <text:p>0.02467261</text:p>
          </table:table-cell>
          <table:table-cell office:value-type="float" office:value="0.83333333" calcext:value-type="float">
            <text:p>0.83333333</text:p>
          </table:table-cell>
          <table:table-cell office:value-type="float" office:value="130" calcext:value-type="float">
            <text:p>130</text:p>
          </table:table-cell>
          <table:table-cell office:value-type="float" office:value="5269" calcext:value-type="float">
            <text:p>5269</text:p>
          </table:table-cell>
          <table:table-cell office:value-type="string" calcext:value-type="string">
            <text:p>?a</text:p>
          </table:table-cell>
          <table:table-cell table:formula="of:=[.G74]-[.F74]" office:value-type="float" office:value="5139" calcext:value-type="float">
            <text:p>51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livesIn&gt; <text:s/>?a <text:s/>?e <text:s/>&lt;isCitizenOf&gt; <text:s/>?b <text:s text:c="2"/>=&gt; ?a <text:s/>&lt;dealsWith&gt; <text:s/>?b</text:p>
          </table:table-cell>
          <table:table-cell office:value-type="float" office:value="0.00001899" calcext:value-type="float">
            <text:p>0.00001899</text:p>
          </table:table-cell>
          <table:table-cell office:value-type="float" office:value="0.02612482" calcext:value-type="float">
            <text:p>0.02612482</text:p>
          </table:table-cell>
          <table:table-cell office:value-type="float" office:value="0.02452316" calcext:value-type="float">
            <text:p>0.02452316</text:p>
          </table:table-cell>
          <table:table-cell office:value-type="float" office:value="0.16071429" calcext:value-type="float">
            <text:p>0.16071429</text:p>
          </table:table-cell>
          <table:table-cell office:value-type="float" office:value="18" calcext:value-type="float">
            <text:p>18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?a</text:p>
          </table:table-cell>
          <table:table-cell table:formula="of:=[.G75]-[.F75]" office:value-type="float" office:value="716" calcext:value-type="float">
            <text:p>7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ealsWith&gt; <text:s/>?f <text:s/>?f <text:s/>&lt;hasCurrency&gt; <text:s/>?b <text:s text:c="2"/>=&gt; ?a <text:s/>&lt;hasCurrency&gt; <text:s/>?b</text:p>
          </table:table-cell>
          <table:table-cell office:value-type="float" office:value="0.00000738" calcext:value-type="float">
            <text:p>0.00000738</text:p>
          </table:table-cell>
          <table:table-cell office:value-type="float" office:value="0.01871658" calcext:value-type="float">
            <text:p>0.01871658</text:p>
          </table:table-cell>
          <table:table-cell office:value-type="float" office:value="0.02389078" calcext:value-type="float">
            <text:p>0.02389078</text:p>
          </table:table-cell>
          <table:table-cell office:value-type="float" office:value="0.05035971" calcext:value-type="float">
            <text:p>0.05035971</text:p>
          </table:table-cell>
          <table:table-cell office:value-type="float" office:value="7" calcext:value-type="float">
            <text:p>7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?a</text:p>
          </table:table-cell>
          <table:table-cell table:formula="of:=[.G76]-[.F76]" office:value-type="float" office:value="286" calcext:value-type="float">
            <text:p>2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nfluences&gt; <text:s/>?f <text:s/>?f <text:s/>&lt;isInterestedIn&gt; <text:s/>?b <text:s text:c="2"/>=&gt; ?a <text:s/>&lt;isInterestedIn&gt; <text:s/>?b</text:p>
          </table:table-cell>
          <table:table-cell office:value-type="float" office:value="0.00002426" calcext:value-type="float">
            <text:p>0.00002426</text:p>
          </table:table-cell>
          <table:table-cell office:value-type="float" office:value="0.125" calcext:value-type="float">
            <text:p>0.125</text:p>
          </table:table-cell>
          <table:table-cell table:number-columns-repeated="2" office:value-type="float" office:value="0.02226525" calcext:value-type="float">
            <text:p>0.02226525</text:p>
          </table:table-cell>
          <table:table-cell office:value-type="float" office:value="23" calcext:value-type="float">
            <text:p>23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?b</text:p>
          </table:table-cell>
          <table:table-cell table:formula="of:=[.G77]-[.F77]" office:value-type="float" office:value="1010" calcext:value-type="float">
            <text:p>10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ealsWith&gt; <text:s/>?f <text:s/>?f <text:s/>&lt;participatedIn&gt; <text:s/>?b <text:s text:c="2"/>=&gt; ?a <text:s/>&lt;participatedIn&gt; <text:s/>?b</text:p>
          </table:table-cell>
          <table:table-cell office:value-type="float" office:value="0.0009546" calcext:value-type="float">
            <text:p>0.0009546</text:p>
          </table:table-cell>
          <table:table-cell office:value-type="float" office:value="0.06458289" calcext:value-type="float">
            <text:p>0.06458289</text:p>
          </table:table-cell>
          <table:table-cell table:number-columns-repeated="2" office:value-type="float" office:value="0.02056958" calcext:value-type="float">
            <text:p>0.02056958</text:p>
          </table:table-cell>
          <table:table-cell office:value-type="float" office:value="905" calcext:value-type="float">
            <text:p>905</text:p>
          </table:table-cell>
          <table:table-cell office:value-type="float" office:value="43997" calcext:value-type="float">
            <text:p>43997</text:p>
          </table:table-cell>
          <table:table-cell office:value-type="string" calcext:value-type="string">
            <text:p>?b</text:p>
          </table:table-cell>
          <table:table-cell table:formula="of:=[.G78]-[.F78]" office:value-type="float" office:value="43092" calcext:value-type="float">
            <text:p>430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LeaderOf&gt; <text:s/>?a <text:s/>?e <text:s/>&lt;wasBornIn&gt; <text:s/>?b <text:s text:c="2"/>=&gt; ?a <text:s/>&lt;hasCapital&gt; <text:s/>?b</text:p>
          </table:table-cell>
          <table:table-cell office:value-type="float" office:value="0.00002532" calcext:value-type="float">
            <text:p>0.00002532</text:p>
          </table:table-cell>
          <table:table-cell office:value-type="float" office:value="0.0113261" calcext:value-type="float">
            <text:p>0.0113261</text:p>
          </table:table-cell>
          <table:table-cell office:value-type="float" office:value="0.01959184" calcext:value-type="float">
            <text:p>0.01959184</text:p>
          </table:table-cell>
          <table:table-cell office:value-type="float" office:value="0.24" calcext:value-type="float">
            <text:p>0.24</text:p>
          </table:table-cell>
          <table:table-cell office:value-type="float" office:value="24" calcext:value-type="float">
            <text:p>24</text:p>
          </table:table-cell>
          <table:table-cell office:value-type="float" office:value="1225" calcext:value-type="float">
            <text:p>1225</text:p>
          </table:table-cell>
          <table:table-cell office:value-type="string" calcext:value-type="string">
            <text:p>?a</text:p>
          </table:table-cell>
          <table:table-cell table:formula="of:=[.G79]-[.F79]" office:value-type="float" office:value="1201" calcext:value-type="float">
            <text:p>12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graduatedFrom&gt; <text:s/>?b <text:s text:c="2"/>=&gt; ?a <text:s/>&lt;worksAt&gt; <text:s/>?b</text:p>
          </table:table-cell>
          <table:table-cell office:value-type="float" office:value="0.000231" calcext:value-type="float">
            <text:p>0.000231</text:p>
          </table:table-cell>
          <table:table-cell office:value-type="float" office:value="0.08990148" calcext:value-type="float">
            <text:p>0.08990148</text:p>
          </table:table-cell>
          <table:table-cell office:value-type="float" office:value="0.01844211" calcext:value-type="float">
            <text:p>0.01844211</text:p>
          </table:table-cell>
          <table:table-cell office:value-type="float" office:value="0.16246291" calcext:value-type="float">
            <text:p>0.16246291</text:p>
          </table:table-cell>
          <table:table-cell office:value-type="float" office:value="219" calcext:value-type="float">
            <text:p>219</text:p>
          </table:table-cell>
          <table:table-cell office:value-type="float" office:value="11875" calcext:value-type="float">
            <text:p>11875</text:p>
          </table:table-cell>
          <table:table-cell office:value-type="string" calcext:value-type="string">
            <text:p>?a</text:p>
          </table:table-cell>
          <table:table-cell table:formula="of:=[.G80]-[.F80]" office:value-type="float" office:value="11656" calcext:value-type="float">
            <text:p>116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b <text:s text:c="2"/>=&gt; ?a <text:s/>&lt;diedIn&gt; <text:s/>?b</text:p>
          </table:table-cell>
          <table:table-cell office:value-type="float" office:value="0.00028163" calcext:value-type="float">
            <text:p>0.00028163</text:p>
          </table:table-cell>
          <table:table-cell office:value-type="float" office:value="0.01205091" calcext:value-type="float">
            <text:p>0.01205091</text:p>
          </table:table-cell>
          <table:table-cell office:value-type="float" office:value="0.01829644" calcext:value-type="float">
            <text:p>0.01829644</text:p>
          </table:table-cell>
          <table:table-cell office:value-type="float" office:value="0.29053319" calcext:value-type="float">
            <text:p>0.29053319</text:p>
          </table:table-cell>
          <table:table-cell office:value-type="float" office:value="267" calcext:value-type="float">
            <text:p>267</text:p>
          </table:table-cell>
          <table:table-cell office:value-type="float" office:value="14593" calcext:value-type="float">
            <text:p>14593</text:p>
          </table:table-cell>
          <table:table-cell office:value-type="string" calcext:value-type="string">
            <text:p>?a</text:p>
          </table:table-cell>
          <table:table-cell table:formula="of:=[.G81]-[.F81]" office:value-type="float" office:value="14326" calcext:value-type="float">
            <text:p>143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nfluences&gt; <text:s/>?a <text:s/>?e <text:s/>&lt;influences&gt; <text:s/>?b <text:s text:c="2"/>=&gt; ?a <text:s/>&lt;influences&gt; <text:s/>?b</text:p>
          </table:table-cell>
          <table:table-cell office:value-type="float" office:value="0.00265494" calcext:value-type="float">
            <text:p>0.00265494</text:p>
          </table:table-cell>
          <table:table-cell office:value-type="float" office:value="0.18043011" calcext:value-type="float">
            <text:p>0.18043011</text:p>
          </table:table-cell>
          <table:table-cell table:number-columns-repeated="2" office:value-type="float" office:value="0.01573932" calcext:value-type="float">
            <text:p>0.01573932</text:p>
          </table:table-cell>
          <table:table-cell office:value-type="float" office:value="2517" calcext:value-type="float">
            <text:p>2517</text:p>
          </table:table-cell>
          <table:table-cell office:value-type="float" office:value="159918" calcext:value-type="float">
            <text:p>159918</text:p>
          </table:table-cell>
          <table:table-cell office:value-type="string" calcext:value-type="string">
            <text:p>?b</text:p>
          </table:table-cell>
          <table:table-cell table:formula="of:=[.G82]-[.F82]" office:value-type="float" office:value="157401" calcext:value-type="float">
            <text:p>1574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hasCapital&gt; <text:s/>?b <text:s/>?a <text:s/>&lt;isCitizenOf&gt; <text:s/>?e <text:s text:c="2"/>=&gt; ?a <text:s/>&lt;livesIn&gt; <text:s/>?b</text:p>
          </table:table-cell>
          <table:table-cell office:value-type="float" office:value="0.00021202" calcext:value-type="float">
            <text:p>0.00021202</text:p>
          </table:table-cell>
          <table:table-cell office:value-type="float" office:value="0.01377373" calcext:value-type="float">
            <text:p>0.01377373</text:p>
          </table:table-cell>
          <table:table-cell office:value-type="float" office:value="0.01475338" calcext:value-type="float">
            <text:p>0.01475338</text:p>
          </table:table-cell>
          <table:table-cell office:value-type="float" office:value="0.17693662" calcext:value-type="float">
            <text:p>0.17693662</text:p>
          </table:table-cell>
          <table:table-cell office:value-type="float" office:value="201" calcext:value-type="float">
            <text:p>201</text:p>
          </table:table-cell>
          <table:table-cell office:value-type="float" office:value="13624" calcext:value-type="float">
            <text:p>13624</text:p>
          </table:table-cell>
          <table:table-cell office:value-type="string" calcext:value-type="string">
            <text:p>?a</text:p>
          </table:table-cell>
          <table:table-cell table:formula="of:=[.G83]-[.F83]" office:value-type="float" office:value="13423" calcext:value-type="float">
            <text:p>134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b <text:s text:c="2"/>=&gt; ?a <text:s/>&lt;isLeaderOf&gt; <text:s/>?b</text:p>
          </table:table-cell>
          <table:table-cell office:value-type="float" office:value="0.00022678" calcext:value-type="float">
            <text:p>0.00022678</text:p>
          </table:table-cell>
          <table:table-cell office:value-type="float" office:value="0.03370434" calcext:value-type="float">
            <text:p>0.03370434</text:p>
          </table:table-cell>
          <table:table-cell office:value-type="float" office:value="0.01473309" calcext:value-type="float">
            <text:p>0.01473309</text:p>
          </table:table-cell>
          <table:table-cell office:value-type="float" office:value="0.31386861" calcext:value-type="float">
            <text:p>0.31386861</text:p>
          </table:table-cell>
          <table:table-cell office:value-type="float" office:value="215" calcext:value-type="float">
            <text:p>215</text:p>
          </table:table-cell>
          <table:table-cell office:value-type="float" office:value="14593" calcext:value-type="float">
            <text:p>14593</text:p>
          </table:table-cell>
          <table:table-cell office:value-type="string" calcext:value-type="string">
            <text:p>?a</text:p>
          </table:table-cell>
          <table:table-cell table:formula="of:=[.G84]-[.F84]" office:value-type="float" office:value="14378" calcext:value-type="float">
            <text:p>143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asBornIn&gt; <text:s/>?b <text:s text:c="2"/>=&gt; ?a <text:s/>&lt;livesIn&gt; <text:s/>?b</text:p>
          </table:table-cell>
          <table:table-cell office:value-type="float" office:value="0.00081536" calcext:value-type="float">
            <text:p>0.00081536</text:p>
          </table:table-cell>
          <table:table-cell office:value-type="float" office:value="0.0529706" calcext:value-type="float">
            <text:p>0.0529706</text:p>
          </table:table-cell>
          <table:table-cell office:value-type="float" office:value="0.0138127" calcext:value-type="float">
            <text:p>0.0138127</text:p>
          </table:table-cell>
          <table:table-cell office:value-type="float" office:value="0.22695244" calcext:value-type="float">
            <text:p>0.22695244</text:p>
          </table:table-cell>
          <table:table-cell office:value-type="float" office:value="773" calcext:value-type="float">
            <text:p>773</text:p>
          </table:table-cell>
          <table:table-cell office:value-type="float" office:value="55963" calcext:value-type="float">
            <text:p>55963</text:p>
          </table:table-cell>
          <table:table-cell office:value-type="string" calcext:value-type="string">
            <text:p>?a</text:p>
          </table:table-cell>
          <table:table-cell table:formula="of:=[.G85]-[.F85]" office:value-type="float" office:value="55190" calcext:value-type="float">
            <text:p>5519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InterestedIn&gt; <text:s/>?b <text:s/>?e <text:s/>&lt;influences&gt; <text:s/>?a <text:s text:c="2"/>=&gt; ?a <text:s/>&lt;isInterestedIn&gt; <text:s/>?b</text:p>
          </table:table-cell>
          <table:table-cell office:value-type="float" office:value="0.00002637" calcext:value-type="float">
            <text:p>0.00002637</text:p>
          </table:table-cell>
          <table:table-cell office:value-type="float" office:value="0.13586957" calcext:value-type="float">
            <text:p>0.13586957</text:p>
          </table:table-cell>
          <table:table-cell table:number-columns-repeated="2" office:value-type="float" office:value="0.01327669" calcext:value-type="float">
            <text:p>0.01327669</text:p>
          </table:table-cell>
          <table:table-cell office:value-type="float" office:value="25" calcext:value-type="float">
            <text:p>25</text:p>
          </table:table-cell>
          <table:table-cell office:value-type="float" office:value="1883" calcext:value-type="float">
            <text:p>1883</text:p>
          </table:table-cell>
          <table:table-cell office:value-type="string" calcext:value-type="string">
            <text:p>?b</text:p>
          </table:table-cell>
          <table:table-cell table:formula="of:=[.G86]-[.F86]" office:value-type="float" office:value="1858" calcext:value-type="float">
            <text:p>18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f <text:s/>&lt;isLocatedIn&gt; <text:s/>?b <text:s text:c="2"/>=&gt; ?a <text:s/>&lt;livesIn&gt; <text:s/>?b</text:p>
          </table:table-cell>
          <table:table-cell office:value-type="float" office:value="0.00018459" calcext:value-type="float">
            <text:p>0.00018459</text:p>
          </table:table-cell>
          <table:table-cell office:value-type="float" office:value="0.01199205" calcext:value-type="float">
            <text:p>0.01199205</text:p>
          </table:table-cell>
          <table:table-cell office:value-type="float" office:value="0.0130597" calcext:value-type="float">
            <text:p>0.0130597</text:p>
          </table:table-cell>
          <table:table-cell office:value-type="float" office:value="0.38546256" calcext:value-type="float">
            <text:p>0.38546256</text:p>
          </table:table-cell>
          <table:table-cell office:value-type="float" office:value="175" calcext:value-type="float">
            <text:p>175</text:p>
          </table:table-cell>
          <table:table-cell office:value-type="float" office:value="13400" calcext:value-type="float">
            <text:p>13400</text:p>
          </table:table-cell>
          <table:table-cell office:value-type="string" calcext:value-type="string">
            <text:p>?a</text:p>
          </table:table-cell>
          <table:table-cell table:formula="of:=[.G87]-[.F87]" office:value-type="float" office:value="13225" calcext:value-type="float">
            <text:p>132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participatedIn&gt; <text:s/>?f <text:s/>?b <text:s/>&lt;participatedIn&gt; <text:s/>?f <text:s text:c="2"/>=&gt; ?a <text:s/>&lt;dealsWith&gt; <text:s/>?b</text:p>
          </table:table-cell>
          <table:table-cell office:value-type="float" office:value="0.00025632" calcext:value-type="float">
            <text:p>0.00025632</text:p>
          </table:table-cell>
          <table:table-cell office:value-type="float" office:value="0.35268505" calcext:value-type="float">
            <text:p>0.35268505</text:p>
          </table:table-cell>
          <table:table-cell office:value-type="float" office:value="0.01290974" calcext:value-type="float">
            <text:p>0.01290974</text:p>
          </table:table-cell>
          <table:table-cell office:value-type="float" office:value="0.05834334" calcext:value-type="float">
            <text:p>0.05834334</text:p>
          </table:table-cell>
          <table:table-cell office:value-type="float" office:value="243" calcext:value-type="float">
            <text:p>243</text:p>
          </table:table-cell>
          <table:table-cell office:value-type="float" office:value="18823" calcext:value-type="float">
            <text:p>18823</text:p>
          </table:table-cell>
          <table:table-cell office:value-type="string" calcext:value-type="string">
            <text:p>?a</text:p>
          </table:table-cell>
          <table:table-cell table:formula="of:=[.G88]-[.F88]" office:value-type="float" office:value="18580" calcext:value-type="float">
            <text:p>1858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b <text:s text:c="2"/>=&gt; ?a <text:s/>&lt;livesIn&gt; <text:s/>?b</text:p>
          </table:table-cell>
          <table:table-cell office:value-type="float" office:value="0.00028163" calcext:value-type="float">
            <text:p>0.00028163</text:p>
          </table:table-cell>
          <table:table-cell office:value-type="float" office:value="0.01829644" calcext:value-type="float">
            <text:p>0.01829644</text:p>
          </table:table-cell>
          <table:table-cell office:value-type="float" office:value="0.01205091" calcext:value-type="float">
            <text:p>0.01205091</text:p>
          </table:table-cell>
          <table:table-cell office:value-type="float" office:value="0.43414634" calcext:value-type="float">
            <text:p>0.43414634</text:p>
          </table:table-cell>
          <table:table-cell office:value-type="float" office:value="267" calcext:value-type="float">
            <text:p>267</text:p>
          </table:table-cell>
          <table:table-cell office:value-type="float" office:value="22156" calcext:value-type="float">
            <text:p>22156</text:p>
          </table:table-cell>
          <table:table-cell office:value-type="string" calcext:value-type="string">
            <text:p>?a</text:p>
          </table:table-cell>
          <table:table-cell table:formula="of:=[.G89]-[.F89]" office:value-type="float" office:value="21889" calcext:value-type="float">
            <text:p>218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livesIn&gt; <text:s/>?a <text:s/>?e <text:s/>&lt;wasBornIn&gt; <text:s/>?b <text:s text:c="2"/>=&gt; ?a <text:s/>&lt;hasCapital&gt; <text:s/>?b</text:p>
          </table:table-cell>
          <table:table-cell office:value-type="float" office:value="0.00004536" calcext:value-type="float">
            <text:p>0.00004536</text:p>
          </table:table-cell>
          <table:table-cell office:value-type="float" office:value="0.02029259" calcext:value-type="float">
            <text:p>0.02029259</text:p>
          </table:table-cell>
          <table:table-cell office:value-type="float" office:value="0.01147279" calcext:value-type="float">
            <text:p>0.01147279</text:p>
          </table:table-cell>
          <table:table-cell office:value-type="float" office:value="0.0625" calcext:value-type="float">
            <text:p>0.0625</text:p>
          </table:table-cell>
          <table:table-cell office:value-type="float" office:value="43" calcext:value-type="float">
            <text:p>43</text:p>
          </table:table-cell>
          <table:table-cell office:value-type="float" office:value="3748" calcext:value-type="float">
            <text:p>3748</text:p>
          </table:table-cell>
          <table:table-cell office:value-type="string" calcext:value-type="string">
            <text:p>?a</text:p>
          </table:table-cell>
          <table:table-cell table:formula="of:=[.G90]-[.F90]" office:value-type="float" office:value="3705" calcext:value-type="float">
            <text:p>37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livesIn&gt; <text:s/>?a <text:s/>?e <text:s/>&lt;livesIn&gt; <text:s/>?b <text:s text:c="2"/>=&gt; ?a <text:s/>&lt;hasCapital&gt; <text:s/>?b</text:p>
          </table:table-cell>
          <table:table-cell office:value-type="float" office:value="0.00010443" calcext:value-type="float">
            <text:p>0.00010443</text:p>
          </table:table-cell>
          <table:table-cell office:value-type="float" office:value="0.04672015" calcext:value-type="float">
            <text:p>0.04672015</text:p>
          </table:table-cell>
          <table:table-cell office:value-type="float" office:value="0.01074335" calcext:value-type="float">
            <text:p>0.01074335</text:p>
          </table:table-cell>
          <table:table-cell office:value-type="float" office:value="0.06436931" calcext:value-type="float">
            <text:p>0.06436931</text:p>
          </table:table-cell>
          <table:table-cell office:value-type="float" office:value="99" calcext:value-type="float">
            <text:p>99</text:p>
          </table:table-cell>
          <table:table-cell office:value-type="float" office:value="9215" calcext:value-type="float">
            <text:p>9215</text:p>
          </table:table-cell>
          <table:table-cell office:value-type="string" calcext:value-type="string">
            <text:p>?a</text:p>
          </table:table-cell>
          <table:table-cell table:formula="of:=[.G91]-[.F91]" office:value-type="float" office:value="9116" calcext:value-type="float">
            <text:p>91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asBornIn&gt; <text:s/>?f <text:s/>?f <text:s/>&lt;isLocatedIn&gt; <text:s/>?b <text:s text:c="2"/>=&gt; ?a <text:s/>&lt;livesIn&gt; <text:s/>?b</text:p>
          </table:table-cell>
          <table:table-cell office:value-type="float" office:value="0.00036707" calcext:value-type="float">
            <text:p>0.00036707</text:p>
          </table:table-cell>
          <table:table-cell office:value-type="float" office:value="0.02384705" calcext:value-type="float">
            <text:p>0.02384705</text:p>
          </table:table-cell>
          <table:table-cell office:value-type="float" office:value="0.01030256" calcext:value-type="float">
            <text:p>0.01030256</text:p>
          </table:table-cell>
          <table:table-cell office:value-type="float" office:value="0.15330396" calcext:value-type="float">
            <text:p>0.15330396</text:p>
          </table:table-cell>
          <table:table-cell office:value-type="float" office:value="348" calcext:value-type="float">
            <text:p>348</text:p>
          </table:table-cell>
          <table:table-cell office:value-type="float" office:value="33778" calcext:value-type="float">
            <text:p>33778</text:p>
          </table:table-cell>
          <table:table-cell office:value-type="string" calcext:value-type="string">
            <text:p>?a</text:p>
          </table:table-cell>
          <table:table-cell table:formula="of:=[.G92]-[.F92]" office:value-type="float" office:value="33430" calcext:value-type="float">
            <text:p>334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created&gt; <text:s/>?b <text:s text:c="2"/>=&gt; ?a <text:s/>&lt;produced&gt; <text:s/>?b</text:p>
          </table:table-cell>
          <table:table-cell office:value-type="float" office:value="0.0021402" calcext:value-type="float">
            <text:p>0.0021402</text:p>
          </table:table-cell>
          <table:table-cell office:value-type="float" office:value="0.10056503" calcext:value-type="float">
            <text:p>0.10056503</text:p>
          </table:table-cell>
          <table:table-cell office:value-type="float" office:value="0.01013699" calcext:value-type="float">
            <text:p>0.01013699</text:p>
          </table:table-cell>
          <table:table-cell office:value-type="float" office:value="0.12969829" calcext:value-type="float">
            <text:p>0.12969829</text:p>
          </table:table-cell>
          <table:table-cell office:value-type="float" office:value="2029" calcext:value-type="float">
            <text:p>2029</text:p>
          </table:table-cell>
          <table:table-cell office:value-type="float" office:value="200158" calcext:value-type="float">
            <text:p>200158</text:p>
          </table:table-cell>
          <table:table-cell office:value-type="string" calcext:value-type="string">
            <text:p>?b</text:p>
          </table:table-cell>
          <table:table-cell table:formula="of:=[.G93]-[.F93]" office:value-type="float" office:value="198129" calcext:value-type="float">
            <text:p>1981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MarriedTo&gt; <text:s/>?a <text:s/>?e <text:s/>&lt;actedIn&gt; <text:s/>?b <text:s text:c="2"/>=&gt; ?a <text:s/>&lt;directed&gt; <text:s/>?b</text:p>
          </table:table-cell>
          <table:table-cell office:value-type="float" office:value="0.0003734" calcext:value-type="float">
            <text:p>0.0003734</text:p>
          </table:table-cell>
          <table:table-cell office:value-type="float" office:value="0.01057569" calcext:value-type="float">
            <text:p>0.01057569</text:p>
          </table:table-cell>
          <table:table-cell office:value-type="float" office:value="0.00967398" calcext:value-type="float">
            <text:p>0.00967398</text:p>
          </table:table-cell>
          <table:table-cell office:value-type="float" office:value="0.01162333" calcext:value-type="float">
            <text:p>0.01162333</text:p>
          </table:table-cell>
          <table:table-cell office:value-type="float" office:value="354" calcext:value-type="float">
            <text:p>354</text:p>
          </table:table-cell>
          <table:table-cell office:value-type="float" office:value="36593" calcext:value-type="float">
            <text:p>36593</text:p>
          </table:table-cell>
          <table:table-cell office:value-type="string" calcext:value-type="string">
            <text:p>?b</text:p>
          </table:table-cell>
          <table:table-cell table:formula="of:=[.G94]-[.F94]" office:value-type="float" office:value="36239" calcext:value-type="float">
            <text:p>362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actedIn&gt; <text:s/>?b <text:s text:c="2"/>=&gt; ?a <text:s/>&lt;directed&gt; <text:s/>?b</text:p>
          </table:table-cell>
          <table:table-cell office:value-type="float" office:value="0.00100523" calcext:value-type="float">
            <text:p>0.00100523</text:p>
          </table:table-cell>
          <table:table-cell office:value-type="float" office:value="0.02847071" calcext:value-type="float">
            <text:p>0.02847071</text:p>
          </table:table-cell>
          <table:table-cell office:value-type="float" office:value="0.00885894" calcext:value-type="float">
            <text:p>0.00885894</text:p>
          </table:table-cell>
          <table:table-cell office:value-type="float" office:value="0.01167635" calcext:value-type="float">
            <text:p>0.01167635</text:p>
          </table:table-cell>
          <table:table-cell office:value-type="float" office:value="953" calcext:value-type="float">
            <text:p>953</text:p>
          </table:table-cell>
          <table:table-cell office:value-type="float" office:value="107575" calcext:value-type="float">
            <text:p>107575</text:p>
          </table:table-cell>
          <table:table-cell office:value-type="string" calcext:value-type="string">
            <text:p>?b</text:p>
          </table:table-cell>
          <table:table-cell table:formula="of:=[.G95]-[.F95]" office:value-type="float" office:value="106622" calcext:value-type="float">
            <text:p>1066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actedIn&gt; <text:s/>?b <text:s text:c="2"/>=&gt; ?a <text:s/>&lt;produced&gt; <text:s/>?b</text:p>
          </table:table-cell>
          <table:table-cell office:value-type="float" office:value="0.00091979" calcext:value-type="float">
            <text:p>0.00091979</text:p>
          </table:table-cell>
          <table:table-cell office:value-type="float" office:value="0.04321967" calcext:value-type="float">
            <text:p>0.04321967</text:p>
          </table:table-cell>
          <table:table-cell office:value-type="float" office:value="0.00810597" calcext:value-type="float">
            <text:p>0.00810597</text:p>
          </table:table-cell>
          <table:table-cell office:value-type="float" office:value="0.01812588" calcext:value-type="float">
            <text:p>0.01812588</text:p>
          </table:table-cell>
          <table:table-cell office:value-type="float" office:value="872" calcext:value-type="float">
            <text:p>872</text:p>
          </table:table-cell>
          <table:table-cell office:value-type="float" office:value="107575" calcext:value-type="float">
            <text:p>107575</text:p>
          </table:table-cell>
          <table:table-cell office:value-type="string" calcext:value-type="string">
            <text:p>?b</text:p>
          </table:table-cell>
          <table:table-cell table:formula="of:=[.G96]-[.F96]" office:value-type="float" office:value="106703" calcext:value-type="float">
            <text:p>1067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asBornIn&gt; <text:s/>?f <text:s/>?f <text:s/>&lt;isLocatedIn&gt; <text:s/>?b <text:s text:c="2"/>=&gt; ?a <text:s/>&lt;isPoliticianOf&gt; <text:s/>?b</text:p>
          </table:table-cell>
          <table:table-cell office:value-type="float" office:value="0.000231" calcext:value-type="float">
            <text:p>0.000231</text:p>
          </table:table-cell>
          <table:table-cell office:value-type="float" office:value="0.15" calcext:value-type="float">
            <text:p>0.15</text:p>
          </table:table-cell>
          <table:table-cell office:value-type="float" office:value="0.00648351" calcext:value-type="float">
            <text:p>0.00648351</text:p>
          </table:table-cell>
          <table:table-cell office:value-type="float" office:value="0.57180157" calcext:value-type="float">
            <text:p>0.57180157</text:p>
          </table:table-cell>
          <table:table-cell office:value-type="float" office:value="219" calcext:value-type="float">
            <text:p>219</text:p>
          </table:table-cell>
          <table:table-cell office:value-type="float" office:value="33778" calcext:value-type="float">
            <text:p>33778</text:p>
          </table:table-cell>
          <table:table-cell office:value-type="string" calcext:value-type="string">
            <text:p>?a</text:p>
          </table:table-cell>
          <table:table-cell table:formula="of:=[.G97]-[.F97]" office:value-type="float" office:value="33559" calcext:value-type="float">
            <text:p>335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b <text:s text:c="2"/>=&gt; ?a <text:s/>&lt;isPoliticianOf&gt; <text:s/>?b</text:p>
          </table:table-cell>
          <table:table-cell office:value-type="float" office:value="0.00008227" calcext:value-type="float">
            <text:p>0.00008227</text:p>
          </table:table-cell>
          <table:table-cell office:value-type="float" office:value="0.05342466" calcext:value-type="float">
            <text:p>0.05342466</text:p>
          </table:table-cell>
          <table:table-cell office:value-type="float" office:value="0.00534503" calcext:value-type="float">
            <text:p>0.00534503</text:p>
          </table:table-cell>
          <table:table-cell office:value-type="float" office:value="0.28782288" calcext:value-type="float">
            <text:p>0.28782288</text:p>
          </table:table-cell>
          <table:table-cell office:value-type="float" office:value="78" calcext:value-type="float">
            <text:p>78</text:p>
          </table:table-cell>
          <table:table-cell office:value-type="float" office:value="14593" calcext:value-type="float">
            <text:p>14593</text:p>
          </table:table-cell>
          <table:table-cell office:value-type="string" calcext:value-type="string">
            <text:p>?a</text:p>
          </table:table-cell>
          <table:table-cell table:formula="of:=[.G98]-[.F98]" office:value-type="float" office:value="14515" calcext:value-type="float">
            <text:p>145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hasCurrency&gt; <text:s/>?f <text:s/>?b <text:s/>&lt;hasCurrency&gt; <text:s/>?f <text:s text:c="2"/>=&gt; ?a <text:s/>&lt;dealsWith&gt; <text:s/>?b</text:p>
          </table:table-cell>
          <table:table-cell office:value-type="float" office:value="0.00000949" calcext:value-type="float">
            <text:p>0.00000949</text:p>
          </table:table-cell>
          <table:table-cell office:value-type="float" office:value="0.01306241" calcext:value-type="float">
            <text:p>0.01306241</text:p>
          </table:table-cell>
          <table:table-cell office:value-type="float" office:value="0.00485699" calcext:value-type="float">
            <text:p>0.00485699</text:p>
          </table:table-cell>
          <table:table-cell office:value-type="float" office:value="0.03061224" calcext:value-type="float">
            <text:p>0.03061224</text:p>
          </table:table-cell>
          <table:table-cell office:value-type="float" office:value="9" calcext:value-type="float">
            <text:p>9</text:p>
          </table:table-cell>
          <table:table-cell office:value-type="float" office:value="1853" calcext:value-type="float">
            <text:p>1853</text:p>
          </table:table-cell>
          <table:table-cell office:value-type="string" calcext:value-type="string">
            <text:p>?a</text:p>
          </table:table-cell>
          <table:table-cell table:formula="of:=[.G99]-[.F99]" office:value-type="float" office:value="1844" calcext:value-type="float">
            <text:p>18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LocatedIn&gt; <text:s/>?b <text:s/>?a <text:s/>&lt;isLocatedIn&gt; <text:s/>?e <text:s text:c="2"/>=&gt; ?a <text:s/>&lt;isCitizenOf&gt; <text:s/>?b</text:p>
          </table:table-cell>
          <table:table-cell office:value-type="float" office:value="0.00022256" calcext:value-type="float">
            <text:p>0.00022256</text:p>
          </table:table-cell>
          <table:table-cell office:value-type="float" office:value="0.01448181" calcext:value-type="float">
            <text:p>0.01448181</text:p>
          </table:table-cell>
          <table:table-cell office:value-type="float" office:value="0.00401278" calcext:value-type="float">
            <text:p>0.00401278</text:p>
          </table:table-cell>
          <table:table-cell office:value-type="float" office:value="0.54241645" calcext:value-type="float">
            <text:p>0.54241645</text:p>
          </table:table-cell>
          <table:table-cell office:value-type="float" office:value="211" calcext:value-type="float">
            <text:p>211</text:p>
          </table:table-cell>
          <table:table-cell office:value-type="float" office:value="52582" calcext:value-type="float">
            <text:p>52582</text:p>
          </table:table-cell>
          <table:table-cell office:value-type="string" calcext:value-type="string">
            <text:p>?a</text:p>
          </table:table-cell>
          <table:table-cell table:formula="of:=[.G100]-[.F100]" office:value-type="float" office:value="52371" calcext:value-type="float">
            <text:p>523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livesIn&gt; <text:s/>?a <text:s/>?e <text:s/>&lt;livesIn&gt; <text:s/>?b <text:s text:c="2"/>=&gt; ?a <text:s/>&lt;dealsWith&gt; <text:s/>?b</text:p>
          </table:table-cell>
          <table:table-cell office:value-type="float" office:value="0.00003797" calcext:value-type="float">
            <text:p>0.00003797</text:p>
          </table:table-cell>
          <table:table-cell office:value-type="float" office:value="0.05224964" calcext:value-type="float">
            <text:p>0.05224964</text:p>
          </table:table-cell>
          <table:table-cell office:value-type="float" office:value="0.00390667" calcext:value-type="float">
            <text:p>0.00390667</text:p>
          </table:table-cell>
          <table:table-cell office:value-type="float" office:value="0.04528302" calcext:value-type="float">
            <text:p>0.04528302</text:p>
          </table:table-cell>
          <table:table-cell office:value-type="float" office:value="36" calcext:value-type="float">
            <text:p>36</text:p>
          </table:table-cell>
          <table:table-cell office:value-type="float" office:value="9215" calcext:value-type="float">
            <text:p>9215</text:p>
          </table:table-cell>
          <table:table-cell office:value-type="string" calcext:value-type="string">
            <text:p>?a</text:p>
          </table:table-cell>
          <table:table-cell table:formula="of:=[.G101]-[.F101]" office:value-type="float" office:value="9179" calcext:value-type="float">
            <text:p>91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hasOfficialLanguage&gt; <text:s/>?f <text:s/>?b <text:s/>&lt;hasOfficialLanguage&gt; <text:s/>?f <text:s text:c="2"/>=&gt; ?a <text:s/>&lt;dealsWith&gt; <text:s/>?b</text:p>
          </table:table-cell>
          <table:table-cell office:value-type="float" office:value="0.00008438" calcext:value-type="float">
            <text:p>0.00008438</text:p>
          </table:table-cell>
          <table:table-cell office:value-type="float" office:value="0.1161103" calcext:value-type="float">
            <text:p>0.1161103</text:p>
          </table:table-cell>
          <table:table-cell office:value-type="float" office:value="0.0027591" calcext:value-type="float">
            <text:p>0.0027591</text:p>
          </table:table-cell>
          <table:table-cell office:value-type="float" office:value="0.02179837" calcext:value-type="float">
            <text:p>0.02179837</text:p>
          </table:table-cell>
          <table:table-cell office:value-type="float" office:value="80" calcext:value-type="float">
            <text:p>80</text:p>
          </table:table-cell>
          <table:table-cell office:value-type="float" office:value="28995" calcext:value-type="float">
            <text:p>28995</text:p>
          </table:table-cell>
          <table:table-cell office:value-type="string" calcext:value-type="string">
            <text:p>?a</text:p>
          </table:table-cell>
          <table:table-cell table:formula="of:=[.G102]-[.F102]" office:value-type="float" office:value="28915" calcext:value-type="float">
            <text:p>289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actedIn&gt; <text:s/>?f <text:s/>?b <text:s/>&lt;directed&gt; <text:s/>?f <text:s text:c="2"/>=&gt; ?a <text:s/>&lt;isMarriedTo&gt; <text:s/>?b</text:p>
          </table:table-cell>
          <table:table-cell office:value-type="float" office:value="0.00016771" calcext:value-type="float">
            <text:p>0.00016771</text:p>
          </table:table-cell>
          <table:table-cell office:value-type="float" office:value="0.01325773" calcext:value-type="float">
            <text:p>0.01325773</text:p>
          </table:table-cell>
          <table:table-cell office:value-type="float" office:value="0.00214144" calcext:value-type="float">
            <text:p>0.00214144</text:p>
          </table:table-cell>
          <table:table-cell office:value-type="float" office:value="0.01458849" calcext:value-type="float">
            <text:p>0.01458849</text:p>
          </table:table-cell>
          <table:table-cell office:value-type="float" office:value="159" calcext:value-type="float">
            <text:p>159</text:p>
          </table:table-cell>
          <table:table-cell office:value-type="float" office:value="74249" calcext:value-type="float">
            <text:p>74249</text:p>
          </table:table-cell>
          <table:table-cell office:value-type="string" calcext:value-type="string">
            <text:p>?b</text:p>
          </table:table-cell>
          <table:table-cell table:formula="of:=[.G103]-[.F103]" office:value-type="float" office:value="74090" calcext:value-type="float">
            <text:p>7409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b <text:s/>&lt;influences&gt; <text:s/>?a <text:s text:c="2"/>=&gt; ?a <text:s/>&lt;hasAcademicAdvisor&gt; <text:s/>?b</text:p>
          </table:table-cell>
          <table:table-cell office:value-type="float" office:value="0.00003059" calcext:value-type="float">
            <text:p>0.00003059</text:p>
          </table:table-cell>
          <table:table-cell office:value-type="float" office:value="0.01489471" calcext:value-type="float">
            <text:p>0.01489471</text:p>
          </table:table-cell>
          <table:table-cell office:value-type="float" office:value="0.00207885" calcext:value-type="float">
            <text:p>0.00207885</text:p>
          </table:table-cell>
          <table:table-cell office:value-type="float" office:value="0.11372549" calcext:value-type="float">
            <text:p>0.11372549</text:p>
          </table:table-cell>
          <table:table-cell office:value-type="float" office:value="29" calcext:value-type="float">
            <text:p>29</text:p>
          </table:table-cell>
          <table:table-cell office:value-type="float" office:value="13950" calcext:value-type="float">
            <text:p>13950</text:p>
          </table:table-cell>
          <table:table-cell office:value-type="string" calcext:value-type="string">
            <text:p>?a</text:p>
          </table:table-cell>
          <table:table-cell table:formula="of:=[.G104]-[.F104]" office:value-type="float" office:value="13921" calcext:value-type="float">
            <text:p>139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rected&gt; <text:s/>?f <text:s/>?b <text:s/>&lt;actedIn&gt; <text:s/>?f <text:s text:c="2"/>=&gt; ?a <text:s/>&lt;isMarriedTo&gt; <text:s/>?b</text:p>
          </table:table-cell>
          <table:table-cell office:value-type="float" office:value="0.00015189" calcext:value-type="float">
            <text:p>0.00015189</text:p>
          </table:table-cell>
          <table:table-cell office:value-type="float" office:value="0.012007" calcext:value-type="float">
            <text:p>0.012007</text:p>
          </table:table-cell>
          <table:table-cell office:value-type="float" office:value="0.00193942" calcext:value-type="float">
            <text:p>0.00193942</text:p>
          </table:table-cell>
          <table:table-cell office:value-type="float" office:value="0.00816419" calcext:value-type="float">
            <text:p>0.00816419</text:p>
          </table:table-cell>
          <table:table-cell office:value-type="float" office:value="144" calcext:value-type="float">
            <text:p>144</text:p>
          </table:table-cell>
          <table:table-cell office:value-type="float" office:value="74249" calcext:value-type="float">
            <text:p>74249</text:p>
          </table:table-cell>
          <table:table-cell office:value-type="string" calcext:value-type="string">
            <text:p>?b</text:p>
          </table:table-cell>
          <table:table-cell table:formula="of:=[.G105]-[.F105]" office:value-type="float" office:value="74105" calcext:value-type="float">
            <text:p>741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asBornIn&gt; <text:s/>?b <text:s text:c="2"/>=&gt; ?a <text:s/>&lt;isLeaderOf&gt; <text:s/>?b</text:p>
          </table:table-cell>
          <table:table-cell office:value-type="float" office:value="0.00010443" calcext:value-type="float">
            <text:p>0.00010443</text:p>
          </table:table-cell>
          <table:table-cell office:value-type="float" office:value="0.01551967" calcext:value-type="float">
            <text:p>0.01551967</text:p>
          </table:table-cell>
          <table:table-cell office:value-type="float" office:value="0.00176903" calcext:value-type="float">
            <text:p>0.00176903</text:p>
          </table:table-cell>
          <table:table-cell office:value-type="float" office:value="0.16923077" calcext:value-type="float">
            <text:p>0.16923077</text:p>
          </table:table-cell>
          <table:table-cell office:value-type="float" office:value="99" calcext:value-type="float">
            <text:p>99</text:p>
          </table:table-cell>
          <table:table-cell office:value-type="float" office:value="55963" calcext:value-type="float">
            <text:p>55963</text:p>
          </table:table-cell>
          <table:table-cell office:value-type="string" calcext:value-type="string">
            <text:p>?a</text:p>
          </table:table-cell>
          <table:table-cell table:formula="of:=[.G106]-[.F106]" office:value-type="float" office:value="55864" calcext:value-type="float">
            <text:p>558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b <text:s/>&lt;hasCapital&gt; <text:s/>?f <text:s text:c="2"/>=&gt; ?a <text:s/>&lt;isPoliticianOf&gt; <text:s/>?b</text:p>
          </table:table-cell>
          <table:table-cell office:value-type="float" office:value="0.00004219" calcext:value-type="float">
            <text:p>0.00004219</text:p>
          </table:table-cell>
          <table:table-cell office:value-type="float" office:value="0.02739726" calcext:value-type="float">
            <text:p>0.02739726</text:p>
          </table:table-cell>
          <table:table-cell office:value-type="float" office:value="0.00161044" calcext:value-type="float">
            <text:p>0.00161044</text:p>
          </table:table-cell>
          <table:table-cell office:value-type="float" office:value="0.3960396" calcext:value-type="float">
            <text:p>0.3960396</text:p>
          </table:table-cell>
          <table:table-cell office:value-type="float" office:value="40" calcext:value-type="float">
            <text:p>40</text:p>
          </table:table-cell>
          <table:table-cell office:value-type="float" office:value="24838" calcext:value-type="float">
            <text:p>24838</text:p>
          </table:table-cell>
          <table:table-cell office:value-type="string" calcext:value-type="string">
            <text:p>?a</text:p>
          </table:table-cell>
          <table:table-cell table:formula="of:=[.G107]-[.F107]" office:value-type="float" office:value="24798" calcext:value-type="float">
            <text:p>247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created&gt; <text:s/>?b <text:s text:c="2"/>=&gt; ?a <text:s/>&lt;isKnownFor&gt; <text:s/>?b</text:p>
          </table:table-cell>
          <table:table-cell office:value-type="float" office:value="0.00031855" calcext:value-type="float">
            <text:p>0.00031855</text:p>
          </table:table-cell>
          <table:table-cell office:value-type="float" office:value="0.05137802" calcext:value-type="float">
            <text:p>0.05137802</text:p>
          </table:table-cell>
          <table:table-cell office:value-type="float" office:value="0.00150881" calcext:value-type="float">
            <text:p>0.00150881</text:p>
          </table:table-cell>
          <table:table-cell office:value-type="float" office:value="0.38131313" calcext:value-type="float">
            <text:p>0.38131313</text:p>
          </table:table-cell>
          <table:table-cell office:value-type="float" office:value="302" calcext:value-type="float">
            <text:p>302</text:p>
          </table:table-cell>
          <table:table-cell office:value-type="float" office:value="200158" calcext:value-type="float">
            <text:p>200158</text:p>
          </table:table-cell>
          <table:table-cell office:value-type="string" calcext:value-type="string">
            <text:p>?b</text:p>
          </table:table-cell>
          <table:table-cell table:formula="of:=[.G108]-[.F108]" office:value-type="float" office:value="199856" calcext:value-type="float">
            <text:p>1998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actedIn&gt; <text:s/>?f <text:s/>?b <text:s/>&lt;actedIn&gt; <text:s/>?f <text:s text:c="2"/>=&gt; ?a <text:s/>&lt;isMarriedTo&gt; <text:s/>?b</text:p>
          </table:table-cell>
          <table:table-cell office:value-type="float" office:value="0.00053373" calcext:value-type="float">
            <text:p>0.00053373</text:p>
          </table:table-cell>
          <table:table-cell office:value-type="float" office:value="0.04219128" calcext:value-type="float">
            <text:p>0.04219128</text:p>
          </table:table-cell>
          <table:table-cell office:value-type="float" office:value="0.0013577" calcext:value-type="float">
            <text:p>0.0013577</text:p>
          </table:table-cell>
          <table:table-cell office:value-type="float" office:value="0.00637529" calcext:value-type="float">
            <text:p>0.00637529</text:p>
          </table:table-cell>
          <table:table-cell office:value-type="float" office:value="506" calcext:value-type="float">
            <text:p>506</text:p>
          </table:table-cell>
          <table:table-cell office:value-type="float" office:value="372690" calcext:value-type="float">
            <text:p>372690</text:p>
          </table:table-cell>
          <table:table-cell office:value-type="string" calcext:value-type="string">
            <text:p>?b</text:p>
          </table:table-cell>
          <table:table-cell table:formula="of:=[.G109]-[.F109]" office:value-type="float" office:value="372184" calcext:value-type="float">
            <text:p>37218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orksAt&gt; <text:s/>?f <text:s/>?b <text:s/>&lt;worksAt&gt; <text:s/>?f <text:s text:c="2"/>=&gt; ?a <text:s/>&lt;hasAcademicAdvisor&gt; <text:s/>?b</text:p>
          </table:table-cell>
          <table:table-cell office:value-type="float" office:value="0.00005379" calcext:value-type="float">
            <text:p>0.00005379</text:p>
          </table:table-cell>
          <table:table-cell office:value-type="float" office:value="0.02619414" calcext:value-type="float">
            <text:p>0.02619414</text:p>
          </table:table-cell>
          <table:table-cell office:value-type="float" office:value="0.00119148" calcext:value-type="float">
            <text:p>0.00119148</text:p>
          </table:table-cell>
          <table:table-cell office:value-type="float" office:value="0.00446585" calcext:value-type="float">
            <text:p>0.00446585</text:p>
          </table:table-cell>
          <table:table-cell office:value-type="float" office:value="51" calcext:value-type="float">
            <text:p>51</text:p>
          </table:table-cell>
          <table:table-cell office:value-type="float" office:value="42804" calcext:value-type="float">
            <text:p>42804</text:p>
          </table:table-cell>
          <table:table-cell office:value-type="string" calcext:value-type="string">
            <text:p>?a</text:p>
          </table:table-cell>
          <table:table-cell table:formula="of:=[.G110]-[.F110]" office:value-type="float" office:value="42753" calcext:value-type="float">
            <text:p>427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LocatedIn&gt; <text:s/>?b <text:s text:c="2"/>=&gt; ?a <text:s/>&lt;diedIn&gt; <text:s/>?b</text:p>
          </table:table-cell>
          <table:table-cell office:value-type="float" office:value="0.00025315" calcext:value-type="float">
            <text:p>0.00025315</text:p>
          </table:table-cell>
          <table:table-cell office:value-type="float" office:value="0.01083228" calcext:value-type="float">
            <text:p>0.01083228</text:p>
          </table:table-cell>
          <table:table-cell office:value-type="float" office:value="0.00112631" calcext:value-type="float">
            <text:p>0.00112631</text:p>
          </table:table-cell>
          <table:table-cell office:value-type="float" office:value="0.16985138" calcext:value-type="float">
            <text:p>0.16985138</text:p>
          </table:table-cell>
          <table:table-cell office:value-type="float" office:value="240" calcext:value-type="float">
            <text:p>240</text:p>
          </table:table-cell>
          <table:table-cell office:value-type="float" office:value="213085" calcext:value-type="float">
            <text:p>213085</text:p>
          </table:table-cell>
          <table:table-cell office:value-type="string" calcext:value-type="string">
            <text:p>?a</text:p>
          </table:table-cell>
          <table:table-cell table:formula="of:=[.G111]-[.F111]" office:value-type="float" office:value="212845" calcext:value-type="float">
            <text:p>2128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created&gt; <text:s/>?f <text:s/>?b <text:s/>&lt;created&gt; <text:s/>?f <text:s text:c="2"/>=&gt; ?a <text:s/>&lt;isMarriedTo&gt; <text:s/>?b</text:p>
          </table:table-cell>
          <table:table-cell office:value-type="float" office:value="0.00014978" calcext:value-type="float">
            <text:p>0.00014978</text:p>
          </table:table-cell>
          <table:table-cell office:value-type="float" office:value="0.01184024" calcext:value-type="float">
            <text:p>0.01184024</text:p>
          </table:table-cell>
          <table:table-cell office:value-type="float" office:value="0.00102797" calcext:value-type="float">
            <text:p>0.00102797</text:p>
          </table:table-cell>
          <table:table-cell office:value-type="float" office:value="0.02368245" calcext:value-type="float">
            <text:p>0.02368245</text:p>
          </table:table-cell>
          <table:table-cell office:value-type="float" office:value="142" calcext:value-type="float">
            <text:p>142</text:p>
          </table:table-cell>
          <table:table-cell office:value-type="float" office:value="138136" calcext:value-type="float">
            <text:p>138136</text:p>
          </table:table-cell>
          <table:table-cell office:value-type="string" calcext:value-type="string">
            <text:p>?b</text:p>
          </table:table-cell>
          <table:table-cell table:formula="of:=[.G112]-[.F112]" office:value-type="float" office:value="137994" calcext:value-type="float">
            <text:p>1379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graduatedFrom&gt; <text:s/>?f <text:s/>?b <text:s/>&lt;worksAt&gt; <text:s/>?f <text:s text:c="2"/>=&gt; ?a <text:s/>&lt;hasAcademicAdvisor&gt; <text:s/>?b</text:p>
          </table:table-cell>
          <table:table-cell office:value-type="float" office:value="0.00010548" calcext:value-type="float">
            <text:p>0.00010548</text:p>
          </table:table-cell>
          <table:table-cell office:value-type="float" office:value="0.05136107" calcext:value-type="float">
            <text:p>0.05136107</text:p>
          </table:table-cell>
          <table:table-cell office:value-type="float" office:value="0.00081271" calcext:value-type="float">
            <text:p>0.00081271</text:p>
          </table:table-cell>
          <table:table-cell office:value-type="float" office:value="0.00761557" calcext:value-type="float">
            <text:p>0.00761557</text:p>
          </table:table-cell>
          <table:table-cell office:value-type="float" office:value="100" calcext:value-type="float">
            <text:p>100</text:p>
          </table:table-cell>
          <table:table-cell office:value-type="float" office:value="123045" calcext:value-type="float">
            <text:p>123045</text:p>
          </table:table-cell>
          <table:table-cell office:value-type="string" calcext:value-type="string">
            <text:p>?a</text:p>
          </table:table-cell>
          <table:table-cell table:formula="of:=[.G113]-[.F113]" office:value-type="float" office:value="122945" calcext:value-type="float">
            <text:p>1229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LocatedIn&gt; <text:s/>?f <text:s/>?f <text:s/>&lt;hasOfficialLanguage&gt; <text:s/>?b <text:s text:c="2"/>=&gt; ?a <text:s/>&lt;hasOfficialLanguage&gt; <text:s/>?b</text:p>
          </table:table-cell>
          <table:table-cell office:value-type="float" office:value="0.00005274" calcext:value-type="float">
            <text:p>0.00005274</text:p>
          </table:table-cell>
          <table:table-cell office:value-type="float" office:value="0.0622665" calcext:value-type="float">
            <text:p>0.0622665</text:p>
          </table:table-cell>
          <table:table-cell office:value-type="float" office:value="0.00066107" calcext:value-type="float">
            <text:p>0.00066107</text:p>
          </table:table-cell>
          <table:table-cell office:value-type="float" office:value="0.83333333" calcext:value-type="float">
            <text:p>0.83333333</text:p>
          </table:table-cell>
          <table:table-cell office:value-type="float" office:value="50" calcext:value-type="float">
            <text:p>50</text:p>
          </table:table-cell>
          <table:table-cell office:value-type="float" office:value="75635" calcext:value-type="float">
            <text:p>75635</text:p>
          </table:table-cell>
          <table:table-cell office:value-type="string" calcext:value-type="string">
            <text:p>?a</text:p>
          </table:table-cell>
          <table:table-cell table:formula="of:=[.G114]-[.F114]" office:value-type="float" office:value="75585" calcext:value-type="float">
            <text:p>755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b <text:s/>&lt;isLocatedIn&gt; <text:s/>?a <text:s text:c="2"/>=&gt; ?a <text:s/>&lt;hasCapital&gt; <text:s/>?b</text:p>
          </table:table-cell>
          <table:table-cell office:value-type="float" office:value="0.00011181" calcext:value-type="float">
            <text:p>0.00011181</text:p>
          </table:table-cell>
          <table:table-cell office:value-type="float" office:value="0.0500236" calcext:value-type="float">
            <text:p>0.0500236</text:p>
          </table:table-cell>
          <table:table-cell office:value-type="float" office:value="0.00049745" calcext:value-type="float">
            <text:p>0.00049745</text:p>
          </table:table-cell>
          <table:table-cell office:value-type="float" office:value="0.00208703" calcext:value-type="float">
            <text:p>0.00208703</text:p>
          </table:table-cell>
          <table:table-cell office:value-type="float" office:value="106" calcext:value-type="float">
            <text:p>106</text:p>
          </table:table-cell>
          <table:table-cell office:value-type="float" office:value="213085" calcext:value-type="float">
            <text:p>213085</text:p>
          </table:table-cell>
          <table:table-cell office:value-type="string" calcext:value-type="string">
            <text:p>?a</text:p>
          </table:table-cell>
          <table:table-cell table:formula="of:=[.G115]-[.F115]" office:value-type="float" office:value="212979" calcext:value-type="float">
            <text:p>2129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PoliticianOf&gt; <text:s/>?f <text:s/>?b <text:s/>&lt;isLocatedIn&gt; <text:s/>?f <text:s text:c="2"/>=&gt; ?a <text:s/>&lt;diedIn&gt; <text:s/>?b</text:p>
          </table:table-cell>
          <table:table-cell office:value-type="float" office:value="0.00038184" calcext:value-type="float">
            <text:p>0.00038184</text:p>
          </table:table-cell>
          <table:table-cell office:value-type="float" office:value="0.01633869" calcext:value-type="float">
            <text:p>0.01633869</text:p>
          </table:table-cell>
          <table:table-cell office:value-type="float" office:value="0.0004068" calcext:value-type="float">
            <text:p>0.0004068</text:p>
          </table:table-cell>
          <table:table-cell office:value-type="float" office:value="0.0012178" calcext:value-type="float">
            <text:p>0.0012178</text:p>
          </table:table-cell>
          <table:table-cell office:value-type="float" office:value="362" calcext:value-type="float">
            <text:p>362</text:p>
          </table:table-cell>
          <table:table-cell office:value-type="float" office:value="889862" calcext:value-type="float">
            <text:p>889862</text:p>
          </table:table-cell>
          <table:table-cell office:value-type="string" calcext:value-type="string">
            <text:p>?a</text:p>
          </table:table-cell>
          <table:table-cell table:formula="of:=[.G116]-[.F116]" office:value-type="float" office:value="889500" calcext:value-type="float">
            <text:p>8895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b <text:s/>&lt;isLocatedIn&gt; <text:s/>?f <text:s text:c="2"/>=&gt; ?a <text:s/>&lt;livesIn&gt; <text:s/>?b</text:p>
          </table:table-cell>
          <table:table-cell office:value-type="float" office:value="0.00099679" calcext:value-type="float">
            <text:p>0.00099679</text:p>
          </table:table-cell>
          <table:table-cell office:value-type="float" office:value="0.06475708" calcext:value-type="float">
            <text:p>0.06475708</text:p>
          </table:table-cell>
          <table:table-cell table:number-columns-repeated="2" office:value-type="float" office:value="0.00029783" calcext:value-type="float">
            <text:p>0.00029783</text:p>
          </table:table-cell>
          <table:table-cell office:value-type="float" office:value="945" calcext:value-type="float">
            <text:p>945</text:p>
          </table:table-cell>
          <table:table-cell office:value-type="float" office:value="3172924" calcext:value-type="float">
            <text:p>3172924</text:p>
          </table:table-cell>
          <table:table-cell office:value-type="string" calcext:value-type="string">
            <text:p>?a</text:p>
          </table:table-cell>
          <table:table-cell table:formula="of:=[.G117]-[.F117]" office:value-type="float" office:value="3171979" calcext:value-type="float">
            <text:p>31719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f <text:s/>?b <text:s/>&lt;isLocatedIn&gt; <text:s/>?f <text:s text:c="2"/>=&gt; ?a <text:s/>&lt;wasBornIn&gt; <text:s/>?b</text:p>
          </table:table-cell>
          <table:table-cell office:value-type="float" office:value="0.00133433" calcext:value-type="float">
            <text:p>0.00133433</text:p>
          </table:table-cell>
          <table:table-cell office:value-type="float" office:value="0.02260422" calcext:value-type="float">
            <text:p>0.02260422</text:p>
          </table:table-cell>
          <table:table-cell office:value-type="float" office:value="0.00026544" calcext:value-type="float">
            <text:p>0.00026544</text:p>
          </table:table-cell>
          <table:table-cell office:value-type="float" office:value="0.00083455" calcext:value-type="float">
            <text:p>0.00083455</text:p>
          </table:table-cell>
          <table:table-cell office:value-type="float" office:value="1265" calcext:value-type="float">
            <text:p>1265</text:p>
          </table:table-cell>
          <table:table-cell office:value-type="float" office:value="4765614" calcext:value-type="float">
            <text:p>4765614</text:p>
          </table:table-cell>
          <table:table-cell office:value-type="string" calcext:value-type="string">
            <text:p>?a</text:p>
          </table:table-cell>
          <table:table-cell table:formula="of:=[.G118]-[.F118]" office:value-type="float" office:value="4764349" calcext:value-type="float">
            <text:p>47643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b <text:s/>&lt;livesIn&gt; <text:s/>?f <text:s text:c="2"/>=&gt; ?a <text:s/>&lt;isMarriedTo&gt; <text:s/>?b</text:p>
          </table:table-cell>
          <table:table-cell office:value-type="float" office:value="0.00016138" calcext:value-type="float">
            <text:p>0.00016138</text:p>
          </table:table-cell>
          <table:table-cell office:value-type="float" office:value="0.01275744" calcext:value-type="float">
            <text:p>0.01275744</text:p>
          </table:table-cell>
          <table:table-cell office:value-type="float" office:value="0.00023529" calcext:value-type="float">
            <text:p>0.00023529</text:p>
          </table:table-cell>
          <table:table-cell office:value-type="float" office:value="0.00811757" calcext:value-type="float">
            <text:p>0.00811757</text:p>
          </table:table-cell>
          <table:table-cell office:value-type="float" office:value="153" calcext:value-type="float">
            <text:p>153</text:p>
          </table:table-cell>
          <table:table-cell office:value-type="float" office:value="650262" calcext:value-type="float">
            <text:p>650262</text:p>
          </table:table-cell>
          <table:table-cell office:value-type="string" calcext:value-type="string">
            <text:p>?b</text:p>
          </table:table-cell>
          <table:table-cell table:formula="of:=[.G119]-[.F119]" office:value-type="float" office:value="650109" calcext:value-type="float">
            <text:p>6501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b <text:s/>&lt;livesIn&gt; <text:s/>?f <text:s text:c="2"/>=&gt; ?a <text:s/>&lt;hasChild&gt; <text:s/>?b</text:p>
          </table:table-cell>
          <table:table-cell office:value-type="float" office:value="0.00013923" calcext:value-type="float">
            <text:p>0.00013923</text:p>
          </table:table-cell>
          <table:table-cell office:value-type="float" office:value="0.01142363" calcext:value-type="float">
            <text:p>0.01142363</text:p>
          </table:table-cell>
          <table:table-cell office:value-type="float" office:value="0.000203" calcext:value-type="float">
            <text:p>0.000203</text:p>
          </table:table-cell>
          <table:table-cell office:value-type="float" office:value="0.00722417" calcext:value-type="float">
            <text:p>0.00722417</text:p>
          </table:table-cell>
          <table:table-cell office:value-type="float" office:value="132" calcext:value-type="float">
            <text:p>132</text:p>
          </table:table-cell>
          <table:table-cell office:value-type="float" office:value="650262" calcext:value-type="float">
            <text:p>650262</text:p>
          </table:table-cell>
          <table:table-cell office:value-type="string" calcext:value-type="string">
            <text:p>?b</text:p>
          </table:table-cell>
          <table:table-cell table:formula="of:=[.G120]-[.F120]" office:value-type="float" office:value="650130" calcext:value-type="float">
            <text:p>650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f <text:s/>?b <text:s/>&lt;isLocatedIn&gt; <text:s/>?f <text:s text:c="2"/>=&gt; ?a <text:s/>&lt;diedIn&gt; <text:s/>?b</text:p>
          </table:table-cell>
          <table:table-cell office:value-type="float" office:value="0.00063816" calcext:value-type="float">
            <text:p>0.00063816</text:p>
          </table:table-cell>
          <table:table-cell office:value-type="float" office:value="0.02730637" calcext:value-type="float">
            <text:p>0.02730637</text:p>
          </table:table-cell>
          <table:table-cell office:value-type="float" office:value="0.00012695" calcext:value-type="float">
            <text:p>0.00012695</text:p>
          </table:table-cell>
          <table:table-cell office:value-type="float" office:value="0.00056565" calcext:value-type="float">
            <text:p>0.00056565</text:p>
          </table:table-cell>
          <table:table-cell office:value-type="float" office:value="605" calcext:value-type="float">
            <text:p>605</text:p>
          </table:table-cell>
          <table:table-cell office:value-type="float" office:value="4765614" calcext:value-type="float">
            <text:p>4765614</text:p>
          </table:table-cell>
          <table:table-cell office:value-type="string" calcext:value-type="string">
            <text:p>?a</text:p>
          </table:table-cell>
          <table:table-cell table:formula="of:=[.G121]-[.F121]" office:value-type="float" office:value="4765009" calcext:value-type="float">
            <text:p>47650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graduatedFrom&gt; <text:s/>?f <text:s/>?b <text:s/>&lt;graduatedFrom&gt; <text:s/>?f <text:s text:c="2"/>=&gt; ?a <text:s/>&lt;hasAcademicAdvisor&gt; <text:s/>?b</text:p>
          </table:table-cell>
          <table:table-cell office:value-type="float" office:value="0.00004747" calcext:value-type="float">
            <text:p>0.00004747</text:p>
          </table:table-cell>
          <table:table-cell office:value-type="float" office:value="0.02311248" calcext:value-type="float">
            <text:p>0.02311248</text:p>
          </table:table-cell>
          <table:table-cell office:value-type="float" office:value="0.00006858" calcext:value-type="float">
            <text:p>0.00006858</text:p>
          </table:table-cell>
          <table:table-cell office:value-type="float" office:value="0.0008227" calcext:value-type="float">
            <text:p>0.0008227</text:p>
          </table:table-cell>
          <table:table-cell office:value-type="float" office:value="45" calcext:value-type="float">
            <text:p>45</text:p>
          </table:table-cell>
          <table:table-cell office:value-type="float" office:value="656197" calcext:value-type="float">
            <text:p>656197</text:p>
          </table:table-cell>
          <table:table-cell office:value-type="string" calcext:value-type="string">
            <text:p>?a</text:p>
          </table:table-cell>
          <table:table-cell table:formula="of:=[.G122]-[.F122]" office:value-type="float" office:value="656152" calcext:value-type="float">
            <text:p>6561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b <text:s/>&lt;wasBornIn&gt; <text:s/>?f <text:s text:c="2"/>=&gt; ?a <text:s/>&lt;hasChild&gt; <text:s/>?b</text:p>
          </table:table-cell>
          <table:table-cell office:value-type="float" office:value="0.00033332" calcext:value-type="float">
            <text:p>0.00033332</text:p>
          </table:table-cell>
          <table:table-cell office:value-type="float" office:value="0.02734747" calcext:value-type="float">
            <text:p>0.02734747</text:p>
          </table:table-cell>
          <table:table-cell office:value-type="float" office:value="0.00005967" calcext:value-type="float">
            <text:p>0.00005967</text:p>
          </table:table-cell>
          <table:table-cell office:value-type="float" office:value="0.00110541" calcext:value-type="float">
            <text:p>0.00110541</text:p>
          </table:table-cell>
          <table:table-cell office:value-type="float" office:value="316" calcext:value-type="float">
            <text:p>316</text:p>
          </table:table-cell>
          <table:table-cell office:value-type="float" office:value="5295416" calcext:value-type="float">
            <text:p>5295416</text:p>
          </table:table-cell>
          <table:table-cell office:value-type="string" calcext:value-type="string">
            <text:p>?b</text:p>
          </table:table-cell>
          <table:table-cell table:formula="of:=[.G123]-[.F123]" office:value-type="float" office:value="5295100" calcext:value-type="float">
            <text:p>5295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b <text:s/>&lt;livesIn&gt; <text:s/>?f <text:s text:c="2"/>=&gt; ?a <text:s/>&lt;hasAcademicAdvisor&gt; <text:s/>?b</text:p>
          </table:table-cell>
          <table:table-cell office:value-type="float" office:value="0.00004008" calcext:value-type="float">
            <text:p>0.00004008</text:p>
          </table:table-cell>
          <table:table-cell office:value-type="float" office:value="0.01951721" calcext:value-type="float">
            <text:p>0.01951721</text:p>
          </table:table-cell>
          <table:table-cell office:value-type="float" office:value="0.00005844" calcext:value-type="float">
            <text:p>0.00005844</text:p>
          </table:table-cell>
          <table:table-cell office:value-type="float" office:value="0.00104663" calcext:value-type="float">
            <text:p>0.00104663</text:p>
          </table:table-cell>
          <table:table-cell office:value-type="float" office:value="38" calcext:value-type="float">
            <text:p>38</text:p>
          </table:table-cell>
          <table:table-cell office:value-type="float" office:value="650262" calcext:value-type="float">
            <text:p>650262</text:p>
          </table:table-cell>
          <table:table-cell office:value-type="string" calcext:value-type="string">
            <text:p>?a</text:p>
          </table:table-cell>
          <table:table-cell table:formula="of:=[.G124]-[.F124]" office:value-type="float" office:value="650224" calcext:value-type="float">
            <text:p>6502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created&gt; <text:s/>?a <text:s/>?e <text:s/>&lt;created&gt; <text:s/>?b <text:s text:c="2"/>=&gt; ?a <text:s/>&lt;isMarriedTo&gt; <text:s/>?b</text:p>
          </table:table-cell>
          <table:table-cell office:value-type="float" office:value="0.00021413" calcext:value-type="float">
            <text:p>0.00021413</text:p>
          </table:table-cell>
          <table:table-cell office:value-type="float" office:value="0.01692654" calcext:value-type="float">
            <text:p>0.01692654</text:p>
          </table:table-cell>
          <table:table-cell office:value-type="float" office:value="0.00004852" calcext:value-type="float">
            <text:p>0.00004852</text:p>
          </table:table-cell>
          <table:table-cell office:value-type="float" office:value="0.02545135" calcext:value-type="float">
            <text:p>0.02545135</text:p>
          </table:table-cell>
          <table:table-cell office:value-type="float" office:value="203" calcext:value-type="float">
            <text:p>203</text:p>
          </table:table-cell>
          <table:table-cell office:value-type="float" office:value="4184022" calcext:value-type="float">
            <text:p>4184022</text:p>
          </table:table-cell>
          <table:table-cell office:value-type="string" calcext:value-type="string">
            <text:p>?b</text:p>
          </table:table-cell>
          <table:table-cell table:formula="of:=[.G125]-[.F125]" office:value-type="float" office:value="4183819" calcext:value-type="float">
            <text:p>41838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b <text:s/>&lt;diedIn&gt; <text:s/>?f <text:s text:c="2"/>=&gt; ?a <text:s/>&lt;isMarriedTo&gt; <text:s/>?b</text:p>
          </table:table-cell>
          <table:table-cell office:value-type="float" office:value="0.00019725" calcext:value-type="float">
            <text:p>0.00019725</text:p>
          </table:table-cell>
          <table:table-cell office:value-type="float" office:value="0.01559243" calcext:value-type="float">
            <text:p>0.01559243</text:p>
          </table:table-cell>
          <table:table-cell office:value-type="float" office:value="0.00004655" calcext:value-type="float">
            <text:p>0.00004655</text:p>
          </table:table-cell>
          <table:table-cell office:value-type="float" office:value="0.00093241" calcext:value-type="float">
            <text:p>0.00093241</text:p>
          </table:table-cell>
          <table:table-cell office:value-type="float" office:value="187" calcext:value-type="float">
            <text:p>187</text:p>
          </table:table-cell>
          <table:table-cell office:value-type="float" office:value="4016890" calcext:value-type="float">
            <text:p>4016890</text:p>
          </table:table-cell>
          <table:table-cell office:value-type="string" calcext:value-type="string">
            <text:p>?b</text:p>
          </table:table-cell>
          <table:table-cell table:formula="of:=[.G126]-[.F126]" office:value-type="float" office:value="4016703" calcext:value-type="float">
            <text:p>40167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f <text:s/>?b <text:s/>&lt;isLocatedIn&gt; <text:s/>?f <text:s text:c="2"/>=&gt; ?a <text:s/>&lt;livesIn&gt; <text:s/>?b</text:p>
          </table:table-cell>
          <table:table-cell office:value-type="float" office:value="0.00022045" calcext:value-type="float">
            <text:p>0.00022045</text:p>
          </table:table-cell>
          <table:table-cell office:value-type="float" office:value="0.01432194" calcext:value-type="float">
            <text:p>0.01432194</text:p>
          </table:table-cell>
          <table:table-cell office:value-type="float" office:value="0.00004386" calcext:value-type="float">
            <text:p>0.00004386</text:p>
          </table:table-cell>
          <table:table-cell office:value-type="float" office:value="0.00053172" calcext:value-type="float">
            <text:p>0.00053172</text:p>
          </table:table-cell>
          <table:table-cell office:value-type="float" office:value="209" calcext:value-type="float">
            <text:p>209</text:p>
          </table:table-cell>
          <table:table-cell office:value-type="float" office:value="4765614" calcext:value-type="float">
            <text:p>4765614</text:p>
          </table:table-cell>
          <table:table-cell office:value-type="string" calcext:value-type="string">
            <text:p>?a</text:p>
          </table:table-cell>
          <table:table-cell table:formula="of:=[.G127]-[.F127]" office:value-type="float" office:value="4765405" calcext:value-type="float">
            <text:p>47654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created&gt; <text:s/>?a <text:s/>?e <text:s/>&lt;created&gt; <text:s/>?b <text:s text:c="2"/>=&gt; ?a <text:s/>&lt;hasChild&gt; <text:s/>?b</text:p>
          </table:table-cell>
          <table:table-cell office:value-type="float" office:value="0.00019303" calcext:value-type="float">
            <text:p>0.00019303</text:p>
          </table:table-cell>
          <table:table-cell office:value-type="float" office:value="0.0158373" calcext:value-type="float">
            <text:p>0.0158373</text:p>
          </table:table-cell>
          <table:table-cell office:value-type="float" office:value="0.00004374" calcext:value-type="float">
            <text:p>0.00004374</text:p>
          </table:table-cell>
          <table:table-cell office:value-type="float" office:value="0.02801592" calcext:value-type="float">
            <text:p>0.02801592</text:p>
          </table:table-cell>
          <table:table-cell office:value-type="float" office:value="183" calcext:value-type="float">
            <text:p>183</text:p>
          </table:table-cell>
          <table:table-cell office:value-type="float" office:value="4184022" calcext:value-type="float">
            <text:p>4184022</text:p>
          </table:table-cell>
          <table:table-cell office:value-type="string" calcext:value-type="string">
            <text:p>?b</text:p>
          </table:table-cell>
          <table:table-cell table:formula="of:=[.G128]-[.F128]" office:value-type="float" office:value="4183839" calcext:value-type="float">
            <text:p>41838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b <text:s/>&lt;diedIn&gt; <text:s/>?f <text:s text:c="2"/>=&gt; ?a <text:s/>&lt;hasChild&gt; <text:s/>?b</text:p>
          </table:table-cell>
          <table:table-cell office:value-type="float" office:value="0.00015822" calcext:value-type="float">
            <text:p>0.00015822</text:p>
          </table:table-cell>
          <table:table-cell office:value-type="float" office:value="0.01298139" calcext:value-type="float">
            <text:p>0.01298139</text:p>
          </table:table-cell>
          <table:table-cell office:value-type="float" office:value="0.00003734" calcext:value-type="float">
            <text:p>0.00003734</text:p>
          </table:table-cell>
          <table:table-cell office:value-type="float" office:value="0.00079203" calcext:value-type="float">
            <text:p>0.00079203</text:p>
          </table:table-cell>
          <table:table-cell office:value-type="float" office:value="150" calcext:value-type="float">
            <text:p>150</text:p>
          </table:table-cell>
          <table:table-cell office:value-type="float" office:value="4016890" calcext:value-type="float">
            <text:p>4016890</text:p>
          </table:table-cell>
          <table:table-cell office:value-type="string" calcext:value-type="string">
            <text:p>?b</text:p>
          </table:table-cell>
          <table:table-cell table:formula="of:=[.G129]-[.F129]" office:value-type="float" office:value="4016740" calcext:value-type="float">
            <text:p>401674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asBornIn&gt; <text:s/>?f <text:s/>?b <text:s/>&lt;wasBornIn&gt; <text:s/>?f <text:s text:c="2"/>=&gt; ?a <text:s/>&lt;hasChild&gt; <text:s/>?b</text:p>
          </table:table-cell>
          <table:table-cell office:value-type="float" office:value="0.00035547" calcext:value-type="float">
            <text:p>0.00035547</text:p>
          </table:table-cell>
          <table:table-cell office:value-type="float" office:value="0.02916486" calcext:value-type="float">
            <text:p>0.02916486</text:p>
          </table:table-cell>
          <table:table-cell office:value-type="float" office:value="0.00003546" calcext:value-type="float">
            <text:p>0.00003546</text:p>
          </table:table-cell>
          <table:table-cell office:value-type="float" office:value="0.00080836" calcext:value-type="float">
            <text:p>0.00080836</text:p>
          </table:table-cell>
          <table:table-cell office:value-type="float" office:value="337" calcext:value-type="float">
            <text:p>337</text:p>
          </table:table-cell>
          <table:table-cell office:value-type="float" office:value="9503871" calcext:value-type="float">
            <text:p>9503871</text:p>
          </table:table-cell>
          <table:table-cell office:value-type="string" calcext:value-type="string">
            <text:p>?b</text:p>
          </table:table-cell>
          <table:table-cell table:formula="of:=[.G130]-[.F130]" office:value-type="float" office:value="9503534" calcext:value-type="float">
            <text:p>95035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b <text:s/>&lt;isLocatedIn&gt; <text:s/>?f <text:s text:c="2"/>=&gt; ?a <text:s/>&lt;isLeaderOf&gt; <text:s/>?b</text:p>
          </table:table-cell>
          <table:table-cell office:value-type="float" office:value="0.00011286" calcext:value-type="float">
            <text:p>0.00011286</text:p>
          </table:table-cell>
          <table:table-cell office:value-type="float" office:value="0.01677379" calcext:value-type="float">
            <text:p>0.01677379</text:p>
          </table:table-cell>
          <table:table-cell office:value-type="float" office:value="0.00003372" calcext:value-type="float">
            <text:p>0.00003372</text:p>
          </table:table-cell>
          <table:table-cell office:value-type="float" office:value="0.00078352" calcext:value-type="float">
            <text:p>0.00078352</text:p>
          </table:table-cell>
          <table:table-cell office:value-type="float" office:value="107" calcext:value-type="float">
            <text:p>107</text:p>
          </table:table-cell>
          <table:table-cell office:value-type="float" office:value="3172924" calcext:value-type="float">
            <text:p>3172924</text:p>
          </table:table-cell>
          <table:table-cell office:value-type="string" calcext:value-type="string">
            <text:p>?a</text:p>
          </table:table-cell>
          <table:table-cell table:formula="of:=[.G131]-[.F131]" office:value-type="float" office:value="3172817" calcext:value-type="float">
            <text:p>31728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b <text:s/>&lt;isCitizenOf&gt; <text:s/>?f <text:s text:c="2"/>=&gt; ?a <text:s/>&lt;hasAcademicAdvisor&gt; <text:s/>?b</text:p>
          </table:table-cell>
          <table:table-cell office:value-type="float" office:value="0.00004114" calcext:value-type="float">
            <text:p>0.00004114</text:p>
          </table:table-cell>
          <table:table-cell office:value-type="float" office:value="0.02003082" calcext:value-type="float">
            <text:p>0.02003082</text:p>
          </table:table-cell>
          <table:table-cell office:value-type="float" office:value="0.00002363" calcext:value-type="float">
            <text:p>0.00002363</text:p>
          </table:table-cell>
          <table:table-cell office:value-type="float" office:value="0.00023461" calcext:value-type="float">
            <text:p>0.00023461</text:p>
          </table:table-cell>
          <table:table-cell office:value-type="float" office:value="39" calcext:value-type="float">
            <text:p>39</text:p>
          </table:table-cell>
          <table:table-cell office:value-type="float" office:value="1650492" calcext:value-type="float">
            <text:p>1650492</text:p>
          </table:table-cell>
          <table:table-cell office:value-type="string" calcext:value-type="string">
            <text:p>?a</text:p>
          </table:table-cell>
          <table:table-cell table:formula="of:=[.G132]-[.F132]" office:value-type="float" office:value="1650453" calcext:value-type="float">
            <text:p>16504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f <text:s/>?b <text:s/>&lt;livesIn&gt; <text:s/>?f <text:s text:c="2"/>=&gt; ?a <text:s/>&lt;hasAcademicAdvisor&gt; <text:s/>?b</text:p>
          </table:table-cell>
          <table:table-cell office:value-type="float" office:value="0.00004008" calcext:value-type="float">
            <text:p>0.00004008</text:p>
          </table:table-cell>
          <table:table-cell office:value-type="float" office:value="0.01951721" calcext:value-type="float">
            <text:p>0.01951721</text:p>
          </table:table-cell>
          <table:table-cell office:value-type="float" office:value="0.00002302" calcext:value-type="float">
            <text:p>0.00002302</text:p>
          </table:table-cell>
          <table:table-cell office:value-type="float" office:value="0.00069575" calcext:value-type="float">
            <text:p>0.00069575</text:p>
          </table:table-cell>
          <table:table-cell office:value-type="float" office:value="38" calcext:value-type="float">
            <text:p>38</text:p>
          </table:table-cell>
          <table:table-cell office:value-type="float" office:value="1650492" calcext:value-type="float">
            <text:p>1650492</text:p>
          </table:table-cell>
          <table:table-cell office:value-type="string" calcext:value-type="string">
            <text:p>?a</text:p>
          </table:table-cell>
          <table:table-cell table:formula="of:=[.G133]-[.F133]" office:value-type="float" office:value="1650454" calcext:value-type="float">
            <text:p>16504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f <text:s/>?b <text:s/>&lt;isCitizenOf&gt; <text:s/>?f <text:s text:c="2"/>=&gt; ?a <text:s/>&lt;influences&gt; <text:s/>?b</text:p>
          </table:table-cell>
          <table:table-cell office:value-type="float" office:value="0.00019197" calcext:value-type="float">
            <text:p>0.00019197</text:p>
          </table:table-cell>
          <table:table-cell office:value-type="float" office:value="0.01304659" calcext:value-type="float">
            <text:p>0.01304659</text:p>
          </table:table-cell>
          <table:table-cell office:value-type="float" office:value="0.00001315" calcext:value-type="float">
            <text:p>0.00001315</text:p>
          </table:table-cell>
          <table:table-cell office:value-type="float" office:value="0.00033134" calcext:value-type="float">
            <text:p>0.00033134</text:p>
          </table:table-cell>
          <table:table-cell office:value-type="float" office:value="182" calcext:value-type="float">
            <text:p>182</text:p>
          </table:table-cell>
          <table:table-cell office:value-type="float" office:value="13841800" calcext:value-type="float">
            <text:p>13841800</text:p>
          </table:table-cell>
          <table:table-cell office:value-type="string" calcext:value-type="string">
            <text:p>?b</text:p>
          </table:table-cell>
          <table:table-cell table:formula="of:=[.G134]-[.F134]" office:value-type="float" office:value="13841618" calcext:value-type="float">
            <text:p>138416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hasWonPrize&gt; <text:s/>?f <text:s/>?b <text:s/>&lt;hasWonPrize&gt; <text:s/>?f <text:s text:c="2"/>=&gt; ?a <text:s/>&lt;influences&gt; <text:s/>?b</text:p>
          </table:table-cell>
          <table:table-cell office:value-type="float" office:value="0.00022573" calcext:value-type="float">
            <text:p>0.00022573</text:p>
          </table:table-cell>
          <table:table-cell office:value-type="float" office:value="0.0153405" calcext:value-type="float">
            <text:p>0.0153405</text:p>
          </table:table-cell>
          <table:table-cell office:value-type="float" office:value="0.00001209" calcext:value-type="float">
            <text:p>0.00001209</text:p>
          </table:table-cell>
          <table:table-cell office:value-type="float" office:value="0.00119607" calcext:value-type="float">
            <text:p>0.00119607</text:p>
          </table:table-cell>
          <table:table-cell office:value-type="float" office:value="214" calcext:value-type="float">
            <text:p>214</text:p>
          </table:table-cell>
          <table:table-cell office:value-type="float" office:value="17698692" calcext:value-type="float">
            <text:p>17698692</text:p>
          </table:table-cell>
          <table:table-cell office:value-type="string" calcext:value-type="string">
            <text:p>?b</text:p>
          </table:table-cell>
          <table:table-cell table:formula="of:=[.G135]-[.F135]" office:value-type="float" office:value="17698478" calcext:value-type="float">
            <text:p>176984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f <text:s/>?b <text:s/>&lt;isCitizenOf&gt; <text:s/>?f <text:s text:c="2"/>=&gt; ?a <text:s/>&lt;hasAcademicAdvisor&gt; <text:s/>?b</text:p>
          </table:table-cell>
          <table:table-cell office:value-type="float" office:value="0.00010864" calcext:value-type="float">
            <text:p>0.00010864</text:p>
          </table:table-cell>
          <table:table-cell office:value-type="float" office:value="0.0529019" calcext:value-type="float">
            <text:p>0.0529019</text:p>
          </table:table-cell>
          <table:table-cell office:value-type="float" office:value="0.00000744" calcext:value-type="float">
            <text:p>0.00000744</text:p>
          </table:table-cell>
          <table:table-cell office:value-type="float" office:value="0.00024395" calcext:value-type="float">
            <text:p>0.00024395</text:p>
          </table:table-cell>
          <table:table-cell office:value-type="float" office:value="103" calcext:value-type="float">
            <text:p>103</text:p>
          </table:table-cell>
          <table:table-cell office:value-type="float" office:value="13841800" calcext:value-type="float">
            <text:p>13841800</text:p>
          </table:table-cell>
          <table:table-cell office:value-type="string" calcext:value-type="string">
            <text:p>?a</text:p>
          </table:table-cell>
          <table:table-cell table:formula="of:=[.G136]-[.F136]" office:value-type="float" office:value="13841697" calcext:value-type="float">
            <text:p>138416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b <text:s/>&lt;diedIn&gt; <text:s/>?f <text:s text:c="2"/>=&gt; ?a <text:s/>&lt;hasAcademicAdvisor&gt; <text:s/>?b</text:p>
          </table:table-cell>
          <table:table-cell office:value-type="float" office:value="0.00002742" calcext:value-type="float">
            <text:p>0.00002742</text:p>
          </table:table-cell>
          <table:table-cell office:value-type="float" office:value="0.01335388" calcext:value-type="float">
            <text:p>0.01335388</text:p>
          </table:table-cell>
          <table:table-cell office:value-type="float" office:value="0.00000647" calcext:value-type="float">
            <text:p>0.00000647</text:p>
          </table:table-cell>
          <table:table-cell office:value-type="float" office:value="0.00048337" calcext:value-type="float">
            <text:p>0.00048337</text:p>
          </table:table-cell>
          <table:table-cell office:value-type="float" office:value="26" calcext:value-type="float">
            <text:p>26</text:p>
          </table:table-cell>
          <table:table-cell office:value-type="float" office:value="4016890" calcext:value-type="float">
            <text:p>4016890</text:p>
          </table:table-cell>
          <table:table-cell office:value-type="string" calcext:value-type="string">
            <text:p>?a</text:p>
          </table:table-cell>
          <table:table-cell table:formula="of:=[.G137]-[.F137]" office:value-type="float" office:value="4016864" calcext:value-type="float">
            <text:p>40168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hasWonPrize&gt; <text:s/>?f <text:s/>?b <text:s/>&lt;hasWonPrize&gt; <text:s/>?f <text:s text:c="2"/>=&gt; ?a <text:s/>&lt;hasAcademicAdvisor&gt; <text:s/>?b</text:p>
          </table:table-cell>
          <table:table-cell office:value-type="float" office:value="0.00008966" calcext:value-type="float">
            <text:p>0.00008966</text:p>
          </table:table-cell>
          <table:table-cell office:value-type="float" office:value="0.04365691" calcext:value-type="float">
            <text:p>0.04365691</text:p>
          </table:table-cell>
          <table:table-cell office:value-type="float" office:value="0.0000048" calcext:value-type="float">
            <text:p>0.0000048</text:p>
          </table:table-cell>
          <table:table-cell office:value-type="float" office:value="0.00199854" calcext:value-type="float">
            <text:p>0.00199854</text:p>
          </table:table-cell>
          <table:table-cell office:value-type="float" office:value="85" calcext:value-type="float">
            <text:p>85</text:p>
          </table:table-cell>
          <table:table-cell office:value-type="float" office:value="17698692" calcext:value-type="float">
            <text:p>17698692</text:p>
          </table:table-cell>
          <table:table-cell office:value-type="string" calcext:value-type="string">
            <text:p>?a</text:p>
          </table:table-cell>
          <table:table-cell table:formula="of:=[.G138]-[.F138]" office:value-type="float" office:value="17698607" calcext:value-type="float">
            <text:p>17698607</text:p>
          </table:table-cell>
          <table:table-cell/>
          <table:table-cell table:formula="of:=SUM([.I2:.I138])" office:value-type="float" office:value="129157023" calcext:value-type="float">
            <text:p>129157023</text:p>
          </table:table-cell>
        </table:table-row>
        <table:table-row table:style-name="ro2">
          <table:table-cell office:value-type="string" calcext:value-type="string">
            <text:p>Mining done in 3 min</text:p>
          </table:table-cell>
          <table:table-cell office:value-type="string" calcext:value-type="string">
            <text:p><text:s/>37 s seconds</text:p>
          </table:table-cell>
          <table:table-cell table:number-columns-repeated="9"/>
        </table:table-row>
        <table:table-row table:style-name="ro2">
          <table:table-cell/>
          <table:table-cell table:style-name="ce7" office:value-type="string" calcext:value-type="string">
            <text:p>Support</text:p>
          </table:table-cell>
          <table:table-cell table:style-name="ce7" office:value-type="string" calcext:value-type="string">
            <text:p>Head coverage</text:p>
          </table:table-cell>
          <table:table-cell table:style-name="ce7" office:value-type="string" calcext:value-type="string">
            <text:p>Confidence</text:p>
          </table:table-cell>
          <table:table-cell table:style-name="ce7" office:value-type="string" calcext:value-type="string">
            <text:p>PCA Confidence</text:p>
          </table:table-cell>
          <table:table-cell table:style-name="ce7" office:value-type="string" calcext:value-type="string">
            <text:p>Cardinality</text:p>
          </table:table-cell>
          <table:table-cell table:style-name="ce7" office:value-type="string" calcext:value-type="string">
            <text:p>Body size</text:p>
          </table:table-cell>
          <table:table-cell table:style-name="ce7" office:value-type="string" calcext:value-type="string">
            <text:p>Functional variable</text:p>
          </table:table-cell>
          <table:table-cell table:style-name="ce7" office:value-type="string" calcext:value-type="string">
            <text:p>Total Predict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b <text:s/>&lt;isMarriedTo&gt; <text:s/>?a <text:s text:c="2"/>=&gt; ?a <text:s/>&lt;isMarriedTo&gt; <text:s/>?b</text:p>
          </table:table-cell>
          <table:table-cell office:value-type="float" office:value="0.00670644" calcext:value-type="float">
            <text:p>0.00670644</text:p>
          </table:table-cell>
          <table:table-cell table:number-columns-repeated="2" office:value-type="float" office:value="0.53014258" calcext:value-type="float">
            <text:p>0.53014258</text:p>
          </table:table-cell>
          <table:table-cell office:value-type="float" office:value="0.91785766" calcext:value-type="float">
            <text:p>0.91785766</text:p>
          </table:table-cell>
          <table:table-cell office:value-type="float" office:value="6358" calcext:value-type="float">
            <text:p>6358</text:p>
          </table:table-cell>
          <table:table-cell office:value-type="float" office:value="11993" calcext:value-type="float">
            <text:p>11993</text:p>
          </table:table-cell>
          <table:table-cell office:value-type="string" calcext:value-type="string">
            <text:p>?b</text:p>
          </table:table-cell>
          <table:table-cell table:formula="of:=[.G141]-[.F141]" office:value-type="float" office:value="5635" calcext:value-type="float">
            <text:p>56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f <text:s/>&lt;isLocatedIn&gt; <text:s/>?b <text:s text:c="2"/>=&gt; ?a <text:s/>&lt;isPoliticianOf&gt; <text:s/>?b</text:p>
          </table:table-cell>
          <table:table-cell office:value-type="float" office:value="0.00038184" calcext:value-type="float">
            <text:p>0.00038184</text:p>
          </table:table-cell>
          <table:table-cell office:value-type="float" office:value="0.24794521" calcext:value-type="float">
            <text:p>0.24794521</text:p>
          </table:table-cell>
          <table:table-cell office:value-type="float" office:value="0.02701493" calcext:value-type="float">
            <text:p>0.02701493</text:p>
          </table:table-cell>
          <table:table-cell office:value-type="float" office:value="0.85377358" calcext:value-type="float">
            <text:p>0.85377358</text:p>
          </table:table-cell>
          <table:table-cell office:value-type="float" office:value="362" calcext:value-type="float">
            <text:p>362</text:p>
          </table:table-cell>
          <table:table-cell office:value-type="float" office:value="13400" calcext:value-type="float">
            <text:p>13400</text:p>
          </table:table-cell>
          <table:table-cell office:value-type="string" calcext:value-type="string">
            <text:p>?a</text:p>
          </table:table-cell>
          <table:table-cell table:formula="of:=[.G142]-[.F142]" office:value-type="float" office:value="13038" calcext:value-type="float">
            <text:p>130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f <text:s/>&lt;isLocatedIn&gt; <text:s/>?b <text:s text:c="2"/>=&gt; ?a <text:s/>&lt;isPoliticianOf&gt; <text:s/>?b</text:p>
          </table:table-cell>
          <table:table-cell office:value-type="float" office:value="0.00013712" calcext:value-type="float">
            <text:p>0.00013712</text:p>
          </table:table-cell>
          <table:table-cell office:value-type="float" office:value="0.0890411" calcext:value-type="float">
            <text:p>0.0890411</text:p>
          </table:table-cell>
          <table:table-cell office:value-type="float" office:value="0.02467261" calcext:value-type="float">
            <text:p>0.02467261</text:p>
          </table:table-cell>
          <table:table-cell office:value-type="float" office:value="0.83333333" calcext:value-type="float">
            <text:p>0.83333333</text:p>
          </table:table-cell>
          <table:table-cell office:value-type="float" office:value="130" calcext:value-type="float">
            <text:p>130</text:p>
          </table:table-cell>
          <table:table-cell office:value-type="float" office:value="5269" calcext:value-type="float">
            <text:p>5269</text:p>
          </table:table-cell>
          <table:table-cell office:value-type="string" calcext:value-type="string">
            <text:p>?a</text:p>
          </table:table-cell>
          <table:table-cell table:formula="of:=[.G143]-[.F143]" office:value-type="float" office:value="5139" calcext:value-type="float">
            <text:p>51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LocatedIn&gt; <text:s/>?f <text:s/>?f <text:s/>&lt;hasOfficialLanguage&gt; <text:s/>?b <text:s text:c="2"/>=&gt; ?a <text:s/>&lt;hasOfficialLanguage&gt; <text:s/>?b</text:p>
          </table:table-cell>
          <table:table-cell office:value-type="float" office:value="0.00005274" calcext:value-type="float">
            <text:p>0.00005274</text:p>
          </table:table-cell>
          <table:table-cell office:value-type="float" office:value="0.0622665" calcext:value-type="float">
            <text:p>0.0622665</text:p>
          </table:table-cell>
          <table:table-cell office:value-type="float" office:value="0.00066107" calcext:value-type="float">
            <text:p>0.00066107</text:p>
          </table:table-cell>
          <table:table-cell office:value-type="float" office:value="0.83333333" calcext:value-type="float">
            <text:p>0.83333333</text:p>
          </table:table-cell>
          <table:table-cell office:value-type="float" office:value="50" calcext:value-type="float">
            <text:p>50</text:p>
          </table:table-cell>
          <table:table-cell office:value-type="float" office:value="75635" calcext:value-type="float">
            <text:p>75635</text:p>
          </table:table-cell>
          <table:table-cell office:value-type="string" calcext:value-type="string">
            <text:p>?a</text:p>
          </table:table-cell>
          <table:table-cell table:formula="of:=[.G144]-[.F144]" office:value-type="float" office:value="75585" calcext:value-type="float">
            <text:p>755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MarriedTo&gt; <text:s/>?f <text:s/>?f <text:s/>&lt;livesIn&gt; <text:s/>?b <text:s text:c="2"/>=&gt; ?a <text:s/>&lt;livesIn&gt; <text:s/>?b</text:p>
          </table:table-cell>
          <table:table-cell office:value-type="float" office:value="0.00019092" calcext:value-type="float">
            <text:p>0.00019092</text:p>
          </table:table-cell>
          <table:table-cell office:value-type="float" office:value="0.01240321" calcext:value-type="float">
            <text:p>0.01240321</text:p>
          </table:table-cell>
          <table:table-cell office:value-type="float" office:value="0.33705773" calcext:value-type="float">
            <text:p>0.33705773</text:p>
          </table:table-cell>
          <table:table-cell office:value-type="float" office:value="0.6988417" calcext:value-type="float">
            <text:p>0.6988417</text:p>
          </table:table-cell>
          <table:table-cell office:value-type="float" office:value="181" calcext:value-type="float">
            <text:p>181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?a</text:p>
          </table:table-cell>
          <table:table-cell table:formula="of:=[.G145]-[.F145]" office:value-type="float" office:value="356" calcext:value-type="float">
            <text:p>3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MarriedTo&gt; <text:s/>?a <text:s/>?e <text:s/>&lt;livesIn&gt; <text:s/>?b <text:s text:c="2"/>=&gt; ?a <text:s/>&lt;livesIn&gt; <text:s/>?b</text:p>
          </table:table-cell>
          <table:table-cell office:value-type="float" office:value="0.00017826" calcext:value-type="float">
            <text:p>0.00017826</text:p>
          </table:table-cell>
          <table:table-cell office:value-type="float" office:value="0.01158089" calcext:value-type="float">
            <text:p>0.01158089</text:p>
          </table:table-cell>
          <table:table-cell office:value-type="float" office:value="0.22807018" calcext:value-type="float">
            <text:p>0.22807018</text:p>
          </table:table-cell>
          <table:table-cell office:value-type="float" office:value="0.68421053" calcext:value-type="float">
            <text:p>0.68421053</text:p>
          </table:table-cell>
          <table:table-cell office:value-type="float" office:value="169" calcext:value-type="float">
            <text:p>169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?a</text:p>
          </table:table-cell>
          <table:table-cell table:formula="of:=[.G146]-[.F146]" office:value-type="float" office:value="572" calcext:value-type="float">
            <text:p>5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hasOfficialLanguage&gt; <text:s/>?b <text:s/>?e <text:s/>&lt;isLocatedIn&gt; <text:s/>?a <text:s text:c="2"/>=&gt; ?a <text:s/>&lt;hasOfficialLanguage&gt; <text:s/>?b</text:p>
          </table:table-cell>
          <table:table-cell office:value-type="float" office:value="0.00001899" calcext:value-type="float">
            <text:p>0.00001899</text:p>
          </table:table-cell>
          <table:table-cell office:value-type="float" office:value="0.02241594" calcext:value-type="float">
            <text:p>0.02241594</text:p>
          </table:table-cell>
          <table:table-cell office:value-type="float" office:value="0.14285714" calcext:value-type="float">
            <text:p>0.14285714</text:p>
          </table:table-cell>
          <table:table-cell office:value-type="float" office:value="0.64285714" calcext:value-type="float">
            <text:p>0.64285714</text:p>
          </table:table-cell>
          <table:table-cell office:value-type="float" office:value="18" calcext:value-type="float">
            <text:p>1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?a</text:p>
          </table:table-cell>
          <table:table-cell table:formula="of:=[.G147]-[.F147]" office:value-type="float" office:value="108" calcext:value-type="float">
            <text:p>1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produced&gt; <text:s/>?b <text:s/>?a <text:s/>&lt;created&gt; <text:s/>?b <text:s text:c="2"/>=&gt; ?a <text:s/>&lt;directed&gt; <text:s/>?b</text:p>
          </table:table-cell>
          <table:table-cell office:value-type="float" office:value="0.00106641" calcext:value-type="float">
            <text:p>0.00106641</text:p>
          </table:table-cell>
          <table:table-cell office:value-type="float" office:value="0.03020345" calcext:value-type="float">
            <text:p>0.03020345</text:p>
          </table:table-cell>
          <table:table-cell office:value-type="float" office:value="0.49827501" calcext:value-type="float">
            <text:p>0.49827501</text:p>
          </table:table-cell>
          <table:table-cell office:value-type="float" office:value="0.58676727" calcext:value-type="float">
            <text:p>0.58676727</text:p>
          </table:table-cell>
          <table:table-cell office:value-type="float" office:value="1011" calcext:value-type="float">
            <text:p>1011</text:p>
          </table:table-cell>
          <table:table-cell office:value-type="float" office:value="2029" calcext:value-type="float">
            <text:p>2029</text:p>
          </table:table-cell>
          <table:table-cell office:value-type="string" calcext:value-type="string">
            <text:p>?b</text:p>
          </table:table-cell>
          <table:table-cell table:formula="of:=[.G148]-[.F148]" office:value-type="float" office:value="1018" calcext:value-type="float">
            <text:p>10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MarriedTo&gt; <text:s/>?a <text:s/>?e <text:s/>&lt;hasChild&gt; <text:s/>?b <text:s text:c="2"/>=&gt; ?a <text:s/>&lt;hasChild&gt; <text:s/>?b</text:p>
          </table:table-cell>
          <table:table-cell office:value-type="float" office:value="0.00388062" calcext:value-type="float">
            <text:p>0.00388062</text:p>
          </table:table-cell>
          <table:table-cell office:value-type="float" office:value="0.31839031" calcext:value-type="float">
            <text:p>0.31839031</text:p>
          </table:table-cell>
          <table:table-cell table:number-columns-repeated="2" office:value-type="float" office:value="0.57565326" calcext:value-type="float">
            <text:p>0.57565326</text:p>
          </table:table-cell>
          <table:table-cell office:value-type="float" office:value="3679" calcext:value-type="float">
            <text:p>3679</text:p>
          </table:table-cell>
          <table:table-cell office:value-type="float" office:value="6391" calcext:value-type="float">
            <text:p>6391</text:p>
          </table:table-cell>
          <table:table-cell office:value-type="string" calcext:value-type="string">
            <text:p>?b</text:p>
          </table:table-cell>
          <table:table-cell table:formula="of:=[.G149]-[.F149]" office:value-type="float" office:value="2712" calcext:value-type="float">
            <text:p>27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asBornIn&gt; <text:s/>?f <text:s/>?f <text:s/>&lt;isLocatedIn&gt; <text:s/>?b <text:s text:c="2"/>=&gt; ?a <text:s/>&lt;isCitizenOf&gt; <text:s/>?b</text:p>
          </table:table-cell>
          <table:table-cell office:value-type="float" office:value="0.00133433" calcext:value-type="float">
            <text:p>0.00133433</text:p>
          </table:table-cell>
          <table:table-cell office:value-type="float" office:value="0.08682224" calcext:value-type="float">
            <text:p>0.08682224</text:p>
          </table:table-cell>
          <table:table-cell office:value-type="float" office:value="0.03745041" calcext:value-type="float">
            <text:p>0.03745041</text:p>
          </table:table-cell>
          <table:table-cell office:value-type="float" office:value="0.57421698" calcext:value-type="float">
            <text:p>0.57421698</text:p>
          </table:table-cell>
          <table:table-cell office:value-type="float" office:value="1265" calcext:value-type="float">
            <text:p>1265</text:p>
          </table:table-cell>
          <table:table-cell office:value-type="float" office:value="33778" calcext:value-type="float">
            <text:p>33778</text:p>
          </table:table-cell>
          <table:table-cell office:value-type="string" calcext:value-type="string">
            <text:p>?a</text:p>
          </table:table-cell>
          <table:table-cell table:formula="of:=[.G150]-[.F150]" office:value-type="float" office:value="32513" calcext:value-type="float">
            <text:p>325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asBornIn&gt; <text:s/>?f <text:s/>?f <text:s/>&lt;isLocatedIn&gt; <text:s/>?b <text:s text:c="2"/>=&gt; ?a <text:s/>&lt;isPoliticianOf&gt; <text:s/>?b</text:p>
          </table:table-cell>
          <table:table-cell office:value-type="float" office:value="0.000231" calcext:value-type="float">
            <text:p>0.000231</text:p>
          </table:table-cell>
          <table:table-cell office:value-type="float" office:value="0.15" calcext:value-type="float">
            <text:p>0.15</text:p>
          </table:table-cell>
          <table:table-cell office:value-type="float" office:value="0.00648351" calcext:value-type="float">
            <text:p>0.00648351</text:p>
          </table:table-cell>
          <table:table-cell office:value-type="float" office:value="0.57180157" calcext:value-type="float">
            <text:p>0.57180157</text:p>
          </table:table-cell>
          <table:table-cell office:value-type="float" office:value="219" calcext:value-type="float">
            <text:p>219</text:p>
          </table:table-cell>
          <table:table-cell office:value-type="float" office:value="33778" calcext:value-type="float">
            <text:p>33778</text:p>
          </table:table-cell>
          <table:table-cell office:value-type="string" calcext:value-type="string">
            <text:p>?a</text:p>
          </table:table-cell>
          <table:table-cell table:formula="of:=[.G151]-[.F151]" office:value-type="float" office:value="33559" calcext:value-type="float">
            <text:p>335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MarriedTo&gt; <text:s/>?f <text:s/>?f <text:s/>&lt;hasChild&gt; <text:s/>?b <text:s text:c="2"/>=&gt; ?a <text:s/>&lt;hasChild&gt; <text:s/>?b</text:p>
          </table:table-cell>
          <table:table-cell office:value-type="float" office:value="0.00388695" calcext:value-type="float">
            <text:p>0.00388695</text:p>
          </table:table-cell>
          <table:table-cell office:value-type="float" office:value="0.31890956" calcext:value-type="float">
            <text:p>0.31890956</text:p>
          </table:table-cell>
          <table:table-cell table:number-columns-repeated="2" office:value-type="float" office:value="0.56113903" calcext:value-type="float">
            <text:p>0.56113903</text:p>
          </table:table-cell>
          <table:table-cell office:value-type="float" office:value="3685" calcext:value-type="float">
            <text:p>3685</text:p>
          </table:table-cell>
          <table:table-cell office:value-type="float" office:value="6567" calcext:value-type="float">
            <text:p>6567</text:p>
          </table:table-cell>
          <table:table-cell office:value-type="string" calcext:value-type="string">
            <text:p>?b</text:p>
          </table:table-cell>
          <table:table-cell table:formula="of:=[.G152]-[.F152]" office:value-type="float" office:value="2882" calcext:value-type="float">
            <text:p>288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LocatedIn&gt; <text:s/>?f <text:s/>?f <text:s/>&lt;isLocatedIn&gt; <text:s/>?b <text:s text:c="2"/>=&gt; ?a <text:s/>&lt;isCitizenOf&gt; <text:s/>?b</text:p>
          </table:table-cell>
          <table:table-cell office:value-type="float" office:value="0.00022256" calcext:value-type="float">
            <text:p>0.00022256</text:p>
          </table:table-cell>
          <table:table-cell office:value-type="float" office:value="0.01448181" calcext:value-type="float">
            <text:p>0.01448181</text:p>
          </table:table-cell>
          <table:table-cell office:value-type="float" office:value="0.00401278" calcext:value-type="float">
            <text:p>0.00401278</text:p>
          </table:table-cell>
          <table:table-cell office:value-type="float" office:value="0.54241645" calcext:value-type="float">
            <text:p>0.54241645</text:p>
          </table:table-cell>
          <table:table-cell office:value-type="float" office:value="211" calcext:value-type="float">
            <text:p>211</text:p>
          </table:table-cell>
          <table:table-cell office:value-type="float" office:value="52582" calcext:value-type="float">
            <text:p>52582</text:p>
          </table:table-cell>
          <table:table-cell office:value-type="string" calcext:value-type="string">
            <text:p>?a</text:p>
          </table:table-cell>
          <table:table-cell table:formula="of:=[.G153]-[.F153]" office:value-type="float" office:value="52371" calcext:value-type="float">
            <text:p>523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b <text:s text:c="2"/>=&gt; ?a <text:s/>&lt;livesIn&gt; <text:s/>?b</text:p>
          </table:table-cell>
          <table:table-cell office:value-type="float" office:value="0.0006909" calcext:value-type="float">
            <text:p>0.0006909</text:p>
          </table:table-cell>
          <table:table-cell office:value-type="float" office:value="0.04488453" calcext:value-type="float">
            <text:p>0.04488453</text:p>
          </table:table-cell>
          <table:table-cell office:value-type="float" office:value="0.04495539" calcext:value-type="float">
            <text:p>0.04495539</text:p>
          </table:table-cell>
          <table:table-cell office:value-type="float" office:value="0.52358114" calcext:value-type="float">
            <text:p>0.52358114</text:p>
          </table:table-cell>
          <table:table-cell office:value-type="float" office:value="655" calcext:value-type="float">
            <text:p>655</text:p>
          </table:table-cell>
          <table:table-cell office:value-type="float" office:value="14570" calcext:value-type="float">
            <text:p>14570</text:p>
          </table:table-cell>
          <table:table-cell office:value-type="string" calcext:value-type="string">
            <text:p>?a</text:p>
          </table:table-cell>
          <table:table-cell table:formula="of:=[.G154]-[.F154]" office:value-type="float" office:value="13915" calcext:value-type="float">
            <text:p>139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CitizenOf&gt; <text:s/>?b <text:s/>?a <text:s/>&lt;influences&gt; <text:s/>?e <text:s text:c="2"/>=&gt; ?a <text:s/>&lt;isCitizenOf&gt; <text:s/>?b</text:p>
          </table:table-cell>
          <table:table-cell office:value-type="float" office:value="0.000154" calcext:value-type="float">
            <text:p>0.000154</text:p>
          </table:table-cell>
          <table:table-cell office:value-type="float" office:value="0.01002059" calcext:value-type="float">
            <text:p>0.01002059</text:p>
          </table:table-cell>
          <table:table-cell office:value-type="float" office:value="0.10564399" calcext:value-type="float">
            <text:p>0.10564399</text:p>
          </table:table-cell>
          <table:table-cell office:value-type="float" office:value="0.51957295" calcext:value-type="float">
            <text:p>0.51957295</text:p>
          </table:table-cell>
          <table:table-cell office:value-type="float" office:value="146" calcext:value-type="float">
            <text:p>146</text:p>
          </table:table-cell>
          <table:table-cell office:value-type="float" office:value="1382" calcext:value-type="float">
            <text:p>1382</text:p>
          </table:table-cell>
          <table:table-cell office:value-type="string" calcext:value-type="string">
            <text:p>?a</text:p>
          </table:table-cell>
          <table:table-cell table:formula="of:=[.G155]-[.F155]" office:value-type="float" office:value="1236" calcext:value-type="float">
            <text:p>12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f <text:s/>&lt;isLocatedIn&gt; <text:s/>?b <text:s text:c="2"/>=&gt; ?a <text:s/>&lt;isCitizenOf&gt; <text:s/>?b</text:p>
          </table:table-cell>
          <table:table-cell office:value-type="float" office:value="0.00021729" calcext:value-type="float">
            <text:p>0.00021729</text:p>
          </table:table-cell>
          <table:table-cell office:value-type="float" office:value="0.01413864" calcext:value-type="float">
            <text:p>0.01413864</text:p>
          </table:table-cell>
          <table:table-cell office:value-type="float" office:value="0.0390966" calcext:value-type="float">
            <text:p>0.0390966</text:p>
          </table:table-cell>
          <table:table-cell office:value-type="float" office:value="0.48130841" calcext:value-type="float">
            <text:p>0.48130841</text:p>
          </table:table-cell>
          <table:table-cell office:value-type="float" office:value="206" calcext:value-type="float">
            <text:p>206</text:p>
          </table:table-cell>
          <table:table-cell office:value-type="float" office:value="5269" calcext:value-type="float">
            <text:p>5269</text:p>
          </table:table-cell>
          <table:table-cell office:value-type="string" calcext:value-type="string">
            <text:p>?a</text:p>
          </table:table-cell>
          <table:table-cell table:formula="of:=[.G156]-[.F156]" office:value-type="float" office:value="5063" calcext:value-type="float">
            <text:p>50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f <text:s/>&lt;isLocatedIn&gt; <text:s/>?b <text:s text:c="2"/>=&gt; ?a <text:s/>&lt;isCitizenOf&gt; <text:s/>?b</text:p>
          </table:table-cell>
          <table:table-cell office:value-type="float" office:value="0.00063816" calcext:value-type="float">
            <text:p>0.00063816</text:p>
          </table:table-cell>
          <table:table-cell office:value-type="float" office:value="0.04152368" calcext:value-type="float">
            <text:p>0.04152368</text:p>
          </table:table-cell>
          <table:table-cell office:value-type="float" office:value="0.04514925" calcext:value-type="float">
            <text:p>0.04514925</text:p>
          </table:table-cell>
          <table:table-cell office:value-type="float" office:value="0.48130469" calcext:value-type="float">
            <text:p>0.48130469</text:p>
          </table:table-cell>
          <table:table-cell office:value-type="float" office:value="605" calcext:value-type="float">
            <text:p>605</text:p>
          </table:table-cell>
          <table:table-cell office:value-type="float" office:value="13400" calcext:value-type="float">
            <text:p>13400</text:p>
          </table:table-cell>
          <table:table-cell office:value-type="string" calcext:value-type="string">
            <text:p>?a</text:p>
          </table:table-cell>
          <table:table-cell table:formula="of:=[.G157]-[.F157]" office:value-type="float" office:value="12795" calcext:value-type="float">
            <text:p>127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actedIn&gt; <text:s/>?b <text:s/>?a <text:s/>&lt;created&gt; <text:s/>?b <text:s text:c="2"/>=&gt; ?a <text:s/>&lt;directed&gt; <text:s/>?b</text:p>
          </table:table-cell>
          <table:table-cell office:value-type="float" office:value="0.00040504" calcext:value-type="float">
            <text:p>0.00040504</text:p>
          </table:table-cell>
          <table:table-cell office:value-type="float" office:value="0.01147193" calcext:value-type="float">
            <text:p>0.01147193</text:p>
          </table:table-cell>
          <table:table-cell office:value-type="float" office:value="0.38285145" calcext:value-type="float">
            <text:p>0.38285145</text:p>
          </table:table-cell>
          <table:table-cell office:value-type="float" office:value="0.45229682" calcext:value-type="float">
            <text:p>0.45229682</text:p>
          </table:table-cell>
          <table:table-cell office:value-type="float" office:value="384" calcext:value-type="float">
            <text:p>384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?b</text:p>
          </table:table-cell>
          <table:table-cell table:formula="of:=[.G158]-[.F158]" office:value-type="float" office:value="619" calcext:value-type="float">
            <text:p>6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b <text:s text:c="2"/>=&gt; ?a <text:s/>&lt;livesIn&gt; <text:s/>?b</text:p>
          </table:table-cell>
          <table:table-cell office:value-type="float" office:value="0.00028163" calcext:value-type="float">
            <text:p>0.00028163</text:p>
          </table:table-cell>
          <table:table-cell office:value-type="float" office:value="0.01829644" calcext:value-type="float">
            <text:p>0.01829644</text:p>
          </table:table-cell>
          <table:table-cell office:value-type="float" office:value="0.01205091" calcext:value-type="float">
            <text:p>0.01205091</text:p>
          </table:table-cell>
          <table:table-cell office:value-type="float" office:value="0.43414634" calcext:value-type="float">
            <text:p>0.43414634</text:p>
          </table:table-cell>
          <table:table-cell office:value-type="float" office:value="267" calcext:value-type="float">
            <text:p>267</text:p>
          </table:table-cell>
          <table:table-cell office:value-type="float" office:value="22156" calcext:value-type="float">
            <text:p>22156</text:p>
          </table:table-cell>
          <table:table-cell office:value-type="string" calcext:value-type="string">
            <text:p>?a</text:p>
          </table:table-cell>
          <table:table-cell table:formula="of:=[.G159]-[.F159]" office:value-type="float" office:value="21889" calcext:value-type="float">
            <text:p>218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hasChild&gt; <text:s/>?f <text:s/>?b <text:s/>&lt;hasChild&gt; <text:s/>?f <text:s text:c="2"/>=&gt; ?a <text:s/>&lt;isMarriedTo&gt; <text:s/>?b</text:p>
          </table:table-cell>
          <table:table-cell office:value-type="float" office:value="0.00198198" calcext:value-type="float">
            <text:p>0.00198198</text:p>
          </table:table-cell>
          <table:table-cell office:value-type="float" office:value="0.15667473" calcext:value-type="float">
            <text:p>0.15667473</text:p>
          </table:table-cell>
          <table:table-cell office:value-type="float" office:value="0.17321165" calcext:value-type="float">
            <text:p>0.17321165</text:p>
          </table:table-cell>
          <table:table-cell office:value-type="float" office:value="0.40981461" calcext:value-type="float">
            <text:p>0.40981461</text:p>
          </table:table-cell>
          <table:table-cell office:value-type="float" office:value="1879" calcext:value-type="float">
            <text:p>1879</text:p>
          </table:table-cell>
          <table:table-cell office:value-type="float" office:value="10848" calcext:value-type="float">
            <text:p>10848</text:p>
          </table:table-cell>
          <table:table-cell office:value-type="string" calcext:value-type="string">
            <text:p>?b</text:p>
          </table:table-cell>
          <table:table-cell table:formula="of:=[.G160]-[.F160]" office:value-type="float" office:value="8969" calcext:value-type="float">
            <text:p>89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b <text:s/>&lt;hasCapital&gt; <text:s/>?f <text:s text:c="2"/>=&gt; ?a <text:s/>&lt;isPoliticianOf&gt; <text:s/>?b</text:p>
          </table:table-cell>
          <table:table-cell office:value-type="float" office:value="0.00004219" calcext:value-type="float">
            <text:p>0.00004219</text:p>
          </table:table-cell>
          <table:table-cell office:value-type="float" office:value="0.02739726" calcext:value-type="float">
            <text:p>0.02739726</text:p>
          </table:table-cell>
          <table:table-cell office:value-type="float" office:value="0.00161044" calcext:value-type="float">
            <text:p>0.00161044</text:p>
          </table:table-cell>
          <table:table-cell office:value-type="float" office:value="0.3960396" calcext:value-type="float">
            <text:p>0.3960396</text:p>
          </table:table-cell>
          <table:table-cell office:value-type="float" office:value="40" calcext:value-type="float">
            <text:p>40</text:p>
          </table:table-cell>
          <table:table-cell office:value-type="float" office:value="24838" calcext:value-type="float">
            <text:p>24838</text:p>
          </table:table-cell>
          <table:table-cell office:value-type="string" calcext:value-type="string">
            <text:p>?a</text:p>
          </table:table-cell>
          <table:table-cell table:formula="of:=[.G161]-[.F161]" office:value-type="float" office:value="24798" calcext:value-type="float">
            <text:p>247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hasAcademicAdvisor&gt; <text:s/>?a <text:s/>?e <text:s/>&lt;graduatedFrom&gt; <text:s/>?b <text:s text:c="2"/>=&gt; ?a <text:s/>&lt;worksAt&gt; <text:s/>?b</text:p>
          </table:table-cell>
          <table:table-cell office:value-type="float" office:value="0.00009388" calcext:value-type="float">
            <text:p>0.00009388</text:p>
          </table:table-cell>
          <table:table-cell office:value-type="float" office:value="0.0365353" calcext:value-type="float">
            <text:p>0.0365353</text:p>
          </table:table-cell>
          <table:table-cell office:value-type="float" office:value="0.13444109" calcext:value-type="float">
            <text:p>0.13444109</text:p>
          </table:table-cell>
          <table:table-cell office:value-type="float" office:value="0.39035088" calcext:value-type="float">
            <text:p>0.39035088</text:p>
          </table:table-cell>
          <table:table-cell office:value-type="float" office:value="89" calcext:value-type="float">
            <text:p>89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?a</text:p>
          </table:table-cell>
          <table:table-cell table:formula="of:=[.G162]-[.F162]" office:value-type="float" office:value="573" calcext:value-type="float">
            <text:p>57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actedIn&gt; <text:s/>?b <text:s/>?a <text:s/>&lt;created&gt; <text:s/>?b <text:s text:c="2"/>=&gt; ?a <text:s/>&lt;produced&gt; <text:s/>?b</text:p>
          </table:table-cell>
          <table:table-cell office:value-type="float" office:value="0.00021834" calcext:value-type="float">
            <text:p>0.00021834</text:p>
          </table:table-cell>
          <table:table-cell office:value-type="float" office:value="0.01025971" calcext:value-type="float">
            <text:p>0.01025971</text:p>
          </table:table-cell>
          <table:table-cell office:value-type="float" office:value="0.20638086" calcext:value-type="float">
            <text:p>0.20638086</text:p>
          </table:table-cell>
          <table:table-cell office:value-type="float" office:value="0.38983051" calcext:value-type="float">
            <text:p>0.38983051</text:p>
          </table:table-cell>
          <table:table-cell office:value-type="float" office:value="207" calcext:value-type="float">
            <text:p>207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?b</text:p>
          </table:table-cell>
          <table:table-cell table:formula="of:=[.G163]-[.F163]" office:value-type="float" office:value="796" calcext:value-type="float">
            <text:p>7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f <text:s/>&lt;isLocatedIn&gt; <text:s/>?b <text:s text:c="2"/>=&gt; ?a <text:s/>&lt;livesIn&gt; <text:s/>?b</text:p>
          </table:table-cell>
          <table:table-cell office:value-type="float" office:value="0.00018459" calcext:value-type="float">
            <text:p>0.00018459</text:p>
          </table:table-cell>
          <table:table-cell office:value-type="float" office:value="0.01199205" calcext:value-type="float">
            <text:p>0.01199205</text:p>
          </table:table-cell>
          <table:table-cell office:value-type="float" office:value="0.0130597" calcext:value-type="float">
            <text:p>0.0130597</text:p>
          </table:table-cell>
          <table:table-cell office:value-type="float" office:value="0.38546256" calcext:value-type="float">
            <text:p>0.38546256</text:p>
          </table:table-cell>
          <table:table-cell office:value-type="float" office:value="175" calcext:value-type="float">
            <text:p>175</text:p>
          </table:table-cell>
          <table:table-cell office:value-type="float" office:value="13400" calcext:value-type="float">
            <text:p>13400</text:p>
          </table:table-cell>
          <table:table-cell office:value-type="string" calcext:value-type="string">
            <text:p>?a</text:p>
          </table:table-cell>
          <table:table-cell table:formula="of:=[.G164]-[.F164]" office:value-type="float" office:value="13225" calcext:value-type="float">
            <text:p>132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f <text:s/>?f <text:s/>&lt;hasCapital&gt; <text:s/>?b <text:s text:c="2"/>=&gt; ?a <text:s/>&lt;diedIn&gt; <text:s/>?b</text:p>
          </table:table-cell>
          <table:table-cell office:value-type="float" office:value="0.0007257" calcext:value-type="float">
            <text:p>0.0007257</text:p>
          </table:table-cell>
          <table:table-cell office:value-type="float" office:value="0.03105254" calcext:value-type="float">
            <text:p>0.03105254</text:p>
          </table:table-cell>
          <table:table-cell office:value-type="float" office:value="0.05049912" calcext:value-type="float">
            <text:p>0.05049912</text:p>
          </table:table-cell>
          <table:table-cell office:value-type="float" office:value="0.38457239" calcext:value-type="float">
            <text:p>0.38457239</text:p>
          </table:table-cell>
          <table:table-cell office:value-type="float" office:value="688" calcext:value-type="float">
            <text:p>688</text:p>
          </table:table-cell>
          <table:table-cell office:value-type="float" office:value="13624" calcext:value-type="float">
            <text:p>13624</text:p>
          </table:table-cell>
          <table:table-cell office:value-type="string" calcext:value-type="string">
            <text:p>?a</text:p>
          </table:table-cell>
          <table:table-cell table:formula="of:=[.G165]-[.F165]" office:value-type="float" office:value="12936" calcext:value-type="float">
            <text:p>129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created&gt; <text:s/>?b <text:s text:c="2"/>=&gt; ?a <text:s/>&lt;isKnownFor&gt; <text:s/>?b</text:p>
          </table:table-cell>
          <table:table-cell office:value-type="float" office:value="0.00031855" calcext:value-type="float">
            <text:p>0.00031855</text:p>
          </table:table-cell>
          <table:table-cell office:value-type="float" office:value="0.05137802" calcext:value-type="float">
            <text:p>0.05137802</text:p>
          </table:table-cell>
          <table:table-cell office:value-type="float" office:value="0.00150881" calcext:value-type="float">
            <text:p>0.00150881</text:p>
          </table:table-cell>
          <table:table-cell office:value-type="float" office:value="0.38131313" calcext:value-type="float">
            <text:p>0.38131313</text:p>
          </table:table-cell>
          <table:table-cell office:value-type="float" office:value="302" calcext:value-type="float">
            <text:p>302</text:p>
          </table:table-cell>
          <table:table-cell office:value-type="float" office:value="200158" calcext:value-type="float">
            <text:p>200158</text:p>
          </table:table-cell>
          <table:table-cell office:value-type="string" calcext:value-type="string">
            <text:p>?b</text:p>
          </table:table-cell>
          <table:table-cell table:formula="of:=[.G166]-[.F166]" office:value-type="float" office:value="199856" calcext:value-type="float">
            <text:p>1998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created&gt; <text:s/>?b <text:s/>?a <text:s/>&lt;directed&gt; <text:s/>?b <text:s text:c="2"/>=&gt; ?a <text:s/>&lt;produced&gt; <text:s/>?b</text:p>
          </table:table-cell>
          <table:table-cell office:value-type="float" office:value="0.00106641" calcext:value-type="float">
            <text:p>0.00106641</text:p>
          </table:table-cell>
          <table:table-cell office:value-type="float" office:value="0.05010904" calcext:value-type="float">
            <text:p>0.05010904</text:p>
          </table:table-cell>
          <table:table-cell office:value-type="float" office:value="0.1610642" calcext:value-type="float">
            <text:p>0.1610642</text:p>
          </table:table-cell>
          <table:table-cell office:value-type="float" office:value="0.37472202" calcext:value-type="float">
            <text:p>0.37472202</text:p>
          </table:table-cell>
          <table:table-cell office:value-type="float" office:value="1011" calcext:value-type="float">
            <text:p>1011</text:p>
          </table:table-cell>
          <table:table-cell office:value-type="float" office:value="6277" calcext:value-type="float">
            <text:p>6277</text:p>
          </table:table-cell>
          <table:table-cell office:value-type="string" calcext:value-type="string">
            <text:p>?b</text:p>
          </table:table-cell>
          <table:table-cell table:formula="of:=[.G167]-[.F167]" office:value-type="float" office:value="5266" calcext:value-type="float">
            <text:p>52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b <text:s text:c="2"/>=&gt; ?a <text:s/>&lt;isCitizenOf&gt; <text:s/>?b</text:p>
          </table:table-cell>
          <table:table-cell office:value-type="float" office:value="0.0006909" calcext:value-type="float">
            <text:p>0.0006909</text:p>
          </table:table-cell>
          <table:table-cell office:value-type="float" office:value="0.04495539" calcext:value-type="float">
            <text:p>0.04495539</text:p>
          </table:table-cell>
          <table:table-cell office:value-type="float" office:value="0.04488453" calcext:value-type="float">
            <text:p>0.04488453</text:p>
          </table:table-cell>
          <table:table-cell office:value-type="float" office:value="0.36571748" calcext:value-type="float">
            <text:p>0.36571748</text:p>
          </table:table-cell>
          <table:table-cell office:value-type="float" office:value="655" calcext:value-type="float">
            <text:p>655</text:p>
          </table:table-cell>
          <table:table-cell office:value-type="float" office:value="14593" calcext:value-type="float">
            <text:p>14593</text:p>
          </table:table-cell>
          <table:table-cell office:value-type="string" calcext:value-type="string">
            <text:p>?a</text:p>
          </table:table-cell>
          <table:table-cell table:formula="of:=[.G168]-[.F168]" office:value-type="float" office:value="13938" calcext:value-type="float">
            <text:p>139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rected&gt; <text:s/>?b <text:s text:c="2"/>=&gt; ?a <text:s/>&lt;created&gt; <text:s/>?b</text:p>
          </table:table-cell>
          <table:table-cell office:value-type="float" office:value="0.006621" calcext:value-type="float">
            <text:p>0.006621</text:p>
          </table:table-cell>
          <table:table-cell office:value-type="float" office:value="0.03136023" calcext:value-type="float">
            <text:p>0.03136023</text:p>
          </table:table-cell>
          <table:table-cell office:value-type="float" office:value="0.18752427" calcext:value-type="float">
            <text:p>0.18752427</text:p>
          </table:table-cell>
          <table:table-cell office:value-type="float" office:value="0.32464443" calcext:value-type="float">
            <text:p>0.32464443</text:p>
          </table:table-cell>
          <table:table-cell office:value-type="float" office:value="6277" calcext:value-type="float">
            <text:p>6277</text:p>
          </table:table-cell>
          <table:table-cell office:value-type="float" office:value="33473" calcext:value-type="float">
            <text:p>33473</text:p>
          </table:table-cell>
          <table:table-cell office:value-type="string" calcext:value-type="string">
            <text:p>?b</text:p>
          </table:table-cell>
          <table:table-cell table:formula="of:=[.G169]-[.F169]" office:value-type="float" office:value="27196" calcext:value-type="float">
            <text:p>271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b <text:s text:c="2"/>=&gt; ?a <text:s/>&lt;isLeaderOf&gt; <text:s/>?b</text:p>
          </table:table-cell>
          <table:table-cell office:value-type="float" office:value="0.00022678" calcext:value-type="float">
            <text:p>0.00022678</text:p>
          </table:table-cell>
          <table:table-cell office:value-type="float" office:value="0.03370434" calcext:value-type="float">
            <text:p>0.03370434</text:p>
          </table:table-cell>
          <table:table-cell office:value-type="float" office:value="0.01473309" calcext:value-type="float">
            <text:p>0.01473309</text:p>
          </table:table-cell>
          <table:table-cell office:value-type="float" office:value="0.31386861" calcext:value-type="float">
            <text:p>0.31386861</text:p>
          </table:table-cell>
          <table:table-cell office:value-type="float" office:value="215" calcext:value-type="float">
            <text:p>215</text:p>
          </table:table-cell>
          <table:table-cell office:value-type="float" office:value="14593" calcext:value-type="float">
            <text:p>14593</text:p>
          </table:table-cell>
          <table:table-cell office:value-type="string" calcext:value-type="string">
            <text:p>?a</text:p>
          </table:table-cell>
          <table:table-cell table:formula="of:=[.G170]-[.F170]" office:value-type="float" office:value="14378" calcext:value-type="float">
            <text:p>143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b <text:s text:c="2"/>=&gt; ?a <text:s/>&lt;diedIn&gt; <text:s/>?b</text:p>
          </table:table-cell>
          <table:table-cell office:value-type="float" office:value="0.00028163" calcext:value-type="float">
            <text:p>0.00028163</text:p>
          </table:table-cell>
          <table:table-cell office:value-type="float" office:value="0.01205091" calcext:value-type="float">
            <text:p>0.01205091</text:p>
          </table:table-cell>
          <table:table-cell office:value-type="float" office:value="0.01829644" calcext:value-type="float">
            <text:p>0.01829644</text:p>
          </table:table-cell>
          <table:table-cell office:value-type="float" office:value="0.29053319" calcext:value-type="float">
            <text:p>0.29053319</text:p>
          </table:table-cell>
          <table:table-cell office:value-type="float" office:value="267" calcext:value-type="float">
            <text:p>267</text:p>
          </table:table-cell>
          <table:table-cell office:value-type="float" office:value="14593" calcext:value-type="float">
            <text:p>14593</text:p>
          </table:table-cell>
          <table:table-cell office:value-type="string" calcext:value-type="string">
            <text:p>?a</text:p>
          </table:table-cell>
          <table:table-cell table:formula="of:=[.G171]-[.F171]" office:value-type="float" office:value="14326" calcext:value-type="float">
            <text:p>143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b <text:s text:c="2"/>=&gt; ?a <text:s/>&lt;isPoliticianOf&gt; <text:s/>?b</text:p>
          </table:table-cell>
          <table:table-cell office:value-type="float" office:value="0.00008227" calcext:value-type="float">
            <text:p>0.00008227</text:p>
          </table:table-cell>
          <table:table-cell office:value-type="float" office:value="0.05342466" calcext:value-type="float">
            <text:p>0.05342466</text:p>
          </table:table-cell>
          <table:table-cell office:value-type="float" office:value="0.00534503" calcext:value-type="float">
            <text:p>0.00534503</text:p>
          </table:table-cell>
          <table:table-cell office:value-type="float" office:value="0.28782288" calcext:value-type="float">
            <text:p>0.28782288</text:p>
          </table:table-cell>
          <table:table-cell office:value-type="float" office:value="78" calcext:value-type="float">
            <text:p>78</text:p>
          </table:table-cell>
          <table:table-cell office:value-type="float" office:value="14593" calcext:value-type="float">
            <text:p>14593</text:p>
          </table:table-cell>
          <table:table-cell office:value-type="string" calcext:value-type="string">
            <text:p>?a</text:p>
          </table:table-cell>
          <table:table-cell table:formula="of:=[.G172]-[.F172]" office:value-type="float" office:value="14515" calcext:value-type="float">
            <text:p>145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ealsWith&gt; <text:s/>?f <text:s/>?f <text:s/>&lt;dealsWith&gt; <text:s/>?b <text:s text:c="2"/>=&gt; ?a <text:s/>&lt;dealsWith&gt; <text:s/>?b</text:p>
          </table:table-cell>
          <table:table-cell office:value-type="float" office:value="0.00048415" calcext:value-type="float">
            <text:p>0.00048415</text:p>
          </table:table-cell>
          <table:table-cell office:value-type="float" office:value="0.66618287" calcext:value-type="float">
            <text:p>0.66618287</text:p>
          </table:table-cell>
          <table:table-cell table:number-columns-repeated="2" office:value-type="float" office:value="0.28194103" calcext:value-type="float">
            <text:p>0.28194103</text:p>
          </table:table-cell>
          <table:table-cell office:value-type="float" office:value="459" calcext:value-type="float">
            <text:p>459</text:p>
          </table:table-cell>
          <table:table-cell office:value-type="float" office:value="1628" calcext:value-type="float">
            <text:p>1628</text:p>
          </table:table-cell>
          <table:table-cell office:value-type="string" calcext:value-type="string">
            <text:p>?a</text:p>
          </table:table-cell>
          <table:table-cell table:formula="of:=[.G173]-[.F173]" office:value-type="float" office:value="1169" calcext:value-type="float">
            <text:p>11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dealsWith&gt; <text:s/>?b <text:s/>?a <text:s/>&lt;dealsWith&gt; <text:s/>?e <text:s text:c="2"/>=&gt; ?a <text:s/>&lt;dealsWith&gt; <text:s/>?b</text:p>
          </table:table-cell>
          <table:table-cell office:value-type="float" office:value="0.00048415" calcext:value-type="float">
            <text:p>0.00048415</text:p>
          </table:table-cell>
          <table:table-cell office:value-type="float" office:value="0.66618287" calcext:value-type="float">
            <text:p>0.66618287</text:p>
          </table:table-cell>
          <table:table-cell table:number-columns-repeated="2" office:value-type="float" office:value="0.28194103" calcext:value-type="float">
            <text:p>0.28194103</text:p>
          </table:table-cell>
          <table:table-cell office:value-type="float" office:value="459" calcext:value-type="float">
            <text:p>459</text:p>
          </table:table-cell>
          <table:table-cell office:value-type="float" office:value="1628" calcext:value-type="float">
            <text:p>1628</text:p>
          </table:table-cell>
          <table:table-cell office:value-type="string" calcext:value-type="string">
            <text:p>?a</text:p>
          </table:table-cell>
          <table:table-cell table:formula="of:=[.G174]-[.F174]" office:value-type="float" office:value="1169" calcext:value-type="float">
            <text:p>11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f <text:s/>?f <text:s/>&lt;hasCapital&gt; <text:s/>?b <text:s text:c="2"/>=&gt; ?a <text:s/>&lt;wasBornIn&gt; <text:s/>?b</text:p>
          </table:table-cell>
          <table:table-cell office:value-type="float" office:value="0.00102949" calcext:value-type="float">
            <text:p>0.00102949</text:p>
          </table:table-cell>
          <table:table-cell office:value-type="float" office:value="0.01744009" calcext:value-type="float">
            <text:p>0.01744009</text:p>
          </table:table-cell>
          <table:table-cell office:value-type="float" office:value="0.07163829" calcext:value-type="float">
            <text:p>0.07163829</text:p>
          </table:table-cell>
          <table:table-cell office:value-type="float" office:value="0.26872247" calcext:value-type="float">
            <text:p>0.26872247</text:p>
          </table:table-cell>
          <table:table-cell office:value-type="float" office:value="976" calcext:value-type="float">
            <text:p>976</text:p>
          </table:table-cell>
          <table:table-cell office:value-type="float" office:value="13624" calcext:value-type="float">
            <text:p>13624</text:p>
          </table:table-cell>
          <table:table-cell office:value-type="string" calcext:value-type="string">
            <text:p>?a</text:p>
          </table:table-cell>
          <table:table-cell table:formula="of:=[.G175]-[.F175]" office:value-type="float" office:value="12648" calcext:value-type="float">
            <text:p>126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LeaderOf&gt; <text:s/>?a <text:s/>?e <text:s/>&lt;wasBornIn&gt; <text:s/>?b <text:s text:c="2"/>=&gt; ?a <text:s/>&lt;hasCapital&gt; <text:s/>?b</text:p>
          </table:table-cell>
          <table:table-cell office:value-type="float" office:value="0.00002532" calcext:value-type="float">
            <text:p>0.00002532</text:p>
          </table:table-cell>
          <table:table-cell office:value-type="float" office:value="0.0113261" calcext:value-type="float">
            <text:p>0.0113261</text:p>
          </table:table-cell>
          <table:table-cell office:value-type="float" office:value="0.01959184" calcext:value-type="float">
            <text:p>0.01959184</text:p>
          </table:table-cell>
          <table:table-cell office:value-type="float" office:value="0.24" calcext:value-type="float">
            <text:p>0.24</text:p>
          </table:table-cell>
          <table:table-cell office:value-type="float" office:value="24" calcext:value-type="float">
            <text:p>24</text:p>
          </table:table-cell>
          <table:table-cell office:value-type="float" office:value="1225" calcext:value-type="float">
            <text:p>1225</text:p>
          </table:table-cell>
          <table:table-cell office:value-type="string" calcext:value-type="string">
            <text:p>?a</text:p>
          </table:table-cell>
          <table:table-cell table:formula="of:=[.G176]-[.F176]" office:value-type="float" office:value="1201" calcext:value-type="float">
            <text:p>12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created&gt; <text:s/>?b <text:s text:c="2"/>=&gt; ?a <text:s/>&lt;directed&gt; <text:s/>?b</text:p>
          </table:table-cell>
          <table:table-cell office:value-type="float" office:value="0.006621" calcext:value-type="float">
            <text:p>0.006621</text:p>
          </table:table-cell>
          <table:table-cell office:value-type="float" office:value="0.18752427" calcext:value-type="float">
            <text:p>0.18752427</text:p>
          </table:table-cell>
          <table:table-cell office:value-type="float" office:value="0.03136023" calcext:value-type="float">
            <text:p>0.03136023</text:p>
          </table:table-cell>
          <table:table-cell office:value-type="float" office:value="0.22802238" calcext:value-type="float">
            <text:p>0.22802238</text:p>
          </table:table-cell>
          <table:table-cell office:value-type="float" office:value="6277" calcext:value-type="float">
            <text:p>6277</text:p>
          </table:table-cell>
          <table:table-cell office:value-type="float" office:value="200158" calcext:value-type="float">
            <text:p>200158</text:p>
          </table:table-cell>
          <table:table-cell office:value-type="string" calcext:value-type="string">
            <text:p>?b</text:p>
          </table:table-cell>
          <table:table-cell table:formula="of:=[.G177]-[.F177]" office:value-type="float" office:value="193881" calcext:value-type="float">
            <text:p>19388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hasAcademicAdvisor&gt; <text:s/>?f <text:s/>?f <text:s/>&lt;worksAt&gt; <text:s/>?b <text:s text:c="2"/>=&gt; ?a <text:s/>&lt;worksAt&gt; <text:s/>?b</text:p>
          </table:table-cell>
          <table:table-cell office:value-type="float" office:value="0.00005274" calcext:value-type="float">
            <text:p>0.00005274</text:p>
          </table:table-cell>
          <table:table-cell office:value-type="float" office:value="0.02052545" calcext:value-type="float">
            <text:p>0.02052545</text:p>
          </table:table-cell>
          <table:table-cell office:value-type="float" office:value="0.06868132" calcext:value-type="float">
            <text:p>0.06868132</text:p>
          </table:table-cell>
          <table:table-cell office:value-type="float" office:value="0.22727273" calcext:value-type="float">
            <text:p>0.22727273</text:p>
          </table:table-cell>
          <table:table-cell office:value-type="float" office:value="50" calcext:value-type="float">
            <text:p>50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?a</text:p>
          </table:table-cell>
          <table:table-cell table:formula="of:=[.G178]-[.F178]" office:value-type="float" office:value="678" calcext:value-type="float">
            <text:p>6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asBornIn&gt; <text:s/>?b <text:s text:c="2"/>=&gt; ?a <text:s/>&lt;livesIn&gt; <text:s/>?b</text:p>
          </table:table-cell>
          <table:table-cell office:value-type="float" office:value="0.00081536" calcext:value-type="float">
            <text:p>0.00081536</text:p>
          </table:table-cell>
          <table:table-cell office:value-type="float" office:value="0.0529706" calcext:value-type="float">
            <text:p>0.0529706</text:p>
          </table:table-cell>
          <table:table-cell office:value-type="float" office:value="0.0138127" calcext:value-type="float">
            <text:p>0.0138127</text:p>
          </table:table-cell>
          <table:table-cell office:value-type="float" office:value="0.22695244" calcext:value-type="float">
            <text:p>0.22695244</text:p>
          </table:table-cell>
          <table:table-cell office:value-type="float" office:value="773" calcext:value-type="float">
            <text:p>773</text:p>
          </table:table-cell>
          <table:table-cell office:value-type="float" office:value="55963" calcext:value-type="float">
            <text:p>55963</text:p>
          </table:table-cell>
          <table:table-cell office:value-type="string" calcext:value-type="string">
            <text:p>?a</text:p>
          </table:table-cell>
          <table:table-cell table:formula="of:=[.G179]-[.F179]" office:value-type="float" office:value="55190" calcext:value-type="float">
            <text:p>5519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b <text:s text:c="2"/>=&gt; ?a <text:s/>&lt;wasBornIn&gt; <text:s/>?b</text:p>
          </table:table-cell>
          <table:table-cell office:value-type="float" office:value="0.00206741" calcext:value-type="float">
            <text:p>0.00206741</text:p>
          </table:table-cell>
          <table:table-cell office:value-type="float" office:value="0.03502314" calcext:value-type="float">
            <text:p>0.03502314</text:p>
          </table:table-cell>
          <table:table-cell office:value-type="float" office:value="0.08846362" calcext:value-type="float">
            <text:p>0.08846362</text:p>
          </table:table-cell>
          <table:table-cell office:value-type="float" office:value="0.22531325" calcext:value-type="float">
            <text:p>0.22531325</text:p>
          </table:table-cell>
          <table:table-cell office:value-type="float" office:value="1960" calcext:value-type="float">
            <text:p>1960</text:p>
          </table:table-cell>
          <table:table-cell office:value-type="float" office:value="22156" calcext:value-type="float">
            <text:p>22156</text:p>
          </table:table-cell>
          <table:table-cell office:value-type="string" calcext:value-type="string">
            <text:p>?a</text:p>
          </table:table-cell>
          <table:table-cell table:formula="of:=[.G180]-[.F180]" office:value-type="float" office:value="20196" calcext:value-type="float">
            <text:p>201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asBornIn&gt; <text:s/>?b <text:s text:c="2"/>=&gt; ?a <text:s/>&lt;diedIn&gt; <text:s/>?b</text:p>
          </table:table-cell>
          <table:table-cell office:value-type="float" office:value="0.00206741" calcext:value-type="float">
            <text:p>0.00206741</text:p>
          </table:table-cell>
          <table:table-cell office:value-type="float" office:value="0.08846362" calcext:value-type="float">
            <text:p>0.08846362</text:p>
          </table:table-cell>
          <table:table-cell office:value-type="float" office:value="0.03502314" calcext:value-type="float">
            <text:p>0.03502314</text:p>
          </table:table-cell>
          <table:table-cell office:value-type="float" office:value="0.22531325" calcext:value-type="float">
            <text:p>0.22531325</text:p>
          </table:table-cell>
          <table:table-cell office:value-type="float" office:value="1960" calcext:value-type="float">
            <text:p>1960</text:p>
          </table:table-cell>
          <table:table-cell office:value-type="float" office:value="55963" calcext:value-type="float">
            <text:p>55963</text:p>
          </table:table-cell>
          <table:table-cell office:value-type="string" calcext:value-type="string">
            <text:p>?a</text:p>
          </table:table-cell>
          <table:table-cell table:formula="of:=[.G181]-[.F181]" office:value-type="float" office:value="54003" calcext:value-type="float">
            <text:p>540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hasAcademicAdvisor&gt; <text:s/>?a <text:s/>?e <text:s/>&lt;worksAt&gt; <text:s/>?b <text:s text:c="2"/>=&gt; ?a <text:s/>&lt;worksAt&gt; <text:s/>?b</text:p>
          </table:table-cell>
          <table:table-cell office:value-type="float" office:value="0.00004958" calcext:value-type="float">
            <text:p>0.00004958</text:p>
          </table:table-cell>
          <table:table-cell office:value-type="float" office:value="0.01929392" calcext:value-type="float">
            <text:p>0.01929392</text:p>
          </table:table-cell>
          <table:table-cell office:value-type="float" office:value="0.08655617" calcext:value-type="float">
            <text:p>0.08655617</text:p>
          </table:table-cell>
          <table:table-cell office:value-type="float" office:value="0.21860465" calcext:value-type="float">
            <text:p>0.21860465</text:p>
          </table:table-cell>
          <table:table-cell office:value-type="float" office:value="47" calcext:value-type="float">
            <text:p>47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?a</text:p>
          </table:table-cell>
          <table:table-cell table:formula="of:=[.G182]-[.F182]" office:value-type="float" office:value="496" calcext:value-type="float">
            <text:p>4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dealsWith&gt; <text:s/>?a <text:s/>?e <text:s/>&lt;dealsWith&gt; <text:s/>?b <text:s text:c="2"/>=&gt; ?a <text:s/>&lt;dealsWith&gt; <text:s/>?b</text:p>
          </table:table-cell>
          <table:table-cell office:value-type="float" office:value="0.00028163" calcext:value-type="float">
            <text:p>0.00028163</text:p>
          </table:table-cell>
          <table:table-cell office:value-type="float" office:value="0.38751814" calcext:value-type="float">
            <text:p>0.38751814</text:p>
          </table:table-cell>
          <table:table-cell office:value-type="float" office:value="0.15442452" calcext:value-type="float">
            <text:p>0.15442452</text:p>
          </table:table-cell>
          <table:table-cell office:value-type="float" office:value="0.2177814" calcext:value-type="float">
            <text:p>0.2177814</text:p>
          </table:table-cell>
          <table:table-cell office:value-type="float" office:value="267" calcext:value-type="float">
            <text:p>267</text:p>
          </table:table-cell>
          <table:table-cell office:value-type="float" office:value="1729" calcext:value-type="float">
            <text:p>1729</text:p>
          </table:table-cell>
          <table:table-cell office:value-type="string" calcext:value-type="string">
            <text:p>?a</text:p>
          </table:table-cell>
          <table:table-cell table:formula="of:=[.G183]-[.F183]" office:value-type="float" office:value="1462" calcext:value-type="float">
            <text:p>14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b <text:s/>&lt;hasCapital&gt; <text:s/>?f <text:s text:c="2"/>=&gt; ?a <text:s/>&lt;isCitizenOf&gt; <text:s/>?b</text:p>
          </table:table-cell>
          <table:table-cell office:value-type="float" office:value="0.00021202" calcext:value-type="float">
            <text:p>0.00021202</text:p>
          </table:table-cell>
          <table:table-cell office:value-type="float" office:value="0.01379547" calcext:value-type="float">
            <text:p>0.01379547</text:p>
          </table:table-cell>
          <table:table-cell office:value-type="float" office:value="0.04083706" calcext:value-type="float">
            <text:p>0.04083706</text:p>
          </table:table-cell>
          <table:table-cell office:value-type="float" office:value="0.20700309" calcext:value-type="float">
            <text:p>0.20700309</text:p>
          </table:table-cell>
          <table:table-cell office:value-type="float" office:value="201" calcext:value-type="float">
            <text:p>201</text:p>
          </table:table-cell>
          <table:table-cell office:value-type="float" office:value="4922" calcext:value-type="float">
            <text:p>4922</text:p>
          </table:table-cell>
          <table:table-cell office:value-type="string" calcext:value-type="string">
            <text:p>?a</text:p>
          </table:table-cell>
          <table:table-cell table:formula="of:=[.G184]-[.F184]" office:value-type="float" office:value="4721" calcext:value-type="float">
            <text:p>47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asBornIn&gt; <text:s/>?f <text:s/>?b <text:s/>&lt;hasCapital&gt; <text:s/>?f <text:s text:c="2"/>=&gt; ?a <text:s/>&lt;isCitizenOf&gt; <text:s/>?b</text:p>
          </table:table-cell>
          <table:table-cell office:value-type="float" office:value="0.00102949" calcext:value-type="float">
            <text:p>0.00102949</text:p>
          </table:table-cell>
          <table:table-cell office:value-type="float" office:value="0.06698696" calcext:value-type="float">
            <text:p>0.06698696</text:p>
          </table:table-cell>
          <table:table-cell office:value-type="float" office:value="0.02492657" calcext:value-type="float">
            <text:p>0.02492657</text:p>
          </table:table-cell>
          <table:table-cell office:value-type="float" office:value="0.19817259" calcext:value-type="float">
            <text:p>0.19817259</text:p>
          </table:table-cell>
          <table:table-cell office:value-type="float" office:value="976" calcext:value-type="float">
            <text:p>976</text:p>
          </table:table-cell>
          <table:table-cell office:value-type="float" office:value="39155" calcext:value-type="float">
            <text:p>39155</text:p>
          </table:table-cell>
          <table:table-cell office:value-type="string" calcext:value-type="string">
            <text:p>?a</text:p>
          </table:table-cell>
          <table:table-cell table:formula="of:=[.G185]-[.F185]" office:value-type="float" office:value="38179" calcext:value-type="float">
            <text:p>381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f <text:s/>&lt;hasCapital&gt; <text:s/>?b <text:s text:c="2"/>=&gt; ?a <text:s/>&lt;livesIn&gt; <text:s/>?b</text:p>
          </table:table-cell>
          <table:table-cell office:value-type="float" office:value="0.00069301" calcext:value-type="float">
            <text:p>0.00069301</text:p>
          </table:table-cell>
          <table:table-cell office:value-type="float" office:value="0.04502159" calcext:value-type="float">
            <text:p>0.04502159</text:p>
          </table:table-cell>
          <table:table-cell table:number-columns-repeated="2" office:value-type="float" office:value="0.18533145" calcext:value-type="float">
            <text:p>0.18533145</text:p>
          </table:table-cell>
          <table:table-cell office:value-type="float" office:value="657" calcext:value-type="float">
            <text:p>657</text:p>
          </table:table-cell>
          <table:table-cell office:value-type="float" office:value="3545" calcext:value-type="float">
            <text:p>3545</text:p>
          </table:table-cell>
          <table:table-cell office:value-type="string" calcext:value-type="string">
            <text:p>?a</text:p>
          </table:table-cell>
          <table:table-cell table:formula="of:=[.G186]-[.F186]" office:value-type="float" office:value="2888" calcext:value-type="float">
            <text:p>28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b <text:s/>&lt;dealsWith&gt; <text:s/>?a <text:s text:c="2"/>=&gt; ?a <text:s/>&lt;dealsWith&gt; <text:s/>?b</text:p>
          </table:table-cell>
          <table:table-cell office:value-type="float" office:value="0.00009915" calcext:value-type="float">
            <text:p>0.00009915</text:p>
          </table:table-cell>
          <table:table-cell table:number-columns-repeated="2" office:value-type="float" office:value="0.13642961" calcext:value-type="float">
            <text:p>0.13642961</text:p>
          </table:table-cell>
          <table:table-cell office:value-type="float" office:value="0.18323587" calcext:value-type="float">
            <text:p>0.18323587</text:p>
          </table:table-cell>
          <table:table-cell office:value-type="float" office:value="94" calcext:value-type="float">
            <text:p>94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?a</text:p>
          </table:table-cell>
          <table:table-cell table:formula="of:=[.G187]-[.F187]" office:value-type="float" office:value="595" calcext:value-type="float">
            <text:p>5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b <text:s/>&lt;hasCapital&gt; <text:s/>?f <text:s text:c="2"/>=&gt; ?a <text:s/>&lt;isCitizenOf&gt; <text:s/>?b</text:p>
          </table:table-cell>
          <table:table-cell office:value-type="float" office:value="0.0007257" calcext:value-type="float">
            <text:p>0.0007257</text:p>
          </table:table-cell>
          <table:table-cell office:value-type="float" office:value="0.04722032" calcext:value-type="float">
            <text:p>0.04722032</text:p>
          </table:table-cell>
          <table:table-cell office:value-type="float" office:value="0.02769949" calcext:value-type="float">
            <text:p>0.02769949</text:p>
          </table:table-cell>
          <table:table-cell office:value-type="float" office:value="0.18057743" calcext:value-type="float">
            <text:p>0.18057743</text:p>
          </table:table-cell>
          <table:table-cell office:value-type="float" office:value="688" calcext:value-type="float">
            <text:p>688</text:p>
          </table:table-cell>
          <table:table-cell office:value-type="float" office:value="24838" calcext:value-type="float">
            <text:p>24838</text:p>
          </table:table-cell>
          <table:table-cell office:value-type="string" calcext:value-type="string">
            <text:p>?a</text:p>
          </table:table-cell>
          <table:table-cell table:formula="of:=[.G188]-[.F188]" office:value-type="float" office:value="24150" calcext:value-type="float">
            <text:p>241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f <text:s/>&lt;isLocatedIn&gt; <text:s/>?b <text:s text:c="2"/>=&gt; ?a <text:s/>&lt;livesIn&gt; <text:s/>?b</text:p>
          </table:table-cell>
          <table:table-cell office:value-type="float" office:value="0.00098941" calcext:value-type="float">
            <text:p>0.00098941</text:p>
          </table:table-cell>
          <table:table-cell office:value-type="float" office:value="0.06427739" calcext:value-type="float">
            <text:p>0.06427739</text:p>
          </table:table-cell>
          <table:table-cell table:number-columns-repeated="2" office:value-type="float" office:value="0.1780224" calcext:value-type="float">
            <text:p>0.1780224</text:p>
          </table:table-cell>
          <table:table-cell office:value-type="float" office:value="938" calcext:value-type="float">
            <text:p>938</text:p>
          </table:table-cell>
          <table:table-cell office:value-type="float" office:value="5269" calcext:value-type="float">
            <text:p>5269</text:p>
          </table:table-cell>
          <table:table-cell office:value-type="string" calcext:value-type="string">
            <text:p>?a</text:p>
          </table:table-cell>
          <table:table-cell table:formula="of:=[.G189]-[.F189]" office:value-type="float" office:value="4331" calcext:value-type="float">
            <text:p>433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hasCapital&gt; <text:s/>?b <text:s/>?a <text:s/>&lt;isCitizenOf&gt; <text:s/>?e <text:s text:c="2"/>=&gt; ?a <text:s/>&lt;livesIn&gt; <text:s/>?b</text:p>
          </table:table-cell>
          <table:table-cell office:value-type="float" office:value="0.00021202" calcext:value-type="float">
            <text:p>0.00021202</text:p>
          </table:table-cell>
          <table:table-cell office:value-type="float" office:value="0.01377373" calcext:value-type="float">
            <text:p>0.01377373</text:p>
          </table:table-cell>
          <table:table-cell office:value-type="float" office:value="0.01475338" calcext:value-type="float">
            <text:p>0.01475338</text:p>
          </table:table-cell>
          <table:table-cell office:value-type="float" office:value="0.17693662" calcext:value-type="float">
            <text:p>0.17693662</text:p>
          </table:table-cell>
          <table:table-cell office:value-type="float" office:value="201" calcext:value-type="float">
            <text:p>201</text:p>
          </table:table-cell>
          <table:table-cell office:value-type="float" office:value="13624" calcext:value-type="float">
            <text:p>13624</text:p>
          </table:table-cell>
          <table:table-cell office:value-type="string" calcext:value-type="string">
            <text:p>?a</text:p>
          </table:table-cell>
          <table:table-cell table:formula="of:=[.G190]-[.F190]" office:value-type="float" office:value="13423" calcext:value-type="float">
            <text:p>134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b <text:s text:c="2"/>=&gt; ?a <text:s/>&lt;wasBornIn&gt; <text:s/>?b</text:p>
          </table:table-cell>
          <table:table-cell office:value-type="float" office:value="0.00081536" calcext:value-type="float">
            <text:p>0.00081536</text:p>
          </table:table-cell>
          <table:table-cell office:value-type="float" office:value="0.0138127" calcext:value-type="float">
            <text:p>0.0138127</text:p>
          </table:table-cell>
          <table:table-cell office:value-type="float" office:value="0.0529706" calcext:value-type="float">
            <text:p>0.0529706</text:p>
          </table:table-cell>
          <table:table-cell office:value-type="float" office:value="0.17116918" calcext:value-type="float">
            <text:p>0.17116918</text:p>
          </table:table-cell>
          <table:table-cell office:value-type="float" office:value="773" calcext:value-type="float">
            <text:p>773</text:p>
          </table:table-cell>
          <table:table-cell office:value-type="float" office:value="14593" calcext:value-type="float">
            <text:p>14593</text:p>
          </table:table-cell>
          <table:table-cell office:value-type="string" calcext:value-type="string">
            <text:p>?a</text:p>
          </table:table-cell>
          <table:table-cell table:formula="of:=[.G191]-[.F191]" office:value-type="float" office:value="13820" calcext:value-type="float">
            <text:p>138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LocatedIn&gt; <text:s/>?b <text:s text:c="2"/>=&gt; ?a <text:s/>&lt;diedIn&gt; <text:s/>?b</text:p>
          </table:table-cell>
          <table:table-cell office:value-type="float" office:value="0.00025315" calcext:value-type="float">
            <text:p>0.00025315</text:p>
          </table:table-cell>
          <table:table-cell office:value-type="float" office:value="0.01083228" calcext:value-type="float">
            <text:p>0.01083228</text:p>
          </table:table-cell>
          <table:table-cell office:value-type="float" office:value="0.00112631" calcext:value-type="float">
            <text:p>0.00112631</text:p>
          </table:table-cell>
          <table:table-cell office:value-type="float" office:value="0.16985138" calcext:value-type="float">
            <text:p>0.16985138</text:p>
          </table:table-cell>
          <table:table-cell office:value-type="float" office:value="240" calcext:value-type="float">
            <text:p>240</text:p>
          </table:table-cell>
          <table:table-cell office:value-type="float" office:value="213085" calcext:value-type="float">
            <text:p>213085</text:p>
          </table:table-cell>
          <table:table-cell office:value-type="string" calcext:value-type="string">
            <text:p>?a</text:p>
          </table:table-cell>
          <table:table-cell table:formula="of:=[.G192]-[.F192]" office:value-type="float" office:value="212845" calcext:value-type="float">
            <text:p>2128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asBornIn&gt; <text:s/>?b <text:s text:c="2"/>=&gt; ?a <text:s/>&lt;isLeaderOf&gt; <text:s/>?b</text:p>
          </table:table-cell>
          <table:table-cell office:value-type="float" office:value="0.00010443" calcext:value-type="float">
            <text:p>0.00010443</text:p>
          </table:table-cell>
          <table:table-cell office:value-type="float" office:value="0.01551967" calcext:value-type="float">
            <text:p>0.01551967</text:p>
          </table:table-cell>
          <table:table-cell office:value-type="float" office:value="0.00176903" calcext:value-type="float">
            <text:p>0.00176903</text:p>
          </table:table-cell>
          <table:table-cell office:value-type="float" office:value="0.16923077" calcext:value-type="float">
            <text:p>0.16923077</text:p>
          </table:table-cell>
          <table:table-cell office:value-type="float" office:value="99" calcext:value-type="float">
            <text:p>99</text:p>
          </table:table-cell>
          <table:table-cell office:value-type="float" office:value="55963" calcext:value-type="float">
            <text:p>55963</text:p>
          </table:table-cell>
          <table:table-cell office:value-type="string" calcext:value-type="string">
            <text:p>?a</text:p>
          </table:table-cell>
          <table:table-cell table:formula="of:=[.G193]-[.F193]" office:value-type="float" office:value="55864" calcext:value-type="float">
            <text:p>558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orksAt&gt; <text:s/>?b <text:s text:c="2"/>=&gt; ?a <text:s/>&lt;graduatedFrom&gt; <text:s/>?b</text:p>
          </table:table-cell>
          <table:table-cell office:value-type="float" office:value="0.000231" calcext:value-type="float">
            <text:p>0.000231</text:p>
          </table:table-cell>
          <table:table-cell office:value-type="float" office:value="0.01844211" calcext:value-type="float">
            <text:p>0.01844211</text:p>
          </table:table-cell>
          <table:table-cell office:value-type="float" office:value="0.08990148" calcext:value-type="float">
            <text:p>0.08990148</text:p>
          </table:table-cell>
          <table:table-cell office:value-type="float" office:value="0.16246291" calcext:value-type="float">
            <text:p>0.16246291</text:p>
          </table:table-cell>
          <table:table-cell office:value-type="float" office:value="219" calcext:value-type="float">
            <text:p>219</text:p>
          </table:table-cell>
          <table:table-cell office:value-type="float" office:value="2436" calcext:value-type="float">
            <text:p>2436</text:p>
          </table:table-cell>
          <table:table-cell office:value-type="string" calcext:value-type="string">
            <text:p>?a</text:p>
          </table:table-cell>
          <table:table-cell table:formula="of:=[.G194]-[.F194]" office:value-type="float" office:value="2217" calcext:value-type="float">
            <text:p>22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graduatedFrom&gt; <text:s/>?b <text:s text:c="2"/>=&gt; ?a <text:s/>&lt;worksAt&gt; <text:s/>?b</text:p>
          </table:table-cell>
          <table:table-cell office:value-type="float" office:value="0.000231" calcext:value-type="float">
            <text:p>0.000231</text:p>
          </table:table-cell>
          <table:table-cell office:value-type="float" office:value="0.08990148" calcext:value-type="float">
            <text:p>0.08990148</text:p>
          </table:table-cell>
          <table:table-cell office:value-type="float" office:value="0.01844211" calcext:value-type="float">
            <text:p>0.01844211</text:p>
          </table:table-cell>
          <table:table-cell office:value-type="float" office:value="0.16246291" calcext:value-type="float">
            <text:p>0.16246291</text:p>
          </table:table-cell>
          <table:table-cell office:value-type="float" office:value="219" calcext:value-type="float">
            <text:p>219</text:p>
          </table:table-cell>
          <table:table-cell office:value-type="float" office:value="11875" calcext:value-type="float">
            <text:p>11875</text:p>
          </table:table-cell>
          <table:table-cell office:value-type="string" calcext:value-type="string">
            <text:p>?a</text:p>
          </table:table-cell>
          <table:table-cell table:formula="of:=[.G195]-[.F195]" office:value-type="float" office:value="11656" calcext:value-type="float">
            <text:p>116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rected&gt; <text:s/>?b <text:s text:c="2"/>=&gt; ?a <text:s/>&lt;produced&gt; <text:s/>?b</text:p>
          </table:table-cell>
          <table:table-cell office:value-type="float" office:value="0.00239546" calcext:value-type="float">
            <text:p>0.00239546</text:p>
          </table:table-cell>
          <table:table-cell office:value-type="float" office:value="0.11255948" calcext:value-type="float">
            <text:p>0.11255948</text:p>
          </table:table-cell>
          <table:table-cell office:value-type="float" office:value="0.06784573" calcext:value-type="float">
            <text:p>0.06784573</text:p>
          </table:table-cell>
          <table:table-cell office:value-type="float" office:value="0.1618905" calcext:value-type="float">
            <text:p>0.1618905</text:p>
          </table:table-cell>
          <table:table-cell office:value-type="float" office:value="2271" calcext:value-type="float">
            <text:p>2271</text:p>
          </table:table-cell>
          <table:table-cell office:value-type="float" office:value="33473" calcext:value-type="float">
            <text:p>33473</text:p>
          </table:table-cell>
          <table:table-cell office:value-type="string" calcext:value-type="string">
            <text:p>?b</text:p>
          </table:table-cell>
          <table:table-cell table:formula="of:=[.G196]-[.F196]" office:value-type="float" office:value="31202" calcext:value-type="float">
            <text:p>312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livesIn&gt; <text:s/>?a <text:s/>?e <text:s/>&lt;isCitizenOf&gt; <text:s/>?b <text:s text:c="2"/>=&gt; ?a <text:s/>&lt;dealsWith&gt; <text:s/>?b</text:p>
          </table:table-cell>
          <table:table-cell office:value-type="float" office:value="0.00001899" calcext:value-type="float">
            <text:p>0.00001899</text:p>
          </table:table-cell>
          <table:table-cell office:value-type="float" office:value="0.02612482" calcext:value-type="float">
            <text:p>0.02612482</text:p>
          </table:table-cell>
          <table:table-cell office:value-type="float" office:value="0.02452316" calcext:value-type="float">
            <text:p>0.02452316</text:p>
          </table:table-cell>
          <table:table-cell office:value-type="float" office:value="0.16071429" calcext:value-type="float">
            <text:p>0.16071429</text:p>
          </table:table-cell>
          <table:table-cell office:value-type="float" office:value="18" calcext:value-type="float">
            <text:p>18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?a</text:p>
          </table:table-cell>
          <table:table-cell table:formula="of:=[.G197]-[.F197]" office:value-type="float" office:value="716" calcext:value-type="float">
            <text:p>7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livesIn&gt; <text:s/>?a <text:s/>?e <text:s/>&lt;diedIn&gt; <text:s/>?b <text:s text:c="2"/>=&gt; ?a <text:s/>&lt;hasCapital&gt; <text:s/>?b</text:p>
          </table:table-cell>
          <table:table-cell office:value-type="float" office:value="0.00002637" calcext:value-type="float">
            <text:p>0.00002637</text:p>
          </table:table-cell>
          <table:table-cell office:value-type="float" office:value="0.01179802" calcext:value-type="float">
            <text:p>0.01179802</text:p>
          </table:table-cell>
          <table:table-cell office:value-type="float" office:value="0.04266212" calcext:value-type="float">
            <text:p>0.04266212</text:p>
          </table:table-cell>
          <table:table-cell office:value-type="float" office:value="0.15923567" calcext:value-type="float">
            <text:p>0.15923567</text:p>
          </table:table-cell>
          <table:table-cell office:value-type="float" office:value="25" calcext:value-type="float">
            <text:p>25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?a</text:p>
          </table:table-cell>
          <table:table-cell table:formula="of:=[.G198]-[.F198]" office:value-type="float" office:value="561" calcext:value-type="float">
            <text:p>5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produced&gt; <text:s/>?b <text:s text:c="2"/>=&gt; ?a <text:s/>&lt;created&gt; <text:s/>?b</text:p>
          </table:table-cell>
          <table:table-cell office:value-type="float" office:value="0.0021402" calcext:value-type="float">
            <text:p>0.0021402</text:p>
          </table:table-cell>
          <table:table-cell office:value-type="float" office:value="0.01013699" calcext:value-type="float">
            <text:p>0.01013699</text:p>
          </table:table-cell>
          <table:table-cell office:value-type="float" office:value="0.10056503" calcext:value-type="float">
            <text:p>0.10056503</text:p>
          </table:table-cell>
          <table:table-cell office:value-type="float" office:value="0.15689762" calcext:value-type="float">
            <text:p>0.15689762</text:p>
          </table:table-cell>
          <table:table-cell office:value-type="float" office:value="2029" calcext:value-type="float">
            <text:p>2029</text:p>
          </table:table-cell>
          <table:table-cell office:value-type="float" office:value="20176" calcext:value-type="float">
            <text:p>20176</text:p>
          </table:table-cell>
          <table:table-cell office:value-type="string" calcext:value-type="string">
            <text:p>?b</text:p>
          </table:table-cell>
          <table:table-cell table:formula="of:=[.G199]-[.F199]" office:value-type="float" office:value="18147" calcext:value-type="float">
            <text:p>181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asBornIn&gt; <text:s/>?f <text:s/>?f <text:s/>&lt;isLocatedIn&gt; <text:s/>?b <text:s text:c="2"/>=&gt; ?a <text:s/>&lt;livesIn&gt; <text:s/>?b</text:p>
          </table:table-cell>
          <table:table-cell office:value-type="float" office:value="0.00036707" calcext:value-type="float">
            <text:p>0.00036707</text:p>
          </table:table-cell>
          <table:table-cell office:value-type="float" office:value="0.02384705" calcext:value-type="float">
            <text:p>0.02384705</text:p>
          </table:table-cell>
          <table:table-cell office:value-type="float" office:value="0.01030256" calcext:value-type="float">
            <text:p>0.01030256</text:p>
          </table:table-cell>
          <table:table-cell office:value-type="float" office:value="0.15330396" calcext:value-type="float">
            <text:p>0.15330396</text:p>
          </table:table-cell>
          <table:table-cell office:value-type="float" office:value="348" calcext:value-type="float">
            <text:p>348</text:p>
          </table:table-cell>
          <table:table-cell office:value-type="float" office:value="33778" calcext:value-type="float">
            <text:p>33778</text:p>
          </table:table-cell>
          <table:table-cell office:value-type="string" calcext:value-type="string">
            <text:p>?a</text:p>
          </table:table-cell>
          <table:table-cell table:formula="of:=[.G200]-[.F200]" office:value-type="float" office:value="33430" calcext:value-type="float">
            <text:p>334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ealsWith&gt; <text:s/>?f <text:s/>?f <text:s/>&lt;imports&gt; <text:s/>?b <text:s text:c="2"/>=&gt; ?a <text:s/>&lt;imports&gt; <text:s/>?b</text:p>
          </table:table-cell>
          <table:table-cell office:value-type="float" office:value="0.00011708" calcext:value-type="float">
            <text:p>0.00011708</text:p>
          </table:table-cell>
          <table:table-cell office:value-type="float" office:value="0.33035714" calcext:value-type="float">
            <text:p>0.33035714</text:p>
          </table:table-cell>
          <table:table-cell office:value-type="float" office:value="0.10581506" calcext:value-type="float">
            <text:p>0.10581506</text:p>
          </table:table-cell>
          <table:table-cell office:value-type="float" office:value="0.14879357" calcext:value-type="float">
            <text:p>0.14879357</text:p>
          </table:table-cell>
          <table:table-cell office:value-type="float" office:value="111" calcext:value-type="float">
            <text:p>111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?a</text:p>
          </table:table-cell>
          <table:table-cell table:formula="of:=[.G201]-[.F201]" office:value-type="float" office:value="938" calcext:value-type="float">
            <text:p>9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mports&gt; <text:s/>?b <text:s text:c="2"/>=&gt; ?a <text:s/>&lt;exports&gt; <text:s/>?b</text:p>
          </table:table-cell>
          <table:table-cell office:value-type="float" office:value="0.00004641" calcext:value-type="float">
            <text:p>0.00004641</text:p>
          </table:table-cell>
          <table:table-cell office:value-type="float" office:value="0.08678501" calcext:value-type="float">
            <text:p>0.08678501</text:p>
          </table:table-cell>
          <table:table-cell office:value-type="float" office:value="0.13095238" calcext:value-type="float">
            <text:p>0.13095238</text:p>
          </table:table-cell>
          <table:table-cell office:value-type="float" office:value="0.14473684" calcext:value-type="float">
            <text:p>0.14473684</text:p>
          </table:table-cell>
          <table:table-cell office:value-type="float" office:value="44" calcext:value-type="float">
            <text:p>44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?b</text:p>
          </table:table-cell>
          <table:table-cell table:formula="of:=[.G202]-[.F202]" office:value-type="float" office:value="292" calcext:value-type="float">
            <text:p>2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LeaderOf&gt; <text:s/>?b <text:s text:c="2"/>=&gt; ?a <text:s/>&lt;livesIn&gt; <text:s/>?b</text:p>
          </table:table-cell>
          <table:table-cell office:value-type="float" office:value="0.00022678" calcext:value-type="float">
            <text:p>0.00022678</text:p>
          </table:table-cell>
          <table:table-cell office:value-type="float" office:value="0.01473309" calcext:value-type="float">
            <text:p>0.01473309</text:p>
          </table:table-cell>
          <table:table-cell office:value-type="float" office:value="0.03370434" calcext:value-type="float">
            <text:p>0.03370434</text:p>
          </table:table-cell>
          <table:table-cell office:value-type="float" office:value="0.14448925" calcext:value-type="float">
            <text:p>0.14448925</text:p>
          </table:table-cell>
          <table:table-cell office:value-type="float" office:value="215" calcext:value-type="float">
            <text:p>215</text:p>
          </table:table-cell>
          <table:table-cell office:value-type="float" office:value="6379" calcext:value-type="float">
            <text:p>6379</text:p>
          </table:table-cell>
          <table:table-cell office:value-type="string" calcext:value-type="string">
            <text:p>?a</text:p>
          </table:table-cell>
          <table:table-cell table:formula="of:=[.G203]-[.F203]" office:value-type="float" office:value="6164" calcext:value-type="float">
            <text:p>61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dealsWith&gt; <text:s/>?a <text:s/>?e <text:s/>&lt;imports&gt; <text:s/>?b <text:s text:c="2"/>=&gt; ?a <text:s/>&lt;imports&gt; <text:s/>?b</text:p>
          </table:table-cell>
          <table:table-cell office:value-type="float" office:value="0.00007911" calcext:value-type="float">
            <text:p>0.00007911</text:p>
          </table:table-cell>
          <table:table-cell office:value-type="float" office:value="0.22321429" calcext:value-type="float">
            <text:p>0.22321429</text:p>
          </table:table-cell>
          <table:table-cell office:value-type="float" office:value="0.09282178" calcext:value-type="float">
            <text:p>0.09282178</text:p>
          </table:table-cell>
          <table:table-cell office:value-type="float" office:value="0.14097744" calcext:value-type="float">
            <text:p>0.14097744</text:p>
          </table:table-cell>
          <table:table-cell office:value-type="float" office:value="75" calcext:value-type="float">
            <text:p>75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?a</text:p>
          </table:table-cell>
          <table:table-cell table:formula="of:=[.G204]-[.F204]" office:value-type="float" office:value="733" calcext:value-type="float">
            <text:p>7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b <text:s/>&lt;hasCapital&gt; <text:s/>?f <text:s/>?a <text:s/>&lt;livesIn&gt; <text:s/>?f <text:s text:c="2"/>=&gt; ?a <text:s/>&lt;livesIn&gt; <text:s/>?b</text:p>
          </table:table-cell>
          <table:table-cell office:value-type="float" office:value="0.00070039" calcext:value-type="float">
            <text:p>0.00070039</text:p>
          </table:table-cell>
          <table:table-cell office:value-type="float" office:value="0.04550127" calcext:value-type="float">
            <text:p>0.04550127</text:p>
          </table:table-cell>
          <table:table-cell table:number-columns-repeated="2" office:value-type="float" office:value="0.13490451" calcext:value-type="float">
            <text:p>0.13490451</text:p>
          </table:table-cell>
          <table:table-cell office:value-type="float" office:value="664" calcext:value-type="float">
            <text:p>664</text:p>
          </table:table-cell>
          <table:table-cell office:value-type="float" office:value="4922" calcext:value-type="float">
            <text:p>4922</text:p>
          </table:table-cell>
          <table:table-cell office:value-type="string" calcext:value-type="string">
            <text:p>?a</text:p>
          </table:table-cell>
          <table:table-cell table:formula="of:=[.G205]-[.F205]" office:value-type="float" office:value="4258" calcext:value-type="float">
            <text:p>42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produced&gt; <text:s/>?b <text:s text:c="2"/>=&gt; ?a <text:s/>&lt;directed&gt; <text:s/>?b</text:p>
          </table:table-cell>
          <table:table-cell office:value-type="float" office:value="0.00239546" calcext:value-type="float">
            <text:p>0.00239546</text:p>
          </table:table-cell>
          <table:table-cell office:value-type="float" office:value="0.06784573" calcext:value-type="float">
            <text:p>0.06784573</text:p>
          </table:table-cell>
          <table:table-cell office:value-type="float" office:value="0.11255948" calcext:value-type="float">
            <text:p>0.11255948</text:p>
          </table:table-cell>
          <table:table-cell office:value-type="float" office:value="0.13395069" calcext:value-type="float">
            <text:p>0.13395069</text:p>
          </table:table-cell>
          <table:table-cell office:value-type="float" office:value="2271" calcext:value-type="float">
            <text:p>2271</text:p>
          </table:table-cell>
          <table:table-cell office:value-type="float" office:value="20176" calcext:value-type="float">
            <text:p>20176</text:p>
          </table:table-cell>
          <table:table-cell office:value-type="string" calcext:value-type="string">
            <text:p>?b</text:p>
          </table:table-cell>
          <table:table-cell table:formula="of:=[.G206]-[.F206]" office:value-type="float" office:value="17905" calcext:value-type="float">
            <text:p>179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created&gt; <text:s/>?b <text:s text:c="2"/>=&gt; ?a <text:s/>&lt;produced&gt; <text:s/>?b</text:p>
          </table:table-cell>
          <table:table-cell office:value-type="float" office:value="0.0021402" calcext:value-type="float">
            <text:p>0.0021402</text:p>
          </table:table-cell>
          <table:table-cell office:value-type="float" office:value="0.10056503" calcext:value-type="float">
            <text:p>0.10056503</text:p>
          </table:table-cell>
          <table:table-cell office:value-type="float" office:value="0.01013699" calcext:value-type="float">
            <text:p>0.01013699</text:p>
          </table:table-cell>
          <table:table-cell office:value-type="float" office:value="0.12969829" calcext:value-type="float">
            <text:p>0.12969829</text:p>
          </table:table-cell>
          <table:table-cell office:value-type="float" office:value="2029" calcext:value-type="float">
            <text:p>2029</text:p>
          </table:table-cell>
          <table:table-cell office:value-type="float" office:value="200158" calcext:value-type="float">
            <text:p>200158</text:p>
          </table:table-cell>
          <table:table-cell office:value-type="string" calcext:value-type="string">
            <text:p>?b</text:p>
          </table:table-cell>
          <table:table-cell table:formula="of:=[.G207]-[.F207]" office:value-type="float" office:value="198129" calcext:value-type="float">
            <text:p>1981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b <text:s/>&lt;influences&gt; <text:s/>?a <text:s text:c="2"/>=&gt; ?a <text:s/>&lt;hasAcademicAdvisor&gt; <text:s/>?b</text:p>
          </table:table-cell>
          <table:table-cell office:value-type="float" office:value="0.00003059" calcext:value-type="float">
            <text:p>0.00003059</text:p>
          </table:table-cell>
          <table:table-cell office:value-type="float" office:value="0.01489471" calcext:value-type="float">
            <text:p>0.01489471</text:p>
          </table:table-cell>
          <table:table-cell office:value-type="float" office:value="0.00207885" calcext:value-type="float">
            <text:p>0.00207885</text:p>
          </table:table-cell>
          <table:table-cell office:value-type="float" office:value="0.11372549" calcext:value-type="float">
            <text:p>0.11372549</text:p>
          </table:table-cell>
          <table:table-cell office:value-type="float" office:value="29" calcext:value-type="float">
            <text:p>29</text:p>
          </table:table-cell>
          <table:table-cell office:value-type="float" office:value="13950" calcext:value-type="float">
            <text:p>13950</text:p>
          </table:table-cell>
          <table:table-cell office:value-type="string" calcext:value-type="string">
            <text:p>?a</text:p>
          </table:table-cell>
          <table:table-cell table:formula="of:=[.G208]-[.F208]" office:value-type="float" office:value="13921" calcext:value-type="float">
            <text:p>139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exports&gt; <text:s/>?b <text:s text:c="2"/>=&gt; ?a <text:s/>&lt;imports&gt; <text:s/>?b</text:p>
          </table:table-cell>
          <table:table-cell office:value-type="float" office:value="0.00004641" calcext:value-type="float">
            <text:p>0.00004641</text:p>
          </table:table-cell>
          <table:table-cell office:value-type="float" office:value="0.13095238" calcext:value-type="float">
            <text:p>0.13095238</text:p>
          </table:table-cell>
          <table:table-cell office:value-type="float" office:value="0.08678501" calcext:value-type="float">
            <text:p>0.08678501</text:p>
          </table:table-cell>
          <table:table-cell office:value-type="float" office:value="0.10328638" calcext:value-type="float">
            <text:p>0.10328638</text:p>
          </table:table-cell>
          <table:table-cell office:value-type="float" office:value="44" calcext:value-type="float">
            <text:p>44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?a</text:p>
          </table:table-cell>
          <table:table-cell table:formula="of:=[.G209]-[.F209]" office:value-type="float" office:value="463" calcext:value-type="float">
            <text:p>4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dealsWith&gt; <text:s/>?a <text:s/>?e <text:s/>&lt;hasOfficialLanguage&gt; <text:s/>?b <text:s text:c="2"/>=&gt; ?a <text:s/>&lt;hasOfficialLanguage&gt; <text:s/>?b</text:p>
          </table:table-cell>
          <table:table-cell office:value-type="float" office:value="0.00005485" calcext:value-type="float">
            <text:p>0.00005485</text:p>
          </table:table-cell>
          <table:table-cell office:value-type="float" office:value="0.06475716" calcext:value-type="float">
            <text:p>0.06475716</text:p>
          </table:table-cell>
          <table:table-cell office:value-type="float" office:value="0.07784431" calcext:value-type="float">
            <text:p>0.07784431</text:p>
          </table:table-cell>
          <table:table-cell office:value-type="float" office:value="0.09647495" calcext:value-type="float">
            <text:p>0.09647495</text:p>
          </table:table-cell>
          <table:table-cell office:value-type="float" office:value="52" calcext:value-type="float">
            <text:p>52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?a</text:p>
          </table:table-cell>
          <table:table-cell table:formula="of:=[.G210]-[.F210]" office:value-type="float" office:value="616" calcext:value-type="float">
            <text:p>6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ealsWith&gt; <text:s/>?f <text:s/>?f <text:s/>&lt;exports&gt; <text:s/>?b <text:s text:c="2"/>=&gt; ?a <text:s/>&lt;imports&gt; <text:s/>?b</text:p>
          </table:table-cell>
          <table:table-cell office:value-type="float" office:value="0.00008755" calcext:value-type="float">
            <text:p>0.00008755</text:p>
          </table:table-cell>
          <table:table-cell office:value-type="float" office:value="0.24702381" calcext:value-type="float">
            <text:p>0.24702381</text:p>
          </table:table-cell>
          <table:table-cell office:value-type="float" office:value="0.0681445" calcext:value-type="float">
            <text:p>0.0681445</text:p>
          </table:table-cell>
          <table:table-cell office:value-type="float" office:value="0.09181416" calcext:value-type="float">
            <text:p>0.09181416</text:p>
          </table:table-cell>
          <table:table-cell office:value-type="float" office:value="83" calcext:value-type="float">
            <text:p>83</text:p>
          </table:table-cell>
          <table:table-cell office:value-type="float" office:value="1218" calcext:value-type="float">
            <text:p>1218</text:p>
          </table:table-cell>
          <table:table-cell office:value-type="string" calcext:value-type="string">
            <text:p>?a</text:p>
          </table:table-cell>
          <table:table-cell table:formula="of:=[.G211]-[.F211]" office:value-type="float" office:value="1135" calcext:value-type="float">
            <text:p>11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ealsWith&gt; <text:s/>?f <text:s/>?f <text:s/>&lt;hasOfficialLanguage&gt; <text:s/>?b <text:s text:c="2"/>=&gt; ?a <text:s/>&lt;hasOfficialLanguage&gt; <text:s/>?b</text:p>
          </table:table-cell>
          <table:table-cell office:value-type="float" office:value="0.00005907" calcext:value-type="float">
            <text:p>0.00005907</text:p>
          </table:table-cell>
          <table:table-cell office:value-type="float" office:value="0.06973848" calcext:value-type="float">
            <text:p>0.06973848</text:p>
          </table:table-cell>
          <table:table-cell office:value-type="float" office:value="0.06982544" calcext:value-type="float">
            <text:p>0.06982544</text:p>
          </table:table-cell>
          <table:table-cell office:value-type="float" office:value="0.08695652" calcext:value-type="float">
            <text:p>0.08695652</text:p>
          </table:table-cell>
          <table:table-cell office:value-type="float" office:value="56" calcext:value-type="float">
            <text:p>56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?a</text:p>
          </table:table-cell>
          <table:table-cell table:formula="of:=[.G212]-[.F212]" office:value-type="float" office:value="746" calcext:value-type="float">
            <text:p>7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ealsWith&gt; <text:s/>?f <text:s/>?f <text:s/>&lt;exports&gt; <text:s/>?b <text:s text:c="2"/>=&gt; ?a <text:s/>&lt;exports&gt; <text:s/>?b</text:p>
          </table:table-cell>
          <table:table-cell office:value-type="float" office:value="0.00009388" calcext:value-type="float">
            <text:p>0.00009388</text:p>
          </table:table-cell>
          <table:table-cell office:value-type="float" office:value="0.17554241" calcext:value-type="float">
            <text:p>0.17554241</text:p>
          </table:table-cell>
          <table:table-cell table:number-columns-repeated="2" office:value-type="float" office:value="0.07307061" calcext:value-type="float">
            <text:p>0.07307061</text:p>
          </table:table-cell>
          <table:table-cell office:value-type="float" office:value="89" calcext:value-type="float">
            <text:p>89</text:p>
          </table:table-cell>
          <table:table-cell office:value-type="float" office:value="1218" calcext:value-type="float">
            <text:p>1218</text:p>
          </table:table-cell>
          <table:table-cell office:value-type="string" calcext:value-type="string">
            <text:p>?b</text:p>
          </table:table-cell>
          <table:table-cell table:formula="of:=[.G213]-[.F213]" office:value-type="float" office:value="1129" calcext:value-type="float">
            <text:p>11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CitizenOf&gt; <text:s/>?a <text:s/>?e <text:s/>&lt;diedIn&gt; <text:s/>?b <text:s text:c="2"/>=&gt; ?a <text:s/>&lt;hasCapital&gt; <text:s/>?b</text:p>
          </table:table-cell>
          <table:table-cell office:value-type="float" office:value="0.00005063" calcext:value-type="float">
            <text:p>0.00005063</text:p>
          </table:table-cell>
          <table:table-cell office:value-type="float" office:value="0.02265219" calcext:value-type="float">
            <text:p>0.02265219</text:p>
          </table:table-cell>
          <table:table-cell office:value-type="float" office:value="0.06798867" calcext:value-type="float">
            <text:p>0.06798867</text:p>
          </table:table-cell>
          <table:table-cell office:value-type="float" office:value="0.07272727" calcext:value-type="float">
            <text:p>0.07272727</text:p>
          </table:table-cell>
          <table:table-cell office:value-type="float" office:value="48" calcext:value-type="float">
            <text:p>48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?a</text:p>
          </table:table-cell>
          <table:table-cell table:formula="of:=[.G214]-[.F214]" office:value-type="float" office:value="658" calcext:value-type="float">
            <text:p>6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CitizenOf&gt; <text:s/>?a <text:s/>?e <text:s/>&lt;livesIn&gt; <text:s/>?b <text:s text:c="2"/>=&gt; ?a <text:s/>&lt;hasCapital&gt; <text:s/>?b</text:p>
          </table:table-cell>
          <table:table-cell office:value-type="float" office:value="0.00004536" calcext:value-type="float">
            <text:p>0.00004536</text:p>
          </table:table-cell>
          <table:table-cell office:value-type="float" office:value="0.02029259" calcext:value-type="float">
            <text:p>0.02029259</text:p>
          </table:table-cell>
          <table:table-cell office:value-type="float" office:value="0.05858311" calcext:value-type="float">
            <text:p>0.05858311</text:p>
          </table:table-cell>
          <table:table-cell office:value-type="float" office:value="0.06574924" calcext:value-type="float">
            <text:p>0.06574924</text:p>
          </table:table-cell>
          <table:table-cell office:value-type="float" office:value="43" calcext:value-type="float">
            <text:p>43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?a</text:p>
          </table:table-cell>
          <table:table-cell table:formula="of:=[.G215]-[.F215]" office:value-type="float" office:value="691" calcext:value-type="float">
            <text:p>69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dealsWith&gt; <text:s/>?a <text:s/>?e <text:s/>&lt;imports&gt; <text:s/>?b <text:s text:c="2"/>=&gt; ?a <text:s/>&lt;exports&gt; <text:s/>?b</text:p>
          </table:table-cell>
          <table:table-cell office:value-type="float" office:value="0.00004747" calcext:value-type="float">
            <text:p>0.00004747</text:p>
          </table:table-cell>
          <table:table-cell office:value-type="float" office:value="0.0887574" calcext:value-type="float">
            <text:p>0.0887574</text:p>
          </table:table-cell>
          <table:table-cell office:value-type="float" office:value="0.05569307" calcext:value-type="float">
            <text:p>0.05569307</text:p>
          </table:table-cell>
          <table:table-cell office:value-type="float" office:value="0.0647482" calcext:value-type="float">
            <text:p>0.0647482</text:p>
          </table:table-cell>
          <table:table-cell office:value-type="float" office:value="45" calcext:value-type="float">
            <text:p>45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?b</text:p>
          </table:table-cell>
          <table:table-cell table:formula="of:=[.G216]-[.F216]" office:value-type="float" office:value="763" calcext:value-type="float">
            <text:p>7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livesIn&gt; <text:s/>?a <text:s/>?e <text:s/>&lt;livesIn&gt; <text:s/>?b <text:s text:c="2"/>=&gt; ?a <text:s/>&lt;hasCapital&gt; <text:s/>?b</text:p>
          </table:table-cell>
          <table:table-cell office:value-type="float" office:value="0.00010443" calcext:value-type="float">
            <text:p>0.00010443</text:p>
          </table:table-cell>
          <table:table-cell office:value-type="float" office:value="0.04672015" calcext:value-type="float">
            <text:p>0.04672015</text:p>
          </table:table-cell>
          <table:table-cell office:value-type="float" office:value="0.01074335" calcext:value-type="float">
            <text:p>0.01074335</text:p>
          </table:table-cell>
          <table:table-cell office:value-type="float" office:value="0.06436931" calcext:value-type="float">
            <text:p>0.06436931</text:p>
          </table:table-cell>
          <table:table-cell office:value-type="float" office:value="99" calcext:value-type="float">
            <text:p>99</text:p>
          </table:table-cell>
          <table:table-cell office:value-type="float" office:value="9215" calcext:value-type="float">
            <text:p>9215</text:p>
          </table:table-cell>
          <table:table-cell office:value-type="string" calcext:value-type="string">
            <text:p>?a</text:p>
          </table:table-cell>
          <table:table-cell table:formula="of:=[.G217]-[.F217]" office:value-type="float" office:value="9116" calcext:value-type="float">
            <text:p>91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mports&gt; <text:s/>?f <text:s/>?b <text:s/>&lt;exports&gt; <text:s/>?f <text:s text:c="2"/>=&gt; ?a <text:s/>&lt;dealsWith&gt; <text:s/>?b</text:p>
          </table:table-cell>
          <table:table-cell office:value-type="float" office:value="0.00012658" calcext:value-type="float">
            <text:p>0.00012658</text:p>
          </table:table-cell>
          <table:table-cell office:value-type="float" office:value="0.17416546" calcext:value-type="float">
            <text:p>0.17416546</text:p>
          </table:table-cell>
          <table:table-cell office:value-type="float" office:value="0.04995837" calcext:value-type="float">
            <text:p>0.04995837</text:p>
          </table:table-cell>
          <table:table-cell office:value-type="float" office:value="0.06413683" calcext:value-type="float">
            <text:p>0.06413683</text:p>
          </table:table-cell>
          <table:table-cell office:value-type="float" office:value="120" calcext:value-type="float">
            <text:p>120</text:p>
          </table:table-cell>
          <table:table-cell office:value-type="float" office:value="2402" calcext:value-type="float">
            <text:p>2402</text:p>
          </table:table-cell>
          <table:table-cell office:value-type="string" calcext:value-type="string">
            <text:p>?a</text:p>
          </table:table-cell>
          <table:table-cell table:formula="of:=[.G218]-[.F218]" office:value-type="float" office:value="2282" calcext:value-type="float">
            <text:p>228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CitizenOf&gt; <text:s/>?a <text:s/>?e <text:s/>&lt;isLocatedIn&gt; <text:s/>?b <text:s text:c="2"/>=&gt; ?a <text:s/>&lt;hasCapital&gt; <text:s/>?b</text:p>
          </table:table-cell>
          <table:table-cell office:value-type="float" office:value="0.00003692" calcext:value-type="float">
            <text:p>0.00003692</text:p>
          </table:table-cell>
          <table:table-cell office:value-type="float" office:value="0.01651723" calcext:value-type="float">
            <text:p>0.01651723</text:p>
          </table:table-cell>
          <table:table-cell office:value-type="float" office:value="0.06013746" calcext:value-type="float">
            <text:p>0.06013746</text:p>
          </table:table-cell>
          <table:table-cell office:value-type="float" office:value="0.06410256" calcext:value-type="float">
            <text:p>0.06410256</text:p>
          </table:table-cell>
          <table:table-cell office:value-type="float" office:value="35" calcext:value-type="float">
            <text:p>35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?a</text:p>
          </table:table-cell>
          <table:table-cell table:formula="of:=[.G219]-[.F219]" office:value-type="float" office:value="547" calcext:value-type="float">
            <text:p>5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livesIn&gt; <text:s/>?a <text:s/>?e <text:s/>&lt;wasBornIn&gt; <text:s/>?b <text:s text:c="2"/>=&gt; ?a <text:s/>&lt;hasCapital&gt; <text:s/>?b</text:p>
          </table:table-cell>
          <table:table-cell office:value-type="float" office:value="0.00004536" calcext:value-type="float">
            <text:p>0.00004536</text:p>
          </table:table-cell>
          <table:table-cell office:value-type="float" office:value="0.02029259" calcext:value-type="float">
            <text:p>0.02029259</text:p>
          </table:table-cell>
          <table:table-cell office:value-type="float" office:value="0.01147279" calcext:value-type="float">
            <text:p>0.01147279</text:p>
          </table:table-cell>
          <table:table-cell office:value-type="float" office:value="0.0625" calcext:value-type="float">
            <text:p>0.0625</text:p>
          </table:table-cell>
          <table:table-cell office:value-type="float" office:value="43" calcext:value-type="float">
            <text:p>43</text:p>
          </table:table-cell>
          <table:table-cell office:value-type="float" office:value="3748" calcext:value-type="float">
            <text:p>3748</text:p>
          </table:table-cell>
          <table:table-cell office:value-type="string" calcext:value-type="string">
            <text:p>?a</text:p>
          </table:table-cell>
          <table:table-cell table:formula="of:=[.G220]-[.F220]" office:value-type="float" office:value="3705" calcext:value-type="float">
            <text:p>37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dealsWith&gt; <text:s/>?a <text:s/>?e <text:s/>&lt;hasCurrency&gt; <text:s/>?b <text:s text:c="2"/>=&gt; ?a <text:s/>&lt;hasCurrency&gt; <text:s/>?b</text:p>
          </table:table-cell>
          <table:table-cell office:value-type="float" office:value="0.00000844" calcext:value-type="float">
            <text:p>0.00000844</text:p>
          </table:table-cell>
          <table:table-cell office:value-type="float" office:value="0.02139037" calcext:value-type="float">
            <text:p>0.02139037</text:p>
          </table:table-cell>
          <table:table-cell office:value-type="float" office:value="0.02749141" calcext:value-type="float">
            <text:p>0.02749141</text:p>
          </table:table-cell>
          <table:table-cell office:value-type="float" office:value="0.05970149" calcext:value-type="float">
            <text:p>0.05970149</text:p>
          </table:table-cell>
          <table:table-cell office:value-type="float" office:value="8" calcext:value-type="float">
            <text:p>8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?a</text:p>
          </table:table-cell>
          <table:table-cell table:formula="of:=[.G221]-[.F221]" office:value-type="float" office:value="283" calcext:value-type="float">
            <text:p>28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participatedIn&gt; <text:s/>?f <text:s/>?b <text:s/>&lt;participatedIn&gt; <text:s/>?f <text:s text:c="2"/>=&gt; ?a <text:s/>&lt;dealsWith&gt; <text:s/>?b</text:p>
          </table:table-cell>
          <table:table-cell office:value-type="float" office:value="0.00025632" calcext:value-type="float">
            <text:p>0.00025632</text:p>
          </table:table-cell>
          <table:table-cell office:value-type="float" office:value="0.35268505" calcext:value-type="float">
            <text:p>0.35268505</text:p>
          </table:table-cell>
          <table:table-cell office:value-type="float" office:value="0.01290974" calcext:value-type="float">
            <text:p>0.01290974</text:p>
          </table:table-cell>
          <table:table-cell office:value-type="float" office:value="0.05834334" calcext:value-type="float">
            <text:p>0.05834334</text:p>
          </table:table-cell>
          <table:table-cell office:value-type="float" office:value="243" calcext:value-type="float">
            <text:p>243</text:p>
          </table:table-cell>
          <table:table-cell office:value-type="float" office:value="18823" calcext:value-type="float">
            <text:p>18823</text:p>
          </table:table-cell>
          <table:table-cell office:value-type="string" calcext:value-type="string">
            <text:p>?a</text:p>
          </table:table-cell>
          <table:table-cell table:formula="of:=[.G222]-[.F222]" office:value-type="float" office:value="18580" calcext:value-type="float">
            <text:p>1858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b <text:s/>&lt;dealsWith&gt; <text:s/>?f <text:s/>?f <text:s/>&lt;dealsWith&gt; <text:s/>?a <text:s text:c="2"/>=&gt; ?a <text:s/>&lt;dealsWith&gt; <text:s/>?b</text:p>
          </table:table-cell>
          <table:table-cell office:value-type="float" office:value="0.00007489" calcext:value-type="float">
            <text:p>0.00007489</text:p>
          </table:table-cell>
          <table:table-cell office:value-type="float" office:value="0.1030479" calcext:value-type="float">
            <text:p>0.1030479</text:p>
          </table:table-cell>
          <table:table-cell office:value-type="float" office:value="0.04361179" calcext:value-type="float">
            <text:p>0.04361179</text:p>
          </table:table-cell>
          <table:table-cell office:value-type="float" office:value="0.05577376" calcext:value-type="float">
            <text:p>0.05577376</text:p>
          </table:table-cell>
          <table:table-cell office:value-type="float" office:value="71" calcext:value-type="float">
            <text:p>71</text:p>
          </table:table-cell>
          <table:table-cell office:value-type="float" office:value="1628" calcext:value-type="float">
            <text:p>1628</text:p>
          </table:table-cell>
          <table:table-cell office:value-type="string" calcext:value-type="string">
            <text:p>?a</text:p>
          </table:table-cell>
          <table:table-cell table:formula="of:=[.G223]-[.F223]" office:value-type="float" office:value="1557" calcext:value-type="float">
            <text:p>15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dealsWith&gt; <text:s/>?a <text:s/>?b <text:s/>&lt;dealsWith&gt; <text:s/>?e <text:s text:c="2"/>=&gt; ?a <text:s/>&lt;dealsWith&gt; <text:s/>?b</text:p>
          </table:table-cell>
          <table:table-cell office:value-type="float" office:value="0.00007489" calcext:value-type="float">
            <text:p>0.00007489</text:p>
          </table:table-cell>
          <table:table-cell office:value-type="float" office:value="0.1030479" calcext:value-type="float">
            <text:p>0.1030479</text:p>
          </table:table-cell>
          <table:table-cell office:value-type="float" office:value="0.04361179" calcext:value-type="float">
            <text:p>0.04361179</text:p>
          </table:table-cell>
          <table:table-cell office:value-type="float" office:value="0.05577376" calcext:value-type="float">
            <text:p>0.05577376</text:p>
          </table:table-cell>
          <table:table-cell office:value-type="float" office:value="71" calcext:value-type="float">
            <text:p>71</text:p>
          </table:table-cell>
          <table:table-cell office:value-type="float" office:value="1628" calcext:value-type="float">
            <text:p>1628</text:p>
          </table:table-cell>
          <table:table-cell office:value-type="string" calcext:value-type="string">
            <text:p>?a</text:p>
          </table:table-cell>
          <table:table-cell table:formula="of:=[.G224]-[.F224]" office:value-type="float" office:value="1557" calcext:value-type="float">
            <text:p>15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ealsWith&gt; <text:s/>?f <text:s/>?f <text:s/>&lt;imports&gt; <text:s/>?b <text:s text:c="2"/>=&gt; ?a <text:s/>&lt;exports&gt; <text:s/>?b</text:p>
          </table:table-cell>
          <table:table-cell office:value-type="float" office:value="0.00005485" calcext:value-type="float">
            <text:p>0.00005485</text:p>
          </table:table-cell>
          <table:table-cell office:value-type="float" office:value="0.1025641" calcext:value-type="float">
            <text:p>0.1025641</text:p>
          </table:table-cell>
          <table:table-cell office:value-type="float" office:value="0.04957102" calcext:value-type="float">
            <text:p>0.04957102</text:p>
          </table:table-cell>
          <table:table-cell office:value-type="float" office:value="0.05450734" calcext:value-type="float">
            <text:p>0.05450734</text:p>
          </table:table-cell>
          <table:table-cell office:value-type="float" office:value="52" calcext:value-type="float">
            <text:p>52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?b</text:p>
          </table:table-cell>
          <table:table-cell table:formula="of:=[.G225]-[.F225]" office:value-type="float" office:value="997" calcext:value-type="float">
            <text:p>9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ealsWith&gt; <text:s/>?f <text:s/>?f <text:s/>&lt;hasCurrency&gt; <text:s/>?b <text:s text:c="2"/>=&gt; ?a <text:s/>&lt;hasCurrency&gt; <text:s/>?b</text:p>
          </table:table-cell>
          <table:table-cell office:value-type="float" office:value="0.00000738" calcext:value-type="float">
            <text:p>0.00000738</text:p>
          </table:table-cell>
          <table:table-cell office:value-type="float" office:value="0.01871658" calcext:value-type="float">
            <text:p>0.01871658</text:p>
          </table:table-cell>
          <table:table-cell office:value-type="float" office:value="0.02389078" calcext:value-type="float">
            <text:p>0.02389078</text:p>
          </table:table-cell>
          <table:table-cell office:value-type="float" office:value="0.05035971" calcext:value-type="float">
            <text:p>0.05035971</text:p>
          </table:table-cell>
          <table:table-cell office:value-type="float" office:value="7" calcext:value-type="float">
            <text:p>7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?a</text:p>
          </table:table-cell>
          <table:table-cell table:formula="of:=[.G226]-[.F226]" office:value-type="float" office:value="286" calcext:value-type="float">
            <text:p>2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dealsWith&gt; <text:s/>?a <text:s/>?e <text:s/>&lt;exports&gt; <text:s/>?b <text:s text:c="2"/>=&gt; ?a <text:s/>&lt;exports&gt; <text:s/>?b</text:p>
          </table:table-cell>
          <table:table-cell office:value-type="float" office:value="0.00007806" calcext:value-type="float">
            <text:p>0.00007806</text:p>
          </table:table-cell>
          <table:table-cell office:value-type="float" office:value="0.14595661" calcext:value-type="float">
            <text:p>0.14595661</text:p>
          </table:table-cell>
          <table:table-cell table:number-columns-repeated="2" office:value-type="float" office:value="0.0490391" calcext:value-type="float">
            <text:p>0.0490391</text:p>
          </table:table-cell>
          <table:table-cell office:value-type="float" office:value="74" calcext:value-type="float">
            <text:p>74</text:p>
          </table:table-cell>
          <table:table-cell office:value-type="float" office:value="1509" calcext:value-type="float">
            <text:p>1509</text:p>
          </table:table-cell>
          <table:table-cell office:value-type="string" calcext:value-type="string">
            <text:p>?b</text:p>
          </table:table-cell>
          <table:table-cell table:formula="of:=[.G227]-[.F227]" office:value-type="float" office:value="1435" calcext:value-type="float">
            <text:p>14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CitizenOf&gt; <text:s/>?a <text:s/>?e <text:s/>&lt;wasBornIn&gt; <text:s/>?b <text:s text:c="2"/>=&gt; ?a <text:s/>&lt;hasCapital&gt; <text:s/>?b</text:p>
          </table:table-cell>
          <table:table-cell office:value-type="float" office:value="0.00006856" calcext:value-type="float">
            <text:p>0.00006856</text:p>
          </table:table-cell>
          <table:table-cell office:value-type="float" office:value="0.03067485" calcext:value-type="float">
            <text:p>0.03067485</text:p>
          </table:table-cell>
          <table:table-cell office:value-type="float" office:value="0.04513889" calcext:value-type="float">
            <text:p>0.04513889</text:p>
          </table:table-cell>
          <table:table-cell office:value-type="float" office:value="0.04772394" calcext:value-type="float">
            <text:p>0.04772394</text:p>
          </table:table-cell>
          <table:table-cell office:value-type="float" office:value="65" calcext:value-type="float">
            <text:p>65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?a</text:p>
          </table:table-cell>
          <table:table-cell table:formula="of:=[.G228]-[.F228]" office:value-type="float" office:value="1375" calcext:value-type="float">
            <text:p>13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b <text:s/>&lt;dealsWith&gt; <text:s/>?f <text:s/>?a <text:s/>&lt;dealsWith&gt; <text:s/>?f <text:s text:c="2"/>=&gt; ?a <text:s/>&lt;dealsWith&gt; <text:s/>?b</text:p>
          </table:table-cell>
          <table:table-cell office:value-type="float" office:value="0.0004715" calcext:value-type="float">
            <text:p>0.0004715</text:p>
          </table:table-cell>
          <table:table-cell office:value-type="float" office:value="0.64876633" calcext:value-type="float">
            <text:p>0.64876633</text:p>
          </table:table-cell>
          <table:table-cell table:number-columns-repeated="2" office:value-type="float" office:value="0.04769526" calcext:value-type="float">
            <text:p>0.04769526</text:p>
          </table:table-cell>
          <table:table-cell office:value-type="float" office:value="447" calcext:value-type="float">
            <text:p>447</text:p>
          </table:table-cell>
          <table:table-cell office:value-type="float" office:value="9372" calcext:value-type="float">
            <text:p>9372</text:p>
          </table:table-cell>
          <table:table-cell office:value-type="string" calcext:value-type="string">
            <text:p>?a</text:p>
          </table:table-cell>
          <table:table-cell table:formula="of:=[.G229]-[.F229]" office:value-type="float" office:value="8925" calcext:value-type="float">
            <text:p>89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livesIn&gt; <text:s/>?a <text:s/>?e <text:s/>&lt;livesIn&gt; <text:s/>?b <text:s text:c="2"/>=&gt; ?a <text:s/>&lt;dealsWith&gt; <text:s/>?b</text:p>
          </table:table-cell>
          <table:table-cell office:value-type="float" office:value="0.00003797" calcext:value-type="float">
            <text:p>0.00003797</text:p>
          </table:table-cell>
          <table:table-cell office:value-type="float" office:value="0.05224964" calcext:value-type="float">
            <text:p>0.05224964</text:p>
          </table:table-cell>
          <table:table-cell office:value-type="float" office:value="0.00390667" calcext:value-type="float">
            <text:p>0.00390667</text:p>
          </table:table-cell>
          <table:table-cell office:value-type="float" office:value="0.04528302" calcext:value-type="float">
            <text:p>0.04528302</text:p>
          </table:table-cell>
          <table:table-cell office:value-type="float" office:value="36" calcext:value-type="float">
            <text:p>36</text:p>
          </table:table-cell>
          <table:table-cell office:value-type="float" office:value="9215" calcext:value-type="float">
            <text:p>9215</text:p>
          </table:table-cell>
          <table:table-cell office:value-type="string" calcext:value-type="string">
            <text:p>?a</text:p>
          </table:table-cell>
          <table:table-cell table:formula="of:=[.G230]-[.F230]" office:value-type="float" office:value="9179" calcext:value-type="float">
            <text:p>91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nfluences&gt; <text:s/>?f <text:s/>?b <text:s/>&lt;influences&gt; <text:s/>?f <text:s text:c="2"/>=&gt; ?a <text:s/>&lt;influences&gt; <text:s/>?b</text:p>
          </table:table-cell>
          <table:table-cell office:value-type="float" office:value="0.00199041" calcext:value-type="float">
            <text:p>0.00199041</text:p>
          </table:table-cell>
          <table:table-cell office:value-type="float" office:value="0.13526882" calcext:value-type="float">
            <text:p>0.13526882</text:p>
          </table:table-cell>
          <table:table-cell office:value-type="float" office:value="0.02812262" calcext:value-type="float">
            <text:p>0.02812262</text:p>
          </table:table-cell>
          <table:table-cell office:value-type="float" office:value="0.04357666" calcext:value-type="float">
            <text:p>0.04357666</text:p>
          </table:table-cell>
          <table:table-cell office:value-type="float" office:value="1887" calcext:value-type="float">
            <text:p>1887</text:p>
          </table:table-cell>
          <table:table-cell office:value-type="float" office:value="67099" calcext:value-type="float">
            <text:p>67099</text:p>
          </table:table-cell>
          <table:table-cell office:value-type="string" calcext:value-type="string">
            <text:p>?b</text:p>
          </table:table-cell>
          <table:table-cell table:formula="of:=[.G231]-[.F231]" office:value-type="float" office:value="65212" calcext:value-type="float">
            <text:p>652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nfluences&gt; <text:s/>?f <text:s/>?f <text:s/>&lt;influences&gt; <text:s/>?b <text:s text:c="2"/>=&gt; ?a <text:s/>&lt;influences&gt; <text:s/>?b</text:p>
          </table:table-cell>
          <table:table-cell office:value-type="float" office:value="0.00261064" calcext:value-type="float">
            <text:p>0.00261064</text:p>
          </table:table-cell>
          <table:table-cell office:value-type="float" office:value="0.17741935" calcext:value-type="float">
            <text:p>0.17741935</text:p>
          </table:table-cell>
          <table:table-cell table:number-columns-repeated="2" office:value-type="float" office:value="0.04255502" calcext:value-type="float">
            <text:p>0.04255502</text:p>
          </table:table-cell>
          <table:table-cell office:value-type="float" office:value="2475" calcext:value-type="float">
            <text:p>2475</text:p>
          </table:table-cell>
          <table:table-cell office:value-type="float" office:value="58160" calcext:value-type="float">
            <text:p>58160</text:p>
          </table:table-cell>
          <table:table-cell office:value-type="string" calcext:value-type="string">
            <text:p>?b</text:p>
          </table:table-cell>
          <table:table-cell table:formula="of:=[.G232]-[.F232]" office:value-type="float" office:value="55685" calcext:value-type="float">
            <text:p>556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exports&gt; <text:s/>?f <text:s/>?b <text:s/>&lt;imports&gt; <text:s/>?f <text:s text:c="2"/>=&gt; ?a <text:s/>&lt;dealsWith&gt; <text:s/>?b</text:p>
          </table:table-cell>
          <table:table-cell office:value-type="float" office:value="0.00008966" calcext:value-type="float">
            <text:p>0.00008966</text:p>
          </table:table-cell>
          <table:table-cell office:value-type="float" office:value="0.1233672" calcext:value-type="float">
            <text:p>0.1233672</text:p>
          </table:table-cell>
          <table:table-cell office:value-type="float" office:value="0.03538718" calcext:value-type="float">
            <text:p>0.03538718</text:p>
          </table:table-cell>
          <table:table-cell office:value-type="float" office:value="0.04214179" calcext:value-type="float">
            <text:p>0.04214179</text:p>
          </table:table-cell>
          <table:table-cell office:value-type="float" office:value="85" calcext:value-type="float">
            <text:p>85</text:p>
          </table:table-cell>
          <table:table-cell office:value-type="float" office:value="2402" calcext:value-type="float">
            <text:p>2402</text:p>
          </table:table-cell>
          <table:table-cell office:value-type="string" calcext:value-type="string">
            <text:p>?a</text:p>
          </table:table-cell>
          <table:table-cell table:formula="of:=[.G233]-[.F233]" office:value-type="float" office:value="2317" calcext:value-type="float">
            <text:p>23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exports&gt; <text:s/>?f <text:s/>?b <text:s/>&lt;exports&gt; <text:s/>?f <text:s text:c="2"/>=&gt; ?a <text:s/>&lt;dealsWith&gt; <text:s/>?b</text:p>
          </table:table-cell>
          <table:table-cell office:value-type="float" office:value="0.00010654" calcext:value-type="float">
            <text:p>0.00010654</text:p>
          </table:table-cell>
          <table:table-cell office:value-type="float" office:value="0.14658926" calcext:value-type="float">
            <text:p>0.14658926</text:p>
          </table:table-cell>
          <table:table-cell office:value-type="float" office:value="0.03208386" calcext:value-type="float">
            <text:p>0.03208386</text:p>
          </table:table-cell>
          <table:table-cell office:value-type="float" office:value="0.04211843" calcext:value-type="float">
            <text:p>0.04211843</text:p>
          </table:table-cell>
          <table:table-cell office:value-type="float" office:value="101" calcext:value-type="float">
            <text:p>101</text:p>
          </table:table-cell>
          <table:table-cell office:value-type="float" office:value="3148" calcext:value-type="float">
            <text:p>3148</text:p>
          </table:table-cell>
          <table:table-cell office:value-type="string" calcext:value-type="string">
            <text:p>?a</text:p>
          </table:table-cell>
          <table:table-cell table:formula="of:=[.G234]-[.F234]" office:value-type="float" office:value="3047" calcext:value-type="float">
            <text:p>30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mports&gt; <text:s/>?f <text:s/>?b <text:s/>&lt;imports&gt; <text:s/>?f <text:s text:c="2"/>=&gt; ?a <text:s/>&lt;dealsWith&gt; <text:s/>?b</text:p>
          </table:table-cell>
          <table:table-cell office:value-type="float" office:value="0.00018143" calcext:value-type="float">
            <text:p>0.00018143</text:p>
          </table:table-cell>
          <table:table-cell office:value-type="float" office:value="0.24963716" calcext:value-type="float">
            <text:p>0.24963716</text:p>
          </table:table-cell>
          <table:table-cell office:value-type="float" office:value="0.03193465" calcext:value-type="float">
            <text:p>0.03193465</text:p>
          </table:table-cell>
          <table:table-cell office:value-type="float" office:value="0.04154589" calcext:value-type="float">
            <text:p>0.04154589</text:p>
          </table:table-cell>
          <table:table-cell office:value-type="float" office:value="172" calcext:value-type="float">
            <text:p>172</text:p>
          </table:table-cell>
          <table:table-cell office:value-type="float" office:value="5386" calcext:value-type="float">
            <text:p>5386</text:p>
          </table:table-cell>
          <table:table-cell office:value-type="string" calcext:value-type="string">
            <text:p>?a</text:p>
          </table:table-cell>
          <table:table-cell table:formula="of:=[.G235]-[.F235]" office:value-type="float" office:value="5214" calcext:value-type="float">
            <text:p>52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livesIn&gt; <text:s/>?b <text:s/>?e <text:s/>&lt;isCitizenOf&gt; <text:s/>?a <text:s text:c="2"/>=&gt; ?a <text:s/>&lt;dealsWith&gt; <text:s/>?b</text:p>
          </table:table-cell>
          <table:table-cell office:value-type="float" office:value="0.00002426" calcext:value-type="float">
            <text:p>0.00002426</text:p>
          </table:table-cell>
          <table:table-cell office:value-type="float" office:value="0.03338171" calcext:value-type="float">
            <text:p>0.03338171</text:p>
          </table:table-cell>
          <table:table-cell office:value-type="float" office:value="0.03133515" calcext:value-type="float">
            <text:p>0.03133515</text:p>
          </table:table-cell>
          <table:table-cell office:value-type="float" office:value="0.04144144" calcext:value-type="float">
            <text:p>0.04144144</text:p>
          </table:table-cell>
          <table:table-cell office:value-type="float" office:value="23" calcext:value-type="float">
            <text:p>23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?a</text:p>
          </table:table-cell>
          <table:table-cell table:formula="of:=[.G236]-[.F236]" office:value-type="float" office:value="711" calcext:value-type="float">
            <text:p>7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dealsWith&gt; <text:s/>?a <text:s/>?e <text:s/>&lt;participatedIn&gt; <text:s/>?b <text:s text:c="2"/>=&gt; ?a <text:s/>&lt;participatedIn&gt; <text:s/>?b</text:p>
          </table:table-cell>
          <table:table-cell office:value-type="float" office:value="0.00086283" calcext:value-type="float">
            <text:p>0.00086283</text:p>
          </table:table-cell>
          <table:table-cell office:value-type="float" office:value="0.05837437" calcext:value-type="float">
            <text:p>0.05837437</text:p>
          </table:table-cell>
          <table:table-cell table:number-columns-repeated="2" office:value-type="float" office:value="0.03884325" calcext:value-type="float">
            <text:p>0.03884325</text:p>
          </table:table-cell>
          <table:table-cell office:value-type="float" office:value="818" calcext:value-type="float">
            <text:p>818</text:p>
          </table:table-cell>
          <table:table-cell office:value-type="float" office:value="21059" calcext:value-type="float">
            <text:p>21059</text:p>
          </table:table-cell>
          <table:table-cell office:value-type="string" calcext:value-type="string">
            <text:p>?b</text:p>
          </table:table-cell>
          <table:table-cell table:formula="of:=[.G237]-[.F237]" office:value-type="float" office:value="20241" calcext:value-type="float">
            <text:p>2024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dealsWith&gt; <text:s/>?a <text:s/>?e <text:s/>&lt;exports&gt; <text:s/>?b <text:s text:c="2"/>=&gt; ?a <text:s/>&lt;imports&gt; <text:s/>?b</text:p>
          </table:table-cell>
          <table:table-cell office:value-type="float" office:value="0.00004219" calcext:value-type="float">
            <text:p>0.00004219</text:p>
          </table:table-cell>
          <table:table-cell office:value-type="float" office:value="0.11904762" calcext:value-type="float">
            <text:p>0.11904762</text:p>
          </table:table-cell>
          <table:table-cell office:value-type="float" office:value="0.02650762" calcext:value-type="float">
            <text:p>0.02650762</text:p>
          </table:table-cell>
          <table:table-cell office:value-type="float" office:value="0.03831418" calcext:value-type="float">
            <text:p>0.03831418</text:p>
          </table:table-cell>
          <table:table-cell office:value-type="float" office:value="40" calcext:value-type="float">
            <text:p>40</text:p>
          </table:table-cell>
          <table:table-cell office:value-type="float" office:value="1509" calcext:value-type="float">
            <text:p>1509</text:p>
          </table:table-cell>
          <table:table-cell office:value-type="string" calcext:value-type="string">
            <text:p>?a</text:p>
          </table:table-cell>
          <table:table-cell table:formula="of:=[.G238]-[.F238]" office:value-type="float" office:value="1469" calcext:value-type="float">
            <text:p>14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hasCurrency&gt; <text:s/>?f <text:s/>?b <text:s/>&lt;hasCurrency&gt; <text:s/>?f <text:s text:c="2"/>=&gt; ?a <text:s/>&lt;dealsWith&gt; <text:s/>?b</text:p>
          </table:table-cell>
          <table:table-cell office:value-type="float" office:value="0.00000949" calcext:value-type="float">
            <text:p>0.00000949</text:p>
          </table:table-cell>
          <table:table-cell office:value-type="float" office:value="0.01306241" calcext:value-type="float">
            <text:p>0.01306241</text:p>
          </table:table-cell>
          <table:table-cell office:value-type="float" office:value="0.00485699" calcext:value-type="float">
            <text:p>0.00485699</text:p>
          </table:table-cell>
          <table:table-cell office:value-type="float" office:value="0.03061224" calcext:value-type="float">
            <text:p>0.03061224</text:p>
          </table:table-cell>
          <table:table-cell office:value-type="float" office:value="9" calcext:value-type="float">
            <text:p>9</text:p>
          </table:table-cell>
          <table:table-cell office:value-type="float" office:value="1853" calcext:value-type="float">
            <text:p>1853</text:p>
          </table:table-cell>
          <table:table-cell office:value-type="string" calcext:value-type="string">
            <text:p>?a</text:p>
          </table:table-cell>
          <table:table-cell table:formula="of:=[.G239]-[.F239]" office:value-type="float" office:value="1844" calcext:value-type="float">
            <text:p>18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created&gt; <text:s/>?a <text:s/>?e <text:s/>&lt;created&gt; <text:s/>?b <text:s text:c="2"/>=&gt; ?a <text:s/>&lt;hasChild&gt; <text:s/>?b</text:p>
          </table:table-cell>
          <table:table-cell office:value-type="float" office:value="0.00019303" calcext:value-type="float">
            <text:p>0.00019303</text:p>
          </table:table-cell>
          <table:table-cell office:value-type="float" office:value="0.0158373" calcext:value-type="float">
            <text:p>0.0158373</text:p>
          </table:table-cell>
          <table:table-cell office:value-type="float" office:value="0.00004374" calcext:value-type="float">
            <text:p>0.00004374</text:p>
          </table:table-cell>
          <table:table-cell office:value-type="float" office:value="0.02801592" calcext:value-type="float">
            <text:p>0.02801592</text:p>
          </table:table-cell>
          <table:table-cell office:value-type="float" office:value="183" calcext:value-type="float">
            <text:p>183</text:p>
          </table:table-cell>
          <table:table-cell office:value-type="float" office:value="4184022" calcext:value-type="float">
            <text:p>4184022</text:p>
          </table:table-cell>
          <table:table-cell office:value-type="string" calcext:value-type="string">
            <text:p>?b</text:p>
          </table:table-cell>
          <table:table-cell table:formula="of:=[.G240]-[.F240]" office:value-type="float" office:value="4183839" calcext:value-type="float">
            <text:p>41838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created&gt; <text:s/>?a <text:s/>?e <text:s/>&lt;created&gt; <text:s/>?b <text:s text:c="2"/>=&gt; ?a <text:s/>&lt;isMarriedTo&gt; <text:s/>?b</text:p>
          </table:table-cell>
          <table:table-cell office:value-type="float" office:value="0.00021413" calcext:value-type="float">
            <text:p>0.00021413</text:p>
          </table:table-cell>
          <table:table-cell office:value-type="float" office:value="0.01692654" calcext:value-type="float">
            <text:p>0.01692654</text:p>
          </table:table-cell>
          <table:table-cell office:value-type="float" office:value="0.00004852" calcext:value-type="float">
            <text:p>0.00004852</text:p>
          </table:table-cell>
          <table:table-cell office:value-type="float" office:value="0.02545135" calcext:value-type="float">
            <text:p>0.02545135</text:p>
          </table:table-cell>
          <table:table-cell office:value-type="float" office:value="203" calcext:value-type="float">
            <text:p>203</text:p>
          </table:table-cell>
          <table:table-cell office:value-type="float" office:value="4184022" calcext:value-type="float">
            <text:p>4184022</text:p>
          </table:table-cell>
          <table:table-cell office:value-type="string" calcext:value-type="string">
            <text:p>?b</text:p>
          </table:table-cell>
          <table:table-cell table:formula="of:=[.G241]-[.F241]" office:value-type="float" office:value="4183819" calcext:value-type="float">
            <text:p>41838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created&gt; <text:s/>?f <text:s/>?b <text:s/>&lt;created&gt; <text:s/>?f <text:s text:c="2"/>=&gt; ?a <text:s/>&lt;isMarriedTo&gt; <text:s/>?b</text:p>
          </table:table-cell>
          <table:table-cell office:value-type="float" office:value="0.00014978" calcext:value-type="float">
            <text:p>0.00014978</text:p>
          </table:table-cell>
          <table:table-cell office:value-type="float" office:value="0.01184024" calcext:value-type="float">
            <text:p>0.01184024</text:p>
          </table:table-cell>
          <table:table-cell office:value-type="float" office:value="0.00102797" calcext:value-type="float">
            <text:p>0.00102797</text:p>
          </table:table-cell>
          <table:table-cell office:value-type="float" office:value="0.02368245" calcext:value-type="float">
            <text:p>0.02368245</text:p>
          </table:table-cell>
          <table:table-cell office:value-type="float" office:value="142" calcext:value-type="float">
            <text:p>142</text:p>
          </table:table-cell>
          <table:table-cell office:value-type="float" office:value="138136" calcext:value-type="float">
            <text:p>138136</text:p>
          </table:table-cell>
          <table:table-cell office:value-type="string" calcext:value-type="string">
            <text:p>?b</text:p>
          </table:table-cell>
          <table:table-cell table:formula="of:=[.G242]-[.F242]" office:value-type="float" office:value="137994" calcext:value-type="float">
            <text:p>1379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nfluences&gt; <text:s/>?f <text:s/>?f <text:s/>&lt;isInterestedIn&gt; <text:s/>?b <text:s text:c="2"/>=&gt; ?a <text:s/>&lt;isInterestedIn&gt; <text:s/>?b</text:p>
          </table:table-cell>
          <table:table-cell office:value-type="float" office:value="0.00002426" calcext:value-type="float">
            <text:p>0.00002426</text:p>
          </table:table-cell>
          <table:table-cell office:value-type="float" office:value="0.125" calcext:value-type="float">
            <text:p>0.125</text:p>
          </table:table-cell>
          <table:table-cell table:number-columns-repeated="2" office:value-type="float" office:value="0.02226525" calcext:value-type="float">
            <text:p>0.02226525</text:p>
          </table:table-cell>
          <table:table-cell office:value-type="float" office:value="23" calcext:value-type="float">
            <text:p>23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?b</text:p>
          </table:table-cell>
          <table:table-cell table:formula="of:=[.G243]-[.F243]" office:value-type="float" office:value="1010" calcext:value-type="float">
            <text:p>10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hasOfficialLanguage&gt; <text:s/>?f <text:s/>?b <text:s/>&lt;hasOfficialLanguage&gt; <text:s/>?f <text:s text:c="2"/>=&gt; ?a <text:s/>&lt;dealsWith&gt; <text:s/>?b</text:p>
          </table:table-cell>
          <table:table-cell office:value-type="float" office:value="0.00008438" calcext:value-type="float">
            <text:p>0.00008438</text:p>
          </table:table-cell>
          <table:table-cell office:value-type="float" office:value="0.1161103" calcext:value-type="float">
            <text:p>0.1161103</text:p>
          </table:table-cell>
          <table:table-cell office:value-type="float" office:value="0.0027591" calcext:value-type="float">
            <text:p>0.0027591</text:p>
          </table:table-cell>
          <table:table-cell office:value-type="float" office:value="0.02179837" calcext:value-type="float">
            <text:p>0.02179837</text:p>
          </table:table-cell>
          <table:table-cell office:value-type="float" office:value="80" calcext:value-type="float">
            <text:p>80</text:p>
          </table:table-cell>
          <table:table-cell office:value-type="float" office:value="28995" calcext:value-type="float">
            <text:p>28995</text:p>
          </table:table-cell>
          <table:table-cell office:value-type="string" calcext:value-type="string">
            <text:p>?a</text:p>
          </table:table-cell>
          <table:table-cell table:formula="of:=[.G244]-[.F244]" office:value-type="float" office:value="28915" calcext:value-type="float">
            <text:p>289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ealsWith&gt; <text:s/>?f <text:s/>?f <text:s/>&lt;participatedIn&gt; <text:s/>?b <text:s text:c="2"/>=&gt; ?a <text:s/>&lt;participatedIn&gt; <text:s/>?b</text:p>
          </table:table-cell>
          <table:table-cell office:value-type="float" office:value="0.0009546" calcext:value-type="float">
            <text:p>0.0009546</text:p>
          </table:table-cell>
          <table:table-cell office:value-type="float" office:value="0.06458289" calcext:value-type="float">
            <text:p>0.06458289</text:p>
          </table:table-cell>
          <table:table-cell table:number-columns-repeated="2" office:value-type="float" office:value="0.02056958" calcext:value-type="float">
            <text:p>0.02056958</text:p>
          </table:table-cell>
          <table:table-cell office:value-type="float" office:value="905" calcext:value-type="float">
            <text:p>905</text:p>
          </table:table-cell>
          <table:table-cell office:value-type="float" office:value="43997" calcext:value-type="float">
            <text:p>43997</text:p>
          </table:table-cell>
          <table:table-cell office:value-type="string" calcext:value-type="string">
            <text:p>?b</text:p>
          </table:table-cell>
          <table:table-cell table:formula="of:=[.G245]-[.F245]" office:value-type="float" office:value="43092" calcext:value-type="float">
            <text:p>430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actedIn&gt; <text:s/>?b <text:s text:c="2"/>=&gt; ?a <text:s/>&lt;produced&gt; <text:s/>?b</text:p>
          </table:table-cell>
          <table:table-cell office:value-type="float" office:value="0.00091979" calcext:value-type="float">
            <text:p>0.00091979</text:p>
          </table:table-cell>
          <table:table-cell office:value-type="float" office:value="0.04321967" calcext:value-type="float">
            <text:p>0.04321967</text:p>
          </table:table-cell>
          <table:table-cell office:value-type="float" office:value="0.00810597" calcext:value-type="float">
            <text:p>0.00810597</text:p>
          </table:table-cell>
          <table:table-cell office:value-type="float" office:value="0.01812588" calcext:value-type="float">
            <text:p>0.01812588</text:p>
          </table:table-cell>
          <table:table-cell office:value-type="float" office:value="872" calcext:value-type="float">
            <text:p>872</text:p>
          </table:table-cell>
          <table:table-cell office:value-type="float" office:value="107575" calcext:value-type="float">
            <text:p>107575</text:p>
          </table:table-cell>
          <table:table-cell office:value-type="string" calcext:value-type="string">
            <text:p>?b</text:p>
          </table:table-cell>
          <table:table-cell table:formula="of:=[.G246]-[.F246]" office:value-type="float" office:value="106703" calcext:value-type="float">
            <text:p>1067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nfluences&gt; <text:s/>?a <text:s/>?e <text:s/>&lt;influences&gt; <text:s/>?b <text:s text:c="2"/>=&gt; ?a <text:s/>&lt;influences&gt; <text:s/>?b</text:p>
          </table:table-cell>
          <table:table-cell office:value-type="float" office:value="0.00265494" calcext:value-type="float">
            <text:p>0.00265494</text:p>
          </table:table-cell>
          <table:table-cell office:value-type="float" office:value="0.18043011" calcext:value-type="float">
            <text:p>0.18043011</text:p>
          </table:table-cell>
          <table:table-cell table:number-columns-repeated="2" office:value-type="float" office:value="0.01573932" calcext:value-type="float">
            <text:p>0.01573932</text:p>
          </table:table-cell>
          <table:table-cell office:value-type="float" office:value="2517" calcext:value-type="float">
            <text:p>2517</text:p>
          </table:table-cell>
          <table:table-cell office:value-type="float" office:value="159918" calcext:value-type="float">
            <text:p>159918</text:p>
          </table:table-cell>
          <table:table-cell office:value-type="string" calcext:value-type="string">
            <text:p>?b</text:p>
          </table:table-cell>
          <table:table-cell table:formula="of:=[.G247]-[.F247]" office:value-type="float" office:value="157401" calcext:value-type="float">
            <text:p>1574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actedIn&gt; <text:s/>?f <text:s/>?b <text:s/>&lt;directed&gt; <text:s/>?f <text:s text:c="2"/>=&gt; ?a <text:s/>&lt;isMarriedTo&gt; <text:s/>?b</text:p>
          </table:table-cell>
          <table:table-cell office:value-type="float" office:value="0.00016771" calcext:value-type="float">
            <text:p>0.00016771</text:p>
          </table:table-cell>
          <table:table-cell office:value-type="float" office:value="0.01325773" calcext:value-type="float">
            <text:p>0.01325773</text:p>
          </table:table-cell>
          <table:table-cell office:value-type="float" office:value="0.00214144" calcext:value-type="float">
            <text:p>0.00214144</text:p>
          </table:table-cell>
          <table:table-cell office:value-type="float" office:value="0.01458849" calcext:value-type="float">
            <text:p>0.01458849</text:p>
          </table:table-cell>
          <table:table-cell office:value-type="float" office:value="159" calcext:value-type="float">
            <text:p>159</text:p>
          </table:table-cell>
          <table:table-cell office:value-type="float" office:value="74249" calcext:value-type="float">
            <text:p>74249</text:p>
          </table:table-cell>
          <table:table-cell office:value-type="string" calcext:value-type="string">
            <text:p>?b</text:p>
          </table:table-cell>
          <table:table-cell table:formula="of:=[.G248]-[.F248]" office:value-type="float" office:value="74090" calcext:value-type="float">
            <text:p>7409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InterestedIn&gt; <text:s/>?b <text:s/>?e <text:s/>&lt;influences&gt; <text:s/>?a <text:s text:c="2"/>=&gt; ?a <text:s/>&lt;isInterestedIn&gt; <text:s/>?b</text:p>
          </table:table-cell>
          <table:table-cell office:value-type="float" office:value="0.00002637" calcext:value-type="float">
            <text:p>0.00002637</text:p>
          </table:table-cell>
          <table:table-cell office:value-type="float" office:value="0.13586957" calcext:value-type="float">
            <text:p>0.13586957</text:p>
          </table:table-cell>
          <table:table-cell table:number-columns-repeated="2" office:value-type="float" office:value="0.01327669" calcext:value-type="float">
            <text:p>0.01327669</text:p>
          </table:table-cell>
          <table:table-cell office:value-type="float" office:value="25" calcext:value-type="float">
            <text:p>25</text:p>
          </table:table-cell>
          <table:table-cell office:value-type="float" office:value="1883" calcext:value-type="float">
            <text:p>1883</text:p>
          </table:table-cell>
          <table:table-cell office:value-type="string" calcext:value-type="string">
            <text:p>?b</text:p>
          </table:table-cell>
          <table:table-cell table:formula="of:=[.G249]-[.F249]" office:value-type="float" office:value="1858" calcext:value-type="float">
            <text:p>18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actedIn&gt; <text:s/>?b <text:s text:c="2"/>=&gt; ?a <text:s/>&lt;directed&gt; <text:s/>?b</text:p>
          </table:table-cell>
          <table:table-cell office:value-type="float" office:value="0.00100523" calcext:value-type="float">
            <text:p>0.00100523</text:p>
          </table:table-cell>
          <table:table-cell office:value-type="float" office:value="0.02847071" calcext:value-type="float">
            <text:p>0.02847071</text:p>
          </table:table-cell>
          <table:table-cell office:value-type="float" office:value="0.00885894" calcext:value-type="float">
            <text:p>0.00885894</text:p>
          </table:table-cell>
          <table:table-cell office:value-type="float" office:value="0.01167635" calcext:value-type="float">
            <text:p>0.01167635</text:p>
          </table:table-cell>
          <table:table-cell office:value-type="float" office:value="953" calcext:value-type="float">
            <text:p>953</text:p>
          </table:table-cell>
          <table:table-cell office:value-type="float" office:value="107575" calcext:value-type="float">
            <text:p>107575</text:p>
          </table:table-cell>
          <table:table-cell office:value-type="string" calcext:value-type="string">
            <text:p>?b</text:p>
          </table:table-cell>
          <table:table-cell table:formula="of:=[.G250]-[.F250]" office:value-type="float" office:value="106622" calcext:value-type="float">
            <text:p>1066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MarriedTo&gt; <text:s/>?a <text:s/>?e <text:s/>&lt;actedIn&gt; <text:s/>?b <text:s text:c="2"/>=&gt; ?a <text:s/>&lt;directed&gt; <text:s/>?b</text:p>
          </table:table-cell>
          <table:table-cell office:value-type="float" office:value="0.0003734" calcext:value-type="float">
            <text:p>0.0003734</text:p>
          </table:table-cell>
          <table:table-cell office:value-type="float" office:value="0.01057569" calcext:value-type="float">
            <text:p>0.01057569</text:p>
          </table:table-cell>
          <table:table-cell office:value-type="float" office:value="0.00967398" calcext:value-type="float">
            <text:p>0.00967398</text:p>
          </table:table-cell>
          <table:table-cell office:value-type="float" office:value="0.01162333" calcext:value-type="float">
            <text:p>0.01162333</text:p>
          </table:table-cell>
          <table:table-cell office:value-type="float" office:value="354" calcext:value-type="float">
            <text:p>354</text:p>
          </table:table-cell>
          <table:table-cell office:value-type="float" office:value="36593" calcext:value-type="float">
            <text:p>36593</text:p>
          </table:table-cell>
          <table:table-cell office:value-type="string" calcext:value-type="string">
            <text:p>?b</text:p>
          </table:table-cell>
          <table:table-cell table:formula="of:=[.G251]-[.F251]" office:value-type="float" office:value="36239" calcext:value-type="float">
            <text:p>362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rected&gt; <text:s/>?f <text:s/>?b <text:s/>&lt;actedIn&gt; <text:s/>?f <text:s text:c="2"/>=&gt; ?a <text:s/>&lt;isMarriedTo&gt; <text:s/>?b</text:p>
          </table:table-cell>
          <table:table-cell office:value-type="float" office:value="0.00015189" calcext:value-type="float">
            <text:p>0.00015189</text:p>
          </table:table-cell>
          <table:table-cell office:value-type="float" office:value="0.012007" calcext:value-type="float">
            <text:p>0.012007</text:p>
          </table:table-cell>
          <table:table-cell office:value-type="float" office:value="0.00193942" calcext:value-type="float">
            <text:p>0.00193942</text:p>
          </table:table-cell>
          <table:table-cell office:value-type="float" office:value="0.00816419" calcext:value-type="float">
            <text:p>0.00816419</text:p>
          </table:table-cell>
          <table:table-cell office:value-type="float" office:value="144" calcext:value-type="float">
            <text:p>144</text:p>
          </table:table-cell>
          <table:table-cell office:value-type="float" office:value="74249" calcext:value-type="float">
            <text:p>74249</text:p>
          </table:table-cell>
          <table:table-cell office:value-type="string" calcext:value-type="string">
            <text:p>?b</text:p>
          </table:table-cell>
          <table:table-cell table:formula="of:=[.G252]-[.F252]" office:value-type="float" office:value="74105" calcext:value-type="float">
            <text:p>741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b <text:s/>&lt;livesIn&gt; <text:s/>?f <text:s text:c="2"/>=&gt; ?a <text:s/>&lt;isMarriedTo&gt; <text:s/>?b</text:p>
          </table:table-cell>
          <table:table-cell office:value-type="float" office:value="0.00016138" calcext:value-type="float">
            <text:p>0.00016138</text:p>
          </table:table-cell>
          <table:table-cell office:value-type="float" office:value="0.01275744" calcext:value-type="float">
            <text:p>0.01275744</text:p>
          </table:table-cell>
          <table:table-cell office:value-type="float" office:value="0.00023529" calcext:value-type="float">
            <text:p>0.00023529</text:p>
          </table:table-cell>
          <table:table-cell office:value-type="float" office:value="0.00811757" calcext:value-type="float">
            <text:p>0.00811757</text:p>
          </table:table-cell>
          <table:table-cell office:value-type="float" office:value="153" calcext:value-type="float">
            <text:p>153</text:p>
          </table:table-cell>
          <table:table-cell office:value-type="float" office:value="650262" calcext:value-type="float">
            <text:p>650262</text:p>
          </table:table-cell>
          <table:table-cell office:value-type="string" calcext:value-type="string">
            <text:p>?b</text:p>
          </table:table-cell>
          <table:table-cell table:formula="of:=[.G253]-[.F253]" office:value-type="float" office:value="650109" calcext:value-type="float">
            <text:p>6501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graduatedFrom&gt; <text:s/>?f <text:s/>?b <text:s/>&lt;worksAt&gt; <text:s/>?f <text:s text:c="2"/>=&gt; ?a <text:s/>&lt;hasAcademicAdvisor&gt; <text:s/>?b</text:p>
          </table:table-cell>
          <table:table-cell office:value-type="float" office:value="0.00010548" calcext:value-type="float">
            <text:p>0.00010548</text:p>
          </table:table-cell>
          <table:table-cell office:value-type="float" office:value="0.05136107" calcext:value-type="float">
            <text:p>0.05136107</text:p>
          </table:table-cell>
          <table:table-cell office:value-type="float" office:value="0.00081271" calcext:value-type="float">
            <text:p>0.00081271</text:p>
          </table:table-cell>
          <table:table-cell office:value-type="float" office:value="0.00761557" calcext:value-type="float">
            <text:p>0.00761557</text:p>
          </table:table-cell>
          <table:table-cell office:value-type="float" office:value="100" calcext:value-type="float">
            <text:p>100</text:p>
          </table:table-cell>
          <table:table-cell office:value-type="float" office:value="123045" calcext:value-type="float">
            <text:p>123045</text:p>
          </table:table-cell>
          <table:table-cell office:value-type="string" calcext:value-type="string">
            <text:p>?a</text:p>
          </table:table-cell>
          <table:table-cell table:formula="of:=[.G254]-[.F254]" office:value-type="float" office:value="122945" calcext:value-type="float">
            <text:p>1229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b <text:s/>&lt;livesIn&gt; <text:s/>?f <text:s text:c="2"/>=&gt; ?a <text:s/>&lt;hasChild&gt; <text:s/>?b</text:p>
          </table:table-cell>
          <table:table-cell office:value-type="float" office:value="0.00013923" calcext:value-type="float">
            <text:p>0.00013923</text:p>
          </table:table-cell>
          <table:table-cell office:value-type="float" office:value="0.01142363" calcext:value-type="float">
            <text:p>0.01142363</text:p>
          </table:table-cell>
          <table:table-cell office:value-type="float" office:value="0.000203" calcext:value-type="float">
            <text:p>0.000203</text:p>
          </table:table-cell>
          <table:table-cell office:value-type="float" office:value="0.00722417" calcext:value-type="float">
            <text:p>0.00722417</text:p>
          </table:table-cell>
          <table:table-cell office:value-type="float" office:value="132" calcext:value-type="float">
            <text:p>132</text:p>
          </table:table-cell>
          <table:table-cell office:value-type="float" office:value="650262" calcext:value-type="float">
            <text:p>650262</text:p>
          </table:table-cell>
          <table:table-cell office:value-type="string" calcext:value-type="string">
            <text:p>?b</text:p>
          </table:table-cell>
          <table:table-cell table:formula="of:=[.G255]-[.F255]" office:value-type="float" office:value="650130" calcext:value-type="float">
            <text:p>650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actedIn&gt; <text:s/>?f <text:s/>?b <text:s/>&lt;actedIn&gt; <text:s/>?f <text:s text:c="2"/>=&gt; ?a <text:s/>&lt;isMarriedTo&gt; <text:s/>?b</text:p>
          </table:table-cell>
          <table:table-cell office:value-type="float" office:value="0.00053373" calcext:value-type="float">
            <text:p>0.00053373</text:p>
          </table:table-cell>
          <table:table-cell office:value-type="float" office:value="0.04219128" calcext:value-type="float">
            <text:p>0.04219128</text:p>
          </table:table-cell>
          <table:table-cell office:value-type="float" office:value="0.0013577" calcext:value-type="float">
            <text:p>0.0013577</text:p>
          </table:table-cell>
          <table:table-cell office:value-type="float" office:value="0.00637529" calcext:value-type="float">
            <text:p>0.00637529</text:p>
          </table:table-cell>
          <table:table-cell office:value-type="float" office:value="506" calcext:value-type="float">
            <text:p>506</text:p>
          </table:table-cell>
          <table:table-cell office:value-type="float" office:value="372690" calcext:value-type="float">
            <text:p>372690</text:p>
          </table:table-cell>
          <table:table-cell office:value-type="string" calcext:value-type="string">
            <text:p>?b</text:p>
          </table:table-cell>
          <table:table-cell table:formula="of:=[.G256]-[.F256]" office:value-type="float" office:value="372184" calcext:value-type="float">
            <text:p>37218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orksAt&gt; <text:s/>?f <text:s/>?b <text:s/>&lt;worksAt&gt; <text:s/>?f <text:s text:c="2"/>=&gt; ?a <text:s/>&lt;hasAcademicAdvisor&gt; <text:s/>?b</text:p>
          </table:table-cell>
          <table:table-cell office:value-type="float" office:value="0.00005379" calcext:value-type="float">
            <text:p>0.00005379</text:p>
          </table:table-cell>
          <table:table-cell office:value-type="float" office:value="0.02619414" calcext:value-type="float">
            <text:p>0.02619414</text:p>
          </table:table-cell>
          <table:table-cell office:value-type="float" office:value="0.00119148" calcext:value-type="float">
            <text:p>0.00119148</text:p>
          </table:table-cell>
          <table:table-cell office:value-type="float" office:value="0.00446585" calcext:value-type="float">
            <text:p>0.00446585</text:p>
          </table:table-cell>
          <table:table-cell office:value-type="float" office:value="51" calcext:value-type="float">
            <text:p>51</text:p>
          </table:table-cell>
          <table:table-cell office:value-type="float" office:value="42804" calcext:value-type="float">
            <text:p>42804</text:p>
          </table:table-cell>
          <table:table-cell office:value-type="string" calcext:value-type="string">
            <text:p>?a</text:p>
          </table:table-cell>
          <table:table-cell table:formula="of:=[.G257]-[.F257]" office:value-type="float" office:value="42753" calcext:value-type="float">
            <text:p>427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b <text:s/>&lt;isLocatedIn&gt; <text:s/>?a <text:s text:c="2"/>=&gt; ?a <text:s/>&lt;hasCapital&gt; <text:s/>?b</text:p>
          </table:table-cell>
          <table:table-cell office:value-type="float" office:value="0.00011181" calcext:value-type="float">
            <text:p>0.00011181</text:p>
          </table:table-cell>
          <table:table-cell office:value-type="float" office:value="0.0500236" calcext:value-type="float">
            <text:p>0.0500236</text:p>
          </table:table-cell>
          <table:table-cell office:value-type="float" office:value="0.00049745" calcext:value-type="float">
            <text:p>0.00049745</text:p>
          </table:table-cell>
          <table:table-cell office:value-type="float" office:value="0.00208703" calcext:value-type="float">
            <text:p>0.00208703</text:p>
          </table:table-cell>
          <table:table-cell office:value-type="float" office:value="106" calcext:value-type="float">
            <text:p>106</text:p>
          </table:table-cell>
          <table:table-cell office:value-type="float" office:value="213085" calcext:value-type="float">
            <text:p>213085</text:p>
          </table:table-cell>
          <table:table-cell office:value-type="string" calcext:value-type="string">
            <text:p>?a</text:p>
          </table:table-cell>
          <table:table-cell table:formula="of:=[.G258]-[.F258]" office:value-type="float" office:value="212979" calcext:value-type="float">
            <text:p>2129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hasWonPrize&gt; <text:s/>?f <text:s/>?b <text:s/>&lt;hasWonPrize&gt; <text:s/>?f <text:s text:c="2"/>=&gt; ?a <text:s/>&lt;hasAcademicAdvisor&gt; <text:s/>?b</text:p>
          </table:table-cell>
          <table:table-cell office:value-type="float" office:value="0.00008966" calcext:value-type="float">
            <text:p>0.00008966</text:p>
          </table:table-cell>
          <table:table-cell office:value-type="float" office:value="0.04365691" calcext:value-type="float">
            <text:p>0.04365691</text:p>
          </table:table-cell>
          <table:table-cell office:value-type="float" office:value="0.0000048" calcext:value-type="float">
            <text:p>0.0000048</text:p>
          </table:table-cell>
          <table:table-cell office:value-type="float" office:value="0.00199854" calcext:value-type="float">
            <text:p>0.00199854</text:p>
          </table:table-cell>
          <table:table-cell office:value-type="float" office:value="85" calcext:value-type="float">
            <text:p>85</text:p>
          </table:table-cell>
          <table:table-cell office:value-type="float" office:value="17698692" calcext:value-type="float">
            <text:p>17698692</text:p>
          </table:table-cell>
          <table:table-cell office:value-type="string" calcext:value-type="string">
            <text:p>?a</text:p>
          </table:table-cell>
          <table:table-cell table:formula="of:=[.G259]-[.F259]" office:value-type="float" office:value="17698607" calcext:value-type="float">
            <text:p>176986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PoliticianOf&gt; <text:s/>?f <text:s/>?b <text:s/>&lt;isLocatedIn&gt; <text:s/>?f <text:s text:c="2"/>=&gt; ?a <text:s/>&lt;diedIn&gt; <text:s/>?b</text:p>
          </table:table-cell>
          <table:table-cell office:value-type="float" office:value="0.00038184" calcext:value-type="float">
            <text:p>0.00038184</text:p>
          </table:table-cell>
          <table:table-cell office:value-type="float" office:value="0.01633869" calcext:value-type="float">
            <text:p>0.01633869</text:p>
          </table:table-cell>
          <table:table-cell office:value-type="float" office:value="0.0004068" calcext:value-type="float">
            <text:p>0.0004068</text:p>
          </table:table-cell>
          <table:table-cell office:value-type="float" office:value="0.0012178" calcext:value-type="float">
            <text:p>0.0012178</text:p>
          </table:table-cell>
          <table:table-cell office:value-type="float" office:value="362" calcext:value-type="float">
            <text:p>362</text:p>
          </table:table-cell>
          <table:table-cell office:value-type="float" office:value="889862" calcext:value-type="float">
            <text:p>889862</text:p>
          </table:table-cell>
          <table:table-cell office:value-type="string" calcext:value-type="string">
            <text:p>?a</text:p>
          </table:table-cell>
          <table:table-cell table:formula="of:=[.G260]-[.F260]" office:value-type="float" office:value="889500" calcext:value-type="float">
            <text:p>8895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hasWonPrize&gt; <text:s/>?f <text:s/>?b <text:s/>&lt;hasWonPrize&gt; <text:s/>?f <text:s text:c="2"/>=&gt; ?a <text:s/>&lt;influences&gt; <text:s/>?b</text:p>
          </table:table-cell>
          <table:table-cell office:value-type="float" office:value="0.00022573" calcext:value-type="float">
            <text:p>0.00022573</text:p>
          </table:table-cell>
          <table:table-cell office:value-type="float" office:value="0.0153405" calcext:value-type="float">
            <text:p>0.0153405</text:p>
          </table:table-cell>
          <table:table-cell office:value-type="float" office:value="0.00001209" calcext:value-type="float">
            <text:p>0.00001209</text:p>
          </table:table-cell>
          <table:table-cell office:value-type="float" office:value="0.00119607" calcext:value-type="float">
            <text:p>0.00119607</text:p>
          </table:table-cell>
          <table:table-cell office:value-type="float" office:value="214" calcext:value-type="float">
            <text:p>214</text:p>
          </table:table-cell>
          <table:table-cell office:value-type="float" office:value="17698692" calcext:value-type="float">
            <text:p>17698692</text:p>
          </table:table-cell>
          <table:table-cell office:value-type="string" calcext:value-type="string">
            <text:p>?b</text:p>
          </table:table-cell>
          <table:table-cell table:formula="of:=[.G261]-[.F261]" office:value-type="float" office:value="17698478" calcext:value-type="float">
            <text:p>176984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b <text:s/>&lt;wasBornIn&gt; <text:s/>?f <text:s text:c="2"/>=&gt; ?a <text:s/>&lt;hasChild&gt; <text:s/>?b</text:p>
          </table:table-cell>
          <table:table-cell office:value-type="float" office:value="0.00033332" calcext:value-type="float">
            <text:p>0.00033332</text:p>
          </table:table-cell>
          <table:table-cell office:value-type="float" office:value="0.02734747" calcext:value-type="float">
            <text:p>0.02734747</text:p>
          </table:table-cell>
          <table:table-cell office:value-type="float" office:value="0.00005967" calcext:value-type="float">
            <text:p>0.00005967</text:p>
          </table:table-cell>
          <table:table-cell office:value-type="float" office:value="0.00110541" calcext:value-type="float">
            <text:p>0.00110541</text:p>
          </table:table-cell>
          <table:table-cell office:value-type="float" office:value="316" calcext:value-type="float">
            <text:p>316</text:p>
          </table:table-cell>
          <table:table-cell office:value-type="float" office:value="5295416" calcext:value-type="float">
            <text:p>5295416</text:p>
          </table:table-cell>
          <table:table-cell office:value-type="string" calcext:value-type="string">
            <text:p>?b</text:p>
          </table:table-cell>
          <table:table-cell table:formula="of:=[.G262]-[.F262]" office:value-type="float" office:value="5295100" calcext:value-type="float">
            <text:p>5295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b <text:s/>&lt;livesIn&gt; <text:s/>?f <text:s text:c="2"/>=&gt; ?a <text:s/>&lt;hasAcademicAdvisor&gt; <text:s/>?b</text:p>
          </table:table-cell>
          <table:table-cell office:value-type="float" office:value="0.00004008" calcext:value-type="float">
            <text:p>0.00004008</text:p>
          </table:table-cell>
          <table:table-cell office:value-type="float" office:value="0.01951721" calcext:value-type="float">
            <text:p>0.01951721</text:p>
          </table:table-cell>
          <table:table-cell office:value-type="float" office:value="0.00005844" calcext:value-type="float">
            <text:p>0.00005844</text:p>
          </table:table-cell>
          <table:table-cell office:value-type="float" office:value="0.00104663" calcext:value-type="float">
            <text:p>0.00104663</text:p>
          </table:table-cell>
          <table:table-cell office:value-type="float" office:value="38" calcext:value-type="float">
            <text:p>38</text:p>
          </table:table-cell>
          <table:table-cell office:value-type="float" office:value="650262" calcext:value-type="float">
            <text:p>650262</text:p>
          </table:table-cell>
          <table:table-cell office:value-type="string" calcext:value-type="string">
            <text:p>?a</text:p>
          </table:table-cell>
          <table:table-cell table:formula="of:=[.G263]-[.F263]" office:value-type="float" office:value="650224" calcext:value-type="float">
            <text:p>6502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b <text:s/>&lt;diedIn&gt; <text:s/>?f <text:s text:c="2"/>=&gt; ?a <text:s/>&lt;isMarriedTo&gt; <text:s/>?b</text:p>
          </table:table-cell>
          <table:table-cell office:value-type="float" office:value="0.00019725" calcext:value-type="float">
            <text:p>0.00019725</text:p>
          </table:table-cell>
          <table:table-cell office:value-type="float" office:value="0.01559243" calcext:value-type="float">
            <text:p>0.01559243</text:p>
          </table:table-cell>
          <table:table-cell office:value-type="float" office:value="0.00004655" calcext:value-type="float">
            <text:p>0.00004655</text:p>
          </table:table-cell>
          <table:table-cell office:value-type="float" office:value="0.00093241" calcext:value-type="float">
            <text:p>0.00093241</text:p>
          </table:table-cell>
          <table:table-cell office:value-type="float" office:value="187" calcext:value-type="float">
            <text:p>187</text:p>
          </table:table-cell>
          <table:table-cell office:value-type="float" office:value="4016890" calcext:value-type="float">
            <text:p>4016890</text:p>
          </table:table-cell>
          <table:table-cell office:value-type="string" calcext:value-type="string">
            <text:p>?b</text:p>
          </table:table-cell>
          <table:table-cell table:formula="of:=[.G264]-[.F264]" office:value-type="float" office:value="4016703" calcext:value-type="float">
            <text:p>40167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f <text:s/>?b <text:s/>&lt;isLocatedIn&gt; <text:s/>?f <text:s text:c="2"/>=&gt; ?a <text:s/>&lt;wasBornIn&gt; <text:s/>?b</text:p>
          </table:table-cell>
          <table:table-cell office:value-type="float" office:value="0.00133433" calcext:value-type="float">
            <text:p>0.00133433</text:p>
          </table:table-cell>
          <table:table-cell office:value-type="float" office:value="0.02260422" calcext:value-type="float">
            <text:p>0.02260422</text:p>
          </table:table-cell>
          <table:table-cell office:value-type="float" office:value="0.00026544" calcext:value-type="float">
            <text:p>0.00026544</text:p>
          </table:table-cell>
          <table:table-cell office:value-type="float" office:value="0.00083455" calcext:value-type="float">
            <text:p>0.00083455</text:p>
          </table:table-cell>
          <table:table-cell office:value-type="float" office:value="1265" calcext:value-type="float">
            <text:p>1265</text:p>
          </table:table-cell>
          <table:table-cell office:value-type="float" office:value="4765614" calcext:value-type="float">
            <text:p>4765614</text:p>
          </table:table-cell>
          <table:table-cell office:value-type="string" calcext:value-type="string">
            <text:p>?a</text:p>
          </table:table-cell>
          <table:table-cell table:formula="of:=[.G265]-[.F265]" office:value-type="float" office:value="4764349" calcext:value-type="float">
            <text:p>47643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graduatedFrom&gt; <text:s/>?f <text:s/>?b <text:s/>&lt;graduatedFrom&gt; <text:s/>?f <text:s text:c="2"/>=&gt; ?a <text:s/>&lt;hasAcademicAdvisor&gt; <text:s/>?b</text:p>
          </table:table-cell>
          <table:table-cell office:value-type="float" office:value="0.00004747" calcext:value-type="float">
            <text:p>0.00004747</text:p>
          </table:table-cell>
          <table:table-cell office:value-type="float" office:value="0.02311248" calcext:value-type="float">
            <text:p>0.02311248</text:p>
          </table:table-cell>
          <table:table-cell office:value-type="float" office:value="0.00006858" calcext:value-type="float">
            <text:p>0.00006858</text:p>
          </table:table-cell>
          <table:table-cell office:value-type="float" office:value="0.0008227" calcext:value-type="float">
            <text:p>0.0008227</text:p>
          </table:table-cell>
          <table:table-cell office:value-type="float" office:value="45" calcext:value-type="float">
            <text:p>45</text:p>
          </table:table-cell>
          <table:table-cell office:value-type="float" office:value="656197" calcext:value-type="float">
            <text:p>656197</text:p>
          </table:table-cell>
          <table:table-cell office:value-type="string" calcext:value-type="string">
            <text:p>?a</text:p>
          </table:table-cell>
          <table:table-cell table:formula="of:=[.G266]-[.F266]" office:value-type="float" office:value="656152" calcext:value-type="float">
            <text:p>6561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asBornIn&gt; <text:s/>?f <text:s/>?b <text:s/>&lt;wasBornIn&gt; <text:s/>?f <text:s text:c="2"/>=&gt; ?a <text:s/>&lt;hasChild&gt; <text:s/>?b</text:p>
          </table:table-cell>
          <table:table-cell office:value-type="float" office:value="0.00035547" calcext:value-type="float">
            <text:p>0.00035547</text:p>
          </table:table-cell>
          <table:table-cell office:value-type="float" office:value="0.02916486" calcext:value-type="float">
            <text:p>0.02916486</text:p>
          </table:table-cell>
          <table:table-cell office:value-type="float" office:value="0.00003546" calcext:value-type="float">
            <text:p>0.00003546</text:p>
          </table:table-cell>
          <table:table-cell office:value-type="float" office:value="0.00080836" calcext:value-type="float">
            <text:p>0.00080836</text:p>
          </table:table-cell>
          <table:table-cell office:value-type="float" office:value="337" calcext:value-type="float">
            <text:p>337</text:p>
          </table:table-cell>
          <table:table-cell office:value-type="float" office:value="9503871" calcext:value-type="float">
            <text:p>9503871</text:p>
          </table:table-cell>
          <table:table-cell office:value-type="string" calcext:value-type="string">
            <text:p>?b</text:p>
          </table:table-cell>
          <table:table-cell table:formula="of:=[.G267]-[.F267]" office:value-type="float" office:value="9503534" calcext:value-type="float">
            <text:p>95035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b <text:s/>&lt;diedIn&gt; <text:s/>?f <text:s text:c="2"/>=&gt; ?a <text:s/>&lt;hasChild&gt; <text:s/>?b</text:p>
          </table:table-cell>
          <table:table-cell office:value-type="float" office:value="0.00015822" calcext:value-type="float">
            <text:p>0.00015822</text:p>
          </table:table-cell>
          <table:table-cell office:value-type="float" office:value="0.01298139" calcext:value-type="float">
            <text:p>0.01298139</text:p>
          </table:table-cell>
          <table:table-cell office:value-type="float" office:value="0.00003734" calcext:value-type="float">
            <text:p>0.00003734</text:p>
          </table:table-cell>
          <table:table-cell office:value-type="float" office:value="0.00079203" calcext:value-type="float">
            <text:p>0.00079203</text:p>
          </table:table-cell>
          <table:table-cell office:value-type="float" office:value="150" calcext:value-type="float">
            <text:p>150</text:p>
          </table:table-cell>
          <table:table-cell office:value-type="float" office:value="4016890" calcext:value-type="float">
            <text:p>4016890</text:p>
          </table:table-cell>
          <table:table-cell office:value-type="string" calcext:value-type="string">
            <text:p>?b</text:p>
          </table:table-cell>
          <table:table-cell table:formula="of:=[.G268]-[.F268]" office:value-type="float" office:value="4016740" calcext:value-type="float">
            <text:p>401674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b <text:s/>&lt;isLocatedIn&gt; <text:s/>?f <text:s text:c="2"/>=&gt; ?a <text:s/>&lt;isLeaderOf&gt; <text:s/>?b</text:p>
          </table:table-cell>
          <table:table-cell office:value-type="float" office:value="0.00011286" calcext:value-type="float">
            <text:p>0.00011286</text:p>
          </table:table-cell>
          <table:table-cell office:value-type="float" office:value="0.01677379" calcext:value-type="float">
            <text:p>0.01677379</text:p>
          </table:table-cell>
          <table:table-cell office:value-type="float" office:value="0.00003372" calcext:value-type="float">
            <text:p>0.00003372</text:p>
          </table:table-cell>
          <table:table-cell office:value-type="float" office:value="0.00078352" calcext:value-type="float">
            <text:p>0.00078352</text:p>
          </table:table-cell>
          <table:table-cell office:value-type="float" office:value="107" calcext:value-type="float">
            <text:p>107</text:p>
          </table:table-cell>
          <table:table-cell office:value-type="float" office:value="3172924" calcext:value-type="float">
            <text:p>3172924</text:p>
          </table:table-cell>
          <table:table-cell office:value-type="string" calcext:value-type="string">
            <text:p>?a</text:p>
          </table:table-cell>
          <table:table-cell table:formula="of:=[.G269]-[.F269]" office:value-type="float" office:value="3172817" calcext:value-type="float">
            <text:p>31728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f <text:s/>?b <text:s/>&lt;livesIn&gt; <text:s/>?f <text:s text:c="2"/>=&gt; ?a <text:s/>&lt;hasAcademicAdvisor&gt; <text:s/>?b</text:p>
          </table:table-cell>
          <table:table-cell office:value-type="float" office:value="0.00004008" calcext:value-type="float">
            <text:p>0.00004008</text:p>
          </table:table-cell>
          <table:table-cell office:value-type="float" office:value="0.01951721" calcext:value-type="float">
            <text:p>0.01951721</text:p>
          </table:table-cell>
          <table:table-cell office:value-type="float" office:value="0.00002302" calcext:value-type="float">
            <text:p>0.00002302</text:p>
          </table:table-cell>
          <table:table-cell office:value-type="float" office:value="0.00069575" calcext:value-type="float">
            <text:p>0.00069575</text:p>
          </table:table-cell>
          <table:table-cell office:value-type="float" office:value="38" calcext:value-type="float">
            <text:p>38</text:p>
          </table:table-cell>
          <table:table-cell office:value-type="float" office:value="1650492" calcext:value-type="float">
            <text:p>1650492</text:p>
          </table:table-cell>
          <table:table-cell office:value-type="string" calcext:value-type="string">
            <text:p>?a</text:p>
          </table:table-cell>
          <table:table-cell table:formula="of:=[.G270]-[.F270]" office:value-type="float" office:value="1650454" calcext:value-type="float">
            <text:p>16504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f <text:s/>?b <text:s/>&lt;isLocatedIn&gt; <text:s/>?f <text:s text:c="2"/>=&gt; ?a <text:s/>&lt;diedIn&gt; <text:s/>?b</text:p>
          </table:table-cell>
          <table:table-cell office:value-type="float" office:value="0.00063816" calcext:value-type="float">
            <text:p>0.00063816</text:p>
          </table:table-cell>
          <table:table-cell office:value-type="float" office:value="0.02730637" calcext:value-type="float">
            <text:p>0.02730637</text:p>
          </table:table-cell>
          <table:table-cell office:value-type="float" office:value="0.00012695" calcext:value-type="float">
            <text:p>0.00012695</text:p>
          </table:table-cell>
          <table:table-cell office:value-type="float" office:value="0.00056565" calcext:value-type="float">
            <text:p>0.00056565</text:p>
          </table:table-cell>
          <table:table-cell office:value-type="float" office:value="605" calcext:value-type="float">
            <text:p>605</text:p>
          </table:table-cell>
          <table:table-cell office:value-type="float" office:value="4765614" calcext:value-type="float">
            <text:p>4765614</text:p>
          </table:table-cell>
          <table:table-cell office:value-type="string" calcext:value-type="string">
            <text:p>?a</text:p>
          </table:table-cell>
          <table:table-cell table:formula="of:=[.G271]-[.F271]" office:value-type="float" office:value="4765009" calcext:value-type="float">
            <text:p>47650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f <text:s/>?b <text:s/>&lt;isLocatedIn&gt; <text:s/>?f <text:s text:c="2"/>=&gt; ?a <text:s/>&lt;livesIn&gt; <text:s/>?b</text:p>
          </table:table-cell>
          <table:table-cell office:value-type="float" office:value="0.00022045" calcext:value-type="float">
            <text:p>0.00022045</text:p>
          </table:table-cell>
          <table:table-cell office:value-type="float" office:value="0.01432194" calcext:value-type="float">
            <text:p>0.01432194</text:p>
          </table:table-cell>
          <table:table-cell office:value-type="float" office:value="0.00004386" calcext:value-type="float">
            <text:p>0.00004386</text:p>
          </table:table-cell>
          <table:table-cell office:value-type="float" office:value="0.00053172" calcext:value-type="float">
            <text:p>0.00053172</text:p>
          </table:table-cell>
          <table:table-cell office:value-type="float" office:value="209" calcext:value-type="float">
            <text:p>209</text:p>
          </table:table-cell>
          <table:table-cell office:value-type="float" office:value="4765614" calcext:value-type="float">
            <text:p>4765614</text:p>
          </table:table-cell>
          <table:table-cell office:value-type="string" calcext:value-type="string">
            <text:p>?a</text:p>
          </table:table-cell>
          <table:table-cell table:formula="of:=[.G272]-[.F272]" office:value-type="float" office:value="4765405" calcext:value-type="float">
            <text:p>47654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b <text:s/>&lt;diedIn&gt; <text:s/>?f <text:s text:c="2"/>=&gt; ?a <text:s/>&lt;hasAcademicAdvisor&gt; <text:s/>?b</text:p>
          </table:table-cell>
          <table:table-cell office:value-type="float" office:value="0.00002742" calcext:value-type="float">
            <text:p>0.00002742</text:p>
          </table:table-cell>
          <table:table-cell office:value-type="float" office:value="0.01335388" calcext:value-type="float">
            <text:p>0.01335388</text:p>
          </table:table-cell>
          <table:table-cell office:value-type="float" office:value="0.00000647" calcext:value-type="float">
            <text:p>0.00000647</text:p>
          </table:table-cell>
          <table:table-cell office:value-type="float" office:value="0.00048337" calcext:value-type="float">
            <text:p>0.00048337</text:p>
          </table:table-cell>
          <table:table-cell office:value-type="float" office:value="26" calcext:value-type="float">
            <text:p>26</text:p>
          </table:table-cell>
          <table:table-cell office:value-type="float" office:value="4016890" calcext:value-type="float">
            <text:p>4016890</text:p>
          </table:table-cell>
          <table:table-cell office:value-type="string" calcext:value-type="string">
            <text:p>?a</text:p>
          </table:table-cell>
          <table:table-cell table:formula="of:=[.G273]-[.F273]" office:value-type="float" office:value="4016864" calcext:value-type="float">
            <text:p>40168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f <text:s/>?b <text:s/>&lt;isCitizenOf&gt; <text:s/>?f <text:s text:c="2"/>=&gt; ?a <text:s/>&lt;influences&gt; <text:s/>?b</text:p>
          </table:table-cell>
          <table:table-cell office:value-type="float" office:value="0.00019197" calcext:value-type="float">
            <text:p>0.00019197</text:p>
          </table:table-cell>
          <table:table-cell office:value-type="float" office:value="0.01304659" calcext:value-type="float">
            <text:p>0.01304659</text:p>
          </table:table-cell>
          <table:table-cell office:value-type="float" office:value="0.00001315" calcext:value-type="float">
            <text:p>0.00001315</text:p>
          </table:table-cell>
          <table:table-cell office:value-type="float" office:value="0.00033134" calcext:value-type="float">
            <text:p>0.00033134</text:p>
          </table:table-cell>
          <table:table-cell office:value-type="float" office:value="182" calcext:value-type="float">
            <text:p>182</text:p>
          </table:table-cell>
          <table:table-cell office:value-type="float" office:value="13841800" calcext:value-type="float">
            <text:p>13841800</text:p>
          </table:table-cell>
          <table:table-cell office:value-type="string" calcext:value-type="string">
            <text:p>?b</text:p>
          </table:table-cell>
          <table:table-cell table:formula="of:=[.G274]-[.F274]" office:value-type="float" office:value="13841618" calcext:value-type="float">
            <text:p>138416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b <text:s/>&lt;isLocatedIn&gt; <text:s/>?f <text:s text:c="2"/>=&gt; ?a <text:s/>&lt;livesIn&gt; <text:s/>?b</text:p>
          </table:table-cell>
          <table:table-cell office:value-type="float" office:value="0.00099679" calcext:value-type="float">
            <text:p>0.00099679</text:p>
          </table:table-cell>
          <table:table-cell office:value-type="float" office:value="0.06475708" calcext:value-type="float">
            <text:p>0.06475708</text:p>
          </table:table-cell>
          <table:table-cell table:number-columns-repeated="2" office:value-type="float" office:value="0.00029783" calcext:value-type="float">
            <text:p>0.00029783</text:p>
          </table:table-cell>
          <table:table-cell office:value-type="float" office:value="945" calcext:value-type="float">
            <text:p>945</text:p>
          </table:table-cell>
          <table:table-cell office:value-type="float" office:value="3172924" calcext:value-type="float">
            <text:p>3172924</text:p>
          </table:table-cell>
          <table:table-cell office:value-type="string" calcext:value-type="string">
            <text:p>?a</text:p>
          </table:table-cell>
          <table:table-cell table:formula="of:=[.G275]-[.F275]" office:value-type="float" office:value="3171979" calcext:value-type="float">
            <text:p>31719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f <text:s/>?b <text:s/>&lt;isCitizenOf&gt; <text:s/>?f <text:s text:c="2"/>=&gt; ?a <text:s/>&lt;hasAcademicAdvisor&gt; <text:s/>?b</text:p>
          </table:table-cell>
          <table:table-cell office:value-type="float" office:value="0.00010864" calcext:value-type="float">
            <text:p>0.00010864</text:p>
          </table:table-cell>
          <table:table-cell office:value-type="float" office:value="0.0529019" calcext:value-type="float">
            <text:p>0.0529019</text:p>
          </table:table-cell>
          <table:table-cell office:value-type="float" office:value="0.00000744" calcext:value-type="float">
            <text:p>0.00000744</text:p>
          </table:table-cell>
          <table:table-cell office:value-type="float" office:value="0.00024395" calcext:value-type="float">
            <text:p>0.00024395</text:p>
          </table:table-cell>
          <table:table-cell office:value-type="float" office:value="103" calcext:value-type="float">
            <text:p>103</text:p>
          </table:table-cell>
          <table:table-cell office:value-type="float" office:value="13841800" calcext:value-type="float">
            <text:p>13841800</text:p>
          </table:table-cell>
          <table:table-cell office:value-type="string" calcext:value-type="string">
            <text:p>?a</text:p>
          </table:table-cell>
          <table:table-cell table:formula="of:=[.G276]-[.F276]" office:value-type="float" office:value="13841697" calcext:value-type="float">
            <text:p>138416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b <text:s/>&lt;isCitizenOf&gt; <text:s/>?f <text:s text:c="2"/>=&gt; ?a <text:s/>&lt;hasAcademicAdvisor&gt; <text:s/>?b</text:p>
          </table:table-cell>
          <table:table-cell office:value-type="float" office:value="0.00004114" calcext:value-type="float">
            <text:p>0.00004114</text:p>
          </table:table-cell>
          <table:table-cell office:value-type="float" office:value="0.02003082" calcext:value-type="float">
            <text:p>0.02003082</text:p>
          </table:table-cell>
          <table:table-cell office:value-type="float" office:value="0.00002363" calcext:value-type="float">
            <text:p>0.00002363</text:p>
          </table:table-cell>
          <table:table-cell office:value-type="float" office:value="0.00023461" calcext:value-type="float">
            <text:p>0.00023461</text:p>
          </table:table-cell>
          <table:table-cell office:value-type="float" office:value="39" calcext:value-type="float">
            <text:p>39</text:p>
          </table:table-cell>
          <table:table-cell office:value-type="float" office:value="1650492" calcext:value-type="float">
            <text:p>1650492</text:p>
          </table:table-cell>
          <table:table-cell office:value-type="string" calcext:value-type="string">
            <text:p>?a</text:p>
          </table:table-cell>
          <table:table-cell table:formula="of:=[.G277]-[.F277]" office:value-type="float" office:value="1650453" calcext:value-type="float">
            <text:p>1650453</text:p>
          </table:table-cell>
          <table:table-cell table:number-columns-repeated="2"/>
        </table:table-row>
      </table:table>
      <table:table table:name="Sheet5" table:style-name="ta1">
        <table:table-column table:style-name="co10" table:number-columns-repeated="4" table:default-cell-style-name="Default"/>
        <table:table-row table:style-name="ro5">
          <table:table-cell office:value-type="string" calcext:value-type="string">
            <text:p>recall</text:p>
          </table:table-cell>
          <table:table-cell/>
          <table:table-cell office:value-type="string" calcext:value-type="string">
            <text:p>std</text:p>
          </table:table-cell>
          <table:table-cell office:value-type="string" calcext:value-type="string">
            <text:p>pca</text:p>
          </table:table-cell>
        </table:table-row>
        <table:table-row table:style-name="ro4">
          <table:table-cell office:value-type="float" office:value="1865" calcext:value-type="float">
            <text:p>1865</text:p>
          </table:table-cell>
          <table:table-cell/>
          <table:table-cell office:value-type="float" office:value="0.344827586206897" calcext:value-type="float">
            <text:p>0.3448275862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2933" calcext:value-type="float">
            <text:p>2933</text:p>
          </table:table-cell>
          <table:table-cell/>
          <table:table-cell office:value-type="float" office:value="0.338983050847458" calcext:value-type="float">
            <text:p>0.3389830508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8091" calcext:value-type="float">
            <text:p>8091</text:p>
          </table:table-cell>
          <table:table-cell/>
          <table:table-cell office:value-type="float" office:value="0.550561797752809" calcext:value-type="float">
            <text:p>0.5505617978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9067" calcext:value-type="float">
            <text:p>9067</text:p>
          </table:table-cell>
          <table:table-cell/>
          <table:table-cell office:value-type="float" office:value="0.420168067226891" calcext:value-type="float">
            <text:p>0.4201680672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9585" calcext:value-type="float">
            <text:p>9585</text:p>
          </table:table-cell>
          <table:table-cell/>
          <table:table-cell office:value-type="float" office:value="0.344594594594595" calcext:value-type="float">
            <text:p>0.3445945946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9911" calcext:value-type="float">
            <text:p>9911</text:p>
          </table:table-cell>
          <table:table-cell/>
          <table:table-cell office:value-type="float" office:value="0.401162790697674" calcext:value-type="float">
            <text:p>0.4011627907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9986" calcext:value-type="float">
            <text:p>9986</text:p>
          </table:table-cell>
          <table:table-cell/>
          <table:table-cell office:value-type="float" office:value="0.371287128712871" calcext:value-type="float">
            <text:p>0.3712871287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0285" calcext:value-type="float">
            <text:p>10285</text:p>
          </table:table-cell>
          <table:table-cell/>
          <table:table-cell office:value-type="float" office:value="0.438053097345133" calcext:value-type="float">
            <text:p>0.4380530973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1075" calcext:value-type="float">
            <text:p>11075</text:p>
          </table:table-cell>
          <table:table-cell/>
          <table:table-cell office:value-type="float" office:value="0.411067193675889" calcext:value-type="float">
            <text:p>0.4110671937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38055" calcext:value-type="float">
            <text:p>38055</text:p>
          </table:table-cell>
          <table:table-cell/>
          <table:table-cell office:value-type="float" office:value="0.393617021276596" calcext:value-type="float">
            <text:p>0.3936170213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40906" calcext:value-type="float">
            <text:p>40906</text:p>
          </table:table-cell>
          <table:table-cell/>
          <table:table-cell office:value-type="float" office:value="0.375404530744337" calcext:value-type="float">
            <text:p>0.3754045307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45131" calcext:value-type="float">
            <text:p>45131</text:p>
          </table:table-cell>
          <table:table-cell/>
          <table:table-cell office:value-type="float" office:value="0.420118343195266" calcext:value-type="float">
            <text:p>0.4201183432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46301" calcext:value-type="float">
            <text:p>46301</text:p>
          </table:table-cell>
          <table:table-cell/>
          <table:table-cell office:value-type="float" office:value="0.448369565217391" calcext:value-type="float">
            <text:p>0.4483695652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51274" calcext:value-type="float">
            <text:p>51274</text:p>
          </table:table-cell>
          <table:table-cell/>
          <table:table-cell office:value-type="float" office:value="0.416666666666667" calcext:value-type="float">
            <text:p>0.4166666667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51745" calcext:value-type="float">
            <text:p>51745</text:p>
          </table:table-cell>
          <table:table-cell/>
          <table:table-cell office:value-type="float" office:value="0.419811320754717" calcext:value-type="float">
            <text:p>0.4198113208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51845" calcext:value-type="float">
            <text:p>51845</text:p>
          </table:table-cell>
          <table:table-cell/>
          <table:table-cell office:value-type="float" office:value="0.414096916299559" calcext:value-type="float">
            <text:p>0.4140969163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51997" calcext:value-type="float">
            <text:p>51997</text:p>
          </table:table-cell>
          <table:table-cell/>
          <table:table-cell office:value-type="float" office:value="0.450413223140496" calcext:value-type="float">
            <text:p>0.4504132231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54853" calcext:value-type="float">
            <text:p>54853</text:p>
          </table:table-cell>
          <table:table-cell/>
          <table:table-cell office:value-type="float" office:value="0.45224171539961" calcext:value-type="float">
            <text:p>0.4522417154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55405" calcext:value-type="float">
            <text:p>55405</text:p>
          </table:table-cell>
          <table:table-cell/>
          <table:table-cell office:value-type="float" office:value="0.453038674033149" calcext:value-type="float">
            <text:p>0.453038674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55499" calcext:value-type="float">
            <text:p>55499</text:p>
          </table:table-cell>
          <table:table-cell/>
          <table:table-cell office:value-type="float" office:value="0.431064572425829" calcext:value-type="float">
            <text:p>0.4310645724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71761" calcext:value-type="float">
            <text:p>71761</text:p>
          </table:table-cell>
          <table:table-cell/>
          <table:table-cell office:value-type="float" office:value="0.409618573797678" calcext:value-type="float">
            <text:p>0.4096185738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72199" calcext:value-type="float">
            <text:p>72199</text:p>
          </table:table-cell>
          <table:table-cell/>
          <table:table-cell office:value-type="float" office:value="0.412044374009509" calcext:value-type="float">
            <text:p>0.412044374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73398" calcext:value-type="float">
            <text:p>73398</text:p>
          </table:table-cell>
          <table:table-cell/>
          <table:table-cell office:value-type="float" office:value="0.40695915279879" calcext:value-type="float">
            <text:p>0.4069591528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89670" calcext:value-type="float">
            <text:p>89670</text:p>
          </table:table-cell>
          <table:table-cell/>
          <table:table-cell office:value-type="float" office:value="0.394202898550725" calcext:value-type="float">
            <text:p>0.3942028986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89941" calcext:value-type="float">
            <text:p>89941</text:p>
          </table:table-cell>
          <table:table-cell/>
          <table:table-cell office:value-type="float" office:value="0.388888888888889" calcext:value-type="float">
            <text:p>0.3888888889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92158" calcext:value-type="float">
            <text:p>92158</text:p>
          </table:table-cell>
          <table:table-cell/>
          <table:table-cell office:value-type="float" office:value="0.377510040160643" calcext:value-type="float">
            <text:p>0.3775100402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12354" calcext:value-type="float">
            <text:p>112354</text:p>
          </table:table-cell>
          <table:table-cell/>
          <table:table-cell office:value-type="float" office:value="0.362934362934363" calcext:value-type="float">
            <text:p>0.3629343629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12734" calcext:value-type="float">
            <text:p>112734</text:p>
          </table:table-cell>
          <table:table-cell/>
          <table:table-cell office:value-type="float" office:value="0.351116625310174" calcext:value-type="float">
            <text:p>0.3511166253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13164" calcext:value-type="float">
            <text:p>113164</text:p>
          </table:table-cell>
          <table:table-cell/>
          <table:table-cell office:value-type="float" office:value="0.352870813397129" calcext:value-type="float">
            <text:p>0.3528708134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13439" calcext:value-type="float">
            <text:p>113439</text:p>
          </table:table-cell>
          <table:table-cell/>
          <table:table-cell office:value-type="float" office:value="0.343713956170704" calcext:value-type="float">
            <text:p>0.3437139562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25509" calcext:value-type="float">
            <text:p>125509</text:p>
          </table:table-cell>
          <table:table-cell/>
          <table:table-cell office:value-type="float" office:value="0.338218714768884" calcext:value-type="float">
            <text:p>0.3382187148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25842" calcext:value-type="float">
            <text:p>125842</text:p>
          </table:table-cell>
          <table:table-cell/>
          <table:table-cell office:value-type="float" office:value="0.329334787350054" calcext:value-type="float">
            <text:p>0.3293347874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26505" calcext:value-type="float">
            <text:p>126505</text:p>
          </table:table-cell>
          <table:table-cell/>
          <table:table-cell office:value-type="float" office:value="0.332980972515856" calcext:value-type="float">
            <text:p>0.3329809725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26860" calcext:value-type="float">
            <text:p>126860</text:p>
          </table:table-cell>
          <table:table-cell/>
          <table:table-cell office:value-type="float" office:value="0.325819672131148" calcext:value-type="float">
            <text:p>0.3258196721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27054" calcext:value-type="float">
            <text:p>127054</text:p>
          </table:table-cell>
          <table:table-cell/>
          <table:table-cell office:value-type="float" office:value="0.31610337972167" calcext:value-type="float">
            <text:p>0.3161033797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52828" calcext:value-type="float">
            <text:p>152828</text:p>
          </table:table-cell>
          <table:table-cell/>
          <table:table-cell office:value-type="float" office:value="0.30984555984556" calcext:value-type="float">
            <text:p>0.3098455598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52935" calcext:value-type="float">
            <text:p>152935</text:p>
          </table:table-cell>
          <table:table-cell/>
          <table:table-cell office:value-type="float" office:value="0.301125703564728" calcext:value-type="float">
            <text:p>0.3011257036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53053" calcext:value-type="float">
            <text:p>153053</text:p>
          </table:table-cell>
          <table:table-cell/>
          <table:table-cell office:value-type="float" office:value="0.293795620437956" calcext:value-type="float">
            <text:p>0.2937956204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53442" calcext:value-type="float">
            <text:p>153442</text:p>
          </table:table-cell>
          <table:table-cell/>
          <table:table-cell office:value-type="float" office:value="0.291814946619217" calcext:value-type="float">
            <text:p>0.2918149466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66562" calcext:value-type="float">
            <text:p>166562</text:p>
          </table:table-cell>
          <table:table-cell/>
          <table:table-cell office:value-type="float" office:value="0.287944492627927" calcext:value-type="float">
            <text:p>0.2879444926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79498" calcext:value-type="float">
            <text:p>179498</text:p>
          </table:table-cell>
          <table:table-cell/>
          <table:table-cell office:value-type="float" office:value="0.283163265306122" calcext:value-type="float">
            <text:p>0.2831632653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80295" calcext:value-type="float">
            <text:p>180295</text:p>
          </table:table-cell>
          <table:table-cell/>
          <table:table-cell office:value-type="float" office:value="0.281094527363184" calcext:value-type="float">
            <text:p>0.2810945274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80541" calcext:value-type="float">
            <text:p>180541</text:p>
          </table:table-cell>
          <table:table-cell/>
          <table:table-cell office:value-type="float" office:value="0.279126213592233" calcext:value-type="float">
            <text:p>0.2791262136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81291" calcext:value-type="float">
            <text:p>181291</text:p>
          </table:table-cell>
          <table:table-cell/>
          <table:table-cell office:value-type="float" office:value="0.273301737756714" calcext:value-type="float">
            <text:p>0.2733017378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88049" calcext:value-type="float">
            <text:p>188049</text:p>
          </table:table-cell>
          <table:table-cell/>
          <table:table-cell office:value-type="float" office:value="0.268518518518519" calcext:value-type="float">
            <text:p>0.2685185185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5158" calcext:value-type="float">
            <text:p>5158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18196" calcext:value-type="float">
            <text:p>18196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576271186440678" calcext:value-type="float">
            <text:p>0.5762711864</text:p>
          </table:table-cell>
        </table:table-row>
        <table:table-row table:style-name="ro4">
          <table:table-cell office:value-type="float" office:value="23135" calcext:value-type="float">
            <text:p>23135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528089887640449" calcext:value-type="float">
            <text:p>0.5280898876</text:p>
          </table:table-cell>
        </table:table-row>
        <table:table-row table:style-name="ro4">
          <table:table-cell office:value-type="float" office:value="98714" calcext:value-type="float">
            <text:p>98714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570175438596491" calcext:value-type="float">
            <text:p>0.5701754386</text:p>
          </table:table-cell>
        </table:table-row>
        <table:table-row table:style-name="ro4">
          <table:table-cell office:value-type="float" office:value="99040" calcext:value-type="float">
            <text:p>99040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615384615384615" calcext:value-type="float">
            <text:p>0.6153846154</text:p>
          </table:table-cell>
        </table:table-row>
        <table:table-row table:style-name="ro4">
          <table:table-cell office:value-type="float" office:value="99339" calcext:value-type="float">
            <text:p>99339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614035087719298" calcext:value-type="float">
            <text:p>0.6140350877</text:p>
          </table:table-cell>
        </table:table-row>
        <table:table-row table:style-name="ro4">
          <table:table-cell office:value-type="float" office:value="99439" calcext:value-type="float">
            <text:p>99439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567164179104478" calcext:value-type="float">
            <text:p>0.5671641791</text:p>
          </table:table-cell>
        </table:table-row>
        <table:table-row table:style-name="ro4">
          <table:table-cell office:value-type="float" office:value="100415" calcext:value-type="float">
            <text:p>100415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493506493506493" calcext:value-type="float">
            <text:p>0.4935064935</text:p>
          </table:table-cell>
        </table:table-row>
        <table:table-row table:style-name="ro4">
          <table:table-cell office:value-type="float" office:value="102280" calcext:value-type="float">
            <text:p>102280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476923076923077" calcext:value-type="float">
            <text:p>0.4769230769</text:p>
          </table:table-cell>
        </table:table-row>
        <table:table-row table:style-name="ro4">
          <table:table-cell office:value-type="float" office:value="134771" calcext:value-type="float">
            <text:p>134771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451724137931034" calcext:value-type="float">
            <text:p>0.4517241379</text:p>
          </table:table-cell>
        </table:table-row>
        <table:table-row table:style-name="ro4">
          <table:table-cell office:value-type="float" office:value="165654" calcext:value-type="float">
            <text:p>165654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426332288401254" calcext:value-type="float">
            <text:p>0.4263322884</text:p>
          </table:table-cell>
        </table:table-row>
        <table:table-row table:style-name="ro4">
          <table:table-cell office:value-type="float" office:value="166722" calcext:value-type="float">
            <text:p>166722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418338108882521" calcext:value-type="float">
            <text:p>0.4183381089</text:p>
          </table:table-cell>
        </table:table-row>
        <table:table-row table:style-name="ro4">
          <table:table-cell office:value-type="float" office:value="219076" calcext:value-type="float">
            <text:p>219076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388888888888889" calcext:value-type="float">
            <text:p>0.3888888889</text:p>
          </table:table-cell>
        </table:table-row>
        <table:table-row table:style-name="ro4">
          <table:table-cell office:value-type="float" office:value="232989" calcext:value-type="float">
            <text:p>232989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432432432432432" calcext:value-type="float">
            <text:p>0.4324324324</text:p>
          </table:table-cell>
        </table:table-row>
        <table:table-row table:style-name="ro4">
          <table:table-cell office:value-type="float" office:value="234162" calcext:value-type="float">
            <text:p>234162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423340961098398" calcext:value-type="float">
            <text:p>0.4233409611</text:p>
          </table:table-cell>
        </table:table-row>
        <table:table-row table:style-name="ro4">
          <table:table-cell office:value-type="float" office:value="238329" calcext:value-type="float">
            <text:p>238329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4" calcext:value-type="float">
            <text:p>0.4</text:p>
          </table:table-cell>
        </table:table-row>
        <table:table-row table:style-name="ro4">
          <table:table-cell office:value-type="float" office:value="249010" calcext:value-type="float">
            <text:p>249010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38989898989899" calcext:value-type="float">
            <text:p>0.3898989899</text:p>
          </table:table-cell>
        </table:table-row>
        <table:table-row table:style-name="ro4">
          <table:table-cell office:value-type="float" office:value="249528" calcext:value-type="float">
            <text:p>249528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370229007633588" calcext:value-type="float">
            <text:p>0.3702290076</text:p>
          </table:table-cell>
        </table:table-row>
        <table:table-row table:style-name="ro4">
          <table:table-cell office:value-type="float" office:value="271411" calcext:value-type="float">
            <text:p>271411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391621129326047" calcext:value-type="float">
            <text:p>0.3916211293</text:p>
          </table:table-cell>
        </table:table-row>
        <table:table-row table:style-name="ro4">
          <table:table-cell office:value-type="float" office:value="272581" calcext:value-type="float">
            <text:p>272581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407599309153713" calcext:value-type="float">
            <text:p>0.4075993092</text:p>
          </table:table-cell>
        </table:table-row>
        <table:table-row table:style-name="ro4">
          <table:table-cell office:value-type="float" office:value="294650" calcext:value-type="float">
            <text:p>294650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398026315789474" calcext:value-type="float">
            <text:p>0.3980263158</text:p>
          </table:table-cell>
        </table:table-row>
        <table:table-row table:style-name="ro4">
          <table:table-cell office:value-type="float" office:value="295202" calcext:value-type="float">
            <text:p>295202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401253918495298" calcext:value-type="float">
            <text:p>0.4012539185</text:p>
          </table:table-cell>
        </table:table-row>
        <table:table-row table:style-name="ro4">
          <table:table-cell office:value-type="float" office:value="295992" calcext:value-type="float">
            <text:p>295992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388467374810319" calcext:value-type="float">
            <text:p>0.3884673748</text:p>
          </table:table-cell>
        </table:table-row>
        <table:table-row table:style-name="ro4">
          <table:table-cell office:value-type="float" office:value="308635" calcext:value-type="float">
            <text:p>308635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414244186046512" calcext:value-type="float">
            <text:p>0.414244186</text:p>
          </table:table-cell>
        </table:table-row>
        <table:table-row table:style-name="ro4">
          <table:table-cell office:value-type="float" office:value="321571" calcext:value-type="float">
            <text:p>321571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411510791366907" calcext:value-type="float">
            <text:p>0.4115107914</text:p>
          </table:table-cell>
        </table:table-row>
        <table:table-row table:style-name="ro4">
          <table:table-cell office:value-type="float" office:value="326544" calcext:value-type="float">
            <text:p>326544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399721448467967" calcext:value-type="float">
            <text:p>0.3997214485</text:p>
          </table:table-cell>
        </table:table-row>
        <table:table-row table:style-name="ro4">
          <table:table-cell office:value-type="float" office:value="339153" calcext:value-type="float">
            <text:p>339153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391711229946524" calcext:value-type="float">
            <text:p>0.3917112299</text:p>
          </table:table-cell>
        </table:table-row>
        <table:table-row table:style-name="ro4">
          <table:table-cell office:value-type="float" office:value="366133" calcext:value-type="float">
            <text:p>366133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3860103626943" calcext:value-type="float">
            <text:p>0.3860103627</text:p>
          </table:table-cell>
        </table:table-row>
        <table:table-row table:style-name="ro4">
          <table:table-cell office:value-type="float" office:value="380420" calcext:value-type="float">
            <text:p>380420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372817955112219" calcext:value-type="float">
            <text:p>0.3728179551</text:p>
          </table:table-cell>
        </table:table-row>
        <table:table-row table:style-name="ro4">
          <table:table-cell office:value-type="float" office:value="394369" calcext:value-type="float">
            <text:p>394369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374378109452736" calcext:value-type="float">
            <text:p>0.3743781095</text:p>
          </table:table-cell>
        </table:table-row>
      </table:table>
      <table:table table:name="PCA Conf (multiple rules, types)" table:style-name="ta1">
        <table:table-column table:style-name="co27" table:default-cell-style-name="Default"/>
        <table:table-column table:style-name="co10" table:default-cell-style-name="Default"/>
        <table:table-column table:style-name="co28" table:default-cell-style-name="Default"/>
        <table:table-column table:style-name="co10" table:number-columns-repeated="2" table:default-cell-style-name="Default"/>
        <table:table-column table:style-name="co29" table:default-cell-style-name="Default"/>
        <table:table-column table:style-name="co10" table:default-cell-style-name="ce17"/>
        <table:table-column table:style-name="co10" table:number-columns-repeated="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0" table:default-cell-style-name="Default"/>
        <table:table-row table:style-name="ro3">
          <table:table-cell office:value-type="string" calcext:value-type="string">
            <text:p>0.9-1.0</text:p>
          </table:table-cell>
          <table:table-cell office:value-type="float" office:value="1664" calcext:value-type="float">
            <text:p>1664</text:p>
          </table:table-cell>
          <table:table-cell table:number-columns-repeated="4"/>
          <table:table-cell table:style-name="Default"/>
          <table:table-cell table:number-columns-repeated="12"/>
        </table:table-row>
        <table:table-row table:style-name="ro3">
          <table:table-cell office:value-type="string" calcext:value-type="string">
            <text:p>&lt;Johanne_Luise_Heiberg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Denmark&gt;</text:p>
          </table:table-cell>
          <table:table-cell office:value-type="float" office:value="0.970182381636633" calcext:value-type="float">
            <text:p>0.9701823816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Interval</text:p>
          </table:table-cell>
          <table:table-cell office:value-type="string" calcext:value-type="string">
            <text:p>Predictions</text:p>
          </table:table-cell>
          <table:table-cell table:style-name="ce17" office:value-type="boolean" office:boolean-value="true" calcext:value-type="boolean">
            <text:p>TRUE</text:p>
          </table:table-cell>
          <table:table-cell table:style-name="ce17" office:value-type="boolean" office:boolean-value="false" calcext:value-type="boolean">
            <text:p>FALS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ggregated true</text:p>
          </table:table-cell>
          <table:table-cell office:value-type="string" calcext:value-type="string">
            <text:p>Aggregated false</text:p>
          </table:table-cell>
          <table:table-cell office:value-type="string" calcext:value-type="string">
            <text:p>PCA types + multiples rules</text:p>
          </table:table-cell>
          <table:table-cell office:value-type="string" calcext:value-type="string">
            <text:p>Aggregated predictions</text:p>
          </table:table-cell>
        </table:table-row>
        <table:table-row table:style-name="ro3">
          <table:table-cell office:value-type="string" calcext:value-type="string">
            <text:p>&lt;Frederick_de_Houtma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Netherlands&gt;</text:p>
          </table:table-cell>
          <table:table-cell office:value-type="float" office:value="0.951180638334918" calcext:value-type="float">
            <text:p>0.9511806383</text:p>
          </table:table-cell>
          <table:table-cell office:value-type="float" office:value="0.8625" calcext:value-type="float">
            <text:p>0.8625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formula="of:=[.A1]" office:value-type="string" office:string-value="0.9-1.0" calcext:value-type="string">
            <text:p>0.9-1.0</text:p>
          </table:table-cell>
          <table:table-cell table:formula="of:=[.B1]" office:value-type="float" office:value="1664" calcext:value-type="float">
            <text:p>1664</text:p>
          </table:table-cell>
          <table:table-cell table:formula="of:=COUNTIF([.G2:.G21]; &quot;=TRUE&quot;)" office:value-type="float" office:value="20" calcext:value-type="float">
            <text:p>20</text:p>
          </table:table-cell>
          <table:table-cell table:formula="of:=COUNTIF([.G2:.G21]; &quot;=FALSE&quot;)" office:value-type="float" office:value="0" calcext:value-type="float">
            <text:p>0</text:p>
          </table:table-cell>
          <table:table-cell table:formula="of:=COUNTIF([.G2:.G21]; &quot;=Unknown&quot;)" office:value-type="float" office:value="0" calcext:value-type="float">
            <text:p>0</text:p>
          </table:table-cell>
          <table:table-cell table:formula="of:=[.L3]/([.L3]+[.M3])" office:value-type="float" office:value="1" calcext:value-type="float">
            <text:p>1</text:p>
          </table:table-cell>
          <table:table-cell table:formula="of:=[.L3]" office:value-type="float" office:value="20" calcext:value-type="float">
            <text:p>20</text:p>
          </table:table-cell>
          <table:table-cell table:formula="of:=[.M3]" office:value-type="float" office:value="0" calcext:value-type="float">
            <text:p>0</text:p>
          </table:table-cell>
          <table:table-cell table:formula="of:=[.P3]/([.P3]+[.Q3])" office:value-type="float" office:value="1" calcext:value-type="float">
            <text:p>1</text:p>
          </table:table-cell>
          <table:table-cell table:formula="of:=[.K3]" office:value-type="float" office:value="1664" calcext:value-type="float">
            <text:p>1664</text:p>
          </table:table-cell>
        </table:table-row>
        <table:table-row table:style-name="ro3">
          <table:table-cell office:value-type="string" calcext:value-type="string">
            <text:p>&lt;Oleksandr_Omelchenko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kraine&gt;</text:p>
          </table:table-cell>
          <table:table-cell office:value-type="float" office:value="0.970786018544303" calcext:value-type="float">
            <text:p>0.9707860185</text:p>
          </table:table-cell>
          <table:table-cell office:value-type="float" office:value="0.891891891891892" calcext:value-type="float">
            <text:p>0.891891891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formula="of:=[.A23]" office:value-type="string" office:string-value="0.8-0.9" calcext:value-type="string">
            <text:p>0.8-0.9</text:p>
          </table:table-cell>
          <table:table-cell table:formula="of:=[.B23]" office:value-type="float" office:value="6669" calcext:value-type="float">
            <text:p>6669</text:p>
          </table:table-cell>
          <table:table-cell table:formula="of:=COUNTIF([.G24:.G43]; &quot;=TRUE&quot;)" office:value-type="float" office:value="11" calcext:value-type="float">
            <text:p>11</text:p>
          </table:table-cell>
          <table:table-cell table:formula="of:=COUNTIF([.G24:.G43]; &quot;=FALSE&quot;)" office:value-type="float" office:value="9" calcext:value-type="float">
            <text:p>9</text:p>
          </table:table-cell>
          <table:table-cell table:formula="of:=COUNTIF([.G24:.G43]; &quot;=Unknown&quot;)" office:value-type="float" office:value="0" calcext:value-type="float">
            <text:p>0</text:p>
          </table:table-cell>
          <table:table-cell table:formula="of:=[.L4]/([.L4]+[.M4])" office:value-type="float" office:value="0.55" calcext:value-type="float">
            <text:p>0.55</text:p>
          </table:table-cell>
          <table:table-cell table:formula="of:=[.L4]+[.P3]" office:value-type="float" office:value="31" calcext:value-type="float">
            <text:p>31</text:p>
          </table:table-cell>
          <table:table-cell table:formula="of:=[.Q3]+[.M4]" office:value-type="float" office:value="9" calcext:value-type="float">
            <text:p>9</text:p>
          </table:table-cell>
          <table:table-cell table:formula="of:=[.P4]/([.P4]+[.Q4])" office:value-type="float" office:value="0.775" calcext:value-type="float">
            <text:p>0.775</text:p>
          </table:table-cell>
          <table:table-cell table:formula="of:=[.S3]+[.K4]" office:value-type="float" office:value="8333" calcext:value-type="float">
            <text:p>8333</text:p>
          </table:table-cell>
        </table:table-row>
        <table:table-row table:style-name="ro3">
          <table:table-cell office:value-type="string" calcext:value-type="string">
            <text:p>&lt;Åke_Claesso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weden&gt;</text:p>
          </table:table-cell>
          <table:table-cell office:value-type="float" office:value="0.970182381636633" calcext:value-type="float">
            <text:p>0.9701823816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formula="of:=[.A45]" office:value-type="string" office:string-value="0.7-0.8" calcext:value-type="string">
            <text:p>0.7-0.8</text:p>
          </table:table-cell>
          <table:table-cell table:formula="of:=[.B45]" office:value-type="float" office:value="728" calcext:value-type="float">
            <text:p>728</text:p>
          </table:table-cell>
          <table:table-cell table:formula="of:=COUNTIF([.G46:.G65]; &quot;=TRUE&quot;)" office:value-type="float" office:value="10" calcext:value-type="float">
            <text:p>10</text:p>
          </table:table-cell>
          <table:table-cell table:formula="of:=COUNTIF([.G46:.G65]; &quot;=FALSE&quot;)" office:value-type="float" office:value="3" calcext:value-type="float">
            <text:p>3</text:p>
          </table:table-cell>
          <table:table-cell table:formula="of:=COUNTIF([.G46:.G65]; &quot;=Unknown&quot;)" office:value-type="float" office:value="7" calcext:value-type="float">
            <text:p>7</text:p>
          </table:table-cell>
          <table:table-cell table:formula="of:=[.L5]/([.L5]+[.M5])" office:value-type="float" office:value="0.769230769230769" calcext:value-type="float">
            <text:p>0.7692307692</text:p>
          </table:table-cell>
          <table:table-cell table:formula="of:=[.L5]+[.P4]" office:value-type="float" office:value="41" calcext:value-type="float">
            <text:p>41</text:p>
          </table:table-cell>
          <table:table-cell table:formula="of:=[.Q4]+[.M5]" office:value-type="float" office:value="12" calcext:value-type="float">
            <text:p>12</text:p>
          </table:table-cell>
          <table:table-cell table:formula="of:=[.P5]/([.P5]+[.Q5])" office:value-type="float" office:value="0.773584905660377" calcext:value-type="float">
            <text:p>0.7735849057</text:p>
          </table:table-cell>
          <table:table-cell table:formula="of:=[.S4]+[.K5]" office:value-type="float" office:value="9061" calcext:value-type="float">
            <text:p>9061</text:p>
          </table:table-cell>
        </table:table-row>
        <table:table-row table:style-name="ro3">
          <table:table-cell office:value-type="string" calcext:value-type="string">
            <text:p>&lt;Sisavang_Vong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Kham-Oun_I&gt;</text:p>
          </table:table-cell>
          <table:table-cell office:value-type="float" office:value="0.952263843583969" calcext:value-type="float">
            <text:p>0.9522638436</text:p>
          </table:table-cell>
          <table:table-cell office:value-type="float" office:value="0.970530451866405" calcext:value-type="float">
            <text:p>0.9705304519</text:p>
          </table:table-cell>
          <table:table-cell office:value-type="string" calcext:value-type="string">
            <text:p>TargetSourc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formula="of:=[.A67]" office:value-type="string" office:string-value="0.6-0.7" calcext:value-type="string">
            <text:p>0.6-0.7</text:p>
          </table:table-cell>
          <table:table-cell table:formula="of:=[.B67]" office:value-type="float" office:value="1800" calcext:value-type="float">
            <text:p>1800</text:p>
          </table:table-cell>
          <table:table-cell table:formula="of:=COUNTIF([.G68:.G87]; &quot;=TRUE&quot;)" office:value-type="float" office:value="13" calcext:value-type="float">
            <text:p>13</text:p>
          </table:table-cell>
          <table:table-cell table:formula="of:=COUNTIF([.G68:.G87]; &quot;=FALSE&quot;)" office:value-type="float" office:value="1" calcext:value-type="float">
            <text:p>1</text:p>
          </table:table-cell>
          <table:table-cell table:formula="of:=COUNTIF([.G68:.G87]; &quot;=Unknown&quot;)" office:value-type="float" office:value="6" calcext:value-type="float">
            <text:p>6</text:p>
          </table:table-cell>
          <table:table-cell table:formula="of:=[.L6]/([.L6]+[.M6])" office:value-type="float" office:value="0.928571428571429" calcext:value-type="float">
            <text:p>0.9285714286</text:p>
          </table:table-cell>
          <table:table-cell table:formula="of:=[.L6]+[.P5]" office:value-type="float" office:value="54" calcext:value-type="float">
            <text:p>54</text:p>
          </table:table-cell>
          <table:table-cell table:formula="of:=[.Q5]+[.M6]" office:value-type="float" office:value="13" calcext:value-type="float">
            <text:p>13</text:p>
          </table:table-cell>
          <table:table-cell table:formula="of:=[.P6]/([.P6]+[.Q6])" office:value-type="float" office:value="0.805970149253731" calcext:value-type="float">
            <text:p>0.8059701493</text:p>
          </table:table-cell>
          <table:table-cell table:formula="of:=[.S5]+[.K6]" office:value-type="float" office:value="10861" calcext:value-type="float">
            <text:p>10861</text:p>
          </table:table-cell>
        </table:table-row>
        <table:table-row table:style-name="ro3">
          <table:table-cell office:value-type="string" calcext:value-type="string">
            <text:p>&lt;Alexandr_Dolgopolov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kraine&gt;</text:p>
          </table:table-cell>
          <table:table-cell office:value-type="float" office:value="0.970786018544303" calcext:value-type="float">
            <text:p>0.9707860185</text:p>
          </table:table-cell>
          <table:table-cell office:value-type="float" office:value="0.891891891891892" calcext:value-type="float">
            <text:p>0.891891891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formula="of:=[.A89]" office:value-type="string" office:string-value="0.5-0.6" calcext:value-type="string">
            <text:p>0.5-0.6</text:p>
          </table:table-cell>
          <table:table-cell table:formula="of:=[.B89]" office:value-type="float" office:value="4675" calcext:value-type="float">
            <text:p>4675</text:p>
          </table:table-cell>
          <table:table-cell table:formula="of:=COUNTIF([.G90:.G109]; &quot;=TRUE&quot;)" office:value-type="float" office:value="15" calcext:value-type="float">
            <text:p>15</text:p>
          </table:table-cell>
          <table:table-cell table:formula="of:=COUNTIF([.G90:.G109]; &quot;=FALSE&quot;)" office:value-type="float" office:value="1" calcext:value-type="float">
            <text:p>1</text:p>
          </table:table-cell>
          <table:table-cell table:formula="of:=COUNTIF([.G90:.G109]; &quot;=Unknown&quot;)" office:value-type="float" office:value="4" calcext:value-type="float">
            <text:p>4</text:p>
          </table:table-cell>
          <table:table-cell table:formula="of:=[.L7]/([.L7]+[.M7])" office:value-type="float" office:value="0.9375" calcext:value-type="float">
            <text:p>0.9375</text:p>
          </table:table-cell>
          <table:table-cell table:formula="of:=[.L7]+[.P6]" office:value-type="float" office:value="69" calcext:value-type="float">
            <text:p>69</text:p>
          </table:table-cell>
          <table:table-cell table:formula="of:=[.Q6]+[.M7]" office:value-type="float" office:value="14" calcext:value-type="float">
            <text:p>14</text:p>
          </table:table-cell>
          <table:table-cell table:formula="of:=[.P7]/([.P7]+[.Q7])" office:value-type="float" office:value="0.831325301204819" calcext:value-type="float">
            <text:p>0.8313253012</text:p>
          </table:table-cell>
          <table:table-cell table:formula="of:=[.S6]+[.K7]" office:value-type="float" office:value="15536" calcext:value-type="float">
            <text:p>15536</text:p>
          </table:table-cell>
        </table:table-row>
        <table:table-row table:style-name="ro3">
          <table:table-cell office:value-type="string" calcext:value-type="string">
            <text:p>&lt;Viggo_Larse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Denmark&gt;</text:p>
          </table:table-cell>
          <table:table-cell office:value-type="float" office:value="0.970182381636633" calcext:value-type="float">
            <text:p>0.9701823816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formula="of:=[.A111]" office:value-type="string" office:string-value="0.4-0.5" calcext:value-type="string">
            <text:p>0.4-0.5</text:p>
          </table:table-cell>
          <table:table-cell table:formula="of:=[.B111]" office:value-type="float" office:value="1527" calcext:value-type="float">
            <text:p>1527</text:p>
          </table:table-cell>
          <table:table-cell table:formula="of:=COUNTIF([.G112:.G131]; &quot;=TRUE&quot;)" office:value-type="float" office:value="5" calcext:value-type="float">
            <text:p>5</text:p>
          </table:table-cell>
          <table:table-cell table:formula="of:=COUNTIF([.G112:.G131]; &quot;=FALSE&quot;)" office:value-type="float" office:value="14" calcext:value-type="float">
            <text:p>14</text:p>
          </table:table-cell>
          <table:table-cell table:formula="of:=COUNTIF([.G112:.G131]; &quot;=Unknown&quot;)" office:value-type="float" office:value="1" calcext:value-type="float">
            <text:p>1</text:p>
          </table:table-cell>
          <table:table-cell table:formula="of:=[.L8]/([.L8]+[.M8])" office:value-type="float" office:value="0.263157894736842" calcext:value-type="float">
            <text:p>0.2631578947</text:p>
          </table:table-cell>
          <table:table-cell table:formula="of:=[.L8]+[.P7]" office:value-type="float" office:value="74" calcext:value-type="float">
            <text:p>74</text:p>
          </table:table-cell>
          <table:table-cell table:formula="of:=[.Q7]+[.M8]" office:value-type="float" office:value="28" calcext:value-type="float">
            <text:p>28</text:p>
          </table:table-cell>
          <table:table-cell table:formula="of:=[.P8]/([.P8]+[.Q8])" office:value-type="float" office:value="0.725490196078431" calcext:value-type="float">
            <text:p>0.7254901961</text:p>
          </table:table-cell>
          <table:table-cell table:formula="of:=[.S7]+[.K8]" office:value-type="float" office:value="17063" calcext:value-type="float">
            <text:p>17063</text:p>
          </table:table-cell>
        </table:table-row>
        <table:table-row table:style-name="ro3">
          <table:table-cell office:value-type="string" calcext:value-type="string">
            <text:p>&lt;Anders_Fogh_Rasmusse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Denmark&gt;</text:p>
          </table:table-cell>
          <table:table-cell office:value-type="float" office:value="0.970786018544303" calcext:value-type="float">
            <text:p>0.9707860185</text:p>
          </table:table-cell>
          <table:table-cell office:value-type="float" office:value="0.891891891891892" calcext:value-type="float">
            <text:p>0.891891891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formula="of:=[.A133]" office:value-type="string" office:string-value="0.3-0.4" calcext:value-type="string">
            <text:p>0.3-0.4</text:p>
          </table:table-cell>
          <table:table-cell table:formula="of:=[.B133]" office:value-type="float" office:value="5349" calcext:value-type="float">
            <text:p>5349</text:p>
          </table:table-cell>
          <table:table-cell table:formula="of:=COUNTIF([.G90:.G109]; &quot;=TRUE&quot;)" office:value-type="float" office:value="15" calcext:value-type="float">
            <text:p>15</text:p>
          </table:table-cell>
          <table:table-cell table:formula="of:=COUNTIF([.G90:.G109]; &quot;=FALSE&quot;)" office:value-type="float" office:value="1" calcext:value-type="float">
            <text:p>1</text:p>
          </table:table-cell>
          <table:table-cell table:formula="of:=COUNTIF([.G90:.G109]; &quot;=Unknown&quot;)" office:value-type="float" office:value="4" calcext:value-type="float">
            <text:p>4</text:p>
          </table:table-cell>
          <table:table-cell table:formula="of:=[.L9]/([.L9]+[.M9])" office:value-type="float" office:value="0.9375" calcext:value-type="float">
            <text:p>0.9375</text:p>
          </table:table-cell>
          <table:table-cell table:formula="of:=[.L9]+[.P8]" office:value-type="float" office:value="89" calcext:value-type="float">
            <text:p>89</text:p>
          </table:table-cell>
          <table:table-cell table:formula="of:=[.Q8]+[.M9]" office:value-type="float" office:value="29" calcext:value-type="float">
            <text:p>29</text:p>
          </table:table-cell>
          <table:table-cell table:formula="of:=[.P9]/([.P9]+[.Q9])" office:value-type="float" office:value="0.754237288135593" calcext:value-type="float">
            <text:p>0.7542372881</text:p>
          </table:table-cell>
          <table:table-cell table:formula="of:=[.S8]+[.K9]" office:value-type="float" office:value="22412" calcext:value-type="float">
            <text:p>22412</text:p>
          </table:table-cell>
        </table:table-row>
        <table:table-row table:style-name="ro3">
          <table:table-cell office:value-type="string" calcext:value-type="string">
            <text:p>&lt;Edward_MacCabe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Republic_of_Ireland&gt;</text:p>
          </table:table-cell>
          <table:table-cell office:value-type="float" office:value="0.962605573029521" calcext:value-type="float">
            <text:p>0.962605573</text:p>
          </table:table-cell>
          <table:table-cell office:value-type="float" office:value="0.787878787878788" calcext:value-type="float">
            <text:p>0.787878787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formula="of:=[.A155]" office:value-type="string" office:string-value="0.2-0.3" calcext:value-type="string">
            <text:p>0.2-0.3</text:p>
          </table:table-cell>
          <table:table-cell table:formula="of:=[.B155]" office:value-type="float" office:value="4897" calcext:value-type="float">
            <text:p>4897</text:p>
          </table:table-cell>
          <table:table-cell table:formula="of:=COUNTIF([.G156:.G175]; &quot;=TRUE&quot;)" office:value-type="float" office:value="0" calcext:value-type="float">
            <text:p>0</text:p>
          </table:table-cell>
          <table:table-cell table:formula="of:=COUNTIF([.G156:.G175]; &quot;=FALSE&quot;)" office:value-type="float" office:value="20" calcext:value-type="float">
            <text:p>20</text:p>
          </table:table-cell>
          <table:table-cell table:formula="of:=COUNTIF([.G156:.G175]; &quot;=Unknown&quot;)" office:value-type="float" office:value="0" calcext:value-type="float">
            <text:p>0</text:p>
          </table:table-cell>
          <table:table-cell table:formula="of:=[.L10]/([.L10]+[.M10])" office:value-type="float" office:value="0" calcext:value-type="float">
            <text:p>0</text:p>
          </table:table-cell>
          <table:table-cell table:formula="of:=[.L10]+[.P9]" office:value-type="float" office:value="89" calcext:value-type="float">
            <text:p>89</text:p>
          </table:table-cell>
          <table:table-cell table:formula="of:=[.Q9]+[.M10]" office:value-type="float" office:value="49" calcext:value-type="float">
            <text:p>49</text:p>
          </table:table-cell>
          <table:table-cell table:formula="of:=[.P10]/([.P10]+[.Q10])" office:value-type="float" office:value="0.644927536231884" calcext:value-type="float">
            <text:p>0.6449275362</text:p>
          </table:table-cell>
          <table:table-cell table:formula="of:=[.S9]+[.K10]" office:value-type="float" office:value="27309" calcext:value-type="float">
            <text:p>27309</text:p>
          </table:table-cell>
        </table:table-row>
        <table:table-row table:style-name="ro3">
          <table:table-cell office:value-type="string" calcext:value-type="string">
            <text:p>&lt;Jacquetta_of_Luxembourg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Richard_Woodville,_1st_Earl_Rivers&gt;</text:p>
          </table:table-cell>
          <table:table-cell office:value-type="float" office:value="0.952263843583969" calcext:value-type="float">
            <text:p>0.9522638436</text:p>
          </table:table-cell>
          <table:table-cell office:value-type="float" office:value="0.970530451866405" calcext:value-type="float">
            <text:p>0.970530451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Syed_Ahmed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970786018544303" calcext:value-type="float">
            <text:p>0.9707860185</text:p>
          </table:table-cell>
          <table:table-cell office:value-type="float" office:value="0.891891891891892" calcext:value-type="float">
            <text:p>0.8918918919</text:p>
          </table:table-cell>
          <table:table-cell office:value-type="string" calcext:value-type="string">
            <text:p>TargetSource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Al_Fairweather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cotland&gt;</text:p>
          </table:table-cell>
          <table:table-cell office:value-type="float" office:value="0.970182381636633" calcext:value-type="float">
            <text:p>0.9701823816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Ermengarde_of_Hesbaye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Louis_the_Pious&gt;</text:p>
          </table:table-cell>
          <table:table-cell office:value-type="float" office:value="0.952263843583969" calcext:value-type="float">
            <text:p>0.9522638436</text:p>
          </table:table-cell>
          <table:table-cell office:value-type="float" office:value="0.970530451866405" calcext:value-type="float">
            <text:p>0.9705304519</text:p>
          </table:table-cell>
          <table:table-cell office:value-type="string" calcext:value-type="string">
            <text:p>TargetSource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ohannes_Diderik_van_der_Waals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Netherlands&gt;</text:p>
          </table:table-cell>
          <table:table-cell office:value-type="float" office:value="0.90208520320532" calcext:value-type="float">
            <text:p>0.9020852032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Theodore_Mendez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967420357240746" calcext:value-type="float">
            <text:p>0.9674203572</text:p>
          </table:table-cell>
          <table:table-cell office:value-type="float" office:value="0.914285714285714" calcext:value-type="float">
            <text:p>0.9142857143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Constantin_Mille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Romania&gt;</text:p>
          </table:table-cell>
          <table:table-cell office:value-type="float" office:value="0.99428007614718" calcext:value-type="float">
            <text:p>0.99428007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Husain_Haqqani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Karachi&gt;</text:p>
          </table:table-cell>
          <table:table-cell office:value-type="float" office:value="0.908974548318811" calcext:value-type="float">
            <text:p>0.9089745483</text:p>
          </table:table-cell>
          <table:table-cell office:value-type="float" office:value="0.666666666666667" calcext:value-type="float">
            <text:p>0.6666666667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Ferdinand_IV,_Grand_Duke_of_Tuscany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Princess_Alice_of_Parma_(1849–1935)&gt;</text:p>
          </table:table-cell>
          <table:table-cell office:value-type="float" office:value="0.952263843583969" calcext:value-type="float">
            <text:p>0.9522638436</text:p>
          </table:table-cell>
          <table:table-cell office:value-type="float" office:value="0.970530451866405" calcext:value-type="float">
            <text:p>0.970530451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Gülcan_Kamps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Germany&gt;</text:p>
          </table:table-cell>
          <table:table-cell office:value-type="float" office:value="0.950205462895818" calcext:value-type="float">
            <text:p>0.9502054629</text:p>
          </table:table-cell>
          <table:table-cell office:value-type="float" office:value="0.971830985915493" calcext:value-type="float">
            <text:p>0.971830985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Eddie_Thompso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cotland&gt;</text:p>
          </table:table-cell>
          <table:table-cell office:value-type="float" office:value="0.951180638334918" calcext:value-type="float">
            <text:p>0.9511806383</text:p>
          </table:table-cell>
          <table:table-cell office:value-type="float" office:value="0.8625" calcext:value-type="float">
            <text:p>0.8625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table:number-columns-repeated="6"/>
          <table:table-cell table:style-name="Default"/>
          <table:table-cell table:number-columns-repeated="12"/>
        </table:table-row>
        <table:table-row table:style-name="ro3">
          <table:table-cell office:value-type="string" calcext:value-type="string">
            <text:p>0.8-0.9</text:p>
          </table:table-cell>
          <table:table-cell office:value-type="float" office:value="6669" calcext:value-type="float">
            <text:p>6669</text:p>
          </table:table-cell>
          <table:table-cell table:number-columns-repeated="4"/>
          <table:table-cell table:style-name="Default"/>
          <table:table-cell table:number-columns-repeated="12"/>
        </table:table-row>
        <table:table-row table:style-name="ro3">
          <table:table-cell office:value-type="string" calcext:value-type="string">
            <text:p>&lt;Pauline_Therese_of_Württemberg&gt;</text:p>
          </table:table-cell>
          <table:table-cell office:value-type="string" calcext:value-type="string">
            <text:p>&lt;hasChild&gt;</text:p>
          </table:table-cell>
          <table:table-cell office:value-type="string" calcext:value-type="string">
            <text:p>&lt;Sophie_of_Württemberg&gt;</text:p>
          </table:table-cell>
          <table:table-cell office:value-type="float" office:value="0.8463669122533" calcext:value-type="float">
            <text:p>0.8463669123</text:p>
          </table:table-cell>
          <table:table-cell office:value-type="float" office:value="0.800545383716401" calcext:value-type="float">
            <text:p>0.8005453837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Eva_Bartok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801180641623015" calcext:value-type="float">
            <text:p>0.8011806416</text:p>
          </table:table-cell>
          <table:table-cell office:value-type="float" office:value="0.71875" calcext:value-type="float">
            <text:p>0.71875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Gilberto_Ruíz_Valdéz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Cuba&gt;</text:p>
          </table:table-cell>
          <table:table-cell office:value-type="float" office:value="0.850026583896175" calcext:value-type="float">
            <text:p>0.8500265839</text:p>
          </table:table-cell>
          <table:table-cell office:value-type="float" office:value="0.81500872600349" calcext:value-type="float">
            <text:p>0.815008726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Hubert_James_Willey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Republic_of_Ireland&gt;</text:p>
          </table:table-cell>
          <table:table-cell office:value-type="float" office:value="0.850026583896175" calcext:value-type="float">
            <text:p>0.8500265839</text:p>
          </table:table-cell>
          <table:table-cell office:value-type="float" office:value="0.81500872600349" calcext:value-type="float">
            <text:p>0.815008726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George_V_of_Hanover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Germany&gt;</text:p>
          </table:table-cell>
          <table:table-cell office:value-type="float" office:value="0.850026583896175" calcext:value-type="float">
            <text:p>0.8500265839</text:p>
          </table:table-cell>
          <table:table-cell office:value-type="float" office:value="0.81500872600349" calcext:value-type="float">
            <text:p>0.815008726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Caroline_St-Hilaire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Montreal&gt;</text:p>
          </table:table-cell>
          <table:table-cell office:value-type="float" office:value="0.882513661202186" calcext:value-type="float">
            <text:p>0.8825136612</text:p>
          </table:table-cell>
          <table:table-cell office:value-type="float" office:value="0.660714285714286" calcext:value-type="float">
            <text:p>0.6607142857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Al_Bowlly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801180641623015" calcext:value-type="float">
            <text:p>0.8011806416</text:p>
          </table:table-cell>
          <table:table-cell office:value-type="float" office:value="0.71875" calcext:value-type="float">
            <text:p>0.71875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Gints_Meija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Latvia&gt;</text:p>
          </table:table-cell>
          <table:table-cell office:value-type="float" office:value="0.850026583896175" calcext:value-type="float">
            <text:p>0.8500265839</text:p>
          </table:table-cell>
          <table:table-cell office:value-type="float" office:value="0.81500872600349" calcext:value-type="float">
            <text:p>0.815008726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Fred_Fox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850026583896175" calcext:value-type="float">
            <text:p>0.8500265839</text:p>
          </table:table-cell>
          <table:table-cell office:value-type="float" office:value="0.81500872600349" calcext:value-type="float">
            <text:p>0.815008726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Hans_Georg_Friedrich_Groß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Germany&gt;</text:p>
          </table:table-cell>
          <table:table-cell office:value-type="float" office:value="0.801180641623015" calcext:value-type="float">
            <text:p>0.8011806416</text:p>
          </table:table-cell>
          <table:table-cell office:value-type="float" office:value="0.71875" calcext:value-type="float">
            <text:p>0.71875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Lone_Scherfig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Denmark&gt;</text:p>
          </table:table-cell>
          <table:table-cell office:value-type="float" office:value="0.850026583896175" calcext:value-type="float">
            <text:p>0.8500265839</text:p>
          </table:table-cell>
          <table:table-cell office:value-type="float" office:value="0.81500872600349" calcext:value-type="float">
            <text:p>0.815008726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Ramon_Carnicer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885129490392648" calcext:value-type="float">
            <text:p>0.8851294904</text:p>
          </table:table-cell>
          <table:table-cell office:value-type="float" office:value="0.824427480916031" calcext:value-type="float">
            <text:p>0.824427480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Meritites_I&gt;</text:p>
          </table:table-cell>
          <table:table-cell office:value-type="string" calcext:value-type="string">
            <text:p>&lt;hasChild&gt;</text:p>
          </table:table-cell>
          <table:table-cell office:value-type="string" calcext:value-type="string">
            <text:p>&lt;Nefermaat_II&gt;</text:p>
          </table:table-cell>
          <table:table-cell office:value-type="float" office:value="0.8463669122533" calcext:value-type="float">
            <text:p>0.8463669123</text:p>
          </table:table-cell>
          <table:table-cell office:value-type="float" office:value="0.800545383716401" calcext:value-type="float">
            <text:p>0.8005453837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Henrique_Viana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Portugal&gt;</text:p>
          </table:table-cell>
          <table:table-cell office:value-type="float" office:value="0.850026583896175" calcext:value-type="float">
            <text:p>0.8500265839</text:p>
          </table:table-cell>
          <table:table-cell office:value-type="float" office:value="0.81500872600349" calcext:value-type="float">
            <text:p>0.815008726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Karel_van_Mander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Netherlands&gt;</text:p>
          </table:table-cell>
          <table:table-cell office:value-type="float" office:value="0.801180641623015" calcext:value-type="float">
            <text:p>0.8011806416</text:p>
          </table:table-cell>
          <table:table-cell office:value-type="float" office:value="0.71875" calcext:value-type="float">
            <text:p>0.71875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Edwin_Heathcote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850026583896175" calcext:value-type="float">
            <text:p>0.8500265839</text:p>
          </table:table-cell>
          <table:table-cell office:value-type="float" office:value="0.81500872600349" calcext:value-type="float">
            <text:p>0.815008726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Folke_Bernadotte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weden&gt;</text:p>
          </table:table-cell>
          <table:table-cell office:value-type="float" office:value="0.850026583896175" calcext:value-type="float">
            <text:p>0.8500265839</text:p>
          </table:table-cell>
          <table:table-cell office:value-type="float" office:value="0.81500872600349" calcext:value-type="float">
            <text:p>0.815008726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asim_Mohamed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850026583896175" calcext:value-type="float">
            <text:p>0.8500265839</text:p>
          </table:table-cell>
          <table:table-cell office:value-type="float" office:value="0.81500872600349" calcext:value-type="float">
            <text:p>0.815008726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Tom_Hooper_(director)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850026583896175" calcext:value-type="float">
            <text:p>0.8500265839</text:p>
          </table:table-cell>
          <table:table-cell office:value-type="float" office:value="0.81500872600349" calcext:value-type="float">
            <text:p>0.815008726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Mehdi_Karroubi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Iran&gt;</text:p>
          </table:table-cell>
          <table:table-cell office:value-type="float" office:value="0.882513661202186" calcext:value-type="float">
            <text:p>0.8825136612</text:p>
          </table:table-cell>
          <table:table-cell office:value-type="float" office:value="0.660714285714286" calcext:value-type="float">
            <text:p>0.6607142857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table:number-columns-repeated="6"/>
          <table:table-cell table:style-name="Default"/>
          <table:table-cell table:number-columns-repeated="12"/>
        </table:table-row>
        <table:table-row table:style-name="ro3">
          <table:table-cell office:value-type="string" calcext:value-type="string">
            <text:p>0.7-0.8</text:p>
          </table:table-cell>
          <table:table-cell office:value-type="float" office:value="728" calcext:value-type="float">
            <text:p>728</text:p>
          </table:table-cell>
          <table:table-cell table:number-columns-repeated="4"/>
          <table:table-cell table:style-name="Default"/>
          <table:table-cell table:number-columns-repeated="12"/>
        </table:table-row>
        <table:table-row table:style-name="ro3">
          <table:table-cell office:value-type="string" calcext:value-type="string">
            <text:p>&lt;Hendrik_Martenszoon_Sorgh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Netherlands&gt;</text:p>
          </table:table-cell>
          <table:table-cell office:value-type="float" office:value="0.725927885039231" calcext:value-type="float">
            <text:p>0.725927885</text:p>
          </table:table-cell>
          <table:table-cell office:value-type="float" office:value="0.666666666666667" calcext:value-type="float">
            <text:p>0.6666666667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Anton_Mauve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Netherlands&gt;</text:p>
          </table:table-cell>
          <table:table-cell office:value-type="float" office:value="0.725927885039231" calcext:value-type="float">
            <text:p>0.725927885</text:p>
          </table:table-cell>
          <table:table-cell office:value-type="float" office:value="0.666666666666667" calcext:value-type="float">
            <text:p>0.6666666667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Richard_Caton_Woodville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725927885039231" calcext:value-type="float">
            <text:p>0.725927885</text:p>
          </table:table-cell>
          <table:table-cell office:value-type="float" office:value="0.666666666666667" calcext:value-type="float">
            <text:p>0.6666666667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Guyon_Espiner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Wellington&gt;</text:p>
          </table:table-cell>
          <table:table-cell office:value-type="float" office:value="0.765765765765766" calcext:value-type="float">
            <text:p>0.7657657658</text:p>
          </table:table-cell>
          <table:table-cell office:value-type="float" office:value="0.727272727272727" calcext:value-type="float">
            <text:p>0.7272727273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ames_O'Grady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77186977963716" calcext:value-type="float">
            <text:p>0.7718697796</text:p>
          </table:table-cell>
          <table:table-cell office:value-type="float" office:value="0.363636363636364" calcext:value-type="float">
            <text:p>0.3636363636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August_Malmström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weden&gt;</text:p>
          </table:table-cell>
          <table:table-cell office:value-type="float" office:value="0.725927885039231" calcext:value-type="float">
            <text:p>0.725927885</text:p>
          </table:table-cell>
          <table:table-cell office:value-type="float" office:value="0.666666666666667" calcext:value-type="float">
            <text:p>0.6666666667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Eyvind_Johnso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weden&gt;</text:p>
          </table:table-cell>
          <table:table-cell office:value-type="float" office:value="0.725927885039231" calcext:value-type="float">
            <text:p>0.725927885</text:p>
          </table:table-cell>
          <table:table-cell office:value-type="float" office:value="0.666666666666667" calcext:value-type="float">
            <text:p>0.6666666667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ohn_Torode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London&gt;</text:p>
          </table:table-cell>
          <table:table-cell office:value-type="float" office:value="0.765765765765766" calcext:value-type="float">
            <text:p>0.7657657658</text:p>
          </table:table-cell>
          <table:table-cell office:value-type="float" office:value="0.727272727272727" calcext:value-type="float">
            <text:p>0.7272727273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Adolfo_Domínguez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Madrid&gt;</text:p>
          </table:table-cell>
          <table:table-cell office:value-type="float" office:value="0.765765765765766" calcext:value-type="float">
            <text:p>0.7657657658</text:p>
          </table:table-cell>
          <table:table-cell office:value-type="float" office:value="0.727272727272727" calcext:value-type="float">
            <text:p>0.7272727273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Al-Waleed_bin_Talal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Riyadh&gt;</text:p>
          </table:table-cell>
          <table:table-cell office:value-type="float" office:value="0.765765765765766" calcext:value-type="float">
            <text:p>0.7657657658</text:p>
          </table:table-cell>
          <table:table-cell office:value-type="float" office:value="0.727272727272727" calcext:value-type="float">
            <text:p>0.7272727273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Donna_Frye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an_Diego&gt;</text:p>
          </table:table-cell>
          <table:table-cell office:value-type="float" office:value="0.723356009070295" calcext:value-type="float">
            <text:p>0.7233560091</text:p>
          </table:table-cell>
          <table:table-cell office:value-type="float" office:value="0.875" calcext:value-type="float">
            <text:p>0.875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ulia_Frankau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725927885039231" calcext:value-type="float">
            <text:p>0.725927885</text:p>
          </table:table-cell>
          <table:table-cell office:value-type="float" office:value="0.666666666666667" calcext:value-type="float">
            <text:p>0.6666666667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Neil_Blaney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Republic_of_Ireland&gt;</text:p>
          </table:table-cell>
          <table:table-cell office:value-type="float" office:value="0.725927885039231" calcext:value-type="float">
            <text:p>0.725927885</text:p>
          </table:table-cell>
          <table:table-cell office:value-type="float" office:value="0.666666666666667" calcext:value-type="float">
            <text:p>0.6666666667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Marty_Whela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Dublin&gt;</text:p>
          </table:table-cell>
          <table:table-cell office:value-type="float" office:value="0.765765765765766" calcext:value-type="float">
            <text:p>0.7657657658</text:p>
          </table:table-cell>
          <table:table-cell office:value-type="float" office:value="0.727272727272727" calcext:value-type="float">
            <text:p>0.7272727273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Fadi_Ghandour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Amman&gt;</text:p>
          </table:table-cell>
          <table:table-cell office:value-type="float" office:value="0.765765765765766" calcext:value-type="float">
            <text:p>0.7657657658</text:p>
          </table:table-cell>
          <table:table-cell office:value-type="float" office:value="0.727272727272727" calcext:value-type="float">
            <text:p>0.7272727273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Frits_Zernike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Netherlands&gt;</text:p>
          </table:table-cell>
          <table:table-cell office:value-type="float" office:value="0.77186977963716" calcext:value-type="float">
            <text:p>0.7718697796</text:p>
          </table:table-cell>
          <table:table-cell office:value-type="float" office:value="0.363636363636364" calcext:value-type="float">
            <text:p>0.3636363636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Robert_Junius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Netherlands&gt;</text:p>
          </table:table-cell>
          <table:table-cell office:value-type="float" office:value="0.77186977963716" calcext:value-type="float">
            <text:p>0.7718697796</text:p>
          </table:table-cell>
          <table:table-cell office:value-type="float" office:value="0.363636363636364" calcext:value-type="float">
            <text:p>0.3636363636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Hans_J._Røsjorde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Oslo&gt;</text:p>
          </table:table-cell>
          <table:table-cell office:value-type="float" office:value="0.765765765765766" calcext:value-type="float">
            <text:p>0.7657657658</text:p>
          </table:table-cell>
          <table:table-cell office:value-type="float" office:value="0.727272727272727" calcext:value-type="float">
            <text:p>0.7272727273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Thomas_Goff_Lupto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77186977963716" calcext:value-type="float">
            <text:p>0.7718697796</text:p>
          </table:table-cell>
          <table:table-cell office:value-type="float" office:value="0.363636363636364" calcext:value-type="float">
            <text:p>0.3636363636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Hermione_Hammond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725927885039231" calcext:value-type="float">
            <text:p>0.725927885</text:p>
          </table:table-cell>
          <table:table-cell office:value-type="float" office:value="0.666666666666667" calcext:value-type="float">
            <text:p>0.6666666667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table:number-columns-repeated="6"/>
          <table:table-cell table:style-name="Default"/>
          <table:table-cell table:number-columns-repeated="12"/>
        </table:table-row>
        <table:table-row table:style-name="ro3">
          <table:table-cell office:value-type="string" calcext:value-type="string">
            <text:p>0.6-0.7</text:p>
          </table:table-cell>
          <table:table-cell office:value-type="float" office:value="1800" calcext:value-type="float">
            <text:p>1800</text:p>
          </table:table-cell>
          <table:table-cell table:number-columns-repeated="4"/>
          <table:table-cell table:style-name="Default"/>
          <table:table-cell table:number-columns-repeated="12"/>
        </table:table-row>
        <table:table-row table:style-name="ro3">
          <table:table-cell office:value-type="string" calcext:value-type="string">
            <text:p>&lt;Charles_Frédéric_Gerhardt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France&gt;</text:p>
          </table:table-cell>
          <table:table-cell office:value-type="float" office:value="0.608638673687887" calcext:value-type="float">
            <text:p>0.6086386737</text:p>
          </table:table-cell>
          <table:table-cell office:value-type="float" office:value="0.475862068965517" calcext:value-type="float">
            <text:p>0.47586206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o_Nesbø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Norway&gt;</text:p>
          </table:table-cell>
          <table:table-cell office:value-type="float" office:value="0.608638673687887" calcext:value-type="float">
            <text:p>0.6086386737</text:p>
          </table:table-cell>
          <table:table-cell office:value-type="float" office:value="0.475862068965517" calcext:value-type="float">
            <text:p>0.47586206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Robert Mureșa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Romania&gt;</text:p>
          </table:table-cell>
          <table:table-cell office:value-type="float" office:value="0.608638673687887" calcext:value-type="float">
            <text:p>0.6086386737</text:p>
          </table:table-cell>
          <table:table-cell office:value-type="float" office:value="0.475862068965517" calcext:value-type="float">
            <text:p>0.47586206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Daniël_Willemse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Netherlands&gt;</text:p>
          </table:table-cell>
          <table:table-cell office:value-type="float" office:value="0.608638673687887" calcext:value-type="float">
            <text:p>0.6086386737</text:p>
          </table:table-cell>
          <table:table-cell office:value-type="float" office:value="0.475862068965517" calcext:value-type="float">
            <text:p>0.47586206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Abel_Nathaniel_Bankole_Stronge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Freetown&gt;</text:p>
          </table:table-cell>
          <table:table-cell office:value-type="float" office:value="0.699178525974777" calcext:value-type="float">
            <text:p>0.699178526</text:p>
          </table:table-cell>
          <table:table-cell office:value-type="float" office:value="0.815384615384615" calcext:value-type="float">
            <text:p>0.815384615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Chuck_Grassley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New_Hartford,_Iowa&gt;</text:p>
          </table:table-cell>
          <table:table-cell office:value-type="float" office:value="0.699178525974777" calcext:value-type="float">
            <text:p>0.699178526</text:p>
          </table:table-cell>
          <table:table-cell office:value-type="float" office:value="0.815384615384615" calcext:value-type="float">
            <text:p>0.815384615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Nicolas_de_Largillière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France&gt;</text:p>
          </table:table-cell>
          <table:table-cell office:value-type="float" office:value="0.607304677405461" calcext:value-type="float">
            <text:p>0.6073046774</text:p>
          </table:table-cell>
          <table:table-cell office:value-type="float" office:value="0.766666666666667" calcext:value-type="float">
            <text:p>0.7666666667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Reginald_Talbot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London&gt;</text:p>
          </table:table-cell>
          <table:table-cell office:value-type="float" office:value="0.631842394185085" calcext:value-type="float">
            <text:p>0.6318423942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ohn_B._Callaha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Bethlehem,_Pennsylvania&gt;</text:p>
          </table:table-cell>
          <table:table-cell office:value-type="float" office:value="0.699178525974777" calcext:value-type="float">
            <text:p>0.699178526</text:p>
          </table:table-cell>
          <table:table-cell office:value-type="float" office:value="0.815384615384615" calcext:value-type="float">
            <text:p>0.815384615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Boris_Tadić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erbia&gt;</text:p>
          </table:table-cell>
          <table:table-cell office:value-type="float" office:value="0.609786370688626" calcext:value-type="float">
            <text:p>0.6097863707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Nir_Yaniv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Israel&gt;</text:p>
          </table:table-cell>
          <table:table-cell office:value-type="float" office:value="0.608638673687887" calcext:value-type="float">
            <text:p>0.6086386737</text:p>
          </table:table-cell>
          <table:table-cell office:value-type="float" office:value="0.475862068965517" calcext:value-type="float">
            <text:p>0.47586206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Marius_Nicoară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Romania&gt;</text:p>
          </table:table-cell>
          <table:table-cell office:value-type="float" office:value="0.689957938154155" calcext:value-type="float">
            <text:p>0.6899579382</text:p>
          </table:table-cell>
          <table:table-cell office:value-type="float" office:value="0.413793103448276" calcext:value-type="float">
            <text:p>0.4137931034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asper_Schneider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Fargo,_North_Dakota&gt;</text:p>
          </table:table-cell>
          <table:table-cell office:value-type="float" office:value="0.699178525974777" calcext:value-type="float">
            <text:p>0.699178526</text:p>
          </table:table-cell>
          <table:table-cell office:value-type="float" office:value="0.815384615384615" calcext:value-type="float">
            <text:p>0.815384615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Frei_Betto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Brazil&gt;</text:p>
          </table:table-cell>
          <table:table-cell office:value-type="float" office:value="0.627520266794387" calcext:value-type="float">
            <text:p>0.6275202668</text:p>
          </table:table-cell>
          <table:table-cell office:value-type="float" office:value="0.383419689119171" calcext:value-type="float">
            <text:p>0.3834196891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Steven_Luka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New_Vienna,_Iowa&gt;</text:p>
          </table:table-cell>
          <table:table-cell office:value-type="float" office:value="0.699178525974777" calcext:value-type="float">
            <text:p>0.699178526</text:p>
          </table:table-cell>
          <table:table-cell office:value-type="float" office:value="0.815384615384615" calcext:value-type="float">
            <text:p>0.815384615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David_Hanson_(politician)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608638673687887" calcext:value-type="float">
            <text:p>0.6086386737</text:p>
          </table:table-cell>
          <table:table-cell office:value-type="float" office:value="0.475862068965517" calcext:value-type="float">
            <text:p>0.47586206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Sweden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Sweden&gt;</text:p>
          </table:table-cell>
          <table:table-cell office:value-type="float" office:value="0.676015517229919" calcext:value-type="float">
            <text:p>0.6760155172</text:p>
          </table:table-cell>
          <table:table-cell office:value-type="float" office:value="0.117647058823529" calcext:value-type="float">
            <text:p>0.1176470588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Erika_Cheetham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London&gt;</text:p>
          </table:table-cell>
          <table:table-cell office:value-type="float" office:value="0.631842394185085" calcext:value-type="float">
            <text:p>0.6318423942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Debra_Hilstrom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Brooklyn_Center,_Minnesota&gt;</text:p>
          </table:table-cell>
          <table:table-cell office:value-type="float" office:value="0.699178525974777" calcext:value-type="float">
            <text:p>0.699178526</text:p>
          </table:table-cell>
          <table:table-cell office:value-type="float" office:value="0.815384615384615" calcext:value-type="float">
            <text:p>0.815384615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Pavlo_Tychyna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kraine&gt;</text:p>
          </table:table-cell>
          <table:table-cell office:value-type="float" office:value="0.606649857056508" calcext:value-type="float">
            <text:p>0.6066498571</text:p>
          </table:table-cell>
          <table:table-cell office:value-type="float" office:value="0.142857142857143" calcext:value-type="float">
            <text:p>0.142857142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table:number-columns-repeated="6"/>
          <table:table-cell table:style-name="Default"/>
          <table:table-cell table:number-columns-repeated="12"/>
        </table:table-row>
        <table:table-row table:style-name="ro3">
          <table:table-cell office:value-type="string" calcext:value-type="string">
            <text:p>0.5-0.6</text:p>
          </table:table-cell>
          <table:table-cell office:value-type="float" office:value="4675" calcext:value-type="float">
            <text:p>4675</text:p>
          </table:table-cell>
          <table:table-cell table:number-columns-repeated="4"/>
          <table:table-cell table:style-name="Default"/>
          <table:table-cell table:number-columns-repeated="12"/>
        </table:table-row>
        <table:table-row table:style-name="ro3">
          <table:table-cell office:value-type="string" calcext:value-type="string">
            <text:p>&lt;Sherwood_Dixo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Dixon,_Illinois&gt;</text:p>
          </table:table-cell>
          <table:table-cell office:value-type="float" office:value="0.558808808808809" calcext:value-type="float">
            <text:p>0.5588088088</text:p>
          </table:table-cell>
          <table:table-cell office:value-type="float" office:value="0.757142857142857" calcext:value-type="float">
            <text:p>0.7571428571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Rolf_Hansen_(athlete)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arpsborg&gt;</text:p>
          </table:table-cell>
          <table:table-cell office:value-type="float" office:value="0.558808808808809" calcext:value-type="float">
            <text:p>0.5588088088</text:p>
          </table:table-cell>
          <table:table-cell office:value-type="float" office:value="0.757142857142857" calcext:value-type="float">
            <text:p>0.7571428571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Oleg_Pavlov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Moscow&gt;</text:p>
          </table:table-cell>
          <table:table-cell office:value-type="float" office:value="0.532090229764648" calcext:value-type="float">
            <text:p>0.5320902298</text:p>
          </table:table-cell>
          <table:table-cell office:value-type="float" office:value="0.630952380952381" calcext:value-type="float">
            <text:p>0.630952381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Michael_O'Riorda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Republic_of_Ireland&gt;</text:p>
          </table:table-cell>
          <table:table-cell office:value-type="float" office:value="0.514797665646198" calcext:value-type="float">
            <text:p>0.5147976656</text:p>
          </table:table-cell>
          <table:table-cell office:value-type="float" office:value="0.571428571428571" calcext:value-type="float">
            <text:p>0.57142857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Manfred_Durniok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Germany&gt;</text:p>
          </table:table-cell>
          <table:table-cell office:value-type="float" office:value="0.514797665646198" calcext:value-type="float">
            <text:p>0.5147976656</text:p>
          </table:table-cell>
          <table:table-cell office:value-type="float" office:value="0.571428571428571" calcext:value-type="float">
            <text:p>0.57142857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Yuri_Linnik&gt;</text:p>
          </table:table-cell>
          <table:table-cell office:value-type="string" calcext:value-type="string">
            <text:p>&lt;worksAt&gt;</text:p>
          </table:table-cell>
          <table:table-cell office:value-type="string" calcext:value-type="string">
            <text:p>&lt;Vilnius_University&gt;</text:p>
          </table:table-cell>
          <table:table-cell office:value-type="float" office:value="0.521406935214069" calcext:value-type="float">
            <text:p>0.5214069352</text:p>
          </table:table-cell>
          <table:table-cell office:value-type="float" office:value="0.617647058823529" calcext:value-type="float">
            <text:p>0.6176470588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Charles_Hutton_Gregory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London&gt;</text:p>
          </table:table-cell>
          <table:table-cell office:value-type="float" office:value="0.524819834355168" calcext:value-type="float">
            <text:p>0.5248198344</text:p>
          </table:table-cell>
          <table:table-cell office:value-type="float" office:value="0.216216216216216" calcext:value-type="float">
            <text:p>0.2162162162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Rudolf_Kurz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Germany&gt;</text:p>
          </table:table-cell>
          <table:table-cell office:value-type="float" office:value="0.514797665646198" calcext:value-type="float">
            <text:p>0.5147976656</text:p>
          </table:table-cell>
          <table:table-cell office:value-type="float" office:value="0.571428571428571" calcext:value-type="float">
            <text:p>0.57142857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Henry_Archer_Ekers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Montreal&gt;</text:p>
          </table:table-cell>
          <table:table-cell office:value-type="float" office:value="0.558808808808809" calcext:value-type="float">
            <text:p>0.5588088088</text:p>
          </table:table-cell>
          <table:table-cell office:value-type="float" office:value="0.757142857142857" calcext:value-type="float">
            <text:p>0.7571428571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George_Carney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514797665646198" calcext:value-type="float">
            <text:p>0.5147976656</text:p>
          </table:table-cell>
          <table:table-cell office:value-type="float" office:value="0.571428571428571" calcext:value-type="float">
            <text:p>0.57142857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Lamberto_Maggiorani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Rome&gt;</text:p>
          </table:table-cell>
          <table:table-cell office:value-type="float" office:value="0.558808808808809" calcext:value-type="float">
            <text:p>0.5588088088</text:p>
          </table:table-cell>
          <table:table-cell office:value-type="float" office:value="0.757142857142857" calcext:value-type="float">
            <text:p>0.7571428571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ames_W._Tate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West_Midlands_(region)&gt;</text:p>
          </table:table-cell>
          <table:table-cell office:value-type="float" office:value="0.514797665646198" calcext:value-type="float">
            <text:p>0.5147976656</text:p>
          </table:table-cell>
          <table:table-cell office:value-type="float" office:value="0.571428571428571" calcext:value-type="float">
            <text:p>0.57142857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Thomas_Eagleto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Missouri&gt;</text:p>
          </table:table-cell>
          <table:table-cell office:value-type="float" office:value="0.514797665646198" calcext:value-type="float">
            <text:p>0.5147976656</text:p>
          </table:table-cell>
          <table:table-cell office:value-type="float" office:value="0.571428571428571" calcext:value-type="float">
            <text:p>0.57142857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ulia_Cæsar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tockholm&gt;</text:p>
          </table:table-cell>
          <table:table-cell office:value-type="float" office:value="0.558808808808809" calcext:value-type="float">
            <text:p>0.5588088088</text:p>
          </table:table-cell>
          <table:table-cell office:value-type="float" office:value="0.757142857142857" calcext:value-type="float">
            <text:p>0.7571428571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Walter_Thomas_James_Morga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London&gt;</text:p>
          </table:table-cell>
          <table:table-cell office:value-type="float" office:value="0.532090229764648" calcext:value-type="float">
            <text:p>0.5320902298</text:p>
          </table:table-cell>
          <table:table-cell office:value-type="float" office:value="0.630952380952381" calcext:value-type="float">
            <text:p>0.630952381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Robert_Stafford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Rutland_(city),_Vermont&gt;</text:p>
          </table:table-cell>
          <table:table-cell office:value-type="float" office:value="0.558808808808809" calcext:value-type="float">
            <text:p>0.5588088088</text:p>
          </table:table-cell>
          <table:table-cell office:value-type="float" office:value="0.757142857142857" calcext:value-type="float">
            <text:p>0.7571428571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Gerald_Rudolff_Ford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Michigan&gt;</text:p>
          </table:table-cell>
          <table:table-cell office:value-type="float" office:value="0.514797665646198" calcext:value-type="float">
            <text:p>0.5147976656</text:p>
          </table:table-cell>
          <table:table-cell office:value-type="float" office:value="0.571428571428571" calcext:value-type="float">
            <text:p>0.57142857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Mahashankar_Vishwanath_Thaker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Wadhwan&gt;</text:p>
          </table:table-cell>
          <table:table-cell office:value-type="float" office:value="0.558808808808809" calcext:value-type="float">
            <text:p>0.5588088088</text:p>
          </table:table-cell>
          <table:table-cell office:value-type="float" office:value="0.757142857142857" calcext:value-type="float">
            <text:p>0.7571428571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Daan_Jippes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Amsterdam&gt;</text:p>
          </table:table-cell>
          <table:table-cell office:value-type="float" office:value="0.526826244849501" calcext:value-type="float">
            <text:p>0.5268262448</text:p>
          </table:table-cell>
          <table:table-cell office:value-type="float" office:value="0.711111111111111" calcext:value-type="float">
            <text:p>0.7111111111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Constantine_P._Cavafy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Alexandria&gt;</text:p>
          </table:table-cell>
          <table:table-cell office:value-type="float" office:value="0.558808808808809" calcext:value-type="float">
            <text:p>0.5588088088</text:p>
          </table:table-cell>
          <table:table-cell office:value-type="float" office:value="0.757142857142857" calcext:value-type="float">
            <text:p>0.7571428571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table:number-columns-repeated="6"/>
          <table:table-cell table:style-name="Default"/>
          <table:table-cell table:number-columns-repeated="12"/>
        </table:table-row>
        <table:table-row table:style-name="ro3">
          <table:table-cell office:value-type="string" calcext:value-type="string">
            <text:p>0.4-0.5</text:p>
          </table:table-cell>
          <table:table-cell office:value-type="float" office:value="1527" calcext:value-type="float">
            <text:p>1527</text:p>
          </table:table-cell>
          <table:table-cell table:number-columns-repeated="4"/>
          <table:table-cell table:style-name="Default"/>
          <table:table-cell table:number-columns-repeated="12"/>
        </table:table-row>
        <table:table-row table:style-name="ro3">
          <table:table-cell office:value-type="string" calcext:value-type="string">
            <text:p>&lt;Axel_Munthe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Stockholm&gt;</text:p>
          </table:table-cell>
          <table:table-cell office:value-type="float" office:value="0.440376879693195" calcext:value-type="float">
            <text:p>0.4403768797</text:p>
          </table:table-cell>
          <table:table-cell office:value-type="float" office:value="0.415686274509804" calcext:value-type="float">
            <text:p>0.4156862745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Meary_James_Thurairajah_Tambimuttu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London&gt;</text:p>
          </table:table-cell>
          <table:table-cell office:value-type="float" office:value="0.440376879693195" calcext:value-type="float">
            <text:p>0.4403768797</text:p>
          </table:table-cell>
          <table:table-cell office:value-type="float" office:value="0.415686274509804" calcext:value-type="float">
            <text:p>0.4156862745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uan_Camilo_Mouriño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Mexico_City&gt;</text:p>
          </table:table-cell>
          <table:table-cell office:value-type="float" office:value="0.440376879693195" calcext:value-type="float">
            <text:p>0.4403768797</text:p>
          </table:table-cell>
          <table:table-cell office:value-type="float" office:value="0.415686274509804" calcext:value-type="float">
            <text:p>0.4156862745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Ahmad_Hasan_Dani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Islamabad&gt;</text:p>
          </table:table-cell>
          <table:table-cell office:value-type="float" office:value="0.440922963544462" calcext:value-type="float">
            <text:p>0.4409229635</text:p>
          </table:table-cell>
          <table:table-cell office:value-type="float" office:value="0.460869565217391" calcext:value-type="float">
            <text:p>0.4608695652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Syd_Bidwell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London&gt;</text:p>
          </table:table-cell>
          <table:table-cell office:value-type="float" office:value="0.440376879693195" calcext:value-type="float">
            <text:p>0.4403768797</text:p>
          </table:table-cell>
          <table:table-cell office:value-type="float" office:value="0.415686274509804" calcext:value-type="float">
            <text:p>0.4156862745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Iraq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France&gt;</text:p>
          </table:table-cell>
          <table:table-cell office:value-type="float" office:value="0.440119722976928" calcext:value-type="float">
            <text:p>0.440119723</text:p>
          </table:table-cell>
          <table:table-cell office:value-type="float" office:value="0.426559356136821" calcext:value-type="float">
            <text:p>0.4265593561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Luis_Ortiz_Monasterio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Mexico_City&gt;</text:p>
          </table:table-cell>
          <table:table-cell office:value-type="float" office:value="0.440376879693195" calcext:value-type="float">
            <text:p>0.4403768797</text:p>
          </table:table-cell>
          <table:table-cell office:value-type="float" office:value="0.415686274509804" calcext:value-type="float">
            <text:p>0.4156862745</text:p>
          </table:table-cell>
          <table:table-cell office:value-type="string" calcext:value-type="string">
            <text:p>TargetSource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Charles_Mosley_(genealogist)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British_America&gt;</text:p>
          </table:table-cell>
          <table:table-cell office:value-type="float" office:value="0.426821176901254" calcext:value-type="float">
            <text:p>0.4268211769</text:p>
          </table:table-cell>
          <table:table-cell office:value-type="float" office:value="0.229357798165138" calcext:value-type="float">
            <text:p>0.2293577982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Arne_Tiselius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tockholm&gt;</text:p>
          </table:table-cell>
          <table:table-cell office:value-type="float" office:value="0.476116216652277" calcext:value-type="float">
            <text:p>0.4761162167</text:p>
          </table:table-cell>
          <table:table-cell office:value-type="float" office:value="0.282608695652174" calcext:value-type="float">
            <text:p>0.2826086957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Raja_Ramanna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Mumbai&gt;</text:p>
          </table:table-cell>
          <table:table-cell office:value-type="float" office:value="0.440922963544462" calcext:value-type="float">
            <text:p>0.4409229635</text:p>
          </table:table-cell>
          <table:table-cell office:value-type="float" office:value="0.460869565217391" calcext:value-type="float">
            <text:p>0.4608695652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Federico_Cantú_Garza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Mexico_City&gt;</text:p>
          </table:table-cell>
          <table:table-cell office:value-type="float" office:value="0.440376879693195" calcext:value-type="float">
            <text:p>0.4403768797</text:p>
          </table:table-cell>
          <table:table-cell office:value-type="float" office:value="0.415686274509804" calcext:value-type="float">
            <text:p>0.4156862745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oe_Duffy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Lordship_of_Ireland&gt;</text:p>
          </table:table-cell>
          <table:table-cell office:value-type="float" office:value="0.426821176901254" calcext:value-type="float">
            <text:p>0.4268211769</text:p>
          </table:table-cell>
          <table:table-cell office:value-type="float" office:value="0.229357798165138" calcext:value-type="float">
            <text:p>0.2293577982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Ramón_Grau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Havana&gt;</text:p>
          </table:table-cell>
          <table:table-cell office:value-type="float" office:value="0.440376879693195" calcext:value-type="float">
            <text:p>0.4403768797</text:p>
          </table:table-cell>
          <table:table-cell office:value-type="float" office:value="0.415686274509804" calcext:value-type="float">
            <text:p>0.4156862745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Sam_V._Stewart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Helena,_Montana&gt;</text:p>
          </table:table-cell>
          <table:table-cell office:value-type="float" office:value="0.440922963544462" calcext:value-type="float">
            <text:p>0.4409229635</text:p>
          </table:table-cell>
          <table:table-cell office:value-type="float" office:value="0.460869565217391" calcext:value-type="float">
            <text:p>0.4608695652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an_de_Baen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The_Hague&gt;</text:p>
          </table:table-cell>
          <table:table-cell office:value-type="float" office:value="0.440376879693195" calcext:value-type="float">
            <text:p>0.4403768797</text:p>
          </table:table-cell>
          <table:table-cell office:value-type="float" office:value="0.415686274509804" calcext:value-type="float">
            <text:p>0.4156862745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Albert_F._Polk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Wilmington,_Delaware&gt;</text:p>
          </table:table-cell>
          <table:table-cell office:value-type="float" office:value="0.440922963544462" calcext:value-type="float">
            <text:p>0.4409229635</text:p>
          </table:table-cell>
          <table:table-cell office:value-type="float" office:value="0.460869565217391" calcext:value-type="float">
            <text:p>0.4608695652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Arnold_Harberger&gt;</text:p>
          </table:table-cell>
          <table:table-cell office:value-type="string" calcext:value-type="string">
            <text:p>&lt;worksAt&gt;</text:p>
          </table:table-cell>
          <table:table-cell office:value-type="string" calcext:value-type="string">
            <text:p>&lt;University_of_Chicago&gt;</text:p>
          </table:table-cell>
          <table:table-cell office:value-type="float" office:value="0.484061006275867" calcext:value-type="float">
            <text:p>0.4840610063</text:p>
          </table:table-cell>
          <table:table-cell office:value-type="float" office:value="0.615384615384615" calcext:value-type="float">
            <text:p>0.6153846154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Guyon_Espiner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Wellington&gt;</text:p>
          </table:table-cell>
          <table:table-cell office:value-type="float" office:value="0.481442316631031" calcext:value-type="float">
            <text:p>0.4814423166</text:p>
          </table:table-cell>
          <table:table-cell office:value-type="float" office:value="0.403508771929825" calcext:value-type="float">
            <text:p>0.4035087719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Christopher_Kelk_Ingold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438315591976732" calcext:value-type="float">
            <text:p>0.438315592</text:p>
          </table:table-cell>
          <table:table-cell office:value-type="float" office:value="0.340425531914894" calcext:value-type="float">
            <text:p>0.340425531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Charles_Cottet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Paris&gt;</text:p>
          </table:table-cell>
          <table:table-cell office:value-type="float" office:value="0.440376879693195" calcext:value-type="float">
            <text:p>0.4403768797</text:p>
          </table:table-cell>
          <table:table-cell office:value-type="float" office:value="0.415686274509804" calcext:value-type="float">
            <text:p>0.4156862745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table:number-columns-repeated="6"/>
          <table:table-cell table:style-name="Default"/>
          <table:table-cell table:number-columns-repeated="12"/>
        </table:table-row>
        <table:table-row table:style-name="ro3">
          <table:table-cell office:value-type="string" calcext:value-type="string">
            <text:p>0.3-0.4</text:p>
          </table:table-cell>
          <table:table-cell office:value-type="float" office:value="5349" calcext:value-type="float">
            <text:p>5349</text:p>
          </table:table-cell>
          <table:table-cell table:number-columns-repeated="4"/>
          <table:table-cell table:style-name="Default"/>
          <table:table-cell table:number-columns-repeated="12"/>
        </table:table-row>
        <table:table-row table:style-name="ro3">
          <table:table-cell office:value-type="string" calcext:value-type="string">
            <text:p>&lt;Georg_Balthasar_Metzger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Berlin&gt;</text:p>
          </table:table-cell>
          <table:table-cell office:value-type="float" office:value="0.323824419167473" calcext:value-type="float">
            <text:p>0.3238244192</text:p>
          </table:table-cell>
          <table:table-cell office:value-type="float" office:value="0.150912106135987" calcext:value-type="float">
            <text:p>0.1509121061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Ovidio_G._Assonitis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Choke_Canyon&gt;</text:p>
          </table:table-cell>
          <table:table-cell office:value-type="float" office:value="0.329674140674049" calcext:value-type="float">
            <text:p>0.3296741407</text:p>
          </table:table-cell>
          <table:table-cell office:value-type="float" office:value="0.741349480968858" calcext:value-type="float">
            <text:p>0.741349481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Masao_Ohba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Occupation_of_Japan&gt;</text:p>
          </table:table-cell>
          <table:table-cell office:value-type="float" office:value="0.38922555833633" calcext:value-type="float">
            <text:p>0.3892255583</text:p>
          </table:table-cell>
          <table:table-cell office:value-type="float" office:value="0.248081841432225" calcext:value-type="float">
            <text:p>0.24808184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Peter_Jackson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Jack_Brown_Genius&gt;</text:p>
          </table:table-cell>
          <table:table-cell office:value-type="float" office:value="0.329674140674049" calcext:value-type="float">
            <text:p>0.3296741407</text:p>
          </table:table-cell>
          <table:table-cell office:value-type="float" office:value="0.741349480968858" calcext:value-type="float">
            <text:p>0.741349481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Alfonso_García_Robles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Mexico_City&gt;</text:p>
          </table:table-cell>
          <table:table-cell office:value-type="float" office:value="0.323824419167473" calcext:value-type="float">
            <text:p>0.3238244192</text:p>
          </table:table-cell>
          <table:table-cell office:value-type="float" office:value="0.150912106135987" calcext:value-type="float">
            <text:p>0.1509121061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Roland_Berger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Berlin&gt;</text:p>
          </table:table-cell>
          <table:table-cell office:value-type="float" office:value="0.353479326373808" calcext:value-type="float">
            <text:p>0.3534793264</text:p>
          </table:table-cell>
          <table:table-cell office:value-type="float" office:value="0.283950617283951" calcext:value-type="float">
            <text:p>0.2839506173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Alfred_Wegener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Berlin&gt;</text:p>
          </table:table-cell>
          <table:table-cell office:value-type="float" office:value="0.353479326373808" calcext:value-type="float">
            <text:p>0.3534793264</text:p>
          </table:table-cell>
          <table:table-cell office:value-type="float" office:value="0.283950617283951" calcext:value-type="float">
            <text:p>0.2839506173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Tom_Vandergriff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Texas&gt;</text:p>
          </table:table-cell>
          <table:table-cell office:value-type="float" office:value="0.340582181895031" calcext:value-type="float">
            <text:p>0.3405821819</text:p>
          </table:table-cell>
          <table:table-cell office:value-type="float" office:value="0.21831869510665" calcext:value-type="float">
            <text:p>0.2183186951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Ingrid_von_Rose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wedish_Empire&gt;</text:p>
          </table:table-cell>
          <table:table-cell office:value-type="float" office:value="0.38922555833633" calcext:value-type="float">
            <text:p>0.3892255583</text:p>
          </table:table-cell>
          <table:table-cell office:value-type="float" office:value="0.248081841432225" calcext:value-type="float">
            <text:p>0.24808184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George_Fles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Amsterdam&gt;</text:p>
          </table:table-cell>
          <table:table-cell office:value-type="float" office:value="0.353479326373808" calcext:value-type="float">
            <text:p>0.3534793264</text:p>
          </table:table-cell>
          <table:table-cell office:value-type="float" office:value="0.283950617283951" calcext:value-type="float">
            <text:p>0.2839506173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an_Gies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Reichskommissariat_Niederlande&gt;</text:p>
          </table:table-cell>
          <table:table-cell office:value-type="float" office:value="0.38922555833633" calcext:value-type="float">
            <text:p>0.3892255583</text:p>
          </table:table-cell>
          <table:table-cell office:value-type="float" office:value="0.248081841432225" calcext:value-type="float">
            <text:p>0.24808184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Aurelio_Nuño_Morales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Mexico_City&gt;</text:p>
          </table:table-cell>
          <table:table-cell office:value-type="float" office:value="0.353479326373808" calcext:value-type="float">
            <text:p>0.3534793264</text:p>
          </table:table-cell>
          <table:table-cell office:value-type="float" office:value="0.283950617283951" calcext:value-type="float">
            <text:p>0.2839506173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ames_Horner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Honey,_I_Shrunk_the_Kids&gt;</text:p>
          </table:table-cell>
          <table:table-cell office:value-type="float" office:value="0.329674140674049" calcext:value-type="float">
            <text:p>0.3296741407</text:p>
          </table:table-cell>
          <table:table-cell office:value-type="float" office:value="0.741349480968858" calcext:value-type="float">
            <text:p>0.741349481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Fort_Wayne,_Indiana&gt;</text:p>
          </table:table-cell>
          <table:table-cell office:value-type="string" calcext:value-type="string">
            <text:p>&lt;hasCapital&gt;</text:p>
          </table:table-cell>
          <table:table-cell office:value-type="string" calcext:value-type="string">
            <text:p>&lt;Fort_Wayne,_Indiana&gt;</text:p>
          </table:table-cell>
          <table:table-cell office:value-type="float" office:value="0.354683124157245" calcext:value-type="float">
            <text:p>0.3546831242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A._R._Rahman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Kandukondain_Kandukondain&gt;</text:p>
          </table:table-cell>
          <table:table-cell office:value-type="float" office:value="0.329674140674049" calcext:value-type="float">
            <text:p>0.3296741407</text:p>
          </table:table-cell>
          <table:table-cell office:value-type="float" office:value="0.741349480968858" calcext:value-type="float">
            <text:p>0.741349481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Charlotte_von_Mahlsdorf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Allied-occupied_Germany&gt;</text:p>
          </table:table-cell>
          <table:table-cell office:value-type="float" office:value="0.38922555833633" calcext:value-type="float">
            <text:p>0.3892255583</text:p>
          </table:table-cell>
          <table:table-cell office:value-type="float" office:value="0.248081841432225" calcext:value-type="float">
            <text:p>0.24808184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Paul_Capellani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Bourbon_Restoration&gt;</text:p>
          </table:table-cell>
          <table:table-cell office:value-type="float" office:value="0.38922555833633" calcext:value-type="float">
            <text:p>0.3892255583</text:p>
          </table:table-cell>
          <table:table-cell office:value-type="float" office:value="0.248081841432225" calcext:value-type="float">
            <text:p>0.24808184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Robert_Buckner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Bright_Victory&gt;</text:p>
          </table:table-cell>
          <table:table-cell office:value-type="float" office:value="0.329674140674049" calcext:value-type="float">
            <text:p>0.3296741407</text:p>
          </table:table-cell>
          <table:table-cell office:value-type="float" office:value="0.741349480968858" calcext:value-type="float">
            <text:p>0.741349481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Paul_Otto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Kingdom_of_Prussia&gt;</text:p>
          </table:table-cell>
          <table:table-cell office:value-type="float" office:value="0.38922555833633" calcext:value-type="float">
            <text:p>0.3892255583</text:p>
          </table:table-cell>
          <table:table-cell office:value-type="float" office:value="0.248081841432225" calcext:value-type="float">
            <text:p>0.24808184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Pope_John_XII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Italy&gt;</text:p>
          </table:table-cell>
          <table:table-cell office:value-type="float" office:value="0.38922555833633" calcext:value-type="float">
            <text:p>0.3892255583</text:p>
          </table:table-cell>
          <table:table-cell office:value-type="float" office:value="0.248081841432225" calcext:value-type="float">
            <text:p>0.24808184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table:number-columns-repeated="6"/>
          <table:table-cell table:style-name="Default"/>
          <table:table-cell table:number-columns-repeated="12"/>
        </table:table-row>
        <table:table-row table:style-name="ro3">
          <table:table-cell office:value-type="string" calcext:value-type="string">
            <text:p>0.2-0.3</text:p>
          </table:table-cell>
          <table:table-cell office:value-type="float" office:value="4897" calcext:value-type="float">
            <text:p>4897</text:p>
          </table:table-cell>
          <table:table-cell table:number-columns-repeated="4"/>
          <table:table-cell table:style-name="Default"/>
          <table:table-cell table:number-columns-repeated="12"/>
        </table:table-row>
        <table:table-row table:style-name="ro3">
          <table:table-cell office:value-type="string" calcext:value-type="string">
            <text:p>&lt;Cyrus_Nowrasteh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The_Stoning_of_Soraya_M.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Eric_Bress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The_Butterfly_Effect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Albert_Brooks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Defending_Your_Life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Anders_Thomas_Jensen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Election_Night_(film)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ohn_Greyson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Zero_Patience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Wilford_Leach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The_Pirates_of_Penzance_(1983_film)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Manivannan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Muthal_Vasantham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Sooraj_R._Barjatya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Main_Prem_Ki_Diwani_Hoon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ingle_Ma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Seoul_Raiders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erry_Zucker_(film_director)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Airplane!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Harry_Baweja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Main_Aisa_Hi_Hoon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Mani_Ratnam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Agni_Natchathiram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Romolo_Marcellini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The_Grand_Olympics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William_Brent_Bell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Stay_Alive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Tomás_Gutiérrez_Alea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De_Cierta_Manera_(film)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Nasser_Taghvai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Captain_Khorshid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Alejandro_Agresti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Valentín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ohn_Ford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Wild_Women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Oliver_Parker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An_Ideal_Husband_(1999_film)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Stephen_Chow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Shaolin_Soccer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</table:table>
      <table:table table:name="PCA Conf (types)" table:style-name="ta1"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0" table:default-cell-style-name="Default"/>
        <table:table-column table:style-name="co36" table:default-cell-style-name="Default"/>
        <table:table-column table:style-name="co37" table:default-cell-style-name="ce14"/>
        <table:table-column table:style-name="co10" table:number-columns-repeated="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row table:style-name="ro3">
          <table:table-cell office:value-type="string" calcext:value-type="string">
            <text:p>[1.0, 0.9)</text:p>
          </table:table-cell>
          <table:table-cell office:value-type="float" office:value="5774" calcext:value-type="float">
            <text:p>5774</text:p>
          </table:table-cell>
          <table:table-cell table:number-columns-repeated="3"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&lt;Louis_Schanker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Libby_Holman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ackie_Loughery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Jack_Webb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Interval</text:p>
          </table:table-cell>
          <table:table-cell office:value-type="string" calcext:value-type="string">
            <text:p>Predictions</text:p>
          </table:table-cell>
          <table:table-cell table:style-name="ce17" office:value-type="boolean" office:boolean-value="true" calcext:value-type="boolean">
            <text:p>TRUE</text:p>
          </table:table-cell>
          <table:table-cell table:style-name="ce17" office:value-type="boolean" office:boolean-value="false" calcext:value-type="boolean">
            <text:p>FALS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ggregated true</text:p>
          </table:table-cell>
          <table:table-cell office:value-type="string" calcext:value-type="string">
            <text:p>Aggregated false</text:p>
          </table:table-cell>
          <table:table-cell office:value-type="string" calcext:value-type="string">
            <text:p>PCA types</text:p>
          </table:table-cell>
          <table:table-cell office:value-type="string" calcext:value-type="string">
            <text:p>Aggregated predictions</text:p>
          </table:table-cell>
        </table:table-row>
        <table:table-row table:style-name="ro3">
          <table:table-cell office:value-type="string" calcext:value-type="string">
            <text:p>&lt;Michele_Civetta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Asia_Argento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/>
          <table:table-cell table:formula="of:=[.A1]" office:value-type="string" office:string-value="[1.0, 0.9)" calcext:value-type="string">
            <text:p>[1.0, 0.9)</text:p>
          </table:table-cell>
          <table:table-cell table:formula="of:=[.B1]" office:value-type="float" office:value="5774" calcext:value-type="float">
            <text:p>5774</text:p>
          </table:table-cell>
          <table:table-cell table:formula="of:=COUNTIF([.F2:.F31]; &quot;=True&quot;)" office:value-type="float" office:value="26" calcext:value-type="float">
            <text:p>26</text:p>
          </table:table-cell>
          <table:table-cell table:formula="of:=COUNTIF([.F2:.F31]; &quot;=False&quot;)" office:value-type="float" office:value="4" calcext:value-type="float">
            <text:p>4</text:p>
          </table:table-cell>
          <table:table-cell table:formula="of:=COUNTIF([.F2:.F31]; &quot;=Unknown&quot;)" office:value-type="float" office:value="0" calcext:value-type="float">
            <text:p>0</text:p>
          </table:table-cell>
          <table:table-cell table:formula="of:=[.J4]/([.J4]+[.K4])" office:value-type="float" office:value="0.866666666666667" calcext:value-type="float">
            <text:p>0.8666666667</text:p>
          </table:table-cell>
          <table:table-cell table:formula="of:=[.J4]" office:value-type="float" office:value="26" calcext:value-type="float">
            <text:p>26</text:p>
          </table:table-cell>
          <table:table-cell table:formula="of:=[.K4]" office:value-type="float" office:value="4" calcext:value-type="float">
            <text:p>4</text:p>
          </table:table-cell>
          <table:table-cell table:formula="of:=[.N4]/([.N4]+[.O4])" office:value-type="float" office:value="0.866666666666667" calcext:value-type="float">
            <text:p>0.8666666667</text:p>
          </table:table-cell>
          <table:table-cell table:formula="of:=[.I4]" office:value-type="float" office:value="5774" calcext:value-type="float">
            <text:p>5774</text:p>
          </table:table-cell>
        </table:table-row>
        <table:table-row table:style-name="ro3">
          <table:table-cell office:value-type="string" calcext:value-type="string">
            <text:p>&lt;Brian_Cox_(physicist)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Gia_Milinovich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/>
          <table:table-cell table:formula="of:=[.A33]" office:value-type="string" office:string-value="[0.9, 0.8)" calcext:value-type="string">
            <text:p>[0.9, 0.8)</text:p>
          </table:table-cell>
          <table:table-cell table:formula="of:=[.B33]" office:value-type="float" office:value="56586" calcext:value-type="float">
            <text:p>56586</text:p>
          </table:table-cell>
          <table:table-cell table:formula="of:=COUNTIF([.F34:.F70]; &quot;=True&quot;)" office:value-type="float" office:value="18" calcext:value-type="float">
            <text:p>18</text:p>
          </table:table-cell>
          <table:table-cell table:formula="of:=COUNTIF([.F34:.F70]; &quot;=False&quot;)" office:value-type="float" office:value="15" calcext:value-type="float">
            <text:p>15</text:p>
          </table:table-cell>
          <table:table-cell table:formula="of:=COUNTIF([.F34:.F70]; &quot;=Unknown&quot;)" office:value-type="float" office:value="4" calcext:value-type="float">
            <text:p>4</text:p>
          </table:table-cell>
          <table:table-cell table:formula="of:=[.J5]/([.J5]+[.K5])" office:value-type="float" office:value="0.545454545454545" calcext:value-type="float">
            <text:p>0.5454545455</text:p>
          </table:table-cell>
          <table:table-cell table:formula="of:=[.N4]+[.J5]" office:value-type="float" office:value="44" calcext:value-type="float">
            <text:p>44</text:p>
          </table:table-cell>
          <table:table-cell table:formula="of:=[.K5]+[.O4]" office:value-type="float" office:value="19" calcext:value-type="float">
            <text:p>19</text:p>
          </table:table-cell>
          <table:table-cell table:formula="of:=[.N5]/([.N5]+[.O5])" office:value-type="float" office:value="0.698412698412698" calcext:value-type="float">
            <text:p>0.6984126984</text:p>
          </table:table-cell>
          <table:table-cell table:formula="of:=[.I5]+[.Q4]" office:value-type="float" office:value="62360" calcext:value-type="float">
            <text:p>62360</text:p>
          </table:table-cell>
        </table:table-row>
        <table:table-row table:style-name="ro3">
          <table:table-cell office:value-type="string" calcext:value-type="string">
            <text:p>&lt;Richard_Sylbert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Sharmagne_Leland-St._John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/>
          <table:table-cell table:formula="of:=[.A72]" office:value-type="string" office:string-value="[0.8, 0.7)" calcext:value-type="string">
            <text:p>[0.8, 0.7)</text:p>
          </table:table-cell>
          <table:table-cell table:formula="of:=[.B72]" office:value-type="float" office:value="3403" calcext:value-type="float">
            <text:p>3403</text:p>
          </table:table-cell>
          <table:table-cell table:formula="of:=COUNTIF([.F73:.F103]; &quot;=True&quot;)" office:value-type="float" office:value="17" calcext:value-type="float">
            <text:p>17</text:p>
          </table:table-cell>
          <table:table-cell table:formula="of:=COUNTIF([.F73:.F103]; &quot;=False&quot;)" office:value-type="float" office:value="13" calcext:value-type="float">
            <text:p>13</text:p>
          </table:table-cell>
          <table:table-cell table:formula="of:=COUNTIF([.F73:.F103]; &quot;=Unknown&quot;)" office:value-type="float" office:value="1" calcext:value-type="float">
            <text:p>1</text:p>
          </table:table-cell>
          <table:table-cell table:formula="of:=[.J6]/([.J6]+[.K6])" office:value-type="float" office:value="0.566666666666667" calcext:value-type="float">
            <text:p>0.5666666667</text:p>
          </table:table-cell>
          <table:table-cell table:formula="of:=[.N5]+[.J6]" office:value-type="float" office:value="61" calcext:value-type="float">
            <text:p>61</text:p>
          </table:table-cell>
          <table:table-cell table:formula="of:=[.K6]+[.O5]" office:value-type="float" office:value="32" calcext:value-type="float">
            <text:p>32</text:p>
          </table:table-cell>
          <table:table-cell table:formula="of:=[.N6]/([.N6]+[.O6])" office:value-type="float" office:value="0.655913978494624" calcext:value-type="float">
            <text:p>0.6559139785</text:p>
          </table:table-cell>
          <table:table-cell table:formula="of:=[.I6]+[.Q5]" office:value-type="float" office:value="65763" calcext:value-type="float">
            <text:p>65763</text:p>
          </table:table-cell>
        </table:table-row>
        <table:table-row table:style-name="ro3">
          <table:table-cell office:value-type="string" calcext:value-type="string">
            <text:p>&lt;Skip_Frye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Donna_Frye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/>
          <table:table-cell table:formula="of:=[.A105]" office:value-type="string" office:string-value="[0.7, 0.6)" calcext:value-type="string">
            <text:p>[0.7, 0.6)</text:p>
          </table:table-cell>
          <table:table-cell table:formula="of:=[.B105]" office:value-type="float" office:value="8585" calcext:value-type="float">
            <text:p>8585</text:p>
          </table:table-cell>
          <table:table-cell table:formula="of:=COUNTIF([.F106:.F135]; &quot;=True&quot;)" office:value-type="float" office:value="9" calcext:value-type="float">
            <text:p>9</text:p>
          </table:table-cell>
          <table:table-cell table:formula="of:=COUNTIF([.F106:.F135]; &quot;=False&quot;)" office:value-type="float" office:value="5" calcext:value-type="float">
            <text:p>5</text:p>
          </table:table-cell>
          <table:table-cell table:formula="of:=COUNTIF([.F106:.F135]; &quot;=Unknown&quot;)" office:value-type="float" office:value="16" calcext:value-type="float">
            <text:p>16</text:p>
          </table:table-cell>
          <table:table-cell table:formula="of:=[.J7]/([.J7]+[.K7])" office:value-type="float" office:value="0.642857142857143" calcext:value-type="float">
            <text:p>0.6428571429</text:p>
          </table:table-cell>
          <table:table-cell table:formula="of:=[.N6]+[.J7]" office:value-type="float" office:value="70" calcext:value-type="float">
            <text:p>70</text:p>
          </table:table-cell>
          <table:table-cell table:formula="of:=[.K7]+[.O6]" office:value-type="float" office:value="37" calcext:value-type="float">
            <text:p>37</text:p>
          </table:table-cell>
          <table:table-cell table:formula="of:=[.N7]/([.N7]+[.O7])" office:value-type="float" office:value="0.654205607476635" calcext:value-type="float">
            <text:p>0.6542056075</text:p>
          </table:table-cell>
          <table:table-cell table:formula="of:=[.I7]+[.Q6]" office:value-type="float" office:value="74348" calcext:value-type="float">
            <text:p>74348</text:p>
          </table:table-cell>
        </table:table-row>
        <table:table-row table:style-name="ro3">
          <table:table-cell office:value-type="string" calcext:value-type="string">
            <text:p>&lt;Victor_Gotbaum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Betsy_Gotbaum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/>
          <table:table-cell table:formula="of:=[.A137]" office:value-type="string" office:string-value="[0.6, 0.5)" calcext:value-type="string">
            <text:p>[0.6, 0.5)</text:p>
          </table:table-cell>
          <table:table-cell table:formula="of:=[.B137]" office:value-type="float" office:value="17343" calcext:value-type="float">
            <text:p>17343</text:p>
          </table:table-cell>
          <table:table-cell table:formula="of:=COUNTIF([.F138:.F168]; &quot;=True&quot;)" office:value-type="float" office:value="26" calcext:value-type="float">
            <text:p>26</text:p>
          </table:table-cell>
          <table:table-cell table:formula="of:=COUNTIF([.F138:.F168]; &quot;=False&quot;)" office:value-type="float" office:value="5" calcext:value-type="float">
            <text:p>5</text:p>
          </table:table-cell>
          <table:table-cell table:formula="of:=COUNTIF([.F138:.F168]; &quot;=Unknown&quot;)" office:value-type="float" office:value="0" calcext:value-type="float">
            <text:p>0</text:p>
          </table:table-cell>
          <table:table-cell table:formula="of:=[.J8]/([.J8]+[.K8])" office:value-type="float" office:value="0.838709677419355" calcext:value-type="float">
            <text:p>0.8387096774</text:p>
          </table:table-cell>
          <table:table-cell table:formula="of:=[.N7]+[.J8]" office:value-type="float" office:value="96" calcext:value-type="float">
            <text:p>96</text:p>
          </table:table-cell>
          <table:table-cell table:formula="of:=[.K8]+[.O7]" office:value-type="float" office:value="42" calcext:value-type="float">
            <text:p>42</text:p>
          </table:table-cell>
          <table:table-cell table:formula="of:=[.N8]/([.N8]+[.O8])" office:value-type="float" office:value="0.695652173913043" calcext:value-type="float">
            <text:p>0.6956521739</text:p>
          </table:table-cell>
          <table:table-cell table:formula="of:=[.I8]+[.Q7]" office:value-type="float" office:value="91691" calcext:value-type="float">
            <text:p>91691</text:p>
          </table:table-cell>
        </table:table-row>
        <table:table-row table:style-name="ro3">
          <table:table-cell office:value-type="string" calcext:value-type="string">
            <text:p>&lt;Benedict_Bogeaus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Dolores_Moran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/>
          <table:table-cell table:formula="of:=[.A170]" office:value-type="string" office:string-value="[0.5, 0.4)" calcext:value-type="string">
            <text:p>[0.5, 0.4)</text:p>
          </table:table-cell>
          <table:table-cell table:formula="of:=[.B170]" office:value-type="float" office:value="34432" calcext:value-type="float">
            <text:p>34432</text:p>
          </table:table-cell>
          <table:table-cell table:formula="of:=COUNTIF([.F171:.F200]; &quot;=True&quot;)" office:value-type="float" office:value="15" calcext:value-type="float">
            <text:p>15</text:p>
          </table:table-cell>
          <table:table-cell table:formula="of:=COUNTIF([.F171:.F200]; &quot;=False&quot;)" office:value-type="float" office:value="9" calcext:value-type="float">
            <text:p>9</text:p>
          </table:table-cell>
          <table:table-cell table:formula="of:=COUNTIF([.F171:.F200]; &quot;=Unknown&quot;)" office:value-type="float" office:value="6" calcext:value-type="float">
            <text:p>6</text:p>
          </table:table-cell>
          <table:table-cell table:formula="of:=[.J9]/([.J9]+[.K9])" office:value-type="float" office:value="0.625" calcext:value-type="float">
            <text:p>0.625</text:p>
          </table:table-cell>
          <table:table-cell table:formula="of:=[.N8]+[.J9]" office:value-type="float" office:value="111" calcext:value-type="float">
            <text:p>111</text:p>
          </table:table-cell>
          <table:table-cell table:formula="of:=[.K9]+[.O8]" office:value-type="float" office:value="51" calcext:value-type="float">
            <text:p>51</text:p>
          </table:table-cell>
          <table:table-cell table:formula="of:=[.N9]/([.N9]+[.O9])" office:value-type="float" office:value="0.685185185185185" calcext:value-type="float">
            <text:p>0.6851851852</text:p>
          </table:table-cell>
          <table:table-cell table:formula="of:=[.I9]+[.Q8]" office:value-type="float" office:value="126123" calcext:value-type="float">
            <text:p>126123</text:p>
          </table:table-cell>
        </table:table-row>
        <table:table-row table:style-name="ro3">
          <table:table-cell office:value-type="string" calcext:value-type="string">
            <text:p>&lt;Haakon_VI_of_Norway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Margaret_I_of_Denmark&gt;</text:p>
          </table:table-cell>
          <table:table-cell office:value-type="float" office:value="0.952263843583969" calcext:value-type="float">
            <text:p>0.9522638436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Roscoe_Born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Roberta_Weiss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amela_Des_Barres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Michael_Des_Barres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Lucas_de_Wael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Belgium&gt;</text:p>
          </table:table-cell>
          <table:table-cell office:value-type="float" office:value="0.959141704175074" calcext:value-type="float">
            <text:p>0.9591417042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Britta_Brunius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weden&gt;</text:p>
          </table:table-cell>
          <table:table-cell office:value-type="float" office:value="0.970182381636633" calcext:value-type="float">
            <text:p>0.970182381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William_II_of_the_Netherlands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Netherlands&gt;</text:p>
          </table:table-cell>
          <table:table-cell office:value-type="float" office:value="0.951180638334918" calcext:value-type="float">
            <text:p>0.9511806383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Carmen_Castillo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Xavier_Cugat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Wouter_Crabeth_II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Netherlands&gt;</text:p>
          </table:table-cell>
          <table:table-cell office:value-type="float" office:value="0.979878057319303" calcext:value-type="float">
            <text:p>0.9798780573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Simone_Gbagbo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Laurent_Gbagbo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Ed_Viswanatha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Louisiana&gt;</text:p>
          </table:table-cell>
          <table:table-cell office:value-type="float" office:value="0.960959497509205" calcext:value-type="float">
            <text:p>0.960959497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uqtada_al-Sadr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Iran&gt;</text:p>
          </table:table-cell>
          <table:table-cell office:value-type="float" office:value="0.960959497509205" calcext:value-type="float">
            <text:p>0.960959497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Karen_Paterso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cotland&gt;</text:p>
          </table:table-cell>
          <table:table-cell office:value-type="float" office:value="0.970786018544303" calcext:value-type="float">
            <text:p>0.970786018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Gustavo_Alatriste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Ariadne_Welter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ngharad_Rees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Christopher_Cazenove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David_T._Beito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Linda_Royster_Beito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onathan_Cake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Julianne_Nicholson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Kenneth_Harlan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Emily_McLaughlin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Edith_Borella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Edward_Coxen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lfred_Lennon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Julia_Lennon&gt;</text:p>
          </table:table-cell>
          <table:table-cell office:value-type="float" office:value="0.952263843583969" calcext:value-type="float">
            <text:p>0.9522638436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rince_Albert_of_Saxe-Altenburg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Princess_Marie_of_Prussia_(1855–1888)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aul_Scherrer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witzerland&gt;</text:p>
          </table:table-cell>
          <table:table-cell office:value-type="float" office:value="0.950205462895818" calcext:value-type="float">
            <text:p>0.9502054629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Richard_Compton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Veronica_Cartwright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table:number-columns-repeated="5"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[0.9, 0.8)</text:p>
          </table:table-cell>
          <table:table-cell office:value-type="float" office:value="56586" calcext:value-type="float">
            <text:p>56586</text:p>
          </table:table-cell>
          <table:table-cell table:number-columns-repeated="3"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&lt;K._A._C._Creswell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850026583896175" calcext:value-type="float">
            <text:p>0.8500265839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ia_Hagma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Finland&gt;</text:p>
          </table:table-cell>
          <table:table-cell office:value-type="float" office:value="0.850026583896175" calcext:value-type="float">
            <text:p>0.8500265839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inhel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Portuguese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Nemirintsy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Ukrainian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Huiva_(UTS)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Ukrainian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ngaur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Englis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etrovice_(Bruntál_District)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Polis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Bore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Romani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StrachoHovice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Minority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KYepenice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Czec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arohněvice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Minority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Nevojice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Czec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Borek_(Pardubice_District)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Polis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aria_Ludovika_of_Austria-Este&gt;</text:p>
          </table:table-cell>
          <table:table-cell office:value-type="string" calcext:value-type="string">
            <text:p>&lt;hasChild&gt;</text:p>
          </table:table-cell>
          <table:table-cell office:value-type="string" calcext:value-type="string">
            <text:p>&lt;Archduchess_Marie_Caroline_of_Austria&gt;</text:p>
          </table:table-cell>
          <table:table-cell office:value-type="float" office:value="0.8463669122533" calcext:value-type="float">
            <text:p>0.8463669123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oravian-Silesian_Region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Czec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Kofiau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Indonesian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Sulislav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Polis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V~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Romani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Gary_Frank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836134453781513" calcext:value-type="float">
            <text:p>0.8361344538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Gudja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Englis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Leabua_Jonatha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outh_Africa&gt;</text:p>
          </table:table-cell>
          <table:table-cell office:value-type="float" office:value="0.801180641623015" calcext:value-type="float">
            <text:p>0.801180641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Nechvalín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Romani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Svojek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Minority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aul_Citroe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Germany&gt;</text:p>
          </table:table-cell>
          <table:table-cell office:value-type="float" office:value="0.836134453781513" calcext:value-type="float">
            <text:p>0.8361344538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VYesovice_(Hodonín_District)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German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lýnské_Struhadlo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German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imlín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German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Eschweiler,_Grevenmacher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Luxembourgis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Tuy_Hoa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Vietnamese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Selnik,_Macedonia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Macedonian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Glendo,_Wyoming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Englis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Santa_María_(volcano)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Mayan_languages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Gilberto_Kassab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Brazil&gt;</text:p>
          </table:table-cell>
          <table:table-cell office:value-type="float" office:value="0.804205946337926" calcext:value-type="float">
            <text:p>0.8042059463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ZáhoYí_(Tábor_District)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Czec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Nítkovice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Minority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Byaiky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Czec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Dukovany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German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table:number-columns-repeated="5"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[0.8, 0.7)</text:p>
          </table:table-cell>
          <table:table-cell office:value-type="float" office:value="3403" calcext:value-type="float">
            <text:p>3403</text:p>
          </table:table-cell>
          <table:table-cell table:number-columns-repeated="3"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&lt;Suzi_Perry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France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Olivier_Schoenfelder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France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aul_Farmer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Rwanda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ames_Langley_Dalto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outh_Africa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ark_Foster_(golfer)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England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aria_del_Carmen_Bousada_de_Lara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pain&gt;</text:p>
          </table:table-cell>
          <table:table-cell office:value-type="float" office:value="0.725927885039231" calcext:value-type="float">
            <text:p>0.72592788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Lorenzo_Villoresi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Italy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lberto_Conti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Italy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Gustav_Alverman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kraine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Grand_Duke_Nicholas_Mikhailovich_of_Russia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Russia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Hendrick_Berckma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Netherlands&gt;</text:p>
          </table:table-cell>
          <table:table-cell office:value-type="float" office:value="0.725927885039231" calcext:value-type="float">
            <text:p>0.72592788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Basil_Rakoczi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725927885039231" calcext:value-type="float">
            <text:p>0.72592788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Oskar_von_Boddie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kraine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Kieran_Phela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Republic_of_Ireland&gt;</text:p>
          </table:table-cell>
          <table:table-cell office:value-type="float" office:value="0.725927885039231" calcext:value-type="float">
            <text:p>0.72592788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Eric_Milazar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Mauritius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Charles_de_Bernard_de_Marigny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France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ichael_Nielse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Canada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ykola_Ivanovych_Tseluiko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kraine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Ioannis_Liritzis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Greece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aggie_Renfro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Louisiana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Gerhard_Gra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Norway&gt;</text:p>
          </table:table-cell>
          <table:table-cell office:value-type="float" office:value="0.77186977963716" calcext:value-type="float">
            <text:p>0.771869779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on_Bounds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England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David_Walker_(cricketer)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Norway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Enno_II,_Count_of_East_Frisia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Germany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ylyp_Orlyk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Romania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Ivan_Shestakov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kraine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David_Rubinger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Jerusalem&gt;</text:p>
          </table:table-cell>
          <table:table-cell office:value-type="float" office:value="0.765765765765766" calcext:value-type="float">
            <text:p>0.7657657658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Gordon_Murray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England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aría_de_los_Ángeles_Alvariño_González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Otto_Brau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witzerland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Herbert_Gibbons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table:number-columns-repeated="5"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[0.7, 0.6)</text:p>
          </table:table-cell>
          <table:table-cell office:value-type="float" office:value="8585" calcext:value-type="float">
            <text:p>8585</text:p>
          </table:table-cell>
          <table:table-cell table:number-columns-repeated="3"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&lt;KeMpkolani&gt;</text:p>
          </table:table-cell>
          <table:table-cell office:value-type="string" calcext:value-type="string">
            <text:p>&lt;hasChild&gt;</text:p>
          </table:table-cell>
          <table:table-cell office:value-type="string" calcext:value-type="string">
            <text:p>&lt;Kamehameha_III&gt;</text:p>
          </table:table-cell>
          <table:table-cell office:value-type="float" office:value="0.622404745608031" calcext:value-type="float">
            <text:p>0.6224047456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ierre_Raymond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Bogotá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ika_Johnso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New_York_City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Rebeka_Kim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Vilnius&gt;</text:p>
          </table:table-cell>
          <table:table-cell office:value-type="float" office:value="0.699178525974777" calcext:value-type="float">
            <text:p>0.699178526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rthur_G._Hanse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Zionsville,_Indiana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Fred_Dubois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Blackfoot,_Idaho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arko_Liias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Edmonds,_Washington&gt;</text:p>
          </table:table-cell>
          <table:table-cell office:value-type="float" office:value="0.699178525974777" calcext:value-type="float">
            <text:p>0.699178526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ohn_Gell_(Royal_Navy_officer)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Crickhowell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Sybille_Bammer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Linz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ake_Siewert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New_York_City&gt;</text:p>
          </table:table-cell>
          <table:table-cell office:value-type="float" office:value="0.699178525974777" calcext:value-type="float">
            <text:p>0.699178526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George_L._Engel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Rochester,_New_York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Erik_R._Fleming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Clinton,_Mississippi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ohn_Graham_(policy_analyst)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Bloomington,_Indiana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ohn_Eder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Portland,_Maine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Henry_Akinwande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608638673687887" calcext:value-type="float">
            <text:p>0.6086386737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oão_Botelho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Portugal&gt;</text:p>
          </table:table-cell>
          <table:table-cell office:value-type="float" office:value="0.608638673687887" calcext:value-type="float">
            <text:p>0.6086386737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Celso_Lafer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São_Paulo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arius_Copil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Arad,_Romania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nne_Sophie_Reventlow&gt;</text:p>
          </table:table-cell>
          <table:table-cell office:value-type="string" calcext:value-type="string">
            <text:p>&lt;hasChild&gt;</text:p>
          </table:table-cell>
          <table:table-cell office:value-type="string" calcext:value-type="string">
            <text:p>&lt;Christian_VI_of_Denmark&gt;</text:p>
          </table:table-cell>
          <table:table-cell office:value-type="float" office:value="0.622404745608031" calcext:value-type="float">
            <text:p>0.62240474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Steven_V._Roberts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Bethesda,_Maryland&gt;</text:p>
          </table:table-cell>
          <table:table-cell office:value-type="float" office:value="0.647540983606557" calcext:value-type="float">
            <text:p>0.647540983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Sam_Pitroda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Delhi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Kevin_Dundo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Republic_of_Ireland&gt;</text:p>
          </table:table-cell>
          <table:table-cell office:value-type="float" office:value="0.608638673687887" calcext:value-type="float">
            <text:p>0.6086386737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nne_of_Cleves&gt;</text:p>
          </table:table-cell>
          <table:table-cell office:value-type="string" calcext:value-type="string">
            <text:p>&lt;hasChild&gt;</text:p>
          </table:table-cell>
          <table:table-cell office:value-type="string" calcext:value-type="string">
            <text:p>&lt;Elizabeth_I_of_England&gt;</text:p>
          </table:table-cell>
          <table:table-cell office:value-type="float" office:value="0.622404745608031" calcext:value-type="float">
            <text:p>0.62240474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Dominika_Piątkowska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Aódz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rchibald_Hill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608638673687887" calcext:value-type="float">
            <text:p>0.6086386737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Faisal_Karim_Kundi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Islamabad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assimo_Pacetti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Montreal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Trond_Hegna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Stavanger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Neil_deGrasse_Tyso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New_York_City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Victoria_Borwick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682726106723196" calcext:value-type="float">
            <text:p>0.6827261067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table:number-columns-repeated="5"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[0.6, 0.5)</text:p>
          </table:table-cell>
          <table:table-cell office:value-type="float" office:value="17343" calcext:value-type="float">
            <text:p>17343</text:p>
          </table:table-cell>
          <table:table-cell table:number-columns-repeated="3"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&lt;Obed_Gómez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Puerto_Rico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William_Cowper_(anatomist)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England&gt;</text:p>
          </table:table-cell>
          <table:table-cell office:value-type="float" office:value="0.507518796992481" calcext:value-type="float">
            <text:p>0.507518797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Tentamun_(20th_dynasty)&gt;</text:p>
          </table:table-cell>
          <table:table-cell office:value-type="string" calcext:value-type="string">
            <text:p>&lt;hasChild&gt;</text:p>
          </table:table-cell>
          <table:table-cell office:value-type="string" calcext:value-type="string">
            <text:p>&lt;Duathathor-Henuttawy&gt;</text:p>
          </table:table-cell>
          <table:table-cell office:value-type="float" office:value="0.593127599036988" calcext:value-type="float">
            <text:p>0.593127599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ean_Baptiste_Joseph_Delambre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Paris&gt;</text:p>
          </table:table-cell>
          <table:table-cell office:value-type="float" office:value="0.524819834355168" calcext:value-type="float">
            <text:p>0.524819834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lfredo_de_Sá_Cardoso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Lisbon&gt;</text:p>
          </table:table-cell>
          <table:table-cell office:value-type="float" office:value="0.558808808808809" calcext:value-type="float">
            <text:p>0.5588088088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rincess_Ludovika_of_Bavaria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Munich&gt;</text:p>
          </table:table-cell>
          <table:table-cell office:value-type="float" office:value="0.558808808808809" calcext:value-type="float">
            <text:p>0.5588088088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usa_Ibrahim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Bangladesh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Walter_Hewett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Washington,_D.C.&gt;</text:p>
          </table:table-cell>
          <table:table-cell office:value-type="float" office:value="0.558808808808809" calcext:value-type="float">
            <text:p>0.5588088088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ames_Cra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Haseeb-ul-Hasa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Pakistan&gt;</text:p>
          </table:table-cell>
          <table:table-cell office:value-type="float" office:value="0.514797665646198" calcext:value-type="float">
            <text:p>0.51479766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Eugen_Filotti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Romania&gt;</text:p>
          </table:table-cell>
          <table:table-cell office:value-type="float" office:value="0.514797665646198" calcext:value-type="float">
            <text:p>0.51479766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Christine_Dowiyogo&gt;</text:p>
          </table:table-cell>
          <table:table-cell office:value-type="string" calcext:value-type="string">
            <text:p>&lt;hasChild&gt;</text:p>
          </table:table-cell>
          <table:table-cell office:value-type="string" calcext:value-type="string">
            <text:p>&lt;Valdon_Dowiyogo&gt;</text:p>
          </table:table-cell>
          <table:table-cell office:value-type="float" office:value="0.593127599036988" calcext:value-type="float">
            <text:p>0.593127599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ack_Wall_(politician)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Republic_of_Ireland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Lee_We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ingapore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Harold_Hunter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New_York_City&gt;</text:p>
          </table:table-cell>
          <table:table-cell office:value-type="float" office:value="0.558808808808809" calcext:value-type="float">
            <text:p>0.5588088088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Gunnhildr_Sveinsdóttir&gt;</text:p>
          </table:table-cell>
          <table:table-cell office:value-type="string" calcext:value-type="string">
            <text:p>&lt;hasChild&gt;</text:p>
          </table:table-cell>
          <table:table-cell office:value-type="string" calcext:value-type="string">
            <text:p>&lt;Harald_III_of_Denmark&gt;</text:p>
          </table:table-cell>
          <table:table-cell office:value-type="float" office:value="0.593127599036988" calcext:value-type="float">
            <text:p>0.593127599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Henri_Chantavoine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France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Harold_Harding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England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aria_Leopoldine_of_Austria&gt;</text:p>
          </table:table-cell>
          <table:table-cell office:value-type="string" calcext:value-type="string">
            <text:p>&lt;hasChild&gt;</text:p>
          </table:table-cell>
          <table:table-cell office:value-type="string" calcext:value-type="string">
            <text:p>&lt;Archduchess_Maria_Anna_Josepha_of_Austria&gt;</text:p>
          </table:table-cell>
          <table:table-cell office:value-type="float" office:value="0.593127599036988" calcext:value-type="float">
            <text:p>0.593127599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ariamne_(third_wife_of_Herod)&gt;</text:p>
          </table:table-cell>
          <table:table-cell office:value-type="string" calcext:value-type="string">
            <text:p>&lt;hasChild&gt;</text:p>
          </table:table-cell>
          <table:table-cell office:value-type="string" calcext:value-type="string">
            <text:p>&lt;Herod_Antipas&gt;</text:p>
          </table:table-cell>
          <table:table-cell office:value-type="float" office:value="0.593127599036988" calcext:value-type="float">
            <text:p>0.593127599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atthias_Lechner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Germany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George_Dawkes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East_Midlands&gt;</text:p>
          </table:table-cell>
          <table:table-cell office:value-type="float" office:value="0.514797665646198" calcext:value-type="float">
            <text:p>0.51479766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eter_Tennant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William_Graham_(Scottish_politician)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rend_Heyting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Amsterdam&gt;</text:p>
          </table:table-cell>
          <table:table-cell office:value-type="float" office:value="0.532090229764648" calcext:value-type="float">
            <text:p>0.5320902298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Sara_Crave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ichael_Shishman_of_Bulgaria&gt;</text:p>
          </table:table-cell>
          <table:table-cell office:value-type="string" calcext:value-type="string">
            <text:p>&lt;hasChild&gt;</text:p>
          </table:table-cell>
          <table:table-cell office:value-type="string" calcext:value-type="string">
            <text:p>&lt;Ivan_Stephen_of_Bulgaria&gt;</text:p>
          </table:table-cell>
          <table:table-cell office:value-type="float" office:value="0.593127599036988" calcext:value-type="float">
            <text:p>0.593127599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ope_John_III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Ciampino&gt;</text:p>
          </table:table-cell>
          <table:table-cell office:value-type="float" office:value="0.514797665646198" calcext:value-type="float">
            <text:p>0.51479766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Zeeshan_Anis_Siddiqui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Richard_J._Evans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Fritz_Leonhardt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Germany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table:number-columns-repeated="5"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[0.5, 0.4)</text:p>
          </table:table-cell>
          <table:table-cell office:value-type="float" office:value="34432" calcext:value-type="float">
            <text:p>34432</text:p>
          </table:table-cell>
          <table:table-cell table:number-columns-repeated="3"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&lt;Prince_Leopold,_Count_of_Syracuse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Pisa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Charles_Grandison_Finney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Oberlin,_Ohio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ean_Boudet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Moravské_Budějovice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Tevele_Schiff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London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Doc_Blanchard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Bulverde,_Texas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rince_Ferdinand_Philippe,_Duke_of_Orléans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Prince_Ferdinand_Philippe,_Duke_of_Orléans&gt;</text:p>
          </table:table-cell>
          <table:table-cell office:value-type="float" office:value="0.406852864958249" calcext:value-type="float">
            <text:p>0.40685286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Ruby_Goldstei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Miami_Beach,_Florida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Christopher_Greenup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Kentucky&gt;</text:p>
          </table:table-cell>
          <table:table-cell office:value-type="float" office:value="0.417085427135678" calcext:value-type="float">
            <text:p>0.4170854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William_Ouseley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William_Ouseley&gt;</text:p>
          </table:table-cell>
          <table:table-cell office:value-type="float" office:value="0.406852864958249" calcext:value-type="float">
            <text:p>0.40685286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ope_Celestine_II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Rome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Gilbert_Moses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New_York_City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George_Frederick_Bensell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Philadelphia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Rosemary_Sutcliff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Chichester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ichael_Flanders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Claudia_Cockburn&gt;</text:p>
          </table:table-cell>
          <table:table-cell office:value-type="float" office:value="0.406852864958249" calcext:value-type="float">
            <text:p>0.406852865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Lucjan_Żeligowski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London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Leo_Klier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Illinois&gt;</text:p>
          </table:table-cell>
          <table:table-cell office:value-type="float" office:value="0.417085427135678" calcext:value-type="float">
            <text:p>0.4170854271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argot_Grahame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417085427135678" calcext:value-type="float">
            <text:p>0.4170854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William_Randolph_Hearst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Rosemary_Davies&gt;</text:p>
          </table:table-cell>
          <table:table-cell office:value-type="float" office:value="0.406852864958249" calcext:value-type="float">
            <text:p>0.40685286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Daniel_Phineas_Woodbury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Key_West,_Florida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Trebonianus_Gallus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Terni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Eberhard_Wolfram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Hamburg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Emperor_Shenzong_of_Song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Emperor_Shenzong_of_Song&gt;</text:p>
          </table:table-cell>
          <table:table-cell office:value-type="float" office:value="0.406852864958249" calcext:value-type="float">
            <text:p>0.40685286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inchas_Menachem_Alter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Israel&gt;</text:p>
          </table:table-cell>
          <table:table-cell office:value-type="float" office:value="0.417085427135678" calcext:value-type="float">
            <text:p>0.4170854271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Enid_Bennett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Malibu,_California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Columbus_Delano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Mount_Vernon,_Ohio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ineichi_Koga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Davao_City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Fred_Ascani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Virginia&gt;</text:p>
          </table:table-cell>
          <table:table-cell office:value-type="float" office:value="0.417085427135678" calcext:value-type="float">
            <text:p>0.4170854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listair_Cooke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Alistair_Cooke&gt;</text:p>
          </table:table-cell>
          <table:table-cell office:value-type="float" office:value="0.406852864958249" calcext:value-type="float">
            <text:p>0.40685286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Rudolf_Stöger-Steiner_von_Steinstätte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Graz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mber_Moore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Amber_Moore&gt;</text:p>
          </table:table-cell>
          <table:table-cell office:value-type="float" office:value="0.406852864958249" calcext:value-type="float">
            <text:p>0.40685286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</table:table>
      <table:named-expressions/>
      <table:database-ranges>
        <table:database-range table:name="__Anonymous_Sheet_DB__1" table:target-range-address="'Std Confidence'.A110:'Std Confidence'.E154" table:contains-header="false">
          <table:sort>
            <table:sort-by table:field-number="4" table:order="descending" table:data-type="automatic"/>
          </table:sort>
        </table:database-range>
        <table:database-range table:name="__Anonymous_Sheet_DB__4" table:target-range-address="Sheet5.A2:Sheet5.D76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Bitstream Vera Sans" style:language-asian="zh" style:country-asian="CN" style:font-name-complex="Bitstream Vera Sans" style:language-complex="hi" style:country-complex="IN"/>
    </style:default-style>
    <style:default-style style:family="graphic">
      <style:graphic-properties svg:stroke-color="#000000" draw:fill-color="#99ccf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4">00/00/0000</text:date>, <text:time style:data-style-name="N2" text:time-value="18:10:34.5306193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is Galárraga</meta:initial-creator>
    <meta:creation-date>2013-03-08T15:07:26</meta:creation-date>
    <dc:date>2015-03-24T11:31:04.508479750</dc:date>
    <meta:editing-duration>P11DT1H10M37S</meta:editing-duration>
    <meta:editing-cycles>99</meta:editing-cycles>
    <meta:generator>LibreOffice/4.2.7.2$Linux_X86_64 LibreOffice_project/420m0$Build-2</meta:generator>
    <meta:document-statistic meta:table-count="7" meta:cell-count="623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1pt" style:font-size-asian="8pt" style:font-size-complex="8pt"/>
    </style:style>
    <style:style style:name="ch4" style:family="chart">
      <style:chart-properties chart:auto-position="true" style:rotation-angle="0"/>
      <style:text-properties fo:font-size="13pt" style:font-size-asian="9pt" style:font-size-complex="9pt"/>
    </style:style>
    <style:style style:name="ch5" style:family="chart" style:data-style-name="N11">
      <style:chart-properties chart:display-label="true" chart:logarithmic="false" chart:maximum="1" chart:reverse-direction="false" text:line-break="false" chart:link-data-style-to-source="true" chart:axis-position="0"/>
      <style:graphic-properties svg:stroke-color="#b3b3b3"/>
      <style:text-properties fo:font-size="11pt" style:font-size-asian="8pt" style:font-size-complex="8pt"/>
    </style:style>
    <style:style style:name="ch6" style:family="chart">
      <style:chart-properties chart:auto-position="true" style:rotation-angle="9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8cm" svg:stroke-color="#666666" draw:fill-color="#666666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844cm" svg:height="7cm" xlink:href=".." xlink:type="simple" chart:class="chart:scatter" chart:style-name="ch1">
        <chart:plot-area chart:style-name="ch2" table:cell-range-address="'PCA Confidence'.J2:'PCA Confidence'.J31 'PCA Confidence'.A1:'PCA Confidence'.A1 'PCA Confidence'.M2:'PCA Confidence'.M31 'Std Confidence'.A1:'Std Confidence'.A1 'Std Confidence'.M2:'Std Confidence'.M46 'Std Confidence'.A47:'Std Confidence'.A47" chart:data-source-has-labels="row" svg:x="1.845cm" svg:y="0.055cm" svg:width="17.699cm" svg:height="5.698cm">
          <chartooo:coordinate-region svg:x="3.604cm" svg:y="0.294cm" svg:width="15.303cm" svg:height="4.733cm"/>
          <chart:axis chart:dimension="x" chart:name="primary-x" chart:style-name="ch3">
            <chart:title svg:x="6.086cm" svg:y="5.894cm" chart:style-name="ch4">
              <text:p>Aggregated predictions (beyond the initial KB)</text:p>
            </chart:title>
          </chart:axis>
          <chart:axis chart:dimension="y" chart:name="primary-y" chart:style-name="ch5">
            <chart:title svg:x="0.544cm" svg:y="5.454cm" chart:style-name="ch6">
              <text:p>Aggregated Precision</text:p>
            </chart:title>
            <chart:grid chart:style-name="ch7" chart:class="major"/>
          </chart:axis>
          <chart:series chart:style-name="ch8" chart:values-cell-range-address="'PCA Confidence'.M2:'PCA Confidence'.M31" chart:label-cell-address="'PCA Confidence'.A1:'PCA Confidence'.A1" chart:class="chart:scatter">
            <chart:domain table:cell-range-address="'PCA Confidence'.J2:'PCA Confidence'.J31"/>
            <chart:data-point chart:repeated="30"/>
          </chart:series>
          <chart:series chart:style-name="ch9" chart:values-cell-range-address="'Std Confidence'.M2:'Std Confidence'.M30" chart:label-cell-address="'Std Confidence'.A1:'Std Confidence'.A1" chart:class="chart:scatter">
            <chart:domain table:cell-range-address="'Std Confidence'.J2:'Std Confidence'.J30"/>
            <chart:data-point chart:repeated="29"/>
          </chart:series>
          <chart:series chart:style-name="ch10" chart:values-cell-range-address="'Std Confidence'.M31:'Std Confidence'.M46" chart:label-cell-address="'Std Confidence'.A47:'Std Confidence'.A47" chart:class="chart:scatter">
            <chart:domain table:cell-range-address="'Std Confidence'.J31:'Std Confidence'.J46"/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PCA Confidence (rules 1-30)</text:p>
                <draw:g>
                  <svg:desc>'PCA Confidence'.A1:'PCA Confidence'.A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Standard Confidence (rules 1-30)</text:p>
                <draw:g>
                  <svg:desc>'Std Confidence'.A1:'Std Confidence'.A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Standard Confidence (rules 31-45)</text:p>
                <draw:g>
                  <svg:desc>'Std Confidence'.A47:'Std Confidence'.A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58">
                <text:p>5158</text:p>
                <draw:g>
                  <svg:desc>'PCA Confidence'.J2:'PCA Confidence'.J31</svg:desc>
                </draw:g>
              </table:table-cell>
              <table:table-cell office:value-type="float" office:value="1">
                <text:p>1</text:p>
                <draw:g>
                  <svg:desc>'PCA Confidence'.M2:'PCA Confidence'.M31</svg:desc>
                </draw:g>
              </table:table-cell>
              <table:table-cell office:value-type="float" office:value="1865">
                <text:p>1865</text:p>
                <draw:g>
                  <svg:desc>'Std Confidence'.J2:'Std Confidence'.J30</svg:desc>
                </draw:g>
              </table:table-cell>
              <table:table-cell office:value-type="float" office:value="0.344827586206897">
                <text:p>0.344827586206897</text:p>
                <draw:g>
                  <svg:desc>'Std Confidence'.M2:'Std Confidence'.M30</svg:desc>
                </draw:g>
              </table:table-cell>
              <table:table-cell office:value-type="float" office:value="113439">
                <text:p>113439</text:p>
                <draw:g>
                  <svg:desc>'Std Confidence'.J31:'Std Confidence'.J46</svg:desc>
                </draw:g>
              </table:table-cell>
              <table:table-cell office:value-type="float" office:value="0.343713956170704">
                <text:p>0.343713956170704</text:p>
                <draw:g>
                  <svg:desc>'Std Confidence'.M31:'Std Confidence'.M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196">
                <text:p>18196</text:p>
              </table:table-cell>
              <table:table-cell office:value-type="float" office:value="0.576271186440678">
                <text:p>0.576271186440678</text:p>
              </table:table-cell>
              <table:table-cell office:value-type="float" office:value="2933">
                <text:p>2933</text:p>
              </table:table-cell>
              <table:table-cell office:value-type="float" office:value="0.338983050847458">
                <text:p>0.338983050847458</text:p>
              </table:table-cell>
              <table:table-cell office:value-type="float" office:value="125509">
                <text:p>125509</text:p>
              </table:table-cell>
              <table:table-cell office:value-type="float" office:value="0.338218714768884">
                <text:p>0.3382187147688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135">
                <text:p>23135</text:p>
              </table:table-cell>
              <table:table-cell office:value-type="float" office:value="0.528089887640449">
                <text:p>0.528089887640449</text:p>
              </table:table-cell>
              <table:table-cell office:value-type="float" office:value="8091">
                <text:p>8091</text:p>
              </table:table-cell>
              <table:table-cell office:value-type="float" office:value="0.550561797752809">
                <text:p>0.550561797752809</text:p>
              </table:table-cell>
              <table:table-cell office:value-type="float" office:value="125842">
                <text:p>125842</text:p>
              </table:table-cell>
              <table:table-cell office:value-type="float" office:value="0.329334787350054">
                <text:p>0.3293347873500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8714">
                <text:p>98714</text:p>
              </table:table-cell>
              <table:table-cell office:value-type="float" office:value="0.570175438596491">
                <text:p>0.570175438596491</text:p>
              </table:table-cell>
              <table:table-cell office:value-type="float" office:value="9067">
                <text:p>9067</text:p>
              </table:table-cell>
              <table:table-cell office:value-type="float" office:value="0.420168067226891">
                <text:p>0.420168067226891</text:p>
              </table:table-cell>
              <table:table-cell office:value-type="float" office:value="126505">
                <text:p>126505</text:p>
              </table:table-cell>
              <table:table-cell office:value-type="float" office:value="0.332980972515856">
                <text:p>0.3329809725158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040">
                <text:p>99040</text:p>
              </table:table-cell>
              <table:table-cell office:value-type="float" office:value="0.615384615384615">
                <text:p>0.615384615384615</text:p>
              </table:table-cell>
              <table:table-cell office:value-type="float" office:value="9585">
                <text:p>9585</text:p>
              </table:table-cell>
              <table:table-cell office:value-type="float" office:value="0.344594594594595">
                <text:p>0.344594594594595</text:p>
              </table:table-cell>
              <table:table-cell office:value-type="float" office:value="126860">
                <text:p>126860</text:p>
              </table:table-cell>
              <table:table-cell office:value-type="float" office:value="0.325819672131148">
                <text:p>0.3258196721311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339">
                <text:p>99339</text:p>
              </table:table-cell>
              <table:table-cell office:value-type="float" office:value="0.614035087719298">
                <text:p>0.614035087719298</text:p>
              </table:table-cell>
              <table:table-cell office:value-type="float" office:value="9911">
                <text:p>9911</text:p>
              </table:table-cell>
              <table:table-cell office:value-type="float" office:value="0.401162790697674">
                <text:p>0.401162790697674</text:p>
              </table:table-cell>
              <table:table-cell office:value-type="float" office:value="127054">
                <text:p>127054</text:p>
              </table:table-cell>
              <table:table-cell office:value-type="float" office:value="0.31610337972167">
                <text:p>0.316103379721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9439">
                <text:p>99439</text:p>
              </table:table-cell>
              <table:table-cell office:value-type="float" office:value="0.567164179104478">
                <text:p>0.567164179104478</text:p>
              </table:table-cell>
              <table:table-cell office:value-type="float" office:value="9986">
                <text:p>9986</text:p>
              </table:table-cell>
              <table:table-cell office:value-type="float" office:value="0.371287128712871">
                <text:p>0.371287128712871</text:p>
              </table:table-cell>
              <table:table-cell office:value-type="float" office:value="152828">
                <text:p>152828</text:p>
              </table:table-cell>
              <table:table-cell office:value-type="float" office:value="0.30984555984556">
                <text:p>0.309845559845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415">
                <text:p>100415</text:p>
              </table:table-cell>
              <table:table-cell office:value-type="float" office:value="0.493506493506493">
                <text:p>0.493506493506493</text:p>
              </table:table-cell>
              <table:table-cell office:value-type="float" office:value="10285">
                <text:p>10285</text:p>
              </table:table-cell>
              <table:table-cell office:value-type="float" office:value="0.438053097345133">
                <text:p>0.438053097345133</text:p>
              </table:table-cell>
              <table:table-cell office:value-type="float" office:value="152935">
                <text:p>152935</text:p>
              </table:table-cell>
              <table:table-cell office:value-type="float" office:value="0.301125703564728">
                <text:p>0.3011257035647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2280">
                <text:p>102280</text:p>
              </table:table-cell>
              <table:table-cell office:value-type="float" office:value="0.476923076923077">
                <text:p>0.476923076923077</text:p>
              </table:table-cell>
              <table:table-cell office:value-type="float" office:value="11075">
                <text:p>11075</text:p>
              </table:table-cell>
              <table:table-cell office:value-type="float" office:value="0.411067193675889">
                <text:p>0.411067193675889</text:p>
              </table:table-cell>
              <table:table-cell office:value-type="float" office:value="153053">
                <text:p>153053</text:p>
              </table:table-cell>
              <table:table-cell office:value-type="float" office:value="0.293795620437956">
                <text:p>0.2937956204379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4771">
                <text:p>134771</text:p>
              </table:table-cell>
              <table:table-cell office:value-type="float" office:value="0.451724137931034">
                <text:p>0.451724137931034</text:p>
              </table:table-cell>
              <table:table-cell office:value-type="float" office:value="38055">
                <text:p>38055</text:p>
              </table:table-cell>
              <table:table-cell office:value-type="float" office:value="0.393617021276596">
                <text:p>0.393617021276596</text:p>
              </table:table-cell>
              <table:table-cell office:value-type="float" office:value="153442">
                <text:p>153442</text:p>
              </table:table-cell>
              <table:table-cell office:value-type="float" office:value="0.291814946619217">
                <text:p>0.2918149466192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5654">
                <text:p>165654</text:p>
              </table:table-cell>
              <table:table-cell office:value-type="float" office:value="0.426332288401254">
                <text:p>0.426332288401254</text:p>
              </table:table-cell>
              <table:table-cell office:value-type="float" office:value="40906">
                <text:p>40906</text:p>
              </table:table-cell>
              <table:table-cell office:value-type="float" office:value="0.375404530744337">
                <text:p>0.375404530744337</text:p>
              </table:table-cell>
              <table:table-cell office:value-type="float" office:value="166562">
                <text:p>166562</text:p>
              </table:table-cell>
              <table:table-cell office:value-type="float" office:value="0.287944492627927">
                <text:p>0.2879444926279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6722">
                <text:p>166722</text:p>
              </table:table-cell>
              <table:table-cell office:value-type="float" office:value="0.418338108882521">
                <text:p>0.418338108882521</text:p>
              </table:table-cell>
              <table:table-cell office:value-type="float" office:value="45131">
                <text:p>45131</text:p>
              </table:table-cell>
              <table:table-cell office:value-type="float" office:value="0.420118343195266">
                <text:p>0.420118343195266</text:p>
              </table:table-cell>
              <table:table-cell office:value-type="float" office:value="179498">
                <text:p>179498</text:p>
              </table:table-cell>
              <table:table-cell office:value-type="float" office:value="0.283163265306122">
                <text:p>0.2831632653061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9076">
                <text:p>219076</text:p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46301">
                <text:p>46301</text:p>
              </table:table-cell>
              <table:table-cell office:value-type="float" office:value="0.448369565217391">
                <text:p>0.448369565217391</text:p>
              </table:table-cell>
              <table:table-cell office:value-type="float" office:value="180295">
                <text:p>180295</text:p>
              </table:table-cell>
              <table:table-cell office:value-type="float" office:value="0.281094527363184">
                <text:p>0.2810945273631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2989">
                <text:p>232989</text:p>
              </table:table-cell>
              <table:table-cell office:value-type="float" office:value="0.432432432432432">
                <text:p>0.432432432432432</text:p>
              </table:table-cell>
              <table:table-cell office:value-type="float" office:value="51274">
                <text:p>51274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180541">
                <text:p>180541</text:p>
              </table:table-cell>
              <table:table-cell office:value-type="float" office:value="0.279126213592233">
                <text:p>0.2791262135922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4162">
                <text:p>234162</text:p>
              </table:table-cell>
              <table:table-cell office:value-type="float" office:value="0.423340961098398">
                <text:p>0.423340961098398</text:p>
              </table:table-cell>
              <table:table-cell office:value-type="float" office:value="51745">
                <text:p>51745</text:p>
              </table:table-cell>
              <table:table-cell office:value-type="float" office:value="0.419811320754717">
                <text:p>0.419811320754717</text:p>
              </table:table-cell>
              <table:table-cell office:value-type="float" office:value="181291">
                <text:p>181291</text:p>
              </table:table-cell>
              <table:table-cell office:value-type="float" office:value="0.273301737756714">
                <text:p>0.2733017377567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8329">
                <text:p>238329</text:p>
              </table:table-cell>
              <table:table-cell office:value-type="float" office:value="0.4">
                <text:p>0.4</text:p>
              </table:table-cell>
              <table:table-cell office:value-type="float" office:value="51845">
                <text:p>51845</text:p>
              </table:table-cell>
              <table:table-cell office:value-type="float" office:value="0.414096916299559">
                <text:p>0.414096916299559</text:p>
              </table:table-cell>
              <table:table-cell office:value-type="float" office:value="188049">
                <text:p>188049</text:p>
              </table:table-cell>
              <table:table-cell office:value-type="float" office:value="0.268518518518519">
                <text:p>0.2685185185185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9010">
                <text:p>249010</text:p>
              </table:table-cell>
              <table:table-cell office:value-type="float" office:value="0.38989898989899">
                <text:p>0.38989898989899</text:p>
              </table:table-cell>
              <table:table-cell office:value-type="float" office:value="51997">
                <text:p>51997</text:p>
              </table:table-cell>
              <table:table-cell office:value-type="float" office:value="0.450413223140496">
                <text:p>0.450413223140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9528">
                <text:p>249528</text:p>
              </table:table-cell>
              <table:table-cell office:value-type="float" office:value="0.370229007633588">
                <text:p>0.370229007633588</text:p>
              </table:table-cell>
              <table:table-cell office:value-type="float" office:value="54853">
                <text:p>54853</text:p>
              </table:table-cell>
              <table:table-cell office:value-type="float" office:value="0.45224171539961">
                <text:p>0.45224171539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1411">
                <text:p>271411</text:p>
              </table:table-cell>
              <table:table-cell office:value-type="float" office:value="0.391621129326047">
                <text:p>0.391621129326047</text:p>
              </table:table-cell>
              <table:table-cell office:value-type="float" office:value="55405">
                <text:p>55405</text:p>
              </table:table-cell>
              <table:table-cell office:value-type="float" office:value="0.453038674033149">
                <text:p>0.453038674033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2581">
                <text:p>272581</text:p>
              </table:table-cell>
              <table:table-cell office:value-type="float" office:value="0.407599309153713">
                <text:p>0.407599309153713</text:p>
              </table:table-cell>
              <table:table-cell office:value-type="float" office:value="55499">
                <text:p>55499</text:p>
              </table:table-cell>
              <table:table-cell office:value-type="float" office:value="0.431064572425829">
                <text:p>0.431064572425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94650">
                <text:p>294650</text:p>
              </table:table-cell>
              <table:table-cell office:value-type="float" office:value="0.398026315789474">
                <text:p>0.398026315789474</text:p>
              </table:table-cell>
              <table:table-cell office:value-type="float" office:value="71761">
                <text:p>71761</text:p>
              </table:table-cell>
              <table:table-cell office:value-type="float" office:value="0.409618573797678">
                <text:p>0.409618573797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5202">
                <text:p>295202</text:p>
              </table:table-cell>
              <table:table-cell office:value-type="float" office:value="0.401253918495298">
                <text:p>0.401253918495298</text:p>
              </table:table-cell>
              <table:table-cell office:value-type="float" office:value="72199">
                <text:p>72199</text:p>
              </table:table-cell>
              <table:table-cell office:value-type="float" office:value="0.412044374009509">
                <text:p>0.412044374009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5992">
                <text:p>295992</text:p>
              </table:table-cell>
              <table:table-cell office:value-type="float" office:value="0.388467374810319">
                <text:p>0.388467374810319</text:p>
              </table:table-cell>
              <table:table-cell office:value-type="float" office:value="73398">
                <text:p>73398</text:p>
              </table:table-cell>
              <table:table-cell office:value-type="float" office:value="0.40695915279879">
                <text:p>0.40695915279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8635">
                <text:p>308635</text:p>
              </table:table-cell>
              <table:table-cell office:value-type="float" office:value="0.414244186046512">
                <text:p>0.414244186046512</text:p>
              </table:table-cell>
              <table:table-cell office:value-type="float" office:value="89670">
                <text:p>89670</text:p>
              </table:table-cell>
              <table:table-cell office:value-type="float" office:value="0.394202898550725">
                <text:p>0.394202898550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1571">
                <text:p>321571</text:p>
              </table:table-cell>
              <table:table-cell office:value-type="float" office:value="0.411510791366907">
                <text:p>0.411510791366907</text:p>
              </table:table-cell>
              <table:table-cell office:value-type="float" office:value="89941">
                <text:p>89941</text:p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6544">
                <text:p>326544</text:p>
              </table:table-cell>
              <table:table-cell office:value-type="float" office:value="0.399721448467967">
                <text:p>0.399721448467967</text:p>
              </table:table-cell>
              <table:table-cell office:value-type="float" office:value="92158">
                <text:p>92158</text:p>
              </table:table-cell>
              <table:table-cell office:value-type="float" office:value="0.377510040160643">
                <text:p>0.377510040160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39153">
                <text:p>339153</text:p>
              </table:table-cell>
              <table:table-cell office:value-type="float" office:value="0.391711229946524">
                <text:p>0.391711229946524</text:p>
              </table:table-cell>
              <table:table-cell office:value-type="float" office:value="112354">
                <text:p>112354</text:p>
              </table:table-cell>
              <table:table-cell office:value-type="float" office:value="0.362934362934363">
                <text:p>0.362934362934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66133">
                <text:p>366133</text:p>
              </table:table-cell>
              <table:table-cell office:value-type="float" office:value="0.3860103626943">
                <text:p>0.3860103626943</text:p>
              </table:table-cell>
              <table:table-cell office:value-type="float" office:value="112734">
                <text:p>112734</text:p>
              </table:table-cell>
              <table:table-cell office:value-type="float" office:value="0.351116625310174">
                <text:p>0.351116625310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80420">
                <text:p>380420</text:p>
              </table:table-cell>
              <table:table-cell office:value-type="float" office:value="0.372817955112219">
                <text:p>0.372817955112219</text:p>
              </table:table-cell>
              <table:table-cell office:value-type="float" office:value="113164">
                <text:p>113164</text:p>
              </table:table-cell>
              <table:table-cell office:value-type="float" office:value="0.352870813397129">
                <text:p>0.352870813397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4369">
                <text:p>394369</text:p>
              </table:table-cell>
              <table:table-cell office:value-type="float" office:value="0.374378109452736">
                <text:p>0.374378109452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1pt" style:font-size-asian="8pt" style:font-size-complex="8pt"/>
    </style:style>
    <style:style style:name="ch5" style:family="chart">
      <style:chart-properties chart:auto-position="true" style:rotation-angle="0"/>
      <style:text-properties fo:font-size="13pt" style:font-size-asian="9pt" style:font-size-complex="9pt"/>
    </style:style>
    <style:style style:name="ch6" style:family="chart" style:data-style-name="N0">
      <style:chart-properties chart:display-label="true" chart:logarithmic="false" chart:maximum="1" chart:reverse-direction="false" text:line-break="false" chart:link-data-style-to-source="true" chart:axis-position="0"/>
      <style:graphic-properties svg:stroke-color="#b3b3b3"/>
      <style:text-properties fo:font-size="11pt" style:font-size-asian="8pt" style:font-size-complex="8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1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352cm" svg:height="9.233cm" xlink:href=".." xlink:type="simple" chart:class="chart:scatter" chart:column-mapping="0" chart:style-name="ch1">
        <chart:legend svg:x="13.979cm" svg:y="0cm" style:legend-expansion="custom" chartooo:width="6.293cm" chartooo:height="2.101cm" style:legend-expansion-aspect-ratio="2.99524036173251" chart:style-name="ch2"/>
        <chart:plot-area chart:style-name="ch3" table:cell-range-address="'PCA Conf (multiple rules, types)'.R2:'PCA Conf (multiple rules, types)'.R10 'PCA Confidence'.J2:'PCA Confidence'.J11 'PCA Confidence'.A1:'PCA Confidence'.A1 'PCA Confidence'.M2:'PCA Confidence'.M11 'Std Confidence'.A1:'Std Confidence'.A1 'Std Confidence'.M2:'Std Confidence'.M30 'PCA Conf (types)'.P3:'PCA Conf (types)'.P9" chart:data-source-has-labels="both" svg:x="2.915cm" svg:y="0.148cm" svg:width="17.111cm" svg:height="7.207cm">
          <chartooo:coordinate-region svg:x="3.695cm" svg:y="0.387cm" svg:width="15.694cm" svg:height="6.242cm"/>
          <chart:axis chart:dimension="x" chart:name="primary-x" chart:style-name="ch4" chartooo:axis-type="auto">
            <chart:title svg:x="6.862cm" svg:y="7.54cm" chart:style-name="ch5">
              <text:p>Aggregated predictions (beyond the initial KB)</text:p>
            </chart:title>
            <chart:categories table:cell-range-address="'PCA Conf (multiple rules, types)'.R3:'PCA Conf (multiple rules, types)'.R10"/>
          </chart:axis>
          <chart:axis chart:dimension="y" chart:name="primary-y" chart:style-name="ch6">
            <chart:title svg:x="1.603cm" svg:y="6.301cm" chart:style-name="ch7">
              <text:p>Aggregated Precision</text:p>
            </chart:title>
            <chart:grid chart:style-name="ch8" chart:class="major"/>
          </chart:axis>
          <chart:series chart:style-name="ch9" chart:values-cell-range-address="'PCA Confidence'.M2:'PCA Confidence'.M11" chart:label-cell-address="'PCA Confidence'.A1:'PCA Confidence'.A1" chart:class="chart:scatter">
            <chart:domain table:cell-range-address="'PCA Confidence'.J2:'PCA Confidence'.J11"/>
            <chart:data-point chart:repeated="10"/>
          </chart:series>
          <chart:series chart:style-name="ch10" chart:values-cell-range-address="'PCA Conf (multiple rules, types)'.R3:'PCA Conf (multiple rules, types)'.R10" chart:label-cell-address="'PCA Conf (multiple rules, types)'.R2:'PCA Conf (multiple rules, types)'.R2" chart:class="chart:scatter">
            <chart:domain table:cell-range-address="'PCA Conf (multiple rules, types)'.S3:'PCA Conf (multiple rules, types)'.S10"/>
            <chart:data-point chart:repeated="8"/>
          </chart:series>
          <chart:series chart:style-name="ch11" chart:values-cell-range-address="'Std Confidence'.M2:'Std Confidence'.M30" chart:label-cell-address="'Std Confidence'.A1:'Std Confidence'.A1" chart:class="chart:scatter">
            <chart:domain table:cell-range-address="'Std Confidence'.J2:'Std Confidence'.J28"/>
            <chart:data-point chart:repeated="29"/>
          </chart:series>
          <chart:series chart:style-name="ch12" chart:values-cell-range-address="'PCA Conf (types)'.P4:'PCA Conf (types)'.P9" chart:label-cell-address="'PCA Conf (types)'.P3:'PCA Conf (types)'.P3" chart:class="chart:scatter">
            <chart:domain table:cell-range-address="'PCA Conf (types)'.Q4:'PCA Conf (types)'.Q9"/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PCA Confidence (rules 1-30)</text:p>
                <draw:g>
                  <svg:desc>'PCA Confidence'.A1:'PCA Confidence'.A1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PCA types + multiples rules</text:p>
                <draw:g>
                  <svg:desc>'PCA Conf (multiple rules, types)'.R2:'PCA Conf (multiple rules, types)'.R2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Standard Confidence (rules 1-30)</text:p>
                <draw:g>
                  <svg:desc>'Std Confidence'.A1:'Std Confidence'.A1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PCA types</text:p>
                <draw:g>
                  <svg:desc>'PCA Conf (types)'.P3:'PCA Conf (types)'.P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PCA Conf (multiple rules, types)'.R3:'PCA Conf (multiple rules, types)'.R10</svg:desc>
                </draw:g>
              </table:table-cell>
              <table:table-cell office:value-type="float" office:value="5158">
                <text:p>5158</text:p>
                <draw:g>
                  <svg:desc>'PCA Confidence'.J2:'PCA Confidence'.J11</svg:desc>
                </draw:g>
              </table:table-cell>
              <table:table-cell office:value-type="float" office:value="1">
                <text:p>1</text:p>
                <draw:g>
                  <svg:desc>'PCA Confidence'.M2:'PCA Confidence'.M11</svg:desc>
                </draw:g>
              </table:table-cell>
              <table:table-cell office:value-type="float" office:value="1664">
                <text:p>1664</text:p>
                <draw:g>
                  <svg:desc>'PCA Conf (multiple rules, types)'.S3:'PCA Conf (multiple rules, types)'.S10</svg:desc>
                </draw:g>
              </table:table-cell>
              <table:table-cell office:value-type="float" office:value="1">
                <text:p>1</text:p>
                <draw:g>
                  <svg:desc>'PCA Conf (multiple rules, types)'.R3:'PCA Conf (multiple rules, types)'.R10</svg:desc>
                </draw:g>
              </table:table-cell>
              <table:table-cell office:value-type="float" office:value="1865">
                <text:p>1865</text:p>
                <draw:g>
                  <svg:desc>'Std Confidence'.J2:'Std Confidence'.J28</svg:desc>
                </draw:g>
              </table:table-cell>
              <table:table-cell office:value-type="float" office:value="0.344827586206897">
                <text:p>0.344827586206897</text:p>
                <draw:g>
                  <svg:desc>'Std Confidence'.M2:'Std Confidence'.M30</svg:desc>
                </draw:g>
              </table:table-cell>
              <table:table-cell office:value-type="float" office:value="5774">
                <text:p>5774</text:p>
                <draw:g>
                  <svg:desc>'PCA Conf (types)'.Q4:'PCA Conf (types)'.Q9</svg:desc>
                </draw:g>
              </table:table-cell>
              <table:table-cell office:value-type="float" office:value="0.866666666666667">
                <text:p>0.866666666666667</text:p>
                <draw:g>
                  <svg:desc>'PCA Conf (types)'.P4:'PCA Conf (types)'.P9</svg:desc>
                </draw:g>
              </table:table-cell>
            </table:table-row>
            <table:table-row>
              <table:table-cell office:value-type="float" office:value="0.775">
                <text:p>0</text:p>
              </table:table-cell>
              <table:table-cell office:value-type="float" office:value="18196">
                <text:p>18196</text:p>
              </table:table-cell>
              <table:table-cell office:value-type="float" office:value="0.576271186440678">
                <text:p>0.576271186440678</text:p>
              </table:table-cell>
              <table:table-cell office:value-type="float" office:value="8333">
                <text:p>8333</text:p>
              </table:table-cell>
              <table:table-cell office:value-type="float" office:value="0.775">
                <text:p>0.775</text:p>
              </table:table-cell>
              <table:table-cell office:value-type="float" office:value="2933">
                <text:p>2933</text:p>
              </table:table-cell>
              <table:table-cell office:value-type="float" office:value="0.338983050847458">
                <text:p>0.338983050847458</text:p>
              </table:table-cell>
              <table:table-cell office:value-type="float" office:value="62360">
                <text:p>62360</text:p>
              </table:table-cell>
              <table:table-cell office:value-type="float" office:value="0.698412698412698">
                <text:p>0.698412698412698</text:p>
              </table:table-cell>
            </table:table-row>
            <table:table-row>
              <table:table-cell office:value-type="float" office:value="0.773584905660377">
                <text:p>0</text:p>
              </table:table-cell>
              <table:table-cell office:value-type="float" office:value="23135">
                <text:p>23135</text:p>
              </table:table-cell>
              <table:table-cell office:value-type="float" office:value="0.528089887640449">
                <text:p>0.528089887640449</text:p>
              </table:table-cell>
              <table:table-cell office:value-type="float" office:value="9061">
                <text:p>9061</text:p>
              </table:table-cell>
              <table:table-cell office:value-type="float" office:value="0.773584905660377">
                <text:p>0.773584905660377</text:p>
              </table:table-cell>
              <table:table-cell office:value-type="float" office:value="8091">
                <text:p>8091</text:p>
              </table:table-cell>
              <table:table-cell office:value-type="float" office:value="0.550561797752809">
                <text:p>0.550561797752809</text:p>
              </table:table-cell>
              <table:table-cell office:value-type="float" office:value="65763">
                <text:p>65763</text:p>
              </table:table-cell>
              <table:table-cell office:value-type="float" office:value="0.655913978494624">
                <text:p>0.655913978494624</text:p>
              </table:table-cell>
            </table:table-row>
            <table:table-row>
              <table:table-cell office:value-type="float" office:value="0.805970149253731">
                <text:p>0</text:p>
              </table:table-cell>
              <table:table-cell office:value-type="float" office:value="98714">
                <text:p>98714</text:p>
              </table:table-cell>
              <table:table-cell office:value-type="float" office:value="0.570175438596491">
                <text:p>0.570175438596491</text:p>
              </table:table-cell>
              <table:table-cell office:value-type="float" office:value="10861">
                <text:p>10861</text:p>
              </table:table-cell>
              <table:table-cell office:value-type="float" office:value="0.805970149253731">
                <text:p>0.805970149253731</text:p>
              </table:table-cell>
              <table:table-cell office:value-type="float" office:value="9067">
                <text:p>9067</text:p>
              </table:table-cell>
              <table:table-cell office:value-type="float" office:value="0.420168067226891">
                <text:p>0.420168067226891</text:p>
              </table:table-cell>
              <table:table-cell office:value-type="float" office:value="74348">
                <text:p>74348</text:p>
              </table:table-cell>
              <table:table-cell office:value-type="float" office:value="0.654205607476635">
                <text:p>0.654205607476635</text:p>
              </table:table-cell>
            </table:table-row>
            <table:table-row>
              <table:table-cell office:value-type="float" office:value="0.831325301204819">
                <text:p>0</text:p>
              </table:table-cell>
              <table:table-cell office:value-type="float" office:value="99040">
                <text:p>99040</text:p>
              </table:table-cell>
              <table:table-cell office:value-type="float" office:value="0.615384615384615">
                <text:p>0.615384615384615</text:p>
              </table:table-cell>
              <table:table-cell office:value-type="float" office:value="15536">
                <text:p>15536</text:p>
              </table:table-cell>
              <table:table-cell office:value-type="float" office:value="0.831325301204819">
                <text:p>0.831325301204819</text:p>
              </table:table-cell>
              <table:table-cell office:value-type="float" office:value="9585">
                <text:p>9585</text:p>
              </table:table-cell>
              <table:table-cell office:value-type="float" office:value="0.344594594594595">
                <text:p>0.344594594594595</text:p>
              </table:table-cell>
              <table:table-cell office:value-type="float" office:value="91691">
                <text:p>91691</text:p>
              </table:table-cell>
              <table:table-cell office:value-type="float" office:value="0.695652173913043">
                <text:p>0.695652173913043</text:p>
              </table:table-cell>
            </table:table-row>
            <table:table-row>
              <table:table-cell office:value-type="float" office:value="0.725490196078431">
                <text:p>0</text:p>
              </table:table-cell>
              <table:table-cell office:value-type="float" office:value="99339">
                <text:p>99339</text:p>
              </table:table-cell>
              <table:table-cell office:value-type="float" office:value="0.614035087719298">
                <text:p>0.614035087719298</text:p>
              </table:table-cell>
              <table:table-cell office:value-type="float" office:value="17063">
                <text:p>17063</text:p>
              </table:table-cell>
              <table:table-cell office:value-type="float" office:value="0.725490196078431">
                <text:p>0.725490196078431</text:p>
              </table:table-cell>
              <table:table-cell office:value-type="float" office:value="9911">
                <text:p>9911</text:p>
              </table:table-cell>
              <table:table-cell office:value-type="float" office:value="0.401162790697674">
                <text:p>0.401162790697674</text:p>
              </table:table-cell>
              <table:table-cell office:value-type="float" office:value="126123">
                <text:p>126123</text:p>
              </table:table-cell>
              <table:table-cell office:value-type="float" office:value="0.685185185185185">
                <text:p>0.685185185185185</text:p>
              </table:table-cell>
            </table:table-row>
            <table:table-row>
              <table:table-cell office:value-type="float" office:value="0.754237288135593">
                <text:p>0</text:p>
              </table:table-cell>
              <table:table-cell office:value-type="float" office:value="99439">
                <text:p>99439</text:p>
              </table:table-cell>
              <table:table-cell office:value-type="float" office:value="0.567164179104478">
                <text:p>0.567164179104478</text:p>
              </table:table-cell>
              <table:table-cell office:value-type="float" office:value="22412">
                <text:p>22412</text:p>
              </table:table-cell>
              <table:table-cell office:value-type="float" office:value="0.754237288135593">
                <text:p>0.754237288135593</text:p>
              </table:table-cell>
              <table:table-cell office:value-type="float" office:value="9986">
                <text:p>9986</text:p>
              </table:table-cell>
              <table:table-cell office:value-type="float" office:value="0.371287128712871">
                <text:p>0.371287128712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644927536231884">
                <text:p>0</text:p>
              </table:table-cell>
              <table:table-cell office:value-type="float" office:value="100415">
                <text:p>100415</text:p>
              </table:table-cell>
              <table:table-cell office:value-type="float" office:value="0.493506493506493">
                <text:p>0.493506493506493</text:p>
              </table:table-cell>
              <table:table-cell office:value-type="float" office:value="27309">
                <text:p>27309</text:p>
              </table:table-cell>
              <table:table-cell office:value-type="float" office:value="0.644927536231884">
                <text:p>0.644927536231884</text:p>
              </table:table-cell>
              <table:table-cell office:value-type="float" office:value="10285">
                <text:p>10285</text:p>
              </table:table-cell>
              <table:table-cell office:value-type="float" office:value="0.438053097345133">
                <text:p>0.438053097345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2280">
                <text:p>102280</text:p>
              </table:table-cell>
              <table:table-cell office:value-type="float" office:value="0.476923076923077">
                <text:p>0.476923076923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75">
                <text:p>11075</text:p>
              </table:table-cell>
              <table:table-cell office:value-type="float" office:value="0.411067193675889">
                <text:p>0.411067193675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4771">
                <text:p>134771</text:p>
              </table:table-cell>
              <table:table-cell office:value-type="float" office:value="0.451724137931034">
                <text:p>0.451724137931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055">
                <text:p>38055</text:p>
              </table:table-cell>
              <table:table-cell office:value-type="float" office:value="0.393617021276596">
                <text:p>0.393617021276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906">
                <text:p>40906</text:p>
              </table:table-cell>
              <table:table-cell office:value-type="float" office:value="0.375404530744337">
                <text:p>0.375404530744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131">
                <text:p>45131</text:p>
              </table:table-cell>
              <table:table-cell office:value-type="float" office:value="0.420118343195266">
                <text:p>0.420118343195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301">
                <text:p>46301</text:p>
              </table:table-cell>
              <table:table-cell office:value-type="float" office:value="0.448369565217391">
                <text:p>0.448369565217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274">
                <text:p>51274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745">
                <text:p>51745</text:p>
              </table:table-cell>
              <table:table-cell office:value-type="float" office:value="0.419811320754717">
                <text:p>0.419811320754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845">
                <text:p>51845</text:p>
              </table:table-cell>
              <table:table-cell office:value-type="float" office:value="0.414096916299559">
                <text:p>0.414096916299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997">
                <text:p>51997</text:p>
              </table:table-cell>
              <table:table-cell office:value-type="float" office:value="0.450413223140496">
                <text:p>0.450413223140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853">
                <text:p>54853</text:p>
              </table:table-cell>
              <table:table-cell office:value-type="float" office:value="0.45224171539961">
                <text:p>0.45224171539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405">
                <text:p>55405</text:p>
              </table:table-cell>
              <table:table-cell office:value-type="float" office:value="0.453038674033149">
                <text:p>0.453038674033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499">
                <text:p>55499</text:p>
              </table:table-cell>
              <table:table-cell office:value-type="float" office:value="0.431064572425829">
                <text:p>0.431064572425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761">
                <text:p>71761</text:p>
              </table:table-cell>
              <table:table-cell office:value-type="float" office:value="0.409618573797678">
                <text:p>0.409618573797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199">
                <text:p>72199</text:p>
              </table:table-cell>
              <table:table-cell office:value-type="float" office:value="0.412044374009509">
                <text:p>0.412044374009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398">
                <text:p>73398</text:p>
              </table:table-cell>
              <table:table-cell office:value-type="float" office:value="0.40695915279879">
                <text:p>0.40695915279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670">
                <text:p>89670</text:p>
              </table:table-cell>
              <table:table-cell office:value-type="float" office:value="0.394202898550725">
                <text:p>0.394202898550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941">
                <text:p>89941</text:p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158">
                <text:p>92158</text:p>
              </table:table-cell>
              <table:table-cell office:value-type="float" office:value="0.377510040160643">
                <text:p>0.377510040160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354">
                <text:p>112354</text:p>
              </table:table-cell>
              <table:table-cell office:value-type="float" office:value="0.362934362934363">
                <text:p>0.362934362934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1116625310174">
                <text:p>0.351116625310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2870813397129">
                <text:p>0.352870813397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